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graphics"/>
  <manifest:file-entry manifest:full-path="Object 2/Pictures/100000000000089800000258751EDC7E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Pictures/100000000000012C0000012CDC037FA8.png" manifest:media-type="image/png"/>
  <manifest:file-entry manifest:full-path="Object 3/Pictures/100000000000012C0000012C8F7CE247.png" manifest:media-type="image/png"/>
  <manifest:file-entry manifest:full-path="Object 3/Pictures/100000000000012C0000012CD2F8F920.png" manifest:media-type="image/png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graphics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3" svg:font-family="Arial" style:font-adornments="Normal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21" style:family="table">
      <style:table-properties style:width="6.2785in" fo:margin-left="0.7174in" fo:margin-right="0.7632in" table:align="margins" style:shadow="#cccccc 0.0201in 0.0201in"/>
    </style:style>
    <style:style style:name="Table121.A" style:family="table-column">
      <style:table-column-properties style:column-width="6.2785in" style:rel-column-width="65535*"/>
    </style:style>
    <style:style style:name="Table121.A1" style:family="table-cell">
      <style:table-cell-properties fo:background-color="transparent" fo:padding-left="0.1403in" fo:padding-right="0.1201in" fo:padding-top="0.0597in" fo:padding-bottom="0.0597in" fo:border="0.05pt solid #000000">
        <style:background-image/>
      </style:table-cell-properties>
    </style:style>
    <style:style style:name="Table110" style:family="table">
      <style:table-properties style:width="7.0049in" fo:margin-left="0.4118in" fo:margin-right="0.3625in" table:align="margins" fo:background-color="transparent">
        <style:background-image/>
      </style:table-properties>
    </style:style>
    <style:style style:name="Table110.A" style:family="table-column">
      <style:table-column-properties style:column-width="1.5701in" style:rel-column-width="14689*"/>
    </style:style>
    <style:style style:name="Table110.B" style:family="table-column">
      <style:table-column-properties style:column-width="5.4347in" style:rel-column-width="50846*"/>
    </style:style>
    <style:style style:name="Table110.1" style:family="table-row">
      <style:table-row-properties fo:background-color="#f3f3f3">
        <style:background-image/>
      </style:table-row-properties>
    </style:style>
    <style:style style:name="Table110.A1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10.B1" style:family="table-cell">
      <style:table-cell-properties style:vertical-align="middle" fo:background-color="transparent" fo:padding-left="0.0986in" fo:padding-right="0.0986in" fo:padding-top="0.0396in" fo:padding-bottom="0.0396in" fo:border="0.05pt solid #000000">
        <style:background-image/>
      </style:table-cell-properties>
    </style:style>
    <style:style style:name="Table110.2" style:family="table-row">
      <style:table-row-properties fo:background-color="transparent">
        <style:background-image/>
      </style:table-row-properties>
    </style:style>
    <style:style style:name="Table110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10.B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34" style:family="table">
      <style:table-properties style:width="7.766in" fo:margin-left="0.0097in" fo:margin-right="0.0035in" table:align="margins" fo:background-color="transparent">
        <style:background-image/>
      </style:table-properties>
    </style:style>
    <style:style style:name="Table34.A" style:family="table-column">
      <style:table-column-properties style:column-width="3.9583in" style:rel-column-width="33403*"/>
    </style:style>
    <style:style style:name="Table34.B" style:family="table-column">
      <style:table-column-properties style:column-width="2.1694in" style:rel-column-width="18307*"/>
    </style:style>
    <style:style style:name="Table34.C" style:family="table-column">
      <style:table-column-properties style:column-width="1.6382in" style:rel-column-width="13825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34.B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0785in" fo:padding-right="0.0785in" fo:padding-top="0.0396in" fo:padding-bottom="0.0396in" fo:border-left="none" fo:border-right="none" fo:border-top="none" fo:border-bottom="0.05pt solid #000000">
        <style:background-image/>
      </style:table-cell-properties>
    </style:style>
    <style:style style:name="Table34.A3" style:family="table-cell">
      <style:table-cell-properties fo:background-color="transparent" fo:padding-left="0.0785in" fo:padding-right="0.0785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34.A20" style:family="table-cell">
      <style:table-cell-properties style:vertical-align="middle" fo:background-color="transparent" fo:padding-left="0.0986in" fo:padding-right="0.0986in" fo:padding-top="0.0396in" fo:padding-bottom="0.0396in" fo:border-left="none" fo:border-right="none" fo:border-top="none" fo:border-bottom="0.05pt solid #000000">
        <style:background-image/>
      </style:table-cell-properties>
    </style:style>
    <style:style style:name="Table34.A21" style:family="table-cell">
      <style:table-cell-properties style:vertical-align="middle" fo:background-color="#f3f3f3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78" style:family="table">
      <style:table-properties style:width="7.766in" fo:margin-left="0.0097in" fo:margin-right="0.0035in" fo:break-before="page" table:align="margins" fo:background-color="transparent">
        <style:background-image/>
      </style:table-properties>
    </style:style>
    <style:style style:name="Table78.A" style:family="table-column">
      <style:table-column-properties style:column-width="3.9688in" style:rel-column-width="33491*"/>
    </style:style>
    <style:style style:name="Table78.B" style:family="table-column">
      <style:table-column-properties style:column-width="2.1583in" style:rel-column-width="18213*"/>
    </style:style>
    <style:style style:name="Table78.C" style:family="table-column">
      <style:table-column-properties style:column-width="1.6389in" style:rel-column-width="13831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78.C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11" style:family="table">
      <style:table-properties style:width="7.7604in" fo:margin-left="0.0097in" fo:margin-right="0.009in" table:align="margins" fo:background-color="transparent">
        <style:background-image/>
      </style:table-properties>
    </style:style>
    <style:style style:name="Table111.A" style:family="table-column">
      <style:table-column-properties style:column-width="3.9792in" style:rel-column-width="33603*"/>
    </style:style>
    <style:style style:name="Table111.B" style:family="table-column">
      <style:table-column-properties style:column-width="3.7813in" style:rel-column-width="31932*"/>
    </style:style>
    <style:style style:name="Table111.1" style:family="table-row">
      <style:table-row-properties fo:background-color="#f0f0f0">
        <style:background-image/>
      </style:table-row-properties>
    </style:style>
    <style:style style:name="Table111.A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11.2" style:family="table-row">
      <style:table-row-properties fo:background-color="transparent">
        <style:background-image/>
      </style:table-row-properties>
    </style:style>
    <style:style style:name="Table111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11.B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22" style:family="table">
      <style:table-properties style:width="7.766in" fo:margin-left="0.0097in" fo:margin-right="0.0035in" table:align="margins" fo:background-color="transparent">
        <style:background-image/>
      </style:table-properties>
    </style:style>
    <style:style style:name="Table122.A" style:family="table-column">
      <style:table-column-properties style:column-width="3.9792in" style:rel-column-width="33579*"/>
    </style:style>
    <style:style style:name="Table122.B" style:family="table-column">
      <style:table-column-properties style:column-width="2.1486in" style:rel-column-width="18131*"/>
    </style:style>
    <style:style style:name="Table122.C" style:family="table-column">
      <style:table-column-properties style:column-width="1.6382in" style:rel-column-width="13825*"/>
    </style:style>
    <style:style style:name="Table122.1" style:family="table-row">
      <style:table-row-properties fo:background-color="#f0f0f0">
        <style:background-image/>
      </style:table-row-properties>
    </style:style>
    <style:style style:name="Table122.A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22.2" style:family="table-row">
      <style:table-row-properties fo:background-color="transparent">
        <style:background-image/>
      </style:table-row-properties>
    </style:style>
    <style:style style:name="Table122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22.B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22.C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70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70.A" style:family="table-column">
      <style:table-column-properties style:column-width="1.7708in" style:rel-column-width="18017*"/>
    </style:style>
    <style:style style:name="Table70.B" style:family="table-column">
      <style:table-column-properties style:column-width="0.6292in" style:rel-column-width="6405*"/>
    </style:style>
    <style:style style:name="Table70.C" style:family="table-column">
      <style:table-column-properties style:column-width="4.0403in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70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69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69.A" style:family="table-column">
      <style:table-column-properties style:column-width="1.7708in" style:rel-column-width="18017*"/>
    </style:style>
    <style:style style:name="Table69.B" style:family="table-column">
      <style:table-column-properties style:column-width="0.6292in" style:rel-column-width="6405*"/>
    </style:style>
    <style:style style:name="Table69.C" style:family="table-column">
      <style:table-column-properties style:column-width="4.0403in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69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33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33.A" style:family="table-column">
      <style:table-column-properties style:column-width="1.7708in" style:rel-column-width="18017*"/>
    </style:style>
    <style:style style:name="Table33.B" style:family="table-column">
      <style:table-column-properties style:column-width="0.6292in" style:rel-column-width="6405*"/>
    </style:style>
    <style:style style:name="Table33.C" style:family="table-column">
      <style:table-column-properties style:column-width="4.0403in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33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23.A" style:family="table-column">
      <style:table-column-properties style:column-width="1.7708in" style:rel-column-width="18017*"/>
    </style:style>
    <style:style style:name="Table23.B" style:family="table-column">
      <style:table-column-properties style:column-width="0.6292in" style:rel-column-width="6405*"/>
    </style:style>
    <style:style style:name="Table23.C" style:family="table-column">
      <style:table-column-properties style:column-width="4.0403in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23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24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24.A" style:family="table-column">
      <style:table-column-properties style:column-width="1.7708in" style:rel-column-width="18017*"/>
    </style:style>
    <style:style style:name="Table24.B" style:family="table-column">
      <style:table-column-properties style:column-width="0.6292in" style:rel-column-width="6405*"/>
    </style:style>
    <style:style style:name="Table24.C" style:family="table-column">
      <style:table-column-properties style:column-width="4.0403in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24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9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19.A" style:family="table-column">
      <style:table-column-properties style:column-width="1.7708in" style:rel-column-width="18017*"/>
    </style:style>
    <style:style style:name="Table19.B" style:family="table-column">
      <style:table-column-properties style:column-width="0.6292in" style:rel-column-width="6405*"/>
    </style:style>
    <style:style style:name="Table19.C" style:family="table-column">
      <style:table-column-properties style:column-width="4.0403in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9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22" style:family="table">
      <style:table-properties style:width="6.7681in" fo:margin-left="0.5521in" fo:margin-right="0.459in" table:align="margins" fo:background-color="transparent">
        <style:background-image/>
      </style:table-properties>
    </style:style>
    <style:style style:name="Table22.A" style:family="table-column">
      <style:table-column-properties style:column-width="1.7361in" style:rel-column-width="16810*"/>
    </style:style>
    <style:style style:name="Table22.B" style:family="table-column">
      <style:table-column-properties style:column-width="0.6299in" style:rel-column-width="6098*"/>
    </style:style>
    <style:style style:name="Table22.C" style:family="table-column">
      <style:table-column-properties style:column-width="4.4021in" style:rel-column-width="42627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25" style:family="table">
      <style:table-properties style:width="6.7681in" fo:margin-left="0.4958in" fo:margin-right="0.5153in" table:align="margins" fo:background-color="transparent">
        <style:background-image/>
      </style:table-properties>
    </style:style>
    <style:style style:name="Table25.A" style:family="table-column">
      <style:table-column-properties style:column-width="1.6167in" style:rel-column-width="15654*"/>
    </style:style>
    <style:style style:name="Table25.B" style:family="table-column">
      <style:table-column-properties style:column-width="0.6299in" style:rel-column-width="6098*"/>
    </style:style>
    <style:style style:name="Table25.C" style:family="table-column">
      <style:table-column-properties style:column-width="4.5215in" style:rel-column-width="43783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25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25.C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03" style:family="table">
      <style:table-properties style:width="7.4285in" fo:margin-left="0.1813in" fo:margin-right="0.1694in" table:align="margins" fo:background-color="transparent">
        <style:background-image/>
      </style:table-properties>
    </style:style>
    <style:style style:name="Table103.A" style:family="table-column">
      <style:table-column-properties style:column-width="1.7549in" style:rel-column-width="15481*"/>
    </style:style>
    <style:style style:name="Table103.B" style:family="table-column">
      <style:table-column-properties style:column-width="1.4174in" style:rel-column-width="12504*"/>
    </style:style>
    <style:style style:name="Table103.C" style:family="table-column">
      <style:table-column-properties style:column-width="1.4201in" style:rel-column-width="12528*"/>
    </style:style>
    <style:style style:name="Table103.D" style:family="table-column">
      <style:table-column-properties style:column-width="1.4194in" style:rel-column-width="12522*"/>
    </style:style>
    <style:style style:name="Table103.E" style:family="table-column">
      <style:table-column-properties style:column-width="1.4167in" style:rel-column-width="12500*"/>
    </style:style>
    <style:style style:name="Table103.1" style:family="table-row">
      <style:table-row-properties fo:background-color="#f0f0f0">
        <style:background-image/>
      </style:table-row-properties>
    </style:style>
    <style:style style:name="Table103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03.E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03.2" style:family="table-row">
      <style:table-row-properties fo:background-color="transparent">
        <style:background-image/>
      </style:table-row-properties>
    </style:style>
    <style:style style:name="Table103.A2" style:family="table-cell">
      <style:table-cell-properties style:vertical-align="middle" fo:background-color="#f3f3f3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03.B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03.E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5826in" fo:margin-left="0.6354in" fo:margin-right="0.5611in" table:align="margins" fo:background-color="transparent">
        <style:background-image/>
      </style:table-properties>
    </style:style>
    <style:style style:name="Table8.A" style:family="table-column">
      <style:table-column-properties style:column-width="0.6479in" style:rel-column-width="6453*"/>
    </style:style>
    <style:style style:name="Table8.B" style:family="table-column">
      <style:table-column-properties style:column-width="0.8361in" style:rel-column-width="8326*"/>
    </style:style>
    <style:style style:name="Table8.C" style:family="table-column">
      <style:table-column-properties style:column-width="5.0979in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8.C3" style:family="table-cell">
      <style:table-cell-properties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8.C4" style:family="table-cell">
      <style:table-cell-properties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8.C5" style:family="table-cell">
      <style:table-cell-properties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8.C6" style:family="table-cell">
      <style:table-cell-properties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8.C7" style:family="table-cell">
      <style:table-cell-properties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0188in" fo:margin-left="0.909in" fo:margin-right="0.8514in" table:align="margins" fo:background-color="transparent">
        <style:background-image/>
      </style:table-properties>
    </style:style>
    <style:style style:name="Table6.A" style:family="table-column">
      <style:table-column-properties style:column-width="1.1778in" style:rel-column-width="12824*"/>
    </style:style>
    <style:style style:name="Table6.B" style:family="table-column">
      <style:table-column-properties style:column-width="0.6764in" style:rel-column-width="7368*"/>
    </style:style>
    <style:style style:name="Table6.C" style:family="table-column">
      <style:table-column-properties style:column-width="4.1646in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8215in" fo:margin-left="0.5444in" fo:margin-right="0.4132in" table:align="margins" fo:background-color="transparent">
        <style:background-image/>
      </style:table-properties>
    </style:style>
    <style:style style:name="Table7.A" style:family="table-column">
      <style:table-column-properties style:column-width="2.0188in" style:rel-column-width="19397*"/>
    </style:style>
    <style:style style:name="Table7.B" style:family="table-column">
      <style:table-column-properties style:column-width="0.6299in" style:rel-column-width="6048*"/>
    </style:style>
    <style:style style:name="Table7.C" style:family="table-column">
      <style:table-column-properties style:column-width="4.1729in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20" style:family="table">
      <style:table-properties style:width="7.0813in" fo:margin-left="0.2868in" fo:margin-right="0.391in" table:align="margins" style:shadow="#cccccc 0.0201in 0.0201in"/>
    </style:style>
    <style:style style:name="Table120.A" style:family="table-column">
      <style:table-column-properties style:column-width="7.0813in" style:rel-column-width="65535*"/>
    </style:style>
    <style:style style:name="Table120.A1" style:family="table-cell">
      <style:table-cell-properties fo:background-color="transparent" fo:padding-left="0.1403in" fo:padding-right="0.1201in" fo:padding-top="0.0597in" fo:padding-bottom="0.0597in" fo:border="0.05pt solid #000000">
        <style:background-image/>
      </style:table-cell-properties>
    </style:style>
    <style:style style:name="Table4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8.A" style:family="table-column">
      <style:table-column-properties style:column-width="1.9611in" style:rel-column-width="16573*"/>
    </style:style>
    <style:style style:name="Table48.B" style:family="table-column">
      <style:table-column-properties style:column-width="0.6951in" style:rel-column-width="5877*"/>
    </style:style>
    <style:style style:name="Table48.C" style:family="table-column">
      <style:table-column-properties style:column-width="5.0986in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48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4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9.A" style:family="table-column">
      <style:table-column-properties style:column-width="1.9625in" style:rel-column-width="16585*"/>
    </style:style>
    <style:style style:name="Table49.B" style:family="table-column">
      <style:table-column-properties style:column-width="0.6938in" style:rel-column-width="5865*"/>
    </style:style>
    <style:style style:name="Table49.C" style:family="table-column">
      <style:table-column-properties style:column-width="5.0986in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49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19" style:family="table">
      <style:table-properties style:width="5.6993in" fo:margin-left="0.9799in" fo:margin-right="1.1in" fo:break-before="auto" fo:break-after="auto" table:align="margins" fo:background-color="transparent">
        <style:background-image/>
      </style:table-properties>
    </style:style>
    <style:style style:name="Table119.A" style:family="table-column">
      <style:table-column-properties style:column-width="0.5in" style:rel-column-width="5748*"/>
    </style:style>
    <style:style style:name="Table119.B" style:family="table-column">
      <style:table-column-properties style:column-width="0.6299in" style:rel-column-width="7241*"/>
    </style:style>
    <style:style style:name="Table119.C" style:family="table-column">
      <style:table-column-properties style:column-width="1.7625in" style:rel-column-width="20264*"/>
    </style:style>
    <style:style style:name="Table119.D" style:family="table-column">
      <style:table-column-properties style:column-width="2.8076in" style:rel-column-width="32282*"/>
    </style:style>
    <style:style style:name="Table119.1" style:family="table-row">
      <style:table-row-properties fo:background-color="#e6e6e6">
        <style:background-image/>
      </style:table-row-properties>
    </style:style>
    <style:style style:name="Table119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19.D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19.2" style:family="table-row">
      <style:table-row-properties fo:background-color="transparent">
        <style:background-image/>
      </style:table-row-properties>
    </style:style>
    <style:style style:name="Table119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19.C2" style:family="table-cell">
      <style:table-cell-properties style:vertical-align="bottom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19.D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.A" style:family="table-column">
      <style:table-column-properties style:column-width="1.9611in" style:rel-column-width="16573*"/>
    </style:style>
    <style:style style:name="Table1.B" style:family="table-column">
      <style:table-column-properties style:column-width="0.6951in" style:rel-column-width="5877*"/>
    </style:style>
    <style:style style:name="Table1.C" style:family="table-column">
      <style:table-column-properties style:column-width="5.0986in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.A" style:family="table-column">
      <style:table-column-properties style:column-width="1.9611in" style:rel-column-width="16573*"/>
    </style:style>
    <style:style style:name="Table3.B" style:family="table-column">
      <style:table-column-properties style:column-width="0.6951in" style:rel-column-width="5877*"/>
    </style:style>
    <style:style style:name="Table3.C" style:family="table-column">
      <style:table-column-properties style:column-width="5.0986in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47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47.A" style:family="table-column">
      <style:table-column-properties style:column-width="7.2368in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73" style:family="table">
      <style:table-properties style:width="7.4799in" fo:margin-left="0.1576in" fo:margin-right="0.1417in" table:align="margins"/>
    </style:style>
    <style:style style:name="Table73.A" style:family="table-column">
      <style:table-column-properties style:column-width="7.4799in" style:rel-column-width="65535*"/>
    </style:style>
    <style:style style:name="Table73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75" style:family="table">
      <style:table-properties style:width="7.4792in" fo:margin-left="0.1597in" fo:margin-right="0.1403in" table:align="margins"/>
    </style:style>
    <style:style style:name="Table75.A" style:family="table-column">
      <style:table-column-properties style:column-width="7.4792in" style:rel-column-width="65535*"/>
    </style:style>
    <style:style style:name="Table75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74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74.A" style:family="table-column">
      <style:table-column-properties style:column-width="7.2368in" style:rel-column-width="65535*"/>
    </style:style>
    <style:style style:name="Table74.1" style:family="table-row">
      <style:table-row-properties fo:background-color="#f0f0f0">
        <style:background-image/>
      </style:table-row-properties>
    </style:style>
    <style:style style:name="Table74.A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7.7493in" fo:margin-left="0.0153in" fo:margin-right="-0.009in" table:align="margins" fo:background-color="transparent" style:shadow="#cccccc 0.0236in 0.0236in">
        <style:background-image/>
      </style:table-properties>
    </style:style>
    <style:style style:name="Table10.A" style:family="table-column">
      <style:table-column-properties style:column-width="1.9569in" style:rel-column-width="16550*"/>
    </style:style>
    <style:style style:name="Table10.B" style:family="table-column">
      <style:table-column-properties style:column-width="0.6938in" style:rel-column-width="5869*"/>
    </style:style>
    <style:style style:name="Table10.C" style:family="table-column">
      <style:table-column-properties style:column-width="5.0986in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.A" style:family="table-column">
      <style:table-column-properties style:column-width="1.9611in" style:rel-column-width="16573*"/>
    </style:style>
    <style:style style:name="Table11.B" style:family="table-column">
      <style:table-column-properties style:column-width="0.6951in" style:rel-column-width="5877*"/>
    </style:style>
    <style:style style:name="Table11.C" style:family="table-column">
      <style:table-column-properties style:column-width="5.0986in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76" style:family="table">
      <style:table-properties style:width="7.4799in" fo:margin-left="0.1576in" fo:margin-right="0.1417in" table:align="margins"/>
    </style:style>
    <style:style style:name="Table76.A" style:family="table-column">
      <style:table-column-properties style:column-width="7.4799in" style:rel-column-width="65535*"/>
    </style:style>
    <style:style style:name="Table76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104" style:family="table">
      <style:table-properties style:width="7.4799in" fo:margin-left="0.1576in" fo:margin-right="0.1417in" table:align="margins"/>
    </style:style>
    <style:style style:name="Table104.A" style:family="table-column">
      <style:table-column-properties style:column-width="7.4799in" style:rel-column-width="65535*"/>
    </style:style>
    <style:style style:name="Table104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4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0.A" style:family="table-column">
      <style:table-column-properties style:column-width="1.9611in" style:rel-column-width="16573*"/>
    </style:style>
    <style:style style:name="Table40.B" style:family="table-column">
      <style:table-column-properties style:column-width="0.6951in" style:rel-column-width="5877*"/>
    </style:style>
    <style:style style:name="Table40.C" style:family="table-column">
      <style:table-column-properties style:column-width="5.0986in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40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39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39.A" style:family="table-column">
      <style:table-column-properties style:column-width="1.9514in" style:rel-column-width="16497*"/>
    </style:style>
    <style:style style:name="Table39.B" style:family="table-column">
      <style:table-column-properties style:column-width="0.7049in" style:rel-column-width="5957*"/>
    </style:style>
    <style:style style:name="Table39.C" style:family="table-column">
      <style:table-column-properties style:column-width="5.0965in" style:rel-column-width="43081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39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.A" style:family="table-column">
      <style:table-column-properties style:column-width="1.9611in" style:rel-column-width="16573*"/>
    </style:style>
    <style:style style:name="Table4.B" style:family="table-column">
      <style:table-column-properties style:column-width="0.6951in" style:rel-column-width="5877*"/>
    </style:style>
    <style:style style:name="Table4.C" style:family="table-column">
      <style:table-column-properties style:column-width="5.0986in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.A" style:family="table-column">
      <style:table-column-properties style:column-width="1.9611in" style:rel-column-width="16573*"/>
    </style:style>
    <style:style style:name="Table5.B" style:family="table-column">
      <style:table-column-properties style:column-width="0.6951in" style:rel-column-width="5877*"/>
    </style:style>
    <style:style style:name="Table5.C" style:family="table-column">
      <style:table-column-properties style:column-width="5.0986in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8.A" style:family="table-column">
      <style:table-column-properties style:column-width="1.9611in" style:rel-column-width="16573*"/>
    </style:style>
    <style:style style:name="Table18.B" style:family="table-column">
      <style:table-column-properties style:column-width="0.6951in" style:rel-column-width="5877*"/>
    </style:style>
    <style:style style:name="Table18.C" style:family="table-column">
      <style:table-column-properties style:column-width="5.0986in" style:rel-column-width="43085*"/>
    </style:style>
    <style:style style:name="Table18.1" style:family="table-row">
      <style:table-row-properties fo:background-color="#e6e6e6">
        <style:background-image/>
      </style:table-row-properties>
    </style:style>
    <style:style style:name="Table18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8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8.2" style:family="table-row">
      <style:table-row-properties fo:background-color="#ffffcc">
        <style:background-image/>
      </style:table-row-properties>
    </style:style>
    <style:style style:name="Table18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8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9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6.A" style:family="table-column">
      <style:table-column-properties style:column-width="1.9611in" style:rel-column-width="16573*"/>
    </style:style>
    <style:style style:name="Table96.B" style:family="table-column">
      <style:table-column-properties style:column-width="0.6951in" style:rel-column-width="5877*"/>
    </style:style>
    <style:style style:name="Table96.C" style:family="table-column">
      <style:table-column-properties style:column-width="5.0986in" style:rel-column-width="43085*"/>
    </style:style>
    <style:style style:name="Table96.1" style:family="table-row">
      <style:table-row-properties fo:background-color="#e6e6e6">
        <style:background-image/>
      </style:table-row-properties>
    </style:style>
    <style:style style:name="Table96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96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96.2" style:family="table-row">
      <style:table-row-properties fo:background-color="#ffffcc">
        <style:background-image/>
      </style:table-row-properties>
    </style:style>
    <style:style style:name="Table96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96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77" style:family="table">
      <style:table-properties style:width="7.4799in" fo:margin-left="0.1576in" fo:margin-right="0.1417in" table:align="margins"/>
    </style:style>
    <style:style style:name="Table77.A" style:family="table-column">
      <style:table-column-properties style:column-width="7.4799in" style:rel-column-width="65535*"/>
    </style:style>
    <style:style style:name="Table77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1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2.A" style:family="table-column">
      <style:table-column-properties style:column-width="1.9611in" style:rel-column-width="16573*"/>
    </style:style>
    <style:style style:name="Table12.B" style:family="table-column">
      <style:table-column-properties style:column-width="0.6951in" style:rel-column-width="5877*"/>
    </style:style>
    <style:style style:name="Table12.C" style:family="table-column">
      <style:table-column-properties style:column-width="5.0986in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2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3.A" style:family="table-column">
      <style:table-column-properties style:column-width="1.9611in" style:rel-column-width="16573*"/>
    </style:style>
    <style:style style:name="Table13.B" style:family="table-column">
      <style:table-column-properties style:column-width="0.6951in" style:rel-column-width="5877*"/>
    </style:style>
    <style:style style:name="Table13.C" style:family="table-column">
      <style:table-column-properties style:column-width="5.0986in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3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7.7646in" fo:margin-left="0in" fo:margin-right="-0.009in" table:align="margins" fo:background-color="transparent" style:shadow="#cccccc 0.0236in 0.0236in">
        <style:background-image/>
      </style:table-properties>
    </style:style>
    <style:style style:name="Table14.A" style:family="table-column">
      <style:table-column-properties style:column-width="1.9688in" style:rel-column-width="16617*"/>
    </style:style>
    <style:style style:name="Table14.B" style:family="table-column">
      <style:table-column-properties style:column-width="0.6938in" style:rel-column-width="5858*"/>
    </style:style>
    <style:style style:name="Table14.C" style:family="table-column">
      <style:table-column-properties style:column-width="5.1021in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4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5.A" style:family="table-column">
      <style:table-column-properties style:column-width="1.9611in" style:rel-column-width="16573*"/>
    </style:style>
    <style:style style:name="Table15.B" style:family="table-column">
      <style:table-column-properties style:column-width="0.6951in" style:rel-column-width="5877*"/>
    </style:style>
    <style:style style:name="Table15.C" style:family="table-column">
      <style:table-column-properties style:column-width="5.0986in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5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6.A" style:family="table-column">
      <style:table-column-properties style:column-width="1.9604in" style:rel-column-width="16569*"/>
    </style:style>
    <style:style style:name="Table16.B" style:family="table-column">
      <style:table-column-properties style:column-width="0.6958in" style:rel-column-width="5880*"/>
    </style:style>
    <style:style style:name="Table16.C" style:family="table-column">
      <style:table-column-properties style:column-width="5.0986in" style:rel-column-width="43086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6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7.A" style:family="table-column">
      <style:table-column-properties style:column-width="1.9611in" style:rel-column-width="16573*"/>
    </style:style>
    <style:style style:name="Table17.B" style:family="table-column">
      <style:table-column-properties style:column-width="0.6951in" style:rel-column-width="5877*"/>
    </style:style>
    <style:style style:name="Table17.C" style:family="table-column">
      <style:table-column-properties style:column-width="5.0986in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7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13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113.A" style:family="table-column">
      <style:table-column-properties style:column-width="7.2368in" style:rel-column-width="65535*"/>
    </style:style>
    <style:style style:name="Table113.1" style:family="table-row">
      <style:table-row-properties fo:background-color="#f0f0f0">
        <style:background-image/>
      </style:table-row-properties>
    </style:style>
    <style:style style:name="Table113.A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13.2" style:family="table-row">
      <style:table-row-properties fo:background-color="transparent" fo:keep-together="always">
        <style:background-image/>
      </style:table-row-properties>
    </style:style>
    <style:style style:name="Table113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7.4799in" fo:margin-left="0.1576in" fo:margin-right="0.1417in" table:align="margins"/>
    </style:style>
    <style:style style:name="Table2.A" style:family="table-column">
      <style:table-column-properties style:column-width="7.4799in" style:rel-column-width="65535*"/>
    </style:style>
    <style:style style:name="Table2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32" style:family="table">
      <style:table-properties style:width="7.4799in" fo:margin-left="0.1576in" fo:margin-right="0.1417in" table:align="margins"/>
    </style:style>
    <style:style style:name="Table32.A" style:family="table-column">
      <style:table-column-properties style:column-width="7.4799in" style:rel-column-width="65535*"/>
    </style:style>
    <style:style style:name="Table32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4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4.A" style:family="table-column">
      <style:table-column-properties style:column-width="1.9611in" style:rel-column-width="16573*"/>
    </style:style>
    <style:style style:name="Table44.B" style:family="table-column">
      <style:table-column-properties style:column-width="0.6951in" style:rel-column-width="5877*"/>
    </style:style>
    <style:style style:name="Table44.C" style:family="table-column">
      <style:table-column-properties style:column-width="5.0986in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44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4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6.A" style:family="table-column">
      <style:table-column-properties style:column-width="1.9597in" style:rel-column-width="16562*"/>
    </style:style>
    <style:style style:name="Table46.B" style:family="table-column">
      <style:table-column-properties style:column-width="0.6951in" style:rel-column-width="5877*"/>
    </style:style>
    <style:style style:name="Table46.C" style:family="table-column">
      <style:table-column-properties style:column-width="5.0993in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46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2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0.A" style:family="table-column">
      <style:table-column-properties style:column-width="1.9611in" style:rel-column-width="16573*"/>
    </style:style>
    <style:style style:name="Table20.B" style:family="table-column">
      <style:table-column-properties style:column-width="0.6951in" style:rel-column-width="5877*"/>
    </style:style>
    <style:style style:name="Table20.C" style:family="table-column">
      <style:table-column-properties style:column-width="5.0986in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20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2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1.A" style:family="table-column">
      <style:table-column-properties style:column-width="1.9611in" style:rel-column-width="16573*"/>
    </style:style>
    <style:style style:name="Table21.B" style:family="table-column">
      <style:table-column-properties style:column-width="0.6951in" style:rel-column-width="5877*"/>
    </style:style>
    <style:style style:name="Table21.C" style:family="table-column">
      <style:table-column-properties style:column-width="5.0986in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21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28" style:family="table">
      <style:table-properties style:width="7.4799in" fo:margin-left="0.1576in" fo:margin-right="0.1417in" table:align="margins"/>
    </style:style>
    <style:style style:name="Table28.A" style:family="table-column">
      <style:table-column-properties style:column-width="7.4799in" style:rel-column-width="65535*"/>
    </style:style>
    <style:style style:name="Table28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2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6.A" style:family="table-column">
      <style:table-column-properties style:column-width="1.9611in" style:rel-column-width="16573*"/>
    </style:style>
    <style:style style:name="Table26.B" style:family="table-column">
      <style:table-column-properties style:column-width="0.6951in" style:rel-column-width="5877*"/>
    </style:style>
    <style:style style:name="Table26.C" style:family="table-column">
      <style:table-column-properties style:column-width="5.0986in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26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2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7.A" style:family="table-column">
      <style:table-column-properties style:column-width="1.9611in" style:rel-column-width="16573*"/>
    </style:style>
    <style:style style:name="Table27.B" style:family="table-column">
      <style:table-column-properties style:column-width="0.6951in" style:rel-column-width="5877*"/>
    </style:style>
    <style:style style:name="Table27.C" style:family="table-column">
      <style:table-column-properties style:column-width="5.0986in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27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01" style:family="table">
      <style:table-properties style:width="7.4799in" fo:margin-left="0.1576in" fo:margin-right="0.1417in" table:align="margins"/>
    </style:style>
    <style:style style:name="Table101.A" style:family="table-column">
      <style:table-column-properties style:column-width="7.4799in" style:rel-column-width="65535*"/>
    </style:style>
    <style:style style:name="Table101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102" style:family="table">
      <style:table-properties style:width="7.4799in" fo:margin-left="0.1576in" fo:margin-right="0.1417in" table:align="margins"/>
    </style:style>
    <style:style style:name="Table102.A" style:family="table-column">
      <style:table-column-properties style:column-width="7.4799in" style:rel-column-width="65535*"/>
    </style:style>
    <style:style style:name="Table102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31" style:family="table">
      <style:table-properties style:width="7.4799in" fo:margin-left="0.1576in" fo:margin-right="0.1417in" table:align="margins"/>
    </style:style>
    <style:style style:name="Table31.A" style:family="table-column">
      <style:table-column-properties style:column-width="7.4799in" style:rel-column-width="65535*"/>
    </style:style>
    <style:style style:name="Table31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114" style:family="table">
      <style:table-properties style:width="6.6257in" fo:margin-left="0.5354in" fo:margin-right="0.5979in" table:align="margins" style:shadow="#cccccc 0.0201in 0.0201in"/>
    </style:style>
    <style:style style:name="Table114.A" style:family="table-column">
      <style:table-column-properties style:column-width="6.6257in" style:rel-column-width="65535*"/>
    </style:style>
    <style:style style:name="Table114.A1" style:family="table-cell">
      <style:table-cell-properties fo:background-color="transparent" fo:padding-left="0.1403in" fo:padding-right="0.1201in" fo:padding-top="0.0597in" fo:padding-bottom="0.0597in" fo:border="0.05pt solid #000000">
        <style:background-image/>
      </style:table-cell-properties>
    </style:style>
    <style:style style:name="Table6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4.A" style:family="table-column">
      <style:table-column-properties style:column-width="1.9611in" style:rel-column-width="16573*"/>
    </style:style>
    <style:style style:name="Table64.B" style:family="table-column">
      <style:table-column-properties style:column-width="0.6951in" style:rel-column-width="5877*"/>
    </style:style>
    <style:style style:name="Table64.C" style:family="table-column">
      <style:table-column-properties style:column-width="5.0986in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64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6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5.A" style:family="table-column">
      <style:table-column-properties style:column-width="1.9611in" style:rel-column-width="16573*"/>
    </style:style>
    <style:style style:name="Table65.B" style:family="table-column">
      <style:table-column-properties style:column-width="0.6951in" style:rel-column-width="5877*"/>
    </style:style>
    <style:style style:name="Table65.C" style:family="table-column">
      <style:table-column-properties style:column-width="5.0986in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65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6.2785in" fo:margin-left="0.7174in" fo:margin-right="0.7632in" table:align="margins" style:shadow="#cccccc 0.0201in 0.0201in"/>
    </style:style>
    <style:style style:name="Table30.A" style:family="table-column">
      <style:table-column-properties style:column-width="6.2785in" style:rel-column-width="65535*"/>
    </style:style>
    <style:style style:name="Table30.A1" style:family="table-cell">
      <style:table-cell-properties fo:background-color="transparent" fo:padding-left="0.1403in" fo:padding-right="0.1403in" fo:padding-top="0.0597in" fo:padding-bottom="0.0597in" fo:border="0.05pt solid #000000">
        <style:background-image/>
      </style:table-cell-properties>
    </style:style>
    <style:style style:name="Table66" style:family="table">
      <style:table-properties style:width="7.4799in" fo:margin-left="0.1576in" fo:margin-right="0.1417in" table:align="margins"/>
    </style:style>
    <style:style style:name="Table66.A" style:family="table-column">
      <style:table-column-properties style:column-width="7.4799in" style:rel-column-width="65535*"/>
    </style:style>
    <style:style style:name="Table66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5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0.A" style:family="table-column">
      <style:table-column-properties style:column-width="1.9611in" style:rel-column-width="16573*"/>
    </style:style>
    <style:style style:name="Table50.B" style:family="table-column">
      <style:table-column-properties style:column-width="0.6951in" style:rel-column-width="5877*"/>
    </style:style>
    <style:style style:name="Table50.C" style:family="table-column">
      <style:table-column-properties style:column-width="5.0986in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50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5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1.A" style:family="table-column">
      <style:table-column-properties style:column-width="1.9611in" style:rel-column-width="16573*"/>
    </style:style>
    <style:style style:name="Table51.B" style:family="table-column">
      <style:table-column-properties style:column-width="0.6951in" style:rel-column-width="5877*"/>
    </style:style>
    <style:style style:name="Table51.C" style:family="table-column">
      <style:table-column-properties style:column-width="5.0986in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51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53" style:family="table">
      <style:table-properties style:width="7.6111in" fo:margin-left="0.0854in" fo:margin-right="0.0826in" table:align="margins" fo:background-color="transparent">
        <style:background-image/>
      </style:table-properties>
    </style:style>
    <style:style style:name="Table53.A" style:family="table-column">
      <style:table-column-properties style:column-width="1.7986in" style:rel-column-width="15486*"/>
    </style:style>
    <style:style style:name="Table53.B" style:family="table-column">
      <style:table-column-properties style:column-width="0.8424in" style:rel-column-width="7253*"/>
    </style:style>
    <style:style style:name="Table53.C" style:family="table-column">
      <style:table-column-properties style:column-width="0.8771in" style:rel-column-width="7552*"/>
    </style:style>
    <style:style style:name="Table53.D" style:family="table-column">
      <style:table-column-properties style:column-width="4.0931in" style:rel-column-width="35244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style:vertical-align="middle"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53.D1" style:family="table-cell">
      <style:table-cell-properties style:vertical-align="middle"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79" style:family="table">
      <style:table-properties style:width="2.6021in" fo:margin-left="1.0514in" fo:margin-right="4.1257in" table:align="margins" fo:background-color="transparent">
        <style:background-image/>
      </style:table-properties>
    </style:style>
    <style:style style:name="Table79.A" style:family="table-column">
      <style:table-column-properties style:column-width="0.866in" style:rel-column-width="21810*"/>
    </style:style>
    <style:style style:name="Table79.C" style:family="table-column">
      <style:table-column-properties style:column-width="0.8701in" style:rel-column-width="21915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79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54" style:family="table">
      <style:table-properties style:width="7.4799in" fo:margin-left="0.1576in" fo:margin-right="0.1417in" table:align="margins"/>
    </style:style>
    <style:style style:name="Table54.A" style:family="table-column">
      <style:table-column-properties style:column-width="7.4799in" style:rel-column-width="65535*"/>
    </style:style>
    <style:style style:name="Table54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52" style:family="table">
      <style:table-properties style:width="7.4799in" fo:margin-left="0.1576in" fo:margin-right="0.1417in" table:align="margins"/>
    </style:style>
    <style:style style:name="Table52.A" style:family="table-column">
      <style:table-column-properties style:column-width="7.4799in" style:rel-column-width="65535*"/>
    </style:style>
    <style:style style:name="Table52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38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38.A" style:family="table-column">
      <style:table-column-properties style:column-width="1.959in" style:rel-column-width="16562*"/>
    </style:style>
    <style:style style:name="Table38.B" style:family="table-column">
      <style:table-column-properties style:column-width="0.6958in" style:rel-column-width="5881*"/>
    </style:style>
    <style:style style:name="Table38.C" style:family="table-column">
      <style:table-column-properties style:column-width="2.8604in" style:rel-column-width="24182*"/>
    </style:style>
    <style:style style:name="Table38.D" style:family="table-column">
      <style:table-column-properties style:column-width="2.2368in" style:rel-column-width="18910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38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4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1.A" style:family="table-column">
      <style:table-column-properties style:column-width="1.9611in" style:rel-column-width="16573*"/>
    </style:style>
    <style:style style:name="Table41.B" style:family="table-column">
      <style:table-column-properties style:column-width="0.6951in" style:rel-column-width="5877*"/>
    </style:style>
    <style:style style:name="Table41.C" style:family="table-column">
      <style:table-column-properties style:column-width="5.0986in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41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85" style:family="table">
      <style:table-properties style:width="7.4799in" fo:margin-left="0.1576in" fo:margin-right="0.1417in" table:align="margins"/>
    </style:style>
    <style:style style:name="Table85.A" style:family="table-column">
      <style:table-column-properties style:column-width="7.4799in" style:rel-column-width="65535*"/>
    </style:style>
    <style:style style:name="Table85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107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107.A" style:family="table-column">
      <style:table-column-properties style:column-width="1.9583in" style:rel-column-width="16556*"/>
    </style:style>
    <style:style style:name="Table107.B" style:family="table-column">
      <style:table-column-properties style:column-width="0.6958in" style:rel-column-width="5881*"/>
    </style:style>
    <style:style style:name="Table107.C" style:family="table-column">
      <style:table-column-properties style:column-width="2.8618in" style:rel-column-width="24193*"/>
    </style:style>
    <style:style style:name="Table107.D" style:family="table-column">
      <style:table-column-properties style:column-width="2.2361in" style:rel-column-width="18905*"/>
    </style:style>
    <style:style style:name="Table107.1" style:family="table-row">
      <style:table-row-properties fo:background-color="#e6e6e6">
        <style:background-image/>
      </style:table-row-properties>
    </style:style>
    <style:style style:name="Table107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07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07.2" style:family="table-row">
      <style:table-row-properties fo:background-color="#ffffcc">
        <style:background-image/>
      </style:table-row-properties>
    </style:style>
    <style:style style:name="Table107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07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0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8.A" style:family="table-column">
      <style:table-column-properties style:column-width="1.9611in" style:rel-column-width="16573*"/>
    </style:style>
    <style:style style:name="Table108.B" style:family="table-column">
      <style:table-column-properties style:column-width="0.6951in" style:rel-column-width="5877*"/>
    </style:style>
    <style:style style:name="Table108.C" style:family="table-column">
      <style:table-column-properties style:column-width="5.0986in" style:rel-column-width="43085*"/>
    </style:style>
    <style:style style:name="Table108.1" style:family="table-row">
      <style:table-row-properties fo:background-color="#e6e6e6">
        <style:background-image/>
      </style:table-row-properties>
    </style:style>
    <style:style style:name="Table108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08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08.2" style:family="table-row">
      <style:table-row-properties fo:background-color="#ffffcc">
        <style:background-image/>
      </style:table-row-properties>
    </style:style>
    <style:style style:name="Table108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08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09" style:family="table">
      <style:table-properties style:width="7.4799in" fo:margin-left="0.1576in" fo:margin-right="0.1417in" table:align="margins"/>
    </style:style>
    <style:style style:name="Table109.A" style:family="table-column">
      <style:table-column-properties style:column-width="7.4799in" style:rel-column-width="65535*"/>
    </style:style>
    <style:style style:name="Table109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83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83.A" style:family="table-column">
      <style:table-column-properties style:column-width="1.9583in" style:rel-column-width="16556*"/>
    </style:style>
    <style:style style:name="Table83.B" style:family="table-column">
      <style:table-column-properties style:column-width="0.6958in" style:rel-column-width="5881*"/>
    </style:style>
    <style:style style:name="Table83.C" style:family="table-column">
      <style:table-column-properties style:column-width="2.8618in" style:rel-column-width="24193*"/>
    </style:style>
    <style:style style:name="Table83.D" style:family="table-column">
      <style:table-column-properties style:column-width="2.2361in" style:rel-column-width="18905*"/>
    </style:style>
    <style:style style:name="Table83.1" style:family="table-row">
      <style:table-row-properties fo:background-color="#e6e6e6">
        <style:background-image/>
      </style:table-row-properties>
    </style:style>
    <style:style style:name="Table83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83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83.2" style:family="table-row">
      <style:table-row-properties fo:background-color="#ffffcc">
        <style:background-image/>
      </style:table-row-properties>
    </style:style>
    <style:style style:name="Table83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83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8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4.A" style:family="table-column">
      <style:table-column-properties style:column-width="1.9611in" style:rel-column-width="16573*"/>
    </style:style>
    <style:style style:name="Table84.B" style:family="table-column">
      <style:table-column-properties style:column-width="0.6951in" style:rel-column-width="5877*"/>
    </style:style>
    <style:style style:name="Table84.C" style:family="table-column">
      <style:table-column-properties style:column-width="5.0986in" style:rel-column-width="43085*"/>
    </style:style>
    <style:style style:name="Table84.1" style:family="table-row">
      <style:table-row-properties fo:background-color="#e6e6e6">
        <style:background-image/>
      </style:table-row-properties>
    </style:style>
    <style:style style:name="Table84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84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84.2" style:family="table-row">
      <style:table-row-properties fo:background-color="#ffffcc">
        <style:background-image/>
      </style:table-row-properties>
    </style:style>
    <style:style style:name="Table84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84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86" style:family="table">
      <style:table-properties style:width="7.4799in" fo:margin-left="0.1576in" fo:margin-right="0.1417in" table:align="margins"/>
    </style:style>
    <style:style style:name="Table86.A" style:family="table-column">
      <style:table-column-properties style:column-width="7.4799in" style:rel-column-width="65535*"/>
    </style:style>
    <style:style style:name="Table86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42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42.A" style:family="table-column">
      <style:table-column-properties style:column-width="1.9583in" style:rel-column-width="16556*"/>
    </style:style>
    <style:style style:name="Table42.B" style:family="table-column">
      <style:table-column-properties style:column-width="0.6958in" style:rel-column-width="5881*"/>
    </style:style>
    <style:style style:name="Table42.C" style:family="table-column">
      <style:table-column-properties style:column-width="2.8618in" style:rel-column-width="24193*"/>
    </style:style>
    <style:style style:name="Table42.D" style:family="table-column">
      <style:table-column-properties style:column-width="2.2361in" style:rel-column-width="1890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42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4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3.A" style:family="table-column">
      <style:table-column-properties style:column-width="1.9611in" style:rel-column-width="16573*"/>
    </style:style>
    <style:style style:name="Table43.B" style:family="table-column">
      <style:table-column-properties style:column-width="0.6951in" style:rel-column-width="5877*"/>
    </style:style>
    <style:style style:name="Table43.C" style:family="table-column">
      <style:table-column-properties style:column-width="5.0986in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43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87" style:family="table">
      <style:table-properties style:width="7.4799in" fo:margin-left="0.1576in" fo:margin-right="0.1417in" table:align="margins"/>
    </style:style>
    <style:style style:name="Table87.A" style:family="table-column">
      <style:table-column-properties style:column-width="7.4799in" style:rel-column-width="65535*"/>
    </style:style>
    <style:style style:name="Table87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8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0.A" style:family="table-column">
      <style:table-column-properties style:column-width="1.9611in" style:rel-column-width="16573*"/>
    </style:style>
    <style:style style:name="Table80.B" style:family="table-column">
      <style:table-column-properties style:column-width="0.6951in" style:rel-column-width="5877*"/>
    </style:style>
    <style:style style:name="Table80.C" style:family="table-column">
      <style:table-column-properties style:column-width="5.0986in" style:rel-column-width="43085*"/>
    </style:style>
    <style:style style:name="Table80.1" style:family="table-row">
      <style:table-row-properties fo:background-color="#e6e6e6">
        <style:background-image/>
      </style:table-row-properties>
    </style:style>
    <style:style style:name="Table80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80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80.2" style:family="table-row">
      <style:table-row-properties fo:background-color="#ffffcc">
        <style:background-image/>
      </style:table-row-properties>
    </style:style>
    <style:style style:name="Table80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80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8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1.A" style:family="table-column">
      <style:table-column-properties style:column-width="1.9597in" style:rel-column-width="16562*"/>
    </style:style>
    <style:style style:name="Table81.B" style:family="table-column">
      <style:table-column-properties style:column-width="0.6951in" style:rel-column-width="5877*"/>
    </style:style>
    <style:style style:name="Table81.C" style:family="table-column">
      <style:table-column-properties style:column-width="5.0993in" style:rel-column-width="43096*"/>
    </style:style>
    <style:style style:name="Table81.1" style:family="table-row">
      <style:table-row-properties fo:background-color="#e6e6e6">
        <style:background-image/>
      </style:table-row-properties>
    </style:style>
    <style:style style:name="Table81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81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81.2" style:family="table-row">
      <style:table-row-properties fo:background-color="#ffffcc">
        <style:background-image/>
      </style:table-row-properties>
    </style:style>
    <style:style style:name="Table81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81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6.A" style:family="table-column">
      <style:table-column-properties style:column-width="1.9611in" style:rel-column-width="16573*"/>
    </style:style>
    <style:style style:name="Table36.B" style:family="table-column">
      <style:table-column-properties style:column-width="0.6951in" style:rel-column-width="5877*"/>
    </style:style>
    <style:style style:name="Table36.C" style:family="table-column">
      <style:table-column-properties style:column-width="5.0986in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36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7.A" style:family="table-column">
      <style:table-column-properties style:column-width="1.9597in" style:rel-column-width="16562*"/>
    </style:style>
    <style:style style:name="Table37.B" style:family="table-column">
      <style:table-column-properties style:column-width="0.6951in" style:rel-column-width="5877*"/>
    </style:style>
    <style:style style:name="Table37.C" style:family="table-column">
      <style:table-column-properties style:column-width="3.2444in" style:rel-column-width="27416*"/>
    </style:style>
    <style:style style:name="Table37.D" style:family="table-column">
      <style:table-column-properties style:column-width="1.8556in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37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5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5.A" style:family="table-column">
      <style:table-column-properties style:column-width="1.9611in" style:rel-column-width="16573*"/>
    </style:style>
    <style:style style:name="Table55.B" style:family="table-column">
      <style:table-column-properties style:column-width="0.6951in" style:rel-column-width="5877*"/>
    </style:style>
    <style:style style:name="Table55.C" style:family="table-column">
      <style:table-column-properties style:column-width="5.0986in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55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5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6.A" style:family="table-column">
      <style:table-column-properties style:column-width="1.9611in" style:rel-column-width="16573*"/>
    </style:style>
    <style:style style:name="Table56.B" style:family="table-column">
      <style:table-column-properties style:column-width="0.6951in" style:rel-column-width="5877*"/>
    </style:style>
    <style:style style:name="Table56.C" style:family="table-column">
      <style:table-column-properties style:column-width="5.0986in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56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57" style:family="table">
      <style:table-properties style:width="6.3813in" fo:margin-left="0.6722in" fo:margin-right="0.7257in" table:align="margins" fo:background-color="transparent">
        <style:background-image/>
      </style:table-properties>
    </style:style>
    <style:style style:name="Table57.A" style:family="table-column">
      <style:table-column-properties style:column-width="1.3701in" style:rel-column-width="14071*"/>
    </style:style>
    <style:style style:name="Table57.B" style:family="table-column">
      <style:table-column-properties style:column-width="0.6299in" style:rel-column-width="6468*"/>
    </style:style>
    <style:style style:name="Table57.C" style:family="table-column">
      <style:table-column-properties style:column-width="4.3813in" style:rel-column-width="44996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57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57.C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12" style:family="table">
      <style:table-properties style:width="6.2688in" fo:margin-left="0.6833in" fo:margin-right="0.8271in" table:align="margins" fo:background-color="transparent">
        <style:background-image/>
      </style:table-properties>
    </style:style>
    <style:style style:name="Table112.A" style:family="table-column">
      <style:table-column-properties style:column-width="0.8792in" style:rel-column-width="9191*"/>
    </style:style>
    <style:style style:name="Table112.B" style:family="table-column">
      <style:table-column-properties style:column-width="0.6299in" style:rel-column-width="6584*"/>
    </style:style>
    <style:style style:name="Table112.C" style:family="table-column">
      <style:table-column-properties style:column-width="4.7597in" style:rel-column-width="49760*"/>
    </style:style>
    <style:style style:name="Table112.1" style:family="table-row">
      <style:table-row-properties fo:background-color="#e6e6e6">
        <style:background-image/>
      </style:table-row-properties>
    </style:style>
    <style:style style:name="Table112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12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12.2" style:family="table-row">
      <style:table-row-properties fo:background-color="transparent">
        <style:background-image/>
      </style:table-row-properties>
    </style:style>
    <style:style style:name="Table112.A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12.C2" style:family="table-cell">
      <style:table-cell-properties style:vertical-align="middle" fo:background-color="transparent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12.3" style:family="table-row">
      <style:table-row-properties style:min-row-height="0.2083in" fo:background-color="transparent">
        <style:background-image/>
      </style:table-row-properties>
    </style:style>
    <style:style style:name="Table5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8.A" style:family="table-column">
      <style:table-column-properties style:column-width="1.9611in" style:rel-column-width="16573*"/>
    </style:style>
    <style:style style:name="Table58.B" style:family="table-column">
      <style:table-column-properties style:column-width="0.6951in" style:rel-column-width="5877*"/>
    </style:style>
    <style:style style:name="Table58.C" style:family="table-column">
      <style:table-column-properties style:column-width="5.0986in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58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5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9.A" style:family="table-column">
      <style:table-column-properties style:column-width="1.9611in" style:rel-column-width="16573*"/>
    </style:style>
    <style:style style:name="Table59.B" style:family="table-column">
      <style:table-column-properties style:column-width="0.6951in" style:rel-column-width="5877*"/>
    </style:style>
    <style:style style:name="Table59.C" style:family="table-column">
      <style:table-column-properties style:column-width="5.0986in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59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59.5" style:family="table-row">
      <style:table-row-properties style:min-row-height="0.0507in" fo:background-color="#ffffcc">
        <style:background-image/>
      </style:table-row-properties>
    </style:style>
    <style:style style:name="Table9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4.A" style:family="table-column">
      <style:table-column-properties style:column-width="1.9611in" style:rel-column-width="16573*"/>
    </style:style>
    <style:style style:name="Table94.B" style:family="table-column">
      <style:table-column-properties style:column-width="0.6951in" style:rel-column-width="5877*"/>
    </style:style>
    <style:style style:name="Table94.C" style:family="table-column">
      <style:table-column-properties style:column-width="5.0986in" style:rel-column-width="43085*"/>
    </style:style>
    <style:style style:name="Table94.1" style:family="table-row">
      <style:table-row-properties fo:background-color="#e6e6e6">
        <style:background-image/>
      </style:table-row-properties>
    </style:style>
    <style:style style:name="Table94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94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94.2" style:family="table-row">
      <style:table-row-properties fo:background-color="#ffffcc">
        <style:background-image/>
      </style:table-row-properties>
    </style:style>
    <style:style style:name="Table94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94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9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5.A" style:family="table-column">
      <style:table-column-properties style:column-width="1.9611in" style:rel-column-width="16573*"/>
    </style:style>
    <style:style style:name="Table95.B" style:family="table-column">
      <style:table-column-properties style:column-width="0.6951in" style:rel-column-width="5877*"/>
    </style:style>
    <style:style style:name="Table95.C" style:family="table-column">
      <style:table-column-properties style:column-width="5.0986in" style:rel-column-width="43085*"/>
    </style:style>
    <style:style style:name="Table95.1" style:family="table-row">
      <style:table-row-properties fo:background-color="#e6e6e6">
        <style:background-image/>
      </style:table-row-properties>
    </style:style>
    <style:style style:name="Table95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95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95.2" style:family="table-row">
      <style:table-row-properties fo:background-color="#ffffcc">
        <style:background-image/>
      </style:table-row-properties>
    </style:style>
    <style:style style:name="Table95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95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6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0.A" style:family="table-column">
      <style:table-column-properties style:column-width="1.9611in" style:rel-column-width="16573*"/>
    </style:style>
    <style:style style:name="Table60.B" style:family="table-column">
      <style:table-column-properties style:column-width="0.6951in" style:rel-column-width="5877*"/>
    </style:style>
    <style:style style:name="Table60.C" style:family="table-column">
      <style:table-column-properties style:column-width="5.0986in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60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6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1.A" style:family="table-column">
      <style:table-column-properties style:column-width="1.9611in" style:rel-column-width="16573*"/>
    </style:style>
    <style:style style:name="Table61.B" style:family="table-column">
      <style:table-column-properties style:column-width="0.6951in" style:rel-column-width="5877*"/>
    </style:style>
    <style:style style:name="Table61.C" style:family="table-column">
      <style:table-column-properties style:column-width="5.0986in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61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6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7.A" style:family="table-column">
      <style:table-column-properties style:column-width="1.9611in" style:rel-column-width="16573*"/>
    </style:style>
    <style:style style:name="Table67.B" style:family="table-column">
      <style:table-column-properties style:column-width="0.6951in" style:rel-column-width="5877*"/>
    </style:style>
    <style:style style:name="Table67.C" style:family="table-column">
      <style:table-column-properties style:column-width="5.0986in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67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6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8.A" style:family="table-column">
      <style:table-column-properties style:column-width="1.9611in" style:rel-column-width="16573*"/>
    </style:style>
    <style:style style:name="Table68.B" style:family="table-column">
      <style:table-column-properties style:column-width="0.6951in" style:rel-column-width="5877*"/>
    </style:style>
    <style:style style:name="Table68.C" style:family="table-column">
      <style:table-column-properties style:column-width="5.0986in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68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6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2.A" style:family="table-column">
      <style:table-column-properties style:column-width="1.9611in" style:rel-column-width="16573*"/>
    </style:style>
    <style:style style:name="Table62.B" style:family="table-column">
      <style:table-column-properties style:column-width="0.6951in" style:rel-column-width="5877*"/>
    </style:style>
    <style:style style:name="Table62.C" style:family="table-column">
      <style:table-column-properties style:column-width="5.0986in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62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6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3.A" style:family="table-column">
      <style:table-column-properties style:column-width="1.9611in" style:rel-column-width="16573*"/>
    </style:style>
    <style:style style:name="Table63.B" style:family="table-column">
      <style:table-column-properties style:column-width="0.6951in" style:rel-column-width="5877*"/>
    </style:style>
    <style:style style:name="Table63.C" style:family="table-column">
      <style:table-column-properties style:column-width="5.0986in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63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9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7.A" style:family="table-column">
      <style:table-column-properties style:column-width="1.9611in" style:rel-column-width="16573*"/>
    </style:style>
    <style:style style:name="Table97.B" style:family="table-column">
      <style:table-column-properties style:column-width="0.6951in" style:rel-column-width="5877*"/>
    </style:style>
    <style:style style:name="Table97.C" style:family="table-column">
      <style:table-column-properties style:column-width="5.0986in" style:rel-column-width="43085*"/>
    </style:style>
    <style:style style:name="Table97.1" style:family="table-row">
      <style:table-row-properties fo:background-color="#e6e6e6">
        <style:background-image/>
      </style:table-row-properties>
    </style:style>
    <style:style style:name="Table97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97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97.2" style:family="table-row">
      <style:table-row-properties fo:background-color="#ffffcc">
        <style:background-image/>
      </style:table-row-properties>
    </style:style>
    <style:style style:name="Table97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97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9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8.A" style:family="table-column">
      <style:table-column-properties style:column-width="1.9611in" style:rel-column-width="16573*"/>
    </style:style>
    <style:style style:name="Table98.B" style:family="table-column">
      <style:table-column-properties style:column-width="0.6951in" style:rel-column-width="5877*"/>
    </style:style>
    <style:style style:name="Table98.C" style:family="table-column">
      <style:table-column-properties style:column-width="5.0986in" style:rel-column-width="43085*"/>
    </style:style>
    <style:style style:name="Table98.1" style:family="table-row">
      <style:table-row-properties fo:background-color="#e6e6e6">
        <style:background-image/>
      </style:table-row-properties>
    </style:style>
    <style:style style:name="Table98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98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98.2" style:family="table-row">
      <style:table-row-properties fo:background-color="#ffffcc">
        <style:background-image/>
      </style:table-row-properties>
    </style:style>
    <style:style style:name="Table98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98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9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9.A" style:family="table-column">
      <style:table-column-properties style:column-width="1.9611in" style:rel-column-width="16573*"/>
    </style:style>
    <style:style style:name="Table99.B" style:family="table-column">
      <style:table-column-properties style:column-width="0.6951in" style:rel-column-width="5877*"/>
    </style:style>
    <style:style style:name="Table99.C" style:family="table-column">
      <style:table-column-properties style:column-width="5.0986in" style:rel-column-width="43085*"/>
    </style:style>
    <style:style style:name="Table99.1" style:family="table-row">
      <style:table-row-properties fo:background-color="#e6e6e6">
        <style:background-image/>
      </style:table-row-properties>
    </style:style>
    <style:style style:name="Table99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99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99.2" style:family="table-row">
      <style:table-row-properties fo:background-color="#ffffcc">
        <style:background-image/>
      </style:table-row-properties>
    </style:style>
    <style:style style:name="Table99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99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0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0.A" style:family="table-column">
      <style:table-column-properties style:column-width="1.9611in" style:rel-column-width="16573*"/>
    </style:style>
    <style:style style:name="Table100.B" style:family="table-column">
      <style:table-column-properties style:column-width="0.6951in" style:rel-column-width="5877*"/>
    </style:style>
    <style:style style:name="Table100.C" style:family="table-column">
      <style:table-column-properties style:column-width="5.0986in" style:rel-column-width="43085*"/>
    </style:style>
    <style:style style:name="Table100.1" style:family="table-row">
      <style:table-row-properties fo:background-color="#e6e6e6">
        <style:background-image/>
      </style:table-row-properties>
    </style:style>
    <style:style style:name="Table100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00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00.2" style:family="table-row">
      <style:table-row-properties fo:background-color="#ffffcc">
        <style:background-image/>
      </style:table-row-properties>
    </style:style>
    <style:style style:name="Table100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00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1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6.A" style:family="table-column">
      <style:table-column-properties style:column-width="1.9611in" style:rel-column-width="16573*"/>
    </style:style>
    <style:style style:name="Table116.B" style:family="table-column">
      <style:table-column-properties style:column-width="0.6951in" style:rel-column-width="5877*"/>
    </style:style>
    <style:style style:name="Table116.C" style:family="table-column">
      <style:table-column-properties style:column-width="5.0986in" style:rel-column-width="43085*"/>
    </style:style>
    <style:style style:name="Table116.1" style:family="table-row">
      <style:table-row-properties fo:background-color="#e6e6e6">
        <style:background-image/>
      </style:table-row-properties>
    </style:style>
    <style:style style:name="Table116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16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16.2" style:family="table-row">
      <style:table-row-properties fo:background-color="#ffffcc">
        <style:background-image/>
      </style:table-row-properties>
    </style:style>
    <style:style style:name="Table116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16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1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7.A" style:family="table-column">
      <style:table-column-properties style:column-width="1.9611in" style:rel-column-width="16573*"/>
    </style:style>
    <style:style style:name="Table117.B" style:family="table-column">
      <style:table-column-properties style:column-width="0.6951in" style:rel-column-width="5877*"/>
    </style:style>
    <style:style style:name="Table117.C" style:family="table-column">
      <style:table-column-properties style:column-width="5.0986in" style:rel-column-width="43085*"/>
    </style:style>
    <style:style style:name="Table117.1" style:family="table-row">
      <style:table-row-properties fo:background-color="#e6e6e6">
        <style:background-image/>
      </style:table-row-properties>
    </style:style>
    <style:style style:name="Table117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17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17.2" style:family="table-row">
      <style:table-row-properties fo:background-color="#ffffcc">
        <style:background-image/>
      </style:table-row-properties>
    </style:style>
    <style:style style:name="Table117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17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18" style:family="table">
      <style:table-properties style:width="6.1556in" fo:margin-left="0.7632in" fo:margin-right="0.8403in" table:align="margins" style:shadow="#cccccc 0.0201in 0.0201in"/>
    </style:style>
    <style:style style:name="Table118.A" style:family="table-column">
      <style:table-column-properties style:column-width="6.1556in" style:rel-column-width="65535*"/>
    </style:style>
    <style:style style:name="Table118.A1" style:family="table-cell">
      <style:table-cell-properties fo:background-color="transparent" fo:padding-left="0.1403in" fo:padding-right="0.1201in" fo:padding-top="0.0597in" fo:padding-bottom="0.0597in" fo:border="0.05pt solid #000000">
        <style:background-image/>
      </style:table-cell-properties>
    </style:style>
    <style:style style:name="Table2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9.A" style:family="table-column">
      <style:table-column-properties style:column-width="1.9611in" style:rel-column-width="16573*"/>
    </style:style>
    <style:style style:name="Table29.B" style:family="table-column">
      <style:table-column-properties style:column-width="0.6951in" style:rel-column-width="5877*"/>
    </style:style>
    <style:style style:name="Table29.C" style:family="table-column">
      <style:table-column-properties style:column-width="5.0986in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29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3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5.A" style:family="table-column">
      <style:table-column-properties style:column-width="1.9611in" style:rel-column-width="16573*"/>
    </style:style>
    <style:style style:name="Table35.B" style:family="table-column">
      <style:table-column-properties style:column-width="0.6951in" style:rel-column-width="5877*"/>
    </style:style>
    <style:style style:name="Table35.C" style:family="table-column">
      <style:table-column-properties style:column-width="5.0986in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35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8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8.A" style:family="table-column">
      <style:table-column-properties style:column-width="1.9611in" style:rel-column-width="16573*"/>
    </style:style>
    <style:style style:name="Table88.B" style:family="table-column">
      <style:table-column-properties style:column-width="0.6951in" style:rel-column-width="5877*"/>
    </style:style>
    <style:style style:name="Table88.C" style:family="table-column">
      <style:table-column-properties style:column-width="5.0986in" style:rel-column-width="43085*"/>
    </style:style>
    <style:style style:name="Table88.1" style:family="table-row">
      <style:table-row-properties fo:background-color="#e6e6e6">
        <style:background-image/>
      </style:table-row-properties>
    </style:style>
    <style:style style:name="Table88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88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88.2" style:family="table-row">
      <style:table-row-properties fo:background-color="#ffffcc">
        <style:background-image/>
      </style:table-row-properties>
    </style:style>
    <style:style style:name="Table88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88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8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9.A" style:family="table-column">
      <style:table-column-properties style:column-width="1.9611in" style:rel-column-width="16573*"/>
    </style:style>
    <style:style style:name="Table89.B" style:family="table-column">
      <style:table-column-properties style:column-width="0.6951in" style:rel-column-width="5877*"/>
    </style:style>
    <style:style style:name="Table89.C" style:family="table-column">
      <style:table-column-properties style:column-width="5.0986in" style:rel-column-width="43085*"/>
    </style:style>
    <style:style style:name="Table89.1" style:family="table-row">
      <style:table-row-properties fo:background-color="#e6e6e6">
        <style:background-image/>
      </style:table-row-properties>
    </style:style>
    <style:style style:name="Table89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89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89.2" style:family="table-row">
      <style:table-row-properties fo:background-color="#ffffcc">
        <style:background-image/>
      </style:table-row-properties>
    </style:style>
    <style:style style:name="Table89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89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0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5.A" style:family="table-column">
      <style:table-column-properties style:column-width="1.9611in" style:rel-column-width="16573*"/>
    </style:style>
    <style:style style:name="Table105.B" style:family="table-column">
      <style:table-column-properties style:column-width="0.6951in" style:rel-column-width="5877*"/>
    </style:style>
    <style:style style:name="Table105.C" style:family="table-column">
      <style:table-column-properties style:column-width="5.0986in" style:rel-column-width="43085*"/>
    </style:style>
    <style:style style:name="Table105.1" style:family="table-row">
      <style:table-row-properties fo:background-color="#e6e6e6">
        <style:background-image/>
      </style:table-row-properties>
    </style:style>
    <style:style style:name="Table105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05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05.2" style:family="table-row">
      <style:table-row-properties fo:background-color="#ffffcc">
        <style:background-image/>
      </style:table-row-properties>
    </style:style>
    <style:style style:name="Table105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05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0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6.A" style:family="table-column">
      <style:table-column-properties style:column-width="1.9611in" style:rel-column-width="16573*"/>
    </style:style>
    <style:style style:name="Table106.B" style:family="table-column">
      <style:table-column-properties style:column-width="0.6951in" style:rel-column-width="5877*"/>
    </style:style>
    <style:style style:name="Table106.C" style:family="table-column">
      <style:table-column-properties style:column-width="5.0986in" style:rel-column-width="43085*"/>
    </style:style>
    <style:style style:name="Table106.1" style:family="table-row">
      <style:table-row-properties fo:background-color="#e6e6e6">
        <style:background-image/>
      </style:table-row-properties>
    </style:style>
    <style:style style:name="Table106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106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106.2" style:family="table-row">
      <style:table-row-properties fo:background-color="#ffffcc">
        <style:background-image/>
      </style:table-row-properties>
    </style:style>
    <style:style style:name="Table106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106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9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0.A" style:family="table-column">
      <style:table-column-properties style:column-width="1.9611in" style:rel-column-width="16573*"/>
    </style:style>
    <style:style style:name="Table90.B" style:family="table-column">
      <style:table-column-properties style:column-width="0.6951in" style:rel-column-width="5877*"/>
    </style:style>
    <style:style style:name="Table90.C" style:family="table-column">
      <style:table-column-properties style:column-width="5.0986in" style:rel-column-width="43085*"/>
    </style:style>
    <style:style style:name="Table90.1" style:family="table-row">
      <style:table-row-properties fo:background-color="#e6e6e6">
        <style:background-image/>
      </style:table-row-properties>
    </style:style>
    <style:style style:name="Table90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90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90.2" style:family="table-row">
      <style:table-row-properties fo:background-color="#ffffcc">
        <style:background-image/>
      </style:table-row-properties>
    </style:style>
    <style:style style:name="Table90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90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9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1.A" style:family="table-column">
      <style:table-column-properties style:column-width="1.9611in" style:rel-column-width="16573*"/>
    </style:style>
    <style:style style:name="Table91.B" style:family="table-column">
      <style:table-column-properties style:column-width="0.6951in" style:rel-column-width="5877*"/>
    </style:style>
    <style:style style:name="Table91.C" style:family="table-column">
      <style:table-column-properties style:column-width="5.0986in" style:rel-column-width="43085*"/>
    </style:style>
    <style:style style:name="Table91.1" style:family="table-row">
      <style:table-row-properties fo:background-color="#e6e6e6">
        <style:background-image/>
      </style:table-row-properties>
    </style:style>
    <style:style style:name="Table91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91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91.2" style:family="table-row">
      <style:table-row-properties fo:background-color="#ffffcc">
        <style:background-image/>
      </style:table-row-properties>
    </style:style>
    <style:style style:name="Table91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91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9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2.A" style:family="table-column">
      <style:table-column-properties style:column-width="1.9611in" style:rel-column-width="16573*"/>
    </style:style>
    <style:style style:name="Table92.B" style:family="table-column">
      <style:table-column-properties style:column-width="0.6951in" style:rel-column-width="5877*"/>
    </style:style>
    <style:style style:name="Table92.C" style:family="table-column">
      <style:table-column-properties style:column-width="5.0986in" style:rel-column-width="43085*"/>
    </style:style>
    <style:style style:name="Table92.1" style:family="table-row">
      <style:table-row-properties fo:background-color="#e6e6e6">
        <style:background-image/>
      </style:table-row-properties>
    </style:style>
    <style:style style:name="Table92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92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92.2" style:family="table-row">
      <style:table-row-properties fo:background-color="#ffffcc">
        <style:background-image/>
      </style:table-row-properties>
    </style:style>
    <style:style style:name="Table92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92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9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3.A" style:family="table-column">
      <style:table-column-properties style:column-width="1.9611in" style:rel-column-width="16573*"/>
    </style:style>
    <style:style style:name="Table93.B" style:family="table-column">
      <style:table-column-properties style:column-width="0.6951in" style:rel-column-width="5877*"/>
    </style:style>
    <style:style style:name="Table93.C" style:family="table-column">
      <style:table-column-properties style:column-width="5.0986in" style:rel-column-width="43085*"/>
    </style:style>
    <style:style style:name="Table93.1" style:family="table-row">
      <style:table-row-properties fo:background-color="#e6e6e6">
        <style:background-image/>
      </style:table-row-properties>
    </style:style>
    <style:style style:name="Table93.A1" style:family="table-cell">
      <style:table-cell-properties fo:background-color="transparent" fo:padding-left="0.0785in" fo:padding-right="0.0785in" fo:padding-top="0.0396in" fo:padding-bottom="0.0396in" fo:border-left="0.05pt solid #000000" fo:border-right="none" fo:border-top="0.05pt solid #000000" fo:border-bottom="0.05pt solid #000000">
        <style:background-image/>
      </style:table-cell-properties>
    </style:style>
    <style:style style:name="Table93.C1" style:family="table-cell">
      <style:table-cell-properties fo:background-color="transparent" fo:padding-left="0.0785in" fo:padding-right="0.0785in" fo:padding-top="0.0396in" fo:padding-bottom="0.0396in" fo:border="0.05pt solid #000000">
        <style:background-image/>
      </style:table-cell-properties>
    </style:style>
    <style:style style:name="Table93.2" style:family="table-row">
      <style:table-row-properties fo:background-color="#ffffcc">
        <style:background-image/>
      </style:table-row-properties>
    </style:style>
    <style:style style:name="Table93.A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able93.C2" style:family="table-cell">
      <style:table-cell-properties style:vertical-align="middle" fo:background-color="#ffffcc" fo:padding-left="0.0986in" fo:padding-right="0.098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115" style:family="table">
      <style:table-properties style:width="6.8132in" fo:margin-left="0.4792in" fo:margin-right="0.4868in" table:align="margins"/>
    </style:style>
    <style:style style:name="Table115.A" style:family="table-column">
      <style:table-column-properties style:column-width="0.8451in" style:rel-column-width="8129*"/>
    </style:style>
    <style:style style:name="Table115.B" style:family="table-column">
      <style:table-column-properties style:column-width="2.1986in" style:rel-column-width="21148*"/>
    </style:style>
    <style:style style:name="Table115.C" style:family="table-column">
      <style:table-column-properties style:column-width="0.5285in" style:rel-column-width="5083*"/>
    </style:style>
    <style:style style:name="Table115.D" style:family="table-column">
      <style:table-column-properties style:column-width="0.5299in" style:rel-column-width="5096*"/>
    </style:style>
    <style:style style:name="Table115.E" style:family="table-column">
      <style:table-column-properties style:column-width="0.85in" style:rel-column-width="8176*"/>
    </style:style>
    <style:style style:name="Table115.F" style:family="table-column">
      <style:table-column-properties style:column-width="1.8611in" style:rel-column-width="17903*"/>
    </style:style>
    <style:style style:name="Table115.A1" style:family="table-cell">
      <style:table-cell-properties fo:background-color="#f1f1f1" fo:padding="0.0382in" fo:border="0.05pt solid #000000">
        <style:background-image/>
      </style:table-cell-properties>
    </style:style>
    <style:style style:name="Table115.D1" style:family="table-cell">
      <style:table-cell-properties fo:background-color="transparent" fo:padding="0.0382in" fo:border="none">
        <style:background-image/>
      </style:table-cell-properties>
    </style:style>
    <style:style style:name="Table115.2" style:family="table-row">
      <style:table-row-properties style:min-row-height="0.0097in"/>
    </style:style>
    <style:style style:name="Table115.A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5.C2" style:family="table-cell">
      <style:table-cell-properties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15.E2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5.F2" style:family="table-cell">
      <style:table-cell-properties fo:background-color="transparent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15.4" style:family="table-row">
      <style:table-row-properties style:min-row-height="0.3in"/>
    </style:style>
    <style:style style:name="Table115.B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5" style:family="table">
      <style:table-properties style:width="7.4799in" fo:margin-left="0.1576in" fo:margin-right="0.1417in" table:align="margins"/>
    </style:style>
    <style:style style:name="Table45.A" style:family="table-column">
      <style:table-column-properties style:column-width="7.4799in" style:rel-column-width="65535*"/>
    </style:style>
    <style:style style:name="Table45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82" style:family="table">
      <style:table-properties style:width="7.4799in" fo:margin-left="0.1576in" fo:margin-right="0.1417in" table:align="margins"/>
    </style:style>
    <style:style style:name="Table82.A" style:family="table-column">
      <style:table-column-properties style:column-width="7.4799in" style:rel-column-width="65535*"/>
    </style:style>
    <style:style style:name="Table82.A1" style:family="table-cell">
      <style:table-cell-properties style:vertical-align="middle" fo:background-color="#f3f3f3" fo:padding-left="0.1965in" fo:padding-right="0.1965in" fo:padding-top="0.0785in" fo:padding-bottom="0.0785in" fo:border="0.05pt solid #000000">
        <style:background-image/>
      </style:table-cell-properties>
    </style:style>
    <style:style style:name="Table9" style:family="table">
      <style:table-properties style:width="7.779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5417in" style:rel-column-width="12987*"/>
    </style:style>
    <style:style style:name="Table9.B" style:family="table-column">
      <style:table-column-properties style:column-width="6.2375in" style:rel-column-width="52548*"/>
    </style:style>
    <style:style style:name="Table9.A1" style:family="table-cell">
      <style:table-cell-properties fo:background-color="transparent" fo:padding-left="0in" fo:padding-right="0in" fo:padding-top="0in" fo:padding-bottom="0.0785in" fo:border="none">
        <style:background-image/>
      </style:table-cell-properties>
    </style:style>
    <style:style style:name="Table9.4" style:family="table-row">
      <style:table-row-properties fo:background-color="transparent" fo:keep-together="auto">
        <style:background-image/>
      </style:table-row-properties>
    </style:style>
    <style:style style:name="Table9.A4" style:family="table-cell">
      <style:table-cell-properties style:vertical-align="" fo:background-color="transparent" fo:padding-left="0in" fo:padding-right="0in" fo:padding-top="0in" fo:padding-bottom="0.0785in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3.9929in" style:type="center"/>
          <style:tab-stop style:position="7.7972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2" fo:font-size="10pt" officeooo:rsid="0003b76b" officeooo:paragraph-rsid="0003b76b" style:font-size-asian="10pt" style:font-size-complex="10pt"/>
    </style:style>
    <style:style style:name="P6" style:family="paragraph" style:parent-style-name="Table_20_Contents">
      <style:text-properties style:font-name="Arial2" fo:font-size="10pt" officeooo:rsid="0003b76b" officeooo:paragraph-rsid="0003b76b" style:font-size-asian="10pt" style:font-size-complex="10pt"/>
    </style:style>
    <style:style style:name="P7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2" fo:font-size="10pt" fo:font-style="italic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Verdana2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Verdana2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2"/>
    </style:style>
    <style:style style:name="P18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ourier New" fo:font-size="10pt" fo:font-weight="bold" officeooo:rsid="0003b76b" officeooo:paragraph-rsid="0003b76b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Courier New" fo:font-weight="bold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Verdana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font-style="normal" fo:font-weight="normal" style:font-size-asian="10.5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font-size-asian="10.5pt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5" style:family="paragraph" style:parent-style-name="Table_20_Contents">
      <style:text-properties fo:font-style="normal" style:font-style-asian="normal" style:font-style-complex="normal"/>
    </style:style>
    <style:style style:name="P36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font-size="36pt" style:font-size-asian="36pt" style:font-size-complex="36pt"/>
    </style:style>
    <style:style style:name="P40" style:family="paragraph" style:parent-style-name="Text_20_body">
      <style:text-properties style:font-name="Times New Roman" fo:font-style="italic" style:font-style-asian="italic" style:font-style-complex="italic"/>
    </style:style>
    <style:style style:name="P41" style:family="paragraph" style:parent-style-name="Text_20_body">
      <style:text-properties style:font-name="Times New Roman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Text_20_body">
      <style:paragraph-properties fo:text-align="start" style:justify-single-word="false"/>
    </style:style>
    <style:style style:name="P43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</style:style>
    <style:style style:name="P44" style:family="paragraph" style:parent-style-name="Text_20_body">
      <style:text-properties fo:font-weight="normal" style:font-weight-asian="normal" style:font-weight-complex="normal"/>
    </style:style>
    <style:style style:name="P45" style:family="paragraph" style:parent-style-name="Text_20_body">
      <style:paragraph-properties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46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47" style:family="paragraph" style:parent-style-name="Text_20_body">
      <style:text-properties fo:font-style="normal" style:font-style-asian="normal" style:font-style-complex="normal"/>
    </style:style>
    <style:style style:name="P48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49" style:family="paragraph" style:parent-style-name="Text_20_body">
      <style:paragraph-properties>
        <style:tab-stops>
          <style:tab-stop style:position="2.1575in"/>
        </style:tab-stops>
      </style:paragraph-properties>
      <style:text-properties fo:font-style="normal" style:font-style-asian="normal" style:font-style-complex="normal"/>
    </style:style>
    <style:style style:name="P5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>
        <style:tab-stops>
          <style:tab-stop style:position="0.3299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53" style:family="paragraph" style:parent-style-name="Text_20_body">
      <style:paragraph-properties>
        <style:tab-stops>
          <style:tab-stop style:position="0.3299in"/>
        </style:tab-stops>
      </style:paragraph-properties>
    </style:style>
    <style:style style:name="P54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55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8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Text_20_body">
      <style:text-properties style:font-name="Arial2" fo:font-size="10pt" style:font-size-asian="10pt" style:font-size-complex="10pt"/>
    </style:style>
    <style:style style:name="P61" style:family="paragraph" style:parent-style-name="Text_20_body">
      <style:text-properties style:font-name="Arial2" fo:font-weight="normal" style:font-weight-asian="normal" style:font-weight-complex="normal"/>
    </style:style>
    <style:style style:name="P62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weight="normal" style:font-weight-asian="normal" style:font-weight-complex="normal"/>
    </style:style>
    <style:style style:name="P63" style:family="paragraph" style:parent-style-name="Text_20_body">
      <style:text-properties style:font-name="Arial2" fo:font-style="normal" style:font-style-asian="normal" style:font-style-complex="normal"/>
    </style:style>
    <style:style style:name="P64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65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67" style:family="paragraph" style:parent-style-name="Text_20_body">
      <style:text-properties fo:font-style="italic" style:font-style-asian="italic" style:font-style-complex="italic"/>
    </style:style>
    <style:style style:name="P68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69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70" style:family="paragraph" style:parent-style-name="Text_20_body">
      <style:text-properties style:font-name="Verdana2" fo:font-size="16pt" style:font-size-asian="16pt" style:font-size-complex="16pt"/>
    </style:style>
    <style:style style:name="P71" style:family="paragraph" style:parent-style-name="Text_20_body">
      <style:text-properties fo:font-variant="normal" fo:text-transform="none" fo:color="#000000" fo:letter-spacing="normal"/>
    </style:style>
    <style:style style:name="P72" style:family="paragraph" style:parent-style-name="Text_20_body">
      <style:text-properties officeooo:paragraph-rsid="0003b76b"/>
    </style:style>
    <style:style style:name="P73" style:family="paragraph" style:parent-style-name="Text_20_body">
      <style:paragraph-properties fo:margin-top="0in" fo:margin-bottom="0in" loext:contextual-spacing="false"/>
    </style:style>
    <style:style style:name="P74" style:family="paragraph" style:parent-style-name="Text_20_body">
      <style:paragraph-properties fo:margin-top="0in" fo:margin-bottom="0in" loext:contextual-spacing="false" fo:text-align="start" style:justify-single-word="false"/>
    </style:style>
    <style:style style:name="P75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0.3299in"/>
        </style:tab-stops>
      </style:paragraph-properties>
    </style:style>
    <style:style style:name="P76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</style:style>
    <style:style style:name="P77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2.2083in"/>
        </style:tab-stops>
      </style:paragraph-properties>
    </style:style>
    <style:style style:name="P78" style:family="paragraph" style:parent-style-name="Text_20_body">
      <style:paragraph-properties fo:margin-top="0in" fo:margin-bottom="0in" loext:contextual-spacing="false">
        <style:tab-stops>
          <style:tab-stop style:position="4.5654in"/>
        </style:tab-stops>
      </style:paragraph-properties>
    </style:style>
    <style:style style:name="P79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Arial2" fo:font-size="10pt" style:font-size-asian="10pt" style:font-size-complex="10pt"/>
    </style:style>
    <style:style style:name="P80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style:font-name="Arial2" fo:font-size="10pt" style:font-size-asian="10pt" style:font-size-complex="10pt"/>
    </style:style>
    <style:style style:name="P81" style:family="paragraph" style:parent-style-name="Text_20_body">
      <style:paragraph-properties fo:margin-top="0in" fo:margin-bottom="0in" loext:contextual-spacing="false">
        <style:tab-stops>
          <style:tab-stop style:position="0.4937in"/>
          <style:tab-stop style:position="1.0071in"/>
          <style:tab-stop style:position="2.0929in"/>
        </style:tab-stops>
      </style:paragraph-properties>
    </style:style>
    <style:style style:name="P82" style:family="paragraph" style:parent-style-name="Text_20_body">
      <style:paragraph-properties fo:margin-top="0in" fo:margin-bottom="0in" loext:contextual-spacing="false">
        <style:tab-stops>
          <style:tab-stop style:position="0.4937in"/>
          <style:tab-stop style:position="1.0071in"/>
          <style:tab-stop style:position="2.0929in"/>
          <style:tab-stop style:position="5.0374in"/>
        </style:tab-stops>
      </style:paragraph-properties>
    </style:style>
    <style:style style:name="P83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fo:font-size="10pt" style:font-size-asian="10pt" style:font-size-complex="10pt"/>
    </style:style>
    <style:style style:name="P84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3299in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top="0in" fo:margin-bottom="0.0075in" loext:contextual-spacing="false"/>
      <style:text-properties style:font-name="Arial2" fo:font-size="10pt" style:font-size-asian="10pt" style:font-size-complex="10pt"/>
    </style:style>
    <style:style style:name="P86" style:family="paragraph" style:parent-style-name="Standard">
      <style:text-properties style:font-name="Arial2" fo:font-size="10pt" style:font-size-asian="10pt" style:font-size-complex="10pt"/>
    </style:style>
    <style:style style:name="P87" style:family="paragraph" style:parent-style-name="Standard">
      <style:paragraph-properties>
        <style:tab-stops>
          <style:tab-stop style:position="2.3398in"/>
        </style:tab-stops>
      </style:paragraph-properties>
      <style:text-properties style:font-name="Arial2" fo:font-size="10pt" style:font-size-asian="10pt" style:font-size-complex="10pt"/>
    </style:style>
    <style:style style:name="P88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89" style:family="paragraph" style:parent-style-name="Standard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0" style:family="paragraph" style:parent-style-name="Standard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2" style:family="paragraph" style:parent-style-name="Standard">
      <style:paragraph-properties>
        <style:tab-stops>
          <style:tab-stop style:position="0.3299in"/>
        </style:tab-stops>
      </style:paragraph-properties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style:font-name="Arial2" fo:font-style="normal" style:font-style-asian="normal" style:font-style-complex="normal"/>
    </style:style>
    <style:style style:name="P94" style:family="paragraph" style:parent-style-name="Standard">
      <style:text-properties style:font-name="Arial2" fo:font-weight="normal" style:font-weight-asian="normal" style:font-weight-complex="normal"/>
    </style:style>
    <style:style style:name="P95" style:family="paragraph" style:parent-style-name="Standard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97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style:font-style-asian="italic" style:font-style-complex="italic"/>
    </style:style>
    <style:style style:name="P99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00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101" style:family="paragraph" style:parent-style-name="Standard">
      <style:text-properties style:font-name="Courier New" fo:font-weight="bold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Standard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Standard">
      <style:paragraph-properties fo:text-align="center" style:justify-single-word="false"/>
    </style:style>
    <style:style style:name="P105" style:family="paragraph" style:parent-style-name="Standard">
      <style:paragraph-properties>
        <style:tab-stops>
          <style:tab-stop style:position="0.3299in"/>
        </style:tab-stops>
      </style:paragraph-properties>
    </style:style>
    <style:style style:name="P106" style:family="paragraph" style:parent-style-name="Standard">
      <style:text-properties fo:font-weight="normal" style:font-weight-asian="normal" style:font-weight-complex="normal"/>
    </style:style>
    <style:style style:name="P107" style:family="paragraph" style:parent-style-name="Standard">
      <style:paragraph-properties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108" style:family="paragraph" style:parent-style-name="Standard">
      <style:paragraph-properties fo:text-align="center" style:justify-single-word="false"/>
      <style:text-properties style:font-name="Verdana2"/>
    </style:style>
    <style:style style:name="P109" style:family="paragraph" style:parent-style-name="Standard">
      <style:text-properties style:font-name="Arial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P110" style:family="paragraph" style:parent-style-name="Standard">
      <style:text-properties officeooo:paragraph-rsid="0003b76b"/>
    </style:style>
    <style:style style:name="P111" style:family="paragraph" style:parent-style-name="Text_20_body">
      <style:paragraph-properties fo:break-before="page"/>
    </style:style>
    <style:style style:name="P112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113" style:family="paragraph" style:parent-style-name="Text_20_body">
      <style:paragraph-properties fo:break-before="page">
        <style:tab-stops>
          <style:tab-stop style:position="0.3299in"/>
        </style:tab-stops>
      </style:paragraph-properties>
    </style:style>
    <style:style style:name="P114" style:family="paragraph" style:parent-style-name="Text_20_body">
      <style:paragraph-properties fo:break-before="page">
        <style:tab-stops>
          <style:tab-stop style:position="2.1575in"/>
        </style:tab-stops>
      </style:paragraph-properties>
    </style:style>
    <style:style style:name="P115" style:family="paragraph" style:parent-style-name="Standard">
      <style:paragraph-properties fo:break-before="page"/>
    </style:style>
    <style:style style:name="P116" style:family="paragraph" style:parent-style-name="Standard">
      <style:paragraph-properties fo:break-before="pag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Contents_20_Heading">
      <style:paragraph-properties fo:break-before="page"/>
    </style:style>
    <style:style style:name="P118" style:family="paragraph" style:parent-style-name="Text_20_body">
      <style:paragraph-properties fo:margin-left="0.4437in" fo:margin-right="0in" fo:margin-top="0.0783in" fo:margin-bottom="0.0783in" loext:contextual-spacing="false" fo:text-indent="0in" style:auto-text-indent="false"/>
    </style:style>
    <style:style style:name="P119" style:family="paragraph" style:parent-style-name="Text_20_body">
      <style:paragraph-properties fo:margin-left="0.4437in" fo:margin-right="0in" fo:text-indent="0in" style:auto-text-indent="false"/>
    </style:style>
    <style:style style:name="P120" style:family="paragraph" style:parent-style-name="Text_20_body">
      <style:paragraph-properties fo:margin-left="-0.011in" fo:margin-right="0in" fo:margin-top="0.0783in" fo:margin-bottom="0.0783in" loext:contextual-spacing="false" fo:text-align="center" style:justify-single-word="false" fo:text-indent="0in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121" style:family="paragraph" style:parent-style-name="Text_20_body">
      <style:paragraph-properties fo:margin-left="0in" fo:margin-right="0in" fo:margin-top="0in" fo:margin-bottom="0.0783in" loext:contextual-spacing="false" fo:text-indent="0in" style:auto-text-indent="false">
        <style:tab-stops>
          <style:tab-stop style:position="0.0181in"/>
        </style:tab-stops>
      </style:paragraph-properties>
    </style:style>
    <style:style style:name="P122" style:family="paragraph" style:parent-style-name="Text_20_body">
      <style:paragraph-properties fo:margin-left="0in" fo:margin-right="0in" fo:margin-top="0.1575in" fo:margin-bottom="0in" loext:contextual-spacing="false" fo:text-align="start" style:justify-single-word="false" fo:text-indent="0in" style:auto-text-indent="false"/>
    </style:style>
    <style:style style:name="P123" style:family="paragraph" style:parent-style-name="Text_20_body">
      <style:paragraph-properties fo:margin-left="0in" fo:margin-right="0in" fo:margin-top="0.1575in" fo:margin-bottom="0in" loext:contextual-spacing="false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24" style:family="paragraph" style:parent-style-name="Text_20_body">
      <style:paragraph-properties fo:margin-left="0in" fo:margin-right="0in" fo:margin-top="0.0398in" fo:margin-bottom="0.0398in" loext:contextual-spacing="false" fo:text-indent="0in" style:auto-text-indent="false"/>
      <style:text-properties fo:font-weight="normal" style:font-weight-asian="normal" style:font-weight-complex="normal"/>
    </style:style>
    <style:style style:name="P125" style:family="paragraph" style:parent-style-name="Text_20_body">
      <style:paragraph-properties fo:margin-left="0in" fo:margin-right="0in" fo:margin-top="0in" fo:margin-bottom="0.0402in" loext:contextual-spacing="false" fo:text-indent="0in" style:auto-text-indent="false">
        <style:tab-stops>
          <style:tab-stop style:position="0.3299in"/>
        </style:tab-stops>
      </style:paragraph-properties>
    </style:style>
    <style:style style:name="P126" style:family="paragraph" style:parent-style-name="Text_20_body">
      <style:paragraph-properties fo:margin-left="0in" fo:margin-right="0in" fo:margin-top="0in" fo:margin-bottom="0.0799in" loext:contextual-spacing="false" fo:text-indent="0in" style:auto-text-indent="false">
        <style:tab-stops>
          <style:tab-stop style:position="0.4937in"/>
          <style:tab-stop style:position="1.0071in"/>
          <style:tab-stop style:position="2.0835in"/>
        </style:tab-stops>
      </style:paragraph-properties>
    </style:style>
    <style:style style:name="P12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12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129" style:family="paragraph" style:parent-style-name="Text_20_body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0.3299in"/>
        </style:tab-stops>
      </style:paragraph-properties>
    </style:style>
    <style:style style:name="P130" style:family="paragraph" style:parent-style-name="Text_20_body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0.3299in"/>
        </style:tab-stops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31" style:family="paragraph" style:parent-style-name="Text_20_body">
      <style:paragraph-properties fo:margin-top="0.0783in" fo:margin-bottom="0.0783in" loext:contextual-spacing="false"/>
    </style:style>
    <style:style style:name="P132" style:family="paragraph" style:parent-style-name="Standard">
      <style:paragraph-properties fo:margin-left="0.1654in" fo:margin-right="0.2335in" fo:text-indent="0in" style:auto-text-indent="false"/>
    </style:style>
    <style:style style:name="P133" style:family="paragraph" style:parent-style-name="Text_20_body">
      <style:paragraph-properties fo:margin-left="0.1654in" fo:margin-right="0.2335in" fo:text-indent="0in" style:auto-text-indent="false"/>
    </style:style>
    <style:style style:name="P134" style:family="paragraph" style:parent-style-name="Text_20_body">
      <style:paragraph-properties fo:margin-left="0.1654in" fo:margin-right="0.2335in" fo:margin-top="0in" fo:margin-bottom="0.0598in" loext:contextual-spacing="false" fo:text-indent="0in" style:auto-text-indent="false"/>
    </style:style>
    <style:style style:name="P135" style:family="paragraph" style:parent-style-name="Text_20_body">
      <style:paragraph-properties fo:margin-left="0.1654in" fo:margin-right="0.2335in" fo:margin-top="0in" fo:margin-bottom="0.1201in" loext:contextual-spacing="false" fo:text-indent="0in" style:auto-text-indent="false"/>
    </style:style>
    <style:style style:name="P136" style:family="paragraph" style:parent-style-name="Standard">
      <style:paragraph-properties fo:margin-top="0in" fo:margin-bottom="0.1575in" loext:contextual-spacing="false"/>
    </style:style>
    <style:style style:name="P137" style:family="paragraph" style:parent-style-name="Standard">
      <style:paragraph-properties fo:margin-top="0in" fo:margin-bottom="0.1575in" loext:contextual-spacing="false"/>
      <style:text-properties style:font-name="Arial" fo:font-weight="normal" style:font-name-asian="DejaVu Sans" style:font-weight-asian="normal" style:font-name-complex="DejaVu Sans" style:font-weight-complex="normal"/>
    </style:style>
    <style:style style:name="P138" style:family="paragraph" style:parent-style-name="Text_20_body">
      <style:paragraph-properties fo:margin-top="0in" fo:margin-bottom="0.1575in" loext:contextual-spacing="false"/>
    </style:style>
    <style:style style:name="P139" style:family="paragraph" style:parent-style-name="Text_20_body">
      <style:paragraph-properties fo:margin-top="0in" fo:margin-bottom="0.1575in" loext:contextual-spacing="false"/>
      <style:text-properties style:font-name="Arial" fo:font-weight="normal" style:font-name-asian="DejaVu Sans" style:font-weight-asian="normal" style:font-name-complex="DejaVu Sans" style:font-weight-complex="normal"/>
    </style:style>
    <style:style style:name="P140" style:family="paragraph" style:parent-style-name="Text_20_body">
      <style:paragraph-properties fo:margin-left="0.0563in" fo:margin-right="0.0016in" fo:margin-top="0.0799in" fo:margin-bottom="0.0402in" loext:contextual-spacing="false" fo:text-indent="0in" style:auto-text-indent="false"/>
    </style:style>
    <style:style style:name="P141" style:family="paragraph" style:parent-style-name="Text_20_body">
      <style:paragraph-properties fo:margin-left="0.0563in" fo:margin-right="0.0016in" fo:margin-top="0.0402in" fo:margin-bottom="0.0598in" loext:contextual-spacing="false" fo:text-indent="0in" style:auto-text-indent="false"/>
    </style:style>
    <style:style style:name="P142" style:family="paragraph" style:parent-style-name="Text_20_body">
      <style:paragraph-properties fo:margin-left="0.0563in" fo:margin-right="0.0016in" fo:margin-top="0.0402in" fo:margin-bottom="0.0402in" loext:contextual-spacing="false" fo:text-indent="0in" style:auto-text-indent="false"/>
    </style:style>
    <style:style style:name="P143" style:family="paragraph" style:parent-style-name="Text_20_body">
      <style:paragraph-properties fo:margin-left="0.0563in" fo:margin-right="0.0016in" fo:margin-top="0.0402in" fo:margin-bottom="0.0799in" loext:contextual-spacing="false" fo:text-indent="0in" style:auto-text-indent="false"/>
    </style:style>
    <style:style style:name="P144" style:family="paragraph" style:parent-style-name="Text_20_body">
      <style:paragraph-properties fo:margin-left="0.0311in" fo:margin-right="0.0016in" fo:margin-top="0.0799in" fo:margin-bottom="0.0402in" loext:contextual-spacing="false" fo:text-indent="0in" style:auto-text-indent="false"/>
      <style:text-properties style:font-name="Arial2" fo:font-weight="normal" style:font-weight-asian="normal" style:font-weight-complex="normal"/>
    </style:style>
    <style:style style:name="P145" style:family="paragraph" style:parent-style-name="Text_20_body">
      <style:paragraph-properties fo:margin-left="0.0311in" fo:margin-right="0.0016in" fo:margin-top="0.0598in" fo:margin-bottom="0.0598in" loext:contextual-spacing="false" fo:text-indent="0in" style:auto-text-indent="false"/>
      <style:text-properties style:font-name="Arial2" fo:font-weight="normal" style:font-weight-asian="normal" style:font-weight-complex="normal"/>
    </style:style>
    <style:style style:name="P146" style:family="paragraph" style:parent-style-name="Text_20_body">
      <style:paragraph-properties fo:margin-left="0.0311in" fo:margin-right="0.0016in" fo:margin-top="0.0201in" fo:margin-bottom="0.0598in" loext:contextual-spacing="false" fo:text-indent="0in" style:auto-text-indent="false"/>
      <style:text-properties style:font-name="Arial2" fo:font-weight="normal" style:font-weight-asian="normal" style:font-weight-complex="normal"/>
    </style:style>
    <style:style style:name="P147" style:family="paragraph" style:parent-style-name="Table_20_Contents">
      <style:paragraph-properties fo:margin-top="0.0598in" fo:margin-bottom="0in" loext:contextual-spacing="false"/>
    </style:style>
    <style:style style:name="P148" style:family="paragraph" style:parent-style-name="Text_20_body">
      <style:paragraph-properties fo:margin-left="0.2146in" fo:margin-right="-0.002in" fo:margin-top="0in" fo:margin-bottom="0.1575in" loext:contextual-spacing="false" fo:text-indent="0in" style:auto-text-indent="false">
        <style:tab-stops>
          <style:tab-stop style:position="4.5366in"/>
        </style:tab-stops>
      </style:paragraph-properties>
    </style:style>
    <style:style style:name="P149" style:family="paragraph" style:parent-style-name="Text_20_body">
      <style:paragraph-properties fo:margin-left="0.0028in" fo:margin-right="-0.0028in" fo:margin-top="0in" fo:margin-bottom="0in" loext:contextual-spacing="false" fo:text-align="start" style:justify-single-word="false" fo:text-indent="0in" style:auto-text-indent="false">
        <style:tab-stops>
          <style:tab-stop style:position="2.1228in"/>
        </style:tab-stops>
      </style:paragraph-properties>
    </style:style>
    <style:style style:name="P150" style:family="paragraph" style:parent-style-name="Text_20_body">
      <style:paragraph-properties fo:margin-top="0.1201in" fo:margin-bottom="0.1201in" loext:contextual-spacing="false" fo:text-align="start" style:justify-single-word="false">
        <style:tab-stops>
          <style:tab-stop style:position="2.2083in"/>
        </style:tab-stops>
      </style:paragraph-properties>
    </style:style>
    <style:style style:name="P151" style:family="paragraph" style:parent-style-name="Text_20_body">
      <style:paragraph-properties fo:margin-top="0.1201in" fo:margin-bottom="0.1201in" loext:contextual-spacing="false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style:font-name="Arial2" fo:font-size="10pt" style:font-size-asian="10pt" style:font-size-complex="10pt"/>
    </style:style>
    <style:style style:name="P152" style:family="paragraph" style:parent-style-name="Standard">
      <style:paragraph-properties fo:margin-top="0.1201in" fo:margin-bottom="0.1201in" loext:contextual-spacing="false"/>
      <style:text-properties style:font-name="Times New Roman" fo:font-style="italic" style:font-style-asian="italic" style:font-style-complex="italic"/>
    </style:style>
    <style:style style:name="P153" style:family="paragraph" style:parent-style-name="Text_20_body">
      <style:paragraph-properties fo:margin-top="0in" fo:margin-bottom="0.1201in" loext:contextual-spacing="false"/>
    </style:style>
    <style:style style:name="P154" style:family="paragraph" style:parent-style-name="Text_20_body">
      <style:paragraph-properties fo:margin-top="0in" fo:margin-bottom="0.0598in" loext:contextual-spacing="false"/>
    </style:style>
    <style:style style:name="P155" style:family="paragraph" style:parent-style-name="Text_20_body">
      <style:paragraph-properties fo:margin-left="0.1654in" fo:margin-right="0.0453in" fo:margin-top="0in" fo:margin-bottom="0.0598in" loext:contextual-spacing="false" fo:text-indent="0in" style:auto-text-indent="false">
        <style:tab-stops>
          <style:tab-stop style:position="0.3299in"/>
        </style:tab-stops>
      </style:paragraph-properties>
    </style:style>
    <style:style style:name="P156" style:family="paragraph" style:parent-style-name="Text_20_body">
      <style:paragraph-properties fo:margin-top="0in" fo:margin-bottom="0.1402in" loext:contextual-spacing="false"/>
    </style:style>
    <style:style style:name="P157" style:family="paragraph" style:parent-style-name="Contents_20_4">
      <style:paragraph-properties>
        <style:tab-stops>
          <style:tab-stop style:position="1.1in"/>
          <style:tab-stop style:position="7.7791in" style:type="right" style:leader-style="dotted" style:leader-text="."/>
        </style:tab-stops>
      </style:paragraph-properties>
    </style:style>
    <style:style style:name="P158" style:family="paragraph" style:parent-style-name="Contents_20_3">
      <style:paragraph-properties>
        <style:tab-stops>
          <style:tab-stop style:position="6.939in" style:type="right" style:leader-style="dotted" style:leader-text="."/>
        </style:tab-stops>
      </style:paragraph-properties>
    </style:style>
    <style:style style:name="P159" style:family="paragraph" style:parent-style-name="Contents_20_1">
      <style:paragraph-properties>
        <style:tab-stops>
          <style:tab-stop style:position="0.35in"/>
          <style:tab-stop style:position="7.7791in" style:type="right" style:leader-style="dotted" style:leader-text="."/>
        </style:tab-stops>
      </style:paragraph-properties>
    </style:style>
    <style:style style:name="P160" style:family="paragraph" style:parent-style-name="Contents_20_2">
      <style:paragraph-properties>
        <style:tab-stops>
          <style:tab-stop style:position="0.4035in"/>
          <style:tab-stop style:position="7.5827in" style:type="right" style:leader-style="dotted" style:leader-text="."/>
        </style:tab-stops>
      </style:paragraph-properties>
    </style:style>
    <style:style style:name="P161" style:family="paragraph" style:parent-style-name="Standard" style:list-style-name="L2"/>
    <style:style style:name="P162" style:family="paragraph" style:parent-style-name="Standard" style:list-style-name="L3"/>
    <style:style style:name="P163" style:family="paragraph" style:parent-style-name="Standard" style:list-style-name="L5">
      <style:paragraph-properties fo:margin-top="0in" fo:margin-bottom="0.0783in" loext:contextual-spacing="false"/>
    </style:style>
    <style:style style:name="P164" style:family="paragraph" style:parent-style-name="Text_20_body" style:list-style-name="L1"/>
    <style:style style:name="P165" style:family="paragraph" style:parent-style-name="Text_20_body" style:list-style-name="L2"/>
    <style:style style:name="P166" style:family="paragraph" style:parent-style-name="Text_20_body" style:list-style-name="L2">
      <style:paragraph-properties>
        <style:tab-stops>
          <style:tab-stop style:position="4.5654in"/>
        </style:tab-stops>
      </style:paragraph-properties>
    </style:style>
    <style:style style:name="P167" style:family="paragraph" style:parent-style-name="Text_20_body" style:list-style-name="L2">
      <style:paragraph-properties>
        <style:tab-stops>
          <style:tab-stop style:position="4.4626in"/>
        </style:tab-stops>
      </style:paragraph-properties>
    </style:style>
    <style:style style:name="P168" style:family="paragraph" style:parent-style-name="Text_20_body" style:list-style-name="L2">
      <style:paragraph-properties>
        <style:tab-stops>
          <style:tab-stop style:position="2.5217in"/>
        </style:tab-stops>
      </style:paragraph-properties>
    </style:style>
    <style:style style:name="P169" style:family="paragraph" style:parent-style-name="Text_20_body" style:list-style-name="L2">
      <style:paragraph-properties>
        <style:tab-stops>
          <style:tab-stop style:position="1.9398in"/>
        </style:tab-stops>
      </style:paragraph-properties>
    </style:style>
    <style:style style:name="P170" style:family="paragraph" style:parent-style-name="Text_20_body" style:list-style-name="L4"/>
    <style:style style:name="P171" style:family="paragraph" style:parent-style-name="Text_20_body">
      <style:text-properties style:font-name="Arial2" fo:font-size="10pt" fo:font-style="normal" fo:font-weight="normal" officeooo:paragraph-rsid="0003b76b" style:font-size-asian="10pt" style:font-style-asian="normal" style:font-weight-asian="normal" style:font-size-complex="10pt" style:font-style-complex="normal" style:font-weight-complex="normal"/>
    </style:style>
    <style:style style:name="P172" style:family="paragraph" style:parent-style-name="Text_20_body" style:list-style-name="L6"/>
    <style:style style:name="P173" style:family="paragraph" style:parent-style-name="Text_20_body" style:list-style-name="L7"/>
    <style:style style:name="P174" style:family="paragraph" style:parent-style-name="Text_20_body" style:list-style-name="L2">
      <style:paragraph-properties fo:margin-left="0.3929in" fo:margin-right="0in" fo:margin-top="0.1575in" fo:margin-bottom="0.0783in" loext:contextual-spacing="false" fo:text-indent="-0.1819in" style:auto-text-indent="false">
        <style:tab-stops>
          <style:tab-stop style:position="0.0181in"/>
        </style:tab-stops>
      </style:paragraph-properties>
    </style:style>
    <style:style style:name="P175" style:family="paragraph" style:parent-style-name="Text_20_body" style:list-style-name="L2">
      <style:paragraph-properties fo:margin-left="0.3929in" fo:margin-right="0in" fo:text-indent="-0.1819in" style:auto-text-indent="false">
        <style:tab-stops>
          <style:tab-stop style:position="0.0181in"/>
        </style:tab-stops>
      </style:paragraph-properties>
    </style:style>
    <style:style style:name="P176" style:family="paragraph" style:parent-style-name="Text_20_body" style:list-style-name="L2">
      <style:paragraph-properties fo:margin-left="0.3929in" fo:margin-right="0in" fo:text-indent="-0.1819in" style:auto-text-indent="false">
        <style:tab-stops>
          <style:tab-stop style:position="0.0181in"/>
        </style:tab-stops>
      </style:paragraph-properties>
      <style:text-properties style:font-name="Arial2"/>
    </style:style>
    <style:style style:name="P177" style:family="paragraph" style:parent-style-name="Text_20_body" style:list-style-name="L2">
      <style:paragraph-properties fo:margin-top="0in" fo:margin-bottom="0.0783in" loext:contextual-spacing="false">
        <style:tab-stops>
          <style:tab-stop style:position="4.5654in"/>
        </style:tab-stops>
      </style:paragraph-properties>
    </style:style>
    <style:style style:name="P178" style:family="paragraph" style:parent-style-name="Text_20_body" style:list-style-name="L2">
      <style:paragraph-properties fo:margin-top="0in" fo:margin-bottom="0.1575in" loext:contextual-spacing="false">
        <style:tab-stops>
          <style:tab-stop style:position="4.5366in"/>
        </style:tab-stops>
      </style:paragraph-properties>
    </style:style>
    <style:style style:name="P179" style:family="paragraph" style:parent-style-name="Text_20_body" style:list-style-name="L2">
      <style:paragraph-properties fo:margin-top="0.1575in" fo:margin-bottom="0.0783in" loext:contextual-spacing="false"/>
    </style:style>
    <style:style style:name="P180" style:family="paragraph" style:parent-style-name="Text_20_body" style:list-style-name="L2">
      <style:paragraph-properties fo:margin-top="0in" fo:margin-bottom="0.0799in" loext:contextual-spacing="false">
        <style:tab-stops>
          <style:tab-stop style:position="1.0811in"/>
          <style:tab-stop style:position="3.9728in"/>
        </style:tab-stops>
      </style:paragraph-properties>
    </style:style>
    <style:style style:name="P181" style:family="paragraph" style:parent-style-name="Text_20_body" style:list-style-name="L3">
      <style:paragraph-properties fo:margin-left="0.4953in" fo:margin-right="0in" fo:margin-top="0in" fo:margin-bottom="0in" loext:contextual-spacing="false" fo:text-align="start" style:justify-single-word="false" fo:text-indent="-0.1992in" style:auto-text-indent="false">
        <style:tab-stops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82" style:family="paragraph" style:parent-style-name="Text_20_body" style:list-style-name="L3">
      <style:paragraph-properties fo:margin-left="0.5126in" fo:margin-right="0in" fo:margin-top="0in" fo:margin-bottom="0in" loext:contextual-spacing="false" fo:text-align="start" style:justify-single-word="false" fo:text-indent="-0.1992in" style:auto-text-indent="false">
        <style:tab-stops/>
      </style:paragraph-properties>
    </style:style>
    <style:style style:name="P183" style:family="paragraph" style:parent-style-name="Heading_20_2">
      <style:text-properties style:font-name="Arial2" fo:font-size="10pt" style:font-size-asian="10pt" style:font-size-complex="10pt"/>
    </style:style>
    <style:style style:name="P184" style:family="paragraph" style:parent-style-name="Heading_20_2">
      <style:text-properties fo:font-style="normal" fo:font-weight="normal" style:font-style-asian="normal" style:font-weight-asian="normal" style:font-style-complex="normal" style:font-weight-complex="normal"/>
    </style:style>
    <style:style style:name="P185" style:family="paragraph" style:parent-style-name="Heading_20_2">
      <style:paragraph-properties fo:break-before="page"/>
    </style:style>
    <style:style style:name="P186" style:family="paragraph" style:parent-style-name="Heading_20_1">
      <style:paragraph-properties fo:break-before="page"/>
    </style:style>
    <style:style style:name="P187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88" style:family="paragraph" style:parent-style-name="Appendix">
      <style:paragraph-properties fo:break-before="page"/>
    </style:style>
    <style:style style:name="P189" style:family="paragraph" style:parent-style-name="Appendix">
      <style:paragraph-properties fo:margin-left="0in" fo:margin-right="0in" fo:text-indent="0in" style:auto-text-indent="false" fo:break-before="page"/>
    </style:style>
    <style:style style:name="P190" style:family="paragraph" style:parent-style-name="Heading_20_3">
      <style:paragraph-properties fo:break-before="page"/>
    </style:style>
    <style:style style:name="P191" style:family="paragraph">
      <loext:graphic-properties draw:fill="hatch" draw:fill-hatch-name="Blue_20_Crossed_20_0_20_Degrees"/>
      <style:paragraph-properties fo:text-align="center"/>
    </style:style>
    <style:style style:name="P192" style:family="paragraph">
      <style:paragraph-properties fo:text-align="center"/>
    </style:style>
    <style:style style:name="P193" style:family="paragraph">
      <loext:graphic-properties draw:fill-color="#ffffff"/>
      <style:paragraph-properties fo:text-align="center"/>
      <style:text-properties style:font-name="Tahoma" fo:font-size="24pt" fo:letter-spacing="0.0157in" fo:font-weight="normal" style:letter-kerning="false" style:font-size-asian="24pt" style:font-weight-asian="normal" style:font-size-complex="24pt" style:font-weight-complex="normal"/>
    </style:style>
    <style:style style:name="P194" style:family="paragraph">
      <loext:graphic-properties draw:fill="solid" draw:fill-color="#ffffff"/>
      <style:text-properties fo:font-size="12pt"/>
    </style:style>
    <style:style style:name="T1" style:family="text">
      <style:text-properties officeooo:rsid="0003b76b"/>
    </style:style>
    <style:style style:name="T2" style:family="text">
      <style:text-properties fo:font-style="italic" fo:font-weight="bold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6dc91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style:use-window-font-color="true" style:font-name="Arial2"/>
    </style:style>
    <style:style style:name="T10" style:family="text">
      <style:text-properties style:use-window-font-color="true" style:font-name="Arial2" fo:font-size="10pt" style:font-size-asian="10pt" style:font-size-complex="10pt"/>
    </style:style>
    <style:style style:name="T11" style:family="text">
      <style:text-properties style:use-window-font-color="true" style:font-name="Arial2" fo:font-size="10pt" style:font-size-asian="10pt" style:font-name-complex="Arial2" style:font-size-complex="10pt"/>
    </style:style>
    <style:style style:name="T12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3" style:family="text">
      <style:text-properties style:use-window-font-color="true" style:font-name="Arial2" fo:font-weight="bold"/>
    </style:style>
    <style:style style:name="T14" style:family="text">
      <style:text-properties style:use-window-font-color="true" style:font-name="Arial2" fo:font-weight="bold" style:font-weight-asian="bold" style:font-weight-complex="bold"/>
    </style:style>
    <style:style style:name="T15" style:family="text">
      <style:text-properties style:use-window-font-color="true" style:font-name="Arial2" fo:font-weight="bold" style:font-weight-asian="normal" style:font-weight-complex="normal"/>
    </style:style>
    <style:style style:name="T16" style:family="text">
      <style:text-properties style:use-window-font-color="true" style:font-name="Arial2" fo:font-weight="normal" style:font-weight-asian="normal" style:font-weight-complex="normal"/>
    </style:style>
    <style:style style:name="T17" style:family="text">
      <style:text-properties style:use-window-font-color="true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18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use-window-font-color="true" style:font-name="Arial2" fo:font-style="normal" style:font-style-asian="normal" style:font-style-complex="normal"/>
    </style:style>
    <style:style style:name="T20" style:family="text">
      <style:text-properties style:use-window-font-color="true" style:font-name="Arial2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use-window-font-color="true" style:font-name-complex="Arial2"/>
    </style:style>
    <style:style style:name="T22" style:family="text">
      <style:text-properties style:use-window-font-color="true" style:font-name="Courier New" fo:font-weight="bold" style:font-weight-asian="bold" style:font-weight-complex="bold"/>
    </style:style>
    <style:style style:name="T23" style:family="text">
      <style:text-properties style:use-window-font-color="true" style:font-name="Courier New" fo:font-weight="bold" style:font-name-asian="TimesNewRomanPS-ItalicMT" style:font-size-asian="10pt" style:font-weight-asian="bold" style:font-name-complex="TimesNewRomanPS-ItalicMT" style:font-size-complex="10pt" style:font-weight-complex="bold"/>
    </style:style>
    <style:style style:name="T24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5" style:family="text">
      <style:text-properties style:use-window-font-color="true" style:font-name="Courier New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T26" style:family="text">
      <style:text-properties style:use-window-font-color="true"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use-window-font-color="true" style:font-name="Courier New" fo:font-size="10pt" fo:font-style="normal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8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9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30" style:family="text">
      <style:text-properties style:use-window-font-color="true" style:font-name="Courier New" fo:font-size="10pt" style:text-underline-style="none" fo:font-weight="bold" style:font-size-asian="10.5pt" style:font-weight-asian="bold" style:font-weight-complex="bold"/>
    </style:style>
    <style:style style:name="T31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32" style:family="text">
      <style:text-properties style:use-window-font-color="true" style:font-name="Courier New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style:use-window-font-color="true" style:text-position="-33% 70%" fo:font-style="normal" style:font-size-asian="12pt" style:font-style-asian="normal" style:font-size-complex="13.8000001907349pt" style:font-style-complex="normal"/>
    </style:style>
    <style:style style:name="T34" style:family="text">
      <style:text-properties style:use-window-font-color="true" style:text-position="-33% 70%" fo:font-size="7pt" fo:font-style="normal" style:font-size-asian="7pt" style:font-style-asian="normal" style:font-size-complex="7pt" style:font-style-complex="normal"/>
    </style:style>
    <style:style style:name="T35" style:family="text">
      <style:text-properties style:use-window-font-color="true" style:text-position="-33% 70%" fo:font-size="5pt" fo:font-style="normal" style:font-size-asian="5pt" style:font-style-asian="normal" style:font-size-complex="5pt" style:font-style-complex="normal"/>
    </style:style>
    <style:style style:name="T36" style:family="text">
      <style:text-properties fo:font-weight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name-asian="Arial2" style:font-weight-asian="bold" style:font-name-complex="Arial2" style:font-weight-complex="bold"/>
    </style:style>
    <style:style style:name="T39" style:family="text">
      <style:text-properties fo:font-weight="bold" style:font-weight-asian="normal" style:font-weight-complex="normal"/>
    </style:style>
    <style:style style:name="T40" style:family="text">
      <style:text-properties style:font-name="Arial2"/>
    </style:style>
    <style:style style:name="T41" style:family="text">
      <style:text-properties style:font-name="Arial2" fo:font-size="10pt" style:font-size-asian="10pt" style:font-size-complex="10pt"/>
    </style:style>
    <style:style style:name="T42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43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font-name="Arial2" fo:font-size="10pt" fo:font-style="normal" fo:font-weight="normal" style:font-size-asian="10pt" style:font-weight-asian="normal" style:font-size-complex="10pt" style:font-weight-complex="normal"/>
    </style:style>
    <style:style style:name="T46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47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style:font-name="Arial2" fo:font-size="10pt" fo:font-style="normal" fo:font-weight="bold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font-name="Arial2" fo:font-size="10pt" fo:font-style="normal" fo:font-weight="bold" style:font-size-asian="10pt" style:font-style-asian="normal" style:font-size-complex="10pt" style:font-style-complex="normal"/>
    </style:style>
    <style:style style:name="T50" style:family="text">
      <style:text-properties style:font-name="Arial2" fo:font-size="10pt" fo:font-style="normal" fo:font-weight="bold" style:font-size-asian="10pt" style:font-weight-asian="normal" style:font-size-complex="10pt" style:font-weight-complex="normal"/>
    </style:style>
    <style:style style:name="T51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2" style:family="text">
      <style:text-properties style:font-name="Arial2" fo:font-size="10pt" fo:font-weight="normal" style:font-size-asian="10pt" style:font-weight-asian="bold" style:font-size-complex="10pt" style:font-weight-complex="bold"/>
    </style:style>
    <style:style style:name="T53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4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5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56" style:family="text">
      <style:text-properties style:font-name="Arial2" fo:font-size="10pt" fo:font-weight="bold" style:font-size-asian="10pt" style:font-weight-asian="normal" style:font-size-complex="10pt" style:font-weight-complex="normal"/>
    </style:style>
    <style:style style:name="T57" style:family="text">
      <style:text-properties style:font-name="Arial2" fo:font-size="10pt" style:font-name-asian="HJLJEC+TimesNewRomanPSMT" style:font-size-asian="10pt" style:font-name-complex="HJLJEC+TimesNewRomanPSMT" style:font-size-complex="10pt"/>
    </style:style>
    <style:style style:name="T58" style:family="text">
      <style:text-properties style:font-name="Arial2" fo:font-style="normal" style:font-style-asian="normal" style:font-style-complex="normal"/>
    </style:style>
    <style:style style:name="T59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style:font-name="Arial2" fo:font-style="normal" fo:font-weight="normal" officeooo:rsid="0003b76b" style:font-style-asian="normal" style:font-weight-asian="normal" style:font-style-complex="normal" style:font-weight-complex="normal"/>
    </style:style>
    <style:style style:name="T61" style:family="text">
      <style:text-properties style:font-name="Arial2" fo:font-style="normal" fo:font-weight="bold" style:font-style-asian="normal" style:font-weight-asian="normal" style:font-style-complex="normal" style:font-weight-complex="normal"/>
    </style:style>
    <style:style style:name="T62" style:family="text">
      <style:text-properties style:font-name="Arial2" fo:font-style="normal" fo:font-weight="bold" style:font-style-asian="normal" style:font-style-complex="normal"/>
    </style:style>
    <style:style style:name="T63" style:family="text">
      <style:text-properties style:font-name="Arial2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style:font-name="Arial2" fo:font-style="italic" style:font-style-asian="italic" style:font-style-complex="italic"/>
    </style:style>
    <style:style style:name="T65" style:family="text">
      <style:text-properties style:font-name="Arial2" fo:font-style="italic" style:font-style-asian="italic" style:font-weight-asian="normal" style:font-style-complex="italic" style:font-weight-complex="normal"/>
    </style:style>
    <style:style style:name="T66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style:font-name="Arial2" fo:font-weight="normal" style:font-weight-asian="normal" style:font-weight-complex="normal"/>
    </style:style>
    <style:style style:name="T68" style:family="text">
      <style:text-properties style:font-name="Arial2" fo:font-size="4pt" style:font-size-asian="4pt" style:font-size-complex="4pt"/>
    </style:style>
    <style:style style:name="T69" style:family="text">
      <style:text-properties style:font-name="Arial2" fo:font-weight="bold" style:font-weight-asian="normal" style:font-weight-complex="normal"/>
    </style:style>
    <style:style style:name="T70" style:family="text">
      <style:text-properties style:font-name="Arial2" fo:font-size="7pt" fo:font-weight="normal" style:font-size-asian="7pt" style:font-weight-asian="normal" style:font-size-complex="7pt" style:font-weight-complex="normal"/>
    </style:style>
    <style:style style:name="T71" style:family="text">
      <style:text-properties style:font-name="Arial2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72" style:family="text">
      <style:text-properties style:font-name-asian="Arial2" style:font-name-complex="Arial2"/>
    </style:style>
    <style:style style:name="T73" style:family="text">
      <style:text-properties fo:font-size="4pt" style:font-size-asian="4pt" style:font-size-complex="4pt"/>
    </style:style>
    <style:style style:name="T74" style:family="text">
      <style:text-properties fo:font-size="4pt" style:font-name-asian="Arial2" style:font-size-asian="4pt" style:font-name-complex="Arial2" style:font-size-complex="4pt"/>
    </style:style>
    <style:style style:name="T75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fo:font-weight="bold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style:font-style-asian="normal" style:font-style-complex="normal"/>
    </style:style>
    <style:style style:name="T80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bold" style:font-weight-asian="normal" style:font-weight-complex="normal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style:font-style-asian="normal" style:font-weight-asian="bold" style:font-style-complex="normal" style:font-weight-complex="bold"/>
    </style:style>
    <style:style style:name="T84" style:family="text">
      <style:text-properties fo:font-style="normal" fo:font-weight="normal" style:font-weight-asian="normal" style:font-weight-complex="normal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style:font-name-asian="Arial2" style:font-weight-asian="normal" style:font-name-complex="Arial2" style:font-weight-complex="normal"/>
    </style:style>
    <style:style style:name="T87" style:family="text">
      <style:text-properties fo:font-weight="normal" style:font-weight-asian="bold" style:font-weight-complex="bold"/>
    </style:style>
    <style:style style:name="T88" style:family="text">
      <style:text-properties style:font-name="Courier New" fo:font-weight="bold" style:font-weight-asian="bold" style:font-weight-complex="bold"/>
    </style:style>
    <style:style style:name="T89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90" style:family="text">
      <style:text-properties style:font-name="Courier New" fo:font-weight="bold" style:font-size-asian="10pt" style:font-weight-asian="bold" style:font-size-complex="10pt" style:font-weight-complex="bold"/>
    </style:style>
    <style:style style:name="T91" style:family="text">
      <style:text-properties style:font-name="Courier New" fo:font-weight="bold" style:font-size-asian="10pt" style:font-weight-asian="bold" style:font-name-complex="Arial2" style:font-size-complex="10pt" style:font-weight-complex="bold"/>
    </style:style>
    <style:style style:name="T92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3" style:family="text">
      <style:text-properties style:font-name="Courier New" fo:font-size="10pt" fo:font-style="normal" fo:font-weight="bold" style:font-size-asian="10pt" style:font-weight-asian="bold" style:font-size-complex="10pt" style:font-weight-complex="bold"/>
    </style:style>
    <style:style style:name="T94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96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style:font-name="Courier New" fo:font-style="normal" fo:font-weight="bold" officeooo:rsid="0003b76b" style:font-style-asian="normal" style:font-weight-asian="bold" style:font-style-complex="normal" style:font-weight-complex="bold"/>
    </style:style>
    <style:style style:name="T98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9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100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101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102" style:family="text">
      <style:text-properties fo:color="#5c8526" style:font-name="Arial2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103" style:family="text">
      <style:text-properties fo:font-variant="normal" fo:text-transform="none"/>
    </style:style>
    <style:style style:name="T104" style:family="text">
      <style:text-properties fo:font-variant="normal" fo:text-transform="none" style:font-name="Arial2" fo:font-size="10pt" fo:font-weight="normal" style:font-size-asian="10pt" style:font-weight-asian="normal" style:font-size-complex="10pt" style:font-weight-complex="normal"/>
    </style:style>
    <style:style style:name="T105" style:family="text">
      <style:text-properties fo:font-variant="normal" fo:text-transform="none" style:use-window-font-color="true" fo:letter-spacing="normal" fo:font-style="normal" fo:font-weight="normal" style:font-weight-asian="normal" style:font-name-complex="Arial2" style:font-weight-complex="normal"/>
    </style:style>
    <style:style style:name="T106" style:family="text">
      <style:text-properties fo:font-variant="normal" fo:text-transform="none" style:use-window-font-color="true" style:font-name="Arial2" fo:font-size="10pt" fo:letter-spacing="normal" style:font-size-asian="10pt" style:font-name-complex="Arial2" style:font-size-complex="10pt"/>
    </style:style>
    <style:style style:name="T107" style:family="text">
      <style:text-properties fo:font-variant="normal" fo:text-transform="none" style:use-window-font-color="true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08" style:family="text">
      <style:text-properties fo:font-variant="normal" fo:text-transform="none" fo:color="#000000" fo:letter-spacing="normal"/>
    </style:style>
    <style:style style:name="T109" style:family="text">
      <style:text-properties fo:font-variant="normal" fo:text-transform="none" fo:color="#000000" fo:letter-spacing="normal" style:font-name-complex="Arial2"/>
    </style:style>
    <style:style style:name="T110" style:family="text">
      <style:text-properties fo:font-variant="normal" fo:text-transform="none" fo:color="#000000" fo:letter-spacing="normal" fo:font-style="normal" fo:font-weight="normal"/>
    </style:style>
    <style:style style:name="T111" style:family="text">
      <style:text-properties fo:font-variant="normal" fo:text-transform="none" fo:color="#000000" fo:letter-spacing="normal" fo:font-style="normal" fo:font-weight="normal" style:font-name-complex="Arial2"/>
    </style:style>
    <style:style style:name="T112" style:family="text">
      <style:text-properties fo:font-variant="normal" fo:text-transform="none" fo:color="#000000" style:font-name="Arial2" fo:font-size="10pt" fo:letter-spacing="normal" style:text-underline-style="none" style:font-size-asian="10pt" style:font-name-complex="Arial2" style:font-size-complex="10pt"/>
    </style:style>
    <style:style style:name="T113" style:family="text">
      <style:text-properties fo:font-variant="normal" fo:text-transform="none" fo:color="#00000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14" style:family="text">
      <style:text-properties fo:font-variant="normal" fo:text-transform="none" fo:color="#000000" style:font-name="Arial2" fo:font-size="10pt" fo:letter-spacing="normal" fo:font-style="normal" fo:font-weight="normal" style:font-size-asian="10pt" style:font-name-complex="Arial2" style:font-size-complex="10pt"/>
    </style:style>
    <style:style style:name="T115" style:family="text">
      <style:text-properties fo:font-variant="normal" fo:text-transform="none" fo:color="#000000" style:font-name="Arial2" fo:font-size="10pt" fo:letter-spacing="normal" style:font-size-asian="10pt" style:font-name-complex="Arial2" style:font-size-complex="10pt"/>
    </style:style>
    <style:style style:name="T116" style:family="text">
      <style:text-properties fo:font-variant="normal" fo:text-transform="none" fo:color="#000000" style:font-name="Arial2" fo:letter-spacing="normal" style:font-name-complex="Arial2"/>
    </style:style>
    <style:style style:name="T117" style:family="text">
      <style:text-properties fo:font-variant="normal" fo:text-transform="none" fo:color="#000000" style:font-name="Arial2" fo:letter-spacing="normal" fo:font-style="normal" fo:font-weight="normal" style:font-name-complex="Arial2"/>
    </style:style>
    <style:style style:name="T118" style:family="text">
      <style:text-properties fo:font-variant="normal" fo:text-transform="none" fo:color="#000000" style:font-name="Times New Roman" fo:letter-spacing="normal" fo:font-style="normal" fo:font-weight="normal" style:font-style-asian="italic" style:font-name-complex="Arial2" style:font-style-complex="italic"/>
    </style:style>
    <style:style style:name="T119" style:family="text">
      <style:text-properties fo:font-variant="normal" fo:text-transform="none" fo:color="#000000" style:font-name="Times New Roman" fo:letter-spacing="normal" fo:font-style="italic" fo:font-weight="normal" style:font-style-asian="italic" style:font-name-complex="Arial2" style:font-style-complex="italic"/>
    </style:style>
    <style:style style:name="T120" style:family="text">
      <style:text-properties fo:font-variant="normal" fo:text-transform="none" fo:color="#606060" fo:letter-spacing="normal" fo:font-style="normal" fo:font-weight="normal" style:font-name-complex="Arial2"/>
    </style:style>
    <style:style style:name="T121" style:family="text">
      <style:text-properties fo:font-variant="normal" fo:text-transform="none" fo:color="#606060" style:font-name="Arial2" fo:font-size="10pt" fo:letter-spacing="normal" fo:font-style="normal" fo:font-weight="normal" style:font-size-asian="10pt" style:font-name-complex="Arial2" style:font-size-complex="10pt"/>
    </style:style>
    <style:style style:name="T122" style:family="text">
      <style:text-properties fo:font-variant="normal" fo:text-transform="none" fo:color="#606060" style:font-name="Arial2" fo:letter-spacing="normal" fo:font-style="normal" fo:font-weight="normal" style:font-name-complex="Arial2"/>
    </style:style>
    <style:style style:name="T123" style:family="text">
      <style:text-properties fo:font-variant="normal" fo:text-transform="none" fo:color="#c00000" fo:letter-spacing="normal" fo:font-style="normal" fo:font-weight="normal"/>
    </style:style>
    <style:style style:name="T124" style:family="text">
      <style:text-properties fo:font-variant="normal" fo:text-transform="none" fo:color="#c00000" fo:letter-spacing="normal" fo:font-style="normal" fo:font-weight="normal" style:font-name-complex="Arial2"/>
    </style:style>
    <style:style style:name="T125" style:family="text">
      <style:text-properties fo:font-variant="normal" fo:text-transform="none" fo:color="#c0000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26" style:family="text">
      <style:text-properties fo:font-variant="normal" fo:text-transform="none" fo:color="#c00000" style:font-name="Arial2" fo:font-size="10pt" fo:letter-spacing="normal" fo:font-style="normal" fo:font-weight="normal" style:font-size-asian="10pt" style:font-name-complex="Arial2" style:font-size-complex="10pt"/>
    </style:style>
    <style:style style:name="T127" style:family="text">
      <style:text-properties fo:font-variant="normal" fo:text-transform="none" fo:color="#c00000" style:font-name="Arial2" fo:letter-spacing="normal" fo:font-style="normal" fo:font-weight="normal" style:font-name-complex="Arial2"/>
    </style:style>
    <style:style style:name="T128" style:family="text">
      <style:text-properties fo:font-variant="normal" fo:text-transform="none" fo:color="#0000c0" fo:letter-spacing="normal" fo:font-style="normal" fo:font-weight="normal"/>
    </style:style>
    <style:style style:name="T129" style:family="text">
      <style:text-properties fo:font-variant="normal" fo:text-transform="none" fo:color="#0000c0" fo:letter-spacing="normal" fo:font-style="normal" fo:font-weight="normal" style:font-name-complex="Arial2"/>
    </style:style>
    <style:style style:name="T130" style:family="text">
      <style:text-properties fo:font-variant="normal" fo:text-transform="none" fo:color="#0000c0" style:font-name="Arial2" fo:letter-spacing="normal" fo:font-style="normal" fo:font-weight="normal" style:font-size-asian="10pt" style:font-name-complex="Arial2" style:font-size-complex="10pt"/>
    </style:style>
    <style:style style:name="T131" style:family="text">
      <style:text-properties fo:font-variant="normal" fo:text-transform="none" fo:color="#0000c0" style:font-name="Arial2" fo:letter-spacing="normal" fo:font-style="normal" fo:font-weight="normal" style:font-name-complex="Arial2"/>
    </style:style>
    <style:style style:name="T132" style:family="text">
      <style:text-properties fo:font-variant="normal" fo:text-transform="none" fo:color="#0000c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33" style:family="text">
      <style:text-properties fo:font-variant="normal" fo:text-transform="none" fo:color="#0000c0" style:font-name="Arial2" fo:font-size="10pt" fo:letter-spacing="normal" fo:font-style="normal" fo:font-weight="normal" style:font-size-asian="10pt" style:font-name-complex="Arial2" style:font-size-complex="10pt"/>
    </style:style>
    <style:style style:name="T134" style:family="text">
      <style:text-properties fo:font-variant="normal" fo:text-transform="none" fo:color="#008000" fo:letter-spacing="normal" fo:font-style="normal" fo:font-weight="normal" style:font-name-complex="Arial2"/>
    </style:style>
    <style:style style:name="T135" style:family="text">
      <style:text-properties fo:font-variant="normal" fo:text-transform="none" fo:color="#008000" style:font-name="Arial2" fo:letter-spacing="normal" fo:font-style="normal" fo:font-weight="normal" style:font-name-complex="Arial2"/>
    </style:style>
    <style:style style:name="T136" style:family="text">
      <style:text-properties fo:font-variant="normal" fo:text-transform="none" fo:color="#008000" style:font-name="Arial2" fo:font-size="10pt" fo:letter-spacing="normal" fo:font-style="normal" fo:font-weight="normal" style:font-size-asian="10pt" style:font-name-complex="Arial2" style:font-size-complex="10pt"/>
    </style:style>
    <style:style style:name="T137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fo:color="#000000" style:font-name-complex="Arial2"/>
    </style:style>
    <style:style style:name="T139" style:family="text">
      <style:text-properties fo:color="#000000" style:font-name="Arial2" fo:font-size="10pt" style:font-size-asian="10pt" style:font-name-complex="Arial2" style:font-size-complex="10pt"/>
    </style:style>
    <style:style style:name="T140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41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142" style:family="text">
      <style:text-properties fo:color="#000000" style:font-name="Arial2" style:font-name-complex="Arial2"/>
    </style:style>
    <style:style style:name="T143" style:family="text">
      <style:text-properties fo:color="#000000" style:font-name="Courier New" fo:font-size="10pt" fo:font-style="normal" fo:font-weight="bold" style:font-name-asian="Monospace" style:font-size-asian="10pt" style:font-style-asian="normal" style:font-weight-asian="bold" style:font-name-complex="Arial2" style:font-size-complex="10pt" style:font-style-complex="normal" style:font-weight-complex="bold"/>
    </style:style>
    <style:style style:name="T144" style:family="text">
      <style:text-properties fo:color="#000000" style:font-name="Times New Roman" fo:font-size="10pt" fo:font-style="italic" style:font-size-asian="10pt" style:font-style-asian="italic" style:font-name-complex="Arial2" style:font-size-complex="10pt" style:font-style-complex="italic"/>
    </style:style>
    <style:style style:name="T145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46" style:family="text">
      <style:text-properties style:font-name="Verdana" fo:font-size="10pt" style:font-size-asian="12.0500001907349pt" style:font-size-complex="13.8000001907349pt"/>
    </style:style>
    <style:style style:name="T147" style:family="text">
      <style:text-properties style:font-name="Verdana" fo:font-size="10pt" fo:font-style="normal" style:font-size-asian="12.0500001907349pt" style:font-style-asian="normal" style:font-size-complex="13.8000001907349pt" style:font-style-complex="normal"/>
    </style:style>
    <style:style style:name="T148" style:family="text">
      <style:text-properties style:font-name="Arial" fo:font-weight="bold" style:font-weight-asian="bold" style:font-weight-complex="bold"/>
    </style:style>
    <style:style style:name="T149" style:family="text">
      <style:text-properties style:font-name="Arial" fo:font-size="10pt" style:font-size-asian="10.5pt"/>
    </style:style>
    <style:style style:name="T150" style:family="text">
      <style:text-properties style:font-name="Arial" fo:font-size="10pt" fo:font-style="normal" fo:font-weight="normal" style:font-size-asian="10.5pt" style:font-weight-asian="normal" style:font-size-complex="10pt" style:font-weight-complex="normal"/>
    </style:style>
    <style:style style:name="T151" style:family="text"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152" style:family="text">
      <style:text-properties style:font-name="Arial" fo:font-style="normal" fo:font-weight="bold" style:font-name-asian="DejaVu Sans" style:font-style-asian="normal" style:font-weight-asian="bold" style:font-name-complex="DejaVu Sans" style:font-style-complex="normal" style:font-weight-complex="bold"/>
    </style:style>
    <style:style style:name="T153" style:family="text">
      <style:text-properties style:font-name="Arial3" fo:font-style="italic" style:font-name-asian="Arial3" style:font-style-asian="italic" style:font-name-complex="Arial3" style:font-style-complex="italic"/>
    </style:style>
    <style:style style:name="T154" style:family="text">
      <style:text-properties style:text-position="-33% 58%" fo:font-size="5pt" fo:font-style="normal" style:font-size-asian="5pt" style:font-style-asian="normal" style:font-size-complex="5pt" style:font-style-complex="normal"/>
    </style:style>
    <style:style style:name="T155" style:family="text">
      <style:text-properties style:font-name="Times New Roman" fo:font-style="italic" style:font-style-asian="italic" style:font-style-complex="italic"/>
    </style:style>
    <style:style style:name="T156" style:family="text">
      <style:text-properties style:font-name="Times New Roman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7" style:family="text">
      <style:text-properties style:font-name="Times New Roman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58" style:family="text">
      <style:text-properties style:font-name="Times New Roman" fo:font-weight="bold" style:font-size-asian="10pt" style:font-weight-asian="bold" style:font-size-complex="10pt" style:font-weight-complex="bold"/>
    </style:style>
    <style:style style:name="T159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60" style:family="text">
      <style:text-properties style:font-size-asian="10pt" style:font-size-complex="10pt"/>
    </style:style>
    <style:style style:name="T161" style:family="text">
      <style:text-properties style:text-position="-39% 70%" style:font-name="Arial2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2" style:family="text">
      <style:text-properties officeooo:rsid="00052c32"/>
    </style:style>
    <style:style style:name="T163" style:family="text"/>
    <style:style style:name="T164" style:family="text">
      <style:text-properties style:font-name="Tahoma" fo:font-size="28pt" fo:letter-spacing="0.0157in" fo:font-weight="normal" style:letter-kerning="false" style:font-size-asian="28pt" style:font-weight-asian="normal" style:font-size-complex="28pt" style:font-weight-complex="normal"/>
    </style:style>
    <style:style style:name="T165" style:family="text">
      <style:text-properties style:font-name="Arial2" fo:font-size="10pt" fo:font-style="italic" style:font-name-complex="Arial2" style:font-size-complex="10pt" style:font-style-complex="italic"/>
    </style:style>
    <style:style style:name="T166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run-through="foreground" style:wrap="run-through" style:number-wrapped-paragraphs="no-limit" style:vertical-pos="from-top" style:vertical-rel="page" style:horizontal-pos="from-left" style:horizontal-rel="page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draw:fill="solid" draw:fill-color="#f3f3f3" draw:opacity="100%" fo:padding="0.0193in" fo:border="0.06pt solid #000000" style:shadow="none" draw:shadow-opacity="100%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fo:background-color="#f1f1f1" style:background-transparency="0%" draw:fill="solid" draw:fill-color="#f1f1f1" draw:opacity="100%" fo:padding="0.0201in" fo:border="0.06pt solid #000000" style:shadow="none" draw:shadow-opacity="100%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937in" fo:text-indent="-0.1972in" fo:margin-left="0.3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61in" draw:marker-start-width="0.161in" draw:marker-end-width="0.161in" draw:fill-color="#ffffff" draw:textarea-horizontal-align="center" draw:textarea-vertical-align="middle" fo:padding-top="0.0075in" fo:padding-bottom="0.0075in" fo:padding-left="0.0075in" fo:padding-right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Line_20_with_20_Fine_20_Dots" svg:stroke-color="#000000" draw:fill="solid" draw:fill-color="#ffffff" fo:min-height="0.2335in" fo:padding-top="0.1in" fo:padding-bottom="0.0783in" fo:padding-left="0.2in" fo:padding-right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marker-start-width="0.1701in" draw:marker-end="Arrow" draw:marker-end-width="0.0598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marker-start="Arrow" draw:marker-start-width="0.0598in" draw:marker-end="" draw:marker-end-width="0.0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098in" draw:marker-start="Arrow" draw:marker-start-width="0.05in" draw:marker-end-width="0.15in" draw:textarea-horizontal-align="center" draw:textarea-vertical-align="middle" fo:padding-top="0.0047in" fo:padding-bottom="0.0047in" fo:padding-left="0.0047in" fo:padding-right="0.0047in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6" text:anchor-type="page" text:anchor-page-number="1" svg:x="1.3283in" svg:y="4.0807in" svg:width="5.4626in" svg:height="4.1445in" draw:z-index="11">
        <draw:object xlink:href="./Object 6" xlink:type="simple" xlink:show="embed" xlink:actuate="onLoad"/>
        <draw:image xlink:href="./ObjectReplacements/Object 6" xlink:type="simple" xlink:show="embed" xlink:actuate="onLoad"/>
        <svg:desc>OLE-object</svg:desc>
      </draw:frame>
      <text:p text:style-name="Contents_20_Heading"><draw:rect text:anchor-type="paragraph" draw:z-index="2" draw:style-name="gr2" draw:text-style-name="P193" svg:width="1.5213in" svg:height="0.4343in" draw:transform="rotate (-0.523598775598299) translate (6.46736111111111in -0.102083333333333in)" draw:corner-radius="0.0783in"><text:p text:style-name="P192"><text:span text:style-name="T164">DRAFT</text:span></text:p></draw:rect><draw:rect text:anchor-type="paragraph" draw:z-index="0" draw:style-name="gr1" draw:text-style-name="P191" svg:width="8.4996in" svg:height="11.0039in" svg:x="-0.7429in" svg:y="0.698in"><text:p/></draw:rect></text:p>
      <text:p text:style-name="Contents_20_Heading"/>
      <text:p text:style-name="Contents_20_Heading"/>
      <text:p text:style-name="P39">SKS (Secure Key Store)</text:p>
      <text:p text:style-name="P39">API and Architecture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draw:frame text:anchor-type="paragraph" draw:z-index="5" draw:style-name="gr3" draw:text-style-name="P194" svg:width="6.3539in" svg:height="0.4122in" svg:x="0.6791in" svg:y="-0.0071in"><draw:text-box><text:p><text:span text:style-name="T165">Disclaimer</text:span><text:span text:style-name="T166">: This is a system in development. <text:s/>That is, the specification may change without notice.</text:span></text:p></draw:text-box></draw:frame></text:p>
      <text:p text:style-name="P38"/>
      <text:table-of-content text:style-name="Sect1" text:protected="true" text:name="Table of Contents2">
        <text:table-of-content-source text:outline-level="10" text:relative-tab-stop-position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ab-stop style:type="left" style:position="0.35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ab-stop style:type="left" style:position="0.6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ab-stop style:type="left" style:position="1.1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P117">Table of Contents</text:p>
          </text:index-title>
          <text:h text:style-name="P159" text:outline-level="1"><text:a xlink:type="simple" xlink:href="#__RefHeading__15221_972012461" text:style-name="Internet_20_link" text:visited-style-name="Internet_20_link">1 <text:s/><text:tab/>Introduction<text:tab/>4</text:a></text:h>
          <text:h text:style-name="P159" text:outline-level="1"><text:a xlink:type="simple" xlink:href="#__RefHeading__249846_2109382754" text:style-name="Internet_20_link" text:visited-style-name="Internet_20_link">2 <text:s/><text:tab/>Core Functionality<text:tab/>4</text:a></text:h>
          <text:p text:style-name="P160"><text:a xlink:type="simple" xlink:href="#__RefHeading__15223_972012461" text:style-name="Internet_20_link" text:visited-style-name="Internet_20_link">2.1<text:tab/>Architecture<text:tab/>4</text:a></text:p>
          <text:p text:style-name="P160"><text:a xlink:type="simple" xlink:href="#__RefHeading__15225_972012461" text:style-name="Internet_20_link" text:visited-style-name="Internet_20_link">2.2<text:tab/>Provisioning API<text:tab/>4</text:a></text:p>
          <text:p text:style-name="P160"><text:a xlink:type="simple" xlink:href="#__RefHeading__15229_972012461" text:style-name="Internet_20_link" text:visited-style-name="Internet_20_link">2.3<text:tab/>User API<text:tab/>5</text:a></text:p>
          <text:p text:style-name="P160"><text:a xlink:type="simple" xlink:href="#__RefHeading__15231_972012461" text:style-name="Internet_20_link" text:visited-style-name="Internet_20_link">2.4<text:tab/>Security Model<text:tab/>5</text:a></text:p>
          <text:p text:style-name="P160"><text:a xlink:type="simple" xlink:href="#__RefHeading__15233_972012461" text:style-name="Internet_20_link" text:visited-style-name="Internet_20_link">2.5<text:tab/>Transaction Based Operation<text:tab/>5</text:a></text:p>
          <text:p text:style-name="P160"><text:a xlink:type="simple" xlink:href="#__RefHeading__32884_823033893" text:style-name="Internet_20_link" text:visited-style-name="Internet_20_link">2.6<text:tab/>Privacy Enabled Provisioning<text:tab/>6</text:a></text:p>
          <text:p text:style-name="P160"><text:a xlink:type="simple" xlink:href="#__RefHeading__16753_976989119" text:style-name="Internet_20_link" text:visited-style-name="Internet_20_link">2.7<text:tab/>Device ID<text:tab/>6</text:a></text:p>
          <text:p text:style-name="P160"><text:a xlink:type="simple" xlink:href="#__RefHeading__177013_2109382754" text:style-name="Internet_20_link" text:visited-style-name="Internet_20_link">2.8<text:tab/>Backward Compatibility<text:tab/>6</text:a></text:p>
          <text:h text:style-name="P159" text:outline-level="1"><text:a xlink:type="simple" xlink:href="#__RefHeading__15235_972012461" text:style-name="Internet_20_link" text:visited-style-name="Internet_20_link">3 <text:s/><text:tab/>Objects<text:tab/>7</text:a></text:h>
          <text:p text:style-name="P160"><text:a xlink:type="simple" xlink:href="#__RefHeading__15237_972012461" text:style-name="Internet_20_link" text:visited-style-name="Internet_20_link">3.1<text:tab/>Key Entries<text:tab/>7</text:a></text:p>
          <text:p text:style-name="P160"><text:a xlink:type="simple" xlink:href="#__RefHeading__15239_972012461" text:style-name="Internet_20_link" text:visited-style-name="Internet_20_link">3.2<text:tab/>PIN and PUK Objects<text:tab/>8</text:a></text:p>
          <text:p text:style-name="P160"><text:a xlink:type="simple" xlink:href="#__RefHeading__15241_972012461" text:style-name="Internet_20_link" text:visited-style-name="Internet_20_link">3.3<text:tab/>Provisioning Objects<text:tab/>8</text:a></text:p>
          <text:h text:style-name="P159" text:outline-level="1"><text:a xlink:type="simple" xlink:href="#__RefHeading__15243_972012461" text:style-name="Internet_20_link" text:visited-style-name="Internet_20_link">4 <text:s/><text:tab/>Algorithm Support<text:tab/>9</text:a></text:h>
          <text:p text:style-name="P160"><text:a xlink:type="simple" xlink:href="#__RefHeading__117184_1298926316" text:style-name="Internet_20_link" text:visited-style-name="Internet_20_link">4.1<text:tab/>Mandatory Algorithms<text:tab/>9</text:a></text:p>
          <text:p text:style-name="P160"><text:a xlink:type="simple" xlink:href="#__RefHeading__117186_1298926316" text:style-name="Internet_20_link" text:visited-style-name="Internet_20_link">4.2<text:tab/>Special Algorithms<text:tab/>10</text:a></text:p>
          <text:p text:style-name="P160"><text:a xlink:type="simple" xlink:href="#__RefHeading__117188_1298926316" text:style-name="Internet_20_link" text:visited-style-name="Internet_20_link">4.3<text:tab/>Optional Algorithms<text:tab/>10</text:a></text:p>
          <text:h text:style-name="P159" text:outline-level="1"><text:a xlink:type="simple" xlink:href="#__RefHeading__15245_972012461" text:style-name="Internet_20_link" text:visited-style-name="Internet_20_link">5 <text:s/><text:tab/>Protection Attributes<text:tab/>11</text:a></text:h>
          <text:p text:style-name="P160"><text:a xlink:type="simple" xlink:href="#__RefHeading__15247_972012461" text:style-name="Internet_20_link" text:visited-style-name="Internet_20_link">5.1<text:tab/>Export Protection<text:tab/>11</text:a></text:p>
          <text:p text:style-name="P160"><text:a xlink:type="simple" xlink:href="#__RefHeading__15249_972012461" text:style-name="Internet_20_link" text:visited-style-name="Internet_20_link">5.2<text:tab/>Delete Protection<text:tab/>11</text:a></text:p>
          <text:p text:style-name="P160"><text:a xlink:type="simple" xlink:href="#__RefHeading__513763_1828343271" text:style-name="Internet_20_link" text:visited-style-name="Internet_20_link">5.3<text:tab/>Biometric Protection<text:tab/>11</text:a></text:p>
          <text:p text:style-name="P160"><text:a xlink:type="simple" xlink:href="#__RefHeading__15251_972012461" text:style-name="Internet_20_link" text:visited-style-name="Internet_20_link">5.4<text:tab/>PIN Input Methods<text:tab/>12</text:a></text:p>
          <text:p text:style-name="P160"><text:a xlink:type="simple" xlink:href="#__RefHeading__15253_972012461" text:style-name="Internet_20_link" text:visited-style-name="Internet_20_link">5.5<text:tab/>PIN Patterns<text:tab/>12</text:a></text:p>
          <text:p text:style-name="P160"><text:a xlink:type="simple" xlink:href="#__RefHeading__15255_972012461" text:style-name="Internet_20_link" text:visited-style-name="Internet_20_link">5.6<text:tab/>PIN and PUK Formats<text:tab/>12</text:a></text:p>
          <text:p text:style-name="P160"><text:a xlink:type="simple" xlink:href="#__RefHeading__15257_972012461" text:style-name="Internet_20_link" text:visited-style-name="Internet_20_link">5.7<text:tab/>PIN Grouping<text:tab/>13</text:a></text:p>
          <text:p text:style-name="P160"><text:a xlink:type="simple" xlink:href="#__RefHeading__15259_972012461" text:style-name="Internet_20_link" text:visited-style-name="Internet_20_link">5.8<text:tab/>Application Usage<text:tab/>13</text:a></text:p>
          <text:h text:style-name="P159" text:outline-level="1"><text:a xlink:type="simple" xlink:href="#__RefHeading__797652_2146041088" text:style-name="Internet_20_link" text:visited-style-name="Internet_20_link">6 <text:s/><text:tab/>Session Security Mechanisms<text:tab/>14</text:a></text:h>
          <text:p text:style-name="P160"><text:a xlink:type="simple" xlink:href="#__RefHeading__15339_972012461" text:style-name="Internet_20_link" text:visited-style-name="Internet_20_link">6.1<text:tab/>Encrypted Data<text:tab/>14</text:a></text:p>
          <text:p text:style-name="P160"><text:a xlink:type="simple" xlink:href="#__RefHeading__15341_972012461" text:style-name="Internet_20_link" text:visited-style-name="Internet_20_link">6.2<text:tab/>MAC Operations<text:tab/>14</text:a></text:p>
          <text:p text:style-name="P160"><text:a xlink:type="simple" xlink:href="#__RefHeading__15343_972012461" text:style-name="Internet_20_link" text:visited-style-name="Internet_20_link">6.3<text:tab/>Attestations<text:tab/>14</text:a></text:p>
          <text:p text:style-name="P160"><text:a xlink:type="simple" xlink:href="#__RefHeading__15345_972012461" text:style-name="Internet_20_link" text:visited-style-name="Internet_20_link">6.4<text:tab/>Target Key Reference<text:tab/>14</text:a></text:p>
          <text:h text:style-name="P159" text:outline-level="1"><text:a xlink:type="simple" xlink:href="#__RefHeading__135131_2109382754" text:style-name="Internet_20_link" text:visited-style-name="Internet_20_link">7 <text:s/><text:tab/>Detailed Operation<text:tab/>15</text:a></text:h>
          <text:p text:style-name="P160"><text:a xlink:type="simple" xlink:href="#__RefHeading__15263_972012461" text:style-name="Internet_20_link" text:visited-style-name="Internet_20_link">7.1<text:tab/>Data Types<text:tab/>15</text:a></text:p>
          <text:p text:style-name="P160"><text:a xlink:type="simple" xlink:href="#__RefHeading__15267_972012461" text:style-name="Internet_20_link" text:visited-style-name="Internet_20_link">7.2<text:tab/>Return Values<text:tab/>16</text:a></text:p>
          <text:p text:style-name="P160"><text:a xlink:type="simple" xlink:href="#__RefHeading__15269_972012461" text:style-name="Internet_20_link" text:visited-style-name="Internet_20_link">7.3<text:tab/>Error Codes<text:tab/>16</text:a></text:p>
          <text:p text:style-name="P160"><text:a xlink:type="simple" xlink:href="#__RefHeading__135133_2109382754" text:style-name="Internet_20_link" text:visited-style-name="Internet_20_link">7.4<text:tab/>Method List<text:tab/>16</text:a></text:p>
          <text:p text:style-name="P158"><text:a xlink:type="simple" xlink:href="#__RefHeading__15271_972012461" text:style-name="Internet_20_link" text:visited-style-name="Internet_20_link">getDeviceInfo [1]<text:tab/>17</text:a></text:p>
          <text:p text:style-name="P158"><text:a xlink:type="simple" xlink:href="#__RefHeading__15273_972012461" text:style-name="Internet_20_link" text:visited-style-name="Internet_20_link">createProvisioningSession [2]<text:tab/>19</text:a></text:p>
          <text:p text:style-name="P158"><text:a xlink:type="simple" xlink:href="#__RefHeading__15275_972012461" text:style-name="Internet_20_link" text:visited-style-name="Internet_20_link">closeProvisioningSession [3]<text:tab/>25</text:a></text:p>
          <text:p text:style-name="P158"><text:soft-page-break/><text:a xlink:type="simple" xlink:href="#__RefHeading__15277_972012461" text:style-name="Internet_20_link" text:visited-style-name="Internet_20_link">enumerateProvisioningSessions [4]<text:tab/>27</text:a></text:p>
          <text:p text:style-name="P158"><text:a xlink:type="simple" xlink:href="#__RefHeading__15279_972012461" text:style-name="Internet_20_link" text:visited-style-name="Internet_20_link">abortProvisioningSession [5]<text:tab/>28</text:a></text:p>
          <text:p text:style-name="P158"><text:a xlink:type="simple" xlink:href="#__RefHeading__16586_1418814329" text:style-name="Internet_20_link" text:visited-style-name="Internet_20_link">updateKeyManagementKey [7]<text:tab/>29</text:a></text:p>
          <text:p text:style-name="P158"><text:a xlink:type="simple" xlink:href="#__RefHeading__15283_972012461" text:style-name="Internet_20_link" text:visited-style-name="Internet_20_link">createPukPolicy [8]<text:tab/>31</text:a></text:p>
          <text:p text:style-name="P158"><text:a xlink:type="simple" xlink:href="#__RefHeading__15285_972012461" text:style-name="Internet_20_link" text:visited-style-name="Internet_20_link">createPinPolicy [9]<text:tab/>32</text:a></text:p>
          <text:p text:style-name="P158"><text:a xlink:type="simple" xlink:href="#__RefHeading__15287_972012461" text:style-name="Internet_20_link" text:visited-style-name="Internet_20_link">createKeyEntry [10]<text:tab/>33</text:a></text:p>
          <text:p text:style-name="P158"><text:a xlink:type="simple" xlink:href="#__RefHeading__15289_972012461" text:style-name="Internet_20_link" text:visited-style-name="Internet_20_link">getKeyHandle [11]<text:tab/>38</text:a></text:p>
          <text:p text:style-name="P158"><text:a xlink:type="simple" xlink:href="#__RefHeading__15291_972012461" text:style-name="Internet_20_link" text:visited-style-name="Internet_20_link">setCertificatePath [12]<text:tab/>39</text:a></text:p>
          <text:p text:style-name="P158"><text:a xlink:type="simple" xlink:href="#__RefHeading__15293_972012461" text:style-name="Internet_20_link" text:visited-style-name="Internet_20_link">importSymmetricKey [13]<text:tab/>41</text:a></text:p>
          <text:p text:style-name="P158"><text:a xlink:type="simple" xlink:href="#__RefHeading__721490_1828343271" text:style-name="Internet_20_link" text:visited-style-name="Internet_20_link">importPrivateKey [14]<text:tab/>44</text:a></text:p>
          <text:p text:style-name="P158"><text:a xlink:type="simple" xlink:href="#__RefHeading__15295_972012461" text:style-name="Internet_20_link" text:visited-style-name="Internet_20_link">addExtension [15]<text:tab/>46</text:a></text:p>
          <text:p text:style-name="P158"><text:a xlink:type="simple" xlink:href="#__RefHeading__15299_972012461" text:style-name="Internet_20_link" text:visited-style-name="Internet_20_link">postDeleteKey [50]<text:tab/>50</text:a></text:p>
          <text:p text:style-name="P158"><text:a xlink:type="simple" xlink:href="#__RefHeading__15301_972012461" text:style-name="Internet_20_link" text:visited-style-name="Internet_20_link">postUnlockKey [51]<text:tab/>52</text:a></text:p>
          <text:p text:style-name="P158"><text:a xlink:type="simple" xlink:href="#__RefHeading__15303_972012461" text:style-name="Internet_20_link" text:visited-style-name="Internet_20_link">postUpdateKey [52]<text:tab/>53</text:a></text:p>
          <text:p text:style-name="P158"><text:a xlink:type="simple" xlink:href="#__RefHeading__15305_972012461" text:style-name="Internet_20_link" text:visited-style-name="Internet_20_link">postCloneKeyProtection [53]<text:tab/>55</text:a></text:p>
          <text:p text:style-name="P158"><text:a xlink:type="simple" xlink:href="#__RefHeading__15307_972012461" text:style-name="Internet_20_link" text:visited-style-name="Internet_20_link">enumerateKeys [70]<text:tab/>57</text:a></text:p>
          <text:p text:style-name="P158"><text:a xlink:type="simple" xlink:href="#__RefHeading__15309_972012461" text:style-name="Internet_20_link" text:visited-style-name="Internet_20_link">getKeyAttributes [71]<text:tab/>58</text:a></text:p>
          <text:p text:style-name="P158"><text:a xlink:type="simple" xlink:href="#__RefHeading__15311_972012461" text:style-name="Internet_20_link" text:visited-style-name="Internet_20_link">getKeyProtectionInfo [72]<text:tab/>59</text:a></text:p>
          <text:p text:style-name="P158"><text:a xlink:type="simple" xlink:href="#__RefHeading__15313_972012461" text:style-name="Internet_20_link" text:visited-style-name="Internet_20_link">getExtension [73]<text:tab/>61</text:a></text:p>
          <text:p text:style-name="P158"><text:a xlink:type="simple" xlink:href="#__RefHeading__15315_972012461" text:style-name="Internet_20_link" text:visited-style-name="Internet_20_link">setProperty [74]<text:tab/>62</text:a></text:p>
          <text:p text:style-name="P158"><text:a xlink:type="simple" xlink:href="#__RefHeading__15317_972012461" text:style-name="Internet_20_link" text:visited-style-name="Internet_20_link">deleteKey [80]<text:tab/>63</text:a></text:p>
          <text:p text:style-name="P158"><text:a xlink:type="simple" xlink:href="#__RefHeading__15319_972012461" text:style-name="Internet_20_link" text:visited-style-name="Internet_20_link">exportKey [81]<text:tab/>64</text:a></text:p>
          <text:p text:style-name="P158"><text:a xlink:type="simple" xlink:href="#__RefHeading__15321_972012461" text:style-name="Internet_20_link" text:visited-style-name="Internet_20_link">unlockKey [82]<text:tab/>65</text:a></text:p>
          <text:p text:style-name="P158"><text:a xlink:type="simple" xlink:href="#__RefHeading__15323_972012461" text:style-name="Internet_20_link" text:visited-style-name="Internet_20_link">changePin [83]<text:tab/>66</text:a></text:p>
          <text:p text:style-name="P158"><text:a xlink:type="simple" xlink:href="#__RefHeading__15325_972012461" text:style-name="Internet_20_link" text:visited-style-name="Internet_20_link">setPin [84]<text:tab/>67</text:a></text:p>
          <text:p text:style-name="P158"><text:a xlink:type="simple" xlink:href="#__RefHeading__685210_1828343271" text:style-name="Internet_20_link" text:visited-style-name="Internet_20_link">updateFirmware [90]<text:tab/>68</text:a></text:p>
          <text:p text:style-name="P158"><text:a xlink:type="simple" xlink:href="#__RefHeading__15327_972012461" text:style-name="Internet_20_link" text:visited-style-name="Internet_20_link">signHashedData [100]<text:tab/>69</text:a></text:p>
          <text:p text:style-name="P158"><text:a xlink:type="simple" xlink:href="#__RefHeading__15329_972012461" text:style-name="Internet_20_link" text:visited-style-name="Internet_20_link">asymmetricKeyDecrypt [101]<text:tab/>70</text:a></text:p>
          <text:p text:style-name="P158"><text:a xlink:type="simple" xlink:href="#__RefHeading__15331_972012461" text:style-name="Internet_20_link" text:visited-style-name="Internet_20_link">keyAgreement [102]<text:tab/>71</text:a></text:p>
          <text:p text:style-name="P158"><text:a xlink:type="simple" xlink:href="#__RefHeading__15333_972012461" text:style-name="Internet_20_link" text:visited-style-name="Internet_20_link">performHmac [103]<text:tab/>72</text:a></text:p>
          <text:p text:style-name="P158"><text:a xlink:type="simple" xlink:href="#__RefHeading__15335_972012461" text:style-name="Internet_20_link" text:visited-style-name="Internet_20_link">symmetricKeyEncrypt [104]<text:tab/>73</text:a></text:p>
          <text:p text:style-name="P157"><text:a xlink:type="simple" xlink:href="#__RefHeading__207023_2146041088" text:style-name="Internet_20_link" text:visited-style-name="Internet_20_link">Appendix A. <text:tab/>KeyGen2 Proxy<text:tab/>74</text:a></text:p>
          <text:p text:style-name="P157"><text:a xlink:type="simple" xlink:href="#__RefHeading__15347_972012461" text:style-name="Internet_20_link" text:visited-style-name="Internet_20_link">Appendix B. <text:tab/>Sample Session<text:tab/>75</text:a></text:p>
          <text:p text:style-name="P157"><text:a xlink:type="simple" xlink:href="#__RefHeading__15349_972012461" text:style-name="Internet_20_link" text:visited-style-name="Internet_20_link">Appendix C. <text:tab/>Reference Implementation<text:tab/>75</text:a></text:p>
          <text:p text:style-name="P157"><text:a xlink:type="simple" xlink:href="#__RefHeading__15351_972012461" text:style-name="Internet_20_link" text:visited-style-name="Internet_20_link">Appendix D. <text:tab/>Remote Key Lookup<text:tab/>76</text:a></text:p>
          <text:p text:style-name="P157"><text:a xlink:type="simple" xlink:href="#__RefHeading__15353_972012461" text:style-name="Internet_20_link" text:visited-style-name="Internet_20_link">Appendix E. <text:tab/>Security Considerations<text:tab/>78</text:a></text:p>
          <text:p text:style-name="P157"><text:a xlink:type="simple" xlink:href="#__RefHeading__15355_972012461" text:style-name="Internet_20_link" text:visited-style-name="Internet_20_link">Appendix F. <text:tab/>Intellectual Property Rights<text:tab/>78</text:a></text:p>
          <text:p text:style-name="P157"><text:a xlink:type="simple" xlink:href="#__RefHeading__15357_972012461" text:style-name="Internet_20_link" text:visited-style-name="Internet_20_link">Appendix G. <text:tab/>References<text:tab/>79</text:a></text:p>
          <text:p text:style-name="P157"><text:a xlink:type="simple" xlink:href="#__RefHeading__15359_972012461" text:style-name="Internet_20_link" text:visited-style-name="Internet_20_link">Appendix H. <text:tab/>Acknowledgments<text:tab/>81</text:a></text:p>
          <text:p text:style-name="P157"><text:a xlink:type="simple" xlink:href="#__RefHeading__15361_972012461" text:style-name="Internet_20_link" text:visited-style-name="Internet_20_link">Appendix I. <text:tab/>Author<text:tab/>81</text:a></text:p>
        </text:index-body>
      </text:table-of-content>
      <text:h text:style-name="Heading_20_1" text:outline-level="1"><text:bookmark-start text:name="__RefHeading__15221_972012461"/><text:soft-page-break/>Introduction<text:bookmark-end text:name="__RefHeading__15221_972012461"/>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3">secure</text:span>, <text:span text:style-name="T3">reliable</text:span>, and <text:span text:style-name="T3">user-friendly</text:span> <text:span text:style-name="T3">on-line provisioning</text:span> and <text:span text:style-name="T3">life-cycle management</text:span> of cryptographic keys.</text:p>
      <text:p text:style-name="Text_20_body">In addition to PKI and symmetric keys (including OTP applications), SKS also supports arbitrary key attributes which for example can support novel schemes for identity federation and payment networks.</text:p>
      <text:p text:style-name="Text_20_body">The primary objective with SKS and the related specifications is <text:span text:style-name="T3">establishing two-factor authentication as a viable alternative for any provider</text:span> by making the scheme a standard feature in the “Universal Client”, the Internet browser.</text:p>
      <text:p text:style-name="Text_20_body"/>
      <text:h text:style-name="Heading_20_1" text:outline-level="1"><text:bookmark-start text:name="__RefHeading__249846_2109382754"/>Core Functionality<text:bookmark-end text:name="__RefHeading__249846_2109382754"/></text:h>
      <text:h text:style-name="Heading_20_2" text:outline-level="2"><text:bookmark-start text:name="__RefHeading__15223_972012461"/><text:reference-mark-start text:name="architecture"/>Architecture<text:bookmark-end text:name="__RefHeading__15223_972012461"/><text:reference-mark-end text:name="architecture"/></text:h>
      <text:p text:style-name="Text_20_body">Below is a picture showing the core components in the SKS architecture:</text:p>
      <text:p text:style-name="Text_20_body"><draw:frame draw:style-name="fr2" draw:name="Object2" text:anchor-type="paragraph" svg:x="0.9835in" svg:y="0.0319in" svg:width="5.9327in" svg:height="1.8in" draw:z-index="1"><draw:object xlink:href="./Object 2" xlink:type="simple" xlink:show="embed" xlink:actuate="onLoad"/><draw:image xlink:href="./ObjectReplacements/Object 2" xlink:type="simple" xlink:show="embed" xlink:actuate="onLoad"/></draw:frame>The <text:reference-mark-start text:name="devcert"/><text:span text:style-name="T3">Device</text:span><text:span text:style-name="T153"> </text:span><text:span text:style-name="T3">Certificate</text:span><text:reference-mark-end text:name="devcert"/> forms together with a matching <text:reference-mark-start text:name="apk"/><text:span text:style-name="T3">Attestation Private Key</text:span><text:reference-mark-end text:name="apk"/> the foundation for the session mechanism that facilitates secure provisioning of keys, also when the provisioning middleware and network are non-secure.</text:p>
      <text:p text:style-name="Text_20_body">The <text:reference-mark-start text:name="cred.db"/><text:span text:style-name="T3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3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3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3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3">may</text:span> store credential data in the same external Flash memory where programs are stored, but sealed by a CPU‑resident “Master Key”. </text:p>
      <text:p text:style-name="Text_20_body"/>
      <text:h text:style-name="Heading_20_2" text:outline-level="2"><text:bookmark-start text:name="__RefHeading__15225_972012461"/><text:reference-mark-start text:name="provisioning.api"/>Provisioning API<text:bookmark-end text:name="__RefHeading__15225_972012461"/>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<text:s/>protocol, the SKS architecture, and the provisioning API described in this document.<text:span text:style-name="T76"> <text:s/>These items are </text:span><text:span text:style-name="T3">tightly matched</text:span> which is more or less a prerequisite for <text:span text:style-name="T3">large-scale</text:span>, <text:span text:style-name="T3">secure</text:span> and <text:span text:style-name="T3">interoperable</text:span> ecosystems of cryptographic keys. <text:s/>Also see <text:span text:style-name="CrossRef"><text:reference-ref text:reference-format="text" text:ref-name="kg2.int">KeyGen2 Proxy</text:reference-ref></text:span>.</text:p>
      <text:p text:style-name="Text_20_body">One of the core features of the SKS Provisioning API is enabling independent issuers securely <text:span text:style-name="T3">sharing</text:span> a single “Key Ring”, which is particularly suited for mobile phones with embedded “Trusted Hardware”.</text:p>
      <text:h text:style-name="P185" text:outline-level="2"><text:bookmark-start text:name="__RefHeading__15229_972012461"/><text:reference-mark-start text:name="user.api"/>User API<text:bookmark-end text:name="__RefHeading__15229_972012461"/><text:reference-mark-end text:name="user.api"/></text:h>
      <text:p text:style-name="Text_20_body">In this document “User API” refers to operations that are required by security applications like <text:span text:style-name="CrossRef"><text:reference-ref text:reference-format="text" text:ref-name="tls">TLS</text:reference-ref></text:span><text:s/>client-certificate authentication, <text:span text:style-name="CrossRef"><text:reference-ref text:reference-format="text" text:ref-name="s/mime">S/MIME</text:reference-ref></text:span>, <text:span text:style-name="CrossRef"><text:reference-ref text:reference-format="text" text:ref-name="kerberos">Kerberos</text:reference-ref></text:span><text:s/>and payment authorization systems.</text:p>
      <text:p text:style-name="Text_20_body">The User API is not a core SKS facility but its implementation is anyway <text:span text:style-name="T36">recommended</text:span> to facilitate adoption. </text:p>
      <text:p text:style-name="P42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Error: Reference source not found</text:reference-ref></text:span><text:s/>that the majority of current PKI‑using applications rely on.</text:p>
      <text:p text:style-name="P42">The standard User API does not utilize authenticated sessions like featured in <text:span text:style-name="CrossRef"><text:reference-ref text:reference-format="text" text:ref-name="TPM1.2">TPM 2.0</text:reference-ref></text:span><text:s/>because this is a <text:span text:style-name="T3">local security option</text:span>, which is independent of the <text:span text:style-name="T3">network centric</text:span> <text:span text:style-name="CrossRef"><text:reference-ref text:reference-format="text" text:ref-name="provisioning.api">Provisioning API</text:reference-ref></text:span>.</text:p>
      <text:p text:style-name="P42">If another User API is used the only requirement is that the key objects created by the provisioning API, are compatible with the former.</text:p>
      <text:p text:style-name="P42"/>
      <text:h text:style-name="Heading_20_2" text:outline-level="2"><text:bookmark-start text:name="__RefHeading__15231_972012461"/>Security Model<text:bookmark-end text:name="__RefHeading__15231_972012461"/></text:h>
      <text:p text:style-name="Text_20_body">Since the primary target for SKS is authentication to arbitrary service providers on the Internet, the security model is quite different to traditional multi-application card schemes like <text:span text:style-name="CrossRef"><text:reference-ref text:reference-format="text" text:ref-name="globalplatform">GlobalPlatform</text:reference-ref></text:span>. <text:s/>In practical terms this means that it is the <text:span text:style-name="T3">user</text:span> who grants an issuer the right to create keys in the SKS. <text:s/>That is, there are no preconfigured “Security Domains”.</text:p>
      <text:p text:style-name="Text_20_body">However, an issuer may during a provisioning session define a <text:reference-mark-start text:name="DSDP"/>VSD<text:reference-mark-end text:name="DSDP"/> (Virtual Security Domain) which enables <text:span text:style-name="T3">post provisioning (update) operations </text:span>by the issuer, while cryptographically shielding provisioned data from similar actions by <text:span text:style-name="T3">other </text:span>issuers.</text:p>
      <text:p text:style-name="Text_20_body">When using <text:span text:style-name="CrossRef"><text:reference-ref text:reference-format="text" text:ref-name="keygen2">KeyGen2</text:reference-ref></text:span><text:s/>the grant operation is performed through a GUI dialog triggered by an issuer request, which in turn is the result of the user browsing to an issuer-related web address.</text:p>
      <text:p text:style-name="Text_20_body">The SKS itself only trusts inbound data that can securely be derived from a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Platform</text:reference-ref></text:span>'s SCP (Secure Channel Protocol) but details differ because <text:span text:style-name="CrossRef"><text:reference-ref text:reference-format="text" text:ref-name="keygen2">KeyGen2</text:reference-ref></text:span><text:s/>uses an on-the-wire JSON format requiring encoding/decoding by the middleware, rather than raw APDUs.</text:p>
      <text:p text:style-name="Text_20_body">Regarding who trusts an SKS, this is effectively up to each issuer to decide and may be established anytime during an enrollment procedure. <text:s/>Trust in an SKS can be highl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<text:span text:style-name="T76">Many smart card schemes depend on roles like SO (Security Officer) which squarely matches scenarios where users are associated with a </text:span><text:span text:style-name="T3">multitude of independent service providers</text:span><text:span text:style-name="T76">. <text:s/>By building on an E2ES (End To End Security) model, the </text:span><text:span text:style-name="T3">technical</text:span><text:span text:style-name="T76"> part of the SO role, exclusively becomes an affair between the SKS and the </text:span><text:span text:style-name="T3">remote</text:span><text:span text:style-name="T76"> issuers, </text:span><text:span text:style-name="T3">where each issuer is confined to their own virtual cards and SO policies</text:span><text:span text:style-name="T76">.</text:span></text:p>
      <text:p text:style-name="Text_20_body">Also see <text:span text:style-name="CrossRef"><text:reference-ref text:reference-format="text" text:ref-name="sec.cons">Security Considerations</text:reference-ref></text:span><text:s/>and <text:span text:style-name="CrossRef"><text:reference-ref text:reference-format="text" text:ref-name="pep">Privacy Enabled Provisioning</text:reference-ref></text:span>.</text:p>
      <text:p text:style-name="Text_20_body"/>
      <text:h text:style-name="Heading_20_2" text:outline-level="2"><text:bookmark-start text:name="__RefHeading__15233_972012461"/><text:reference-mark-start text:name="atomic.op"/>Transaction Based Operation<text:bookmark-end text:name="__RefHeading__15233_972012461"/><text:reference-mark-end text:name="atomic.op"/></text:h>
      <text:p text:style-name="P68">An important characteristic for maintaining integrity and robustness is that provisioning and management operations either succeed or leave the system intact. <text:s/>This is accomplished by <text:span text:style-name="T3">deferring</text:span> the actual “commit” of container-modifying operations until the terminating <text:span text:style-name="CrossRef"><text:reference-ref text:reference-format="text" text:ref-name="closeProvisioningSession">closeProvisioningSession</text:reference-ref></text:span><text:s/>call.</text:p>
      <text:p text:style-name="P53">Ideally an SKS container should be able dealing with power-failures regardless when they occur.</text:p>
      <text:h text:style-name="P185" text:outline-level="2"><text:bookmark-start text:name="__RefHeading__32884_823033893"/><text:reference-mark-start text:name="pep"/>Privacy Enabled Provisioning<text:bookmark-end text:name="__RefHeading__32884_823033893"/><text:reference-mark-end text:name="pep"/></text:h>
      <text:p text:style-name="P68">Note: Credential <text:span text:style-name="T3">provisioning</text:span> and credential <text:span text:style-name="T3">usage </text:span>(at least when the issuer is independent of the relying party)<text:span text:style-name="T3">, represent two entirely different scenarios from a privacy point of view</text:span>.</text:p>
      <text:p text:style-name="P68">Although a one-size-fits-all approach would be nice, it seems that the span of Internet-related services motivates a design that supports on-line identity schemes where issuers have (often quite substantial) knowledge about users, as well as close to fully anonymous relationships.</text:p>
      <text:p text:style-name="P68">The “Standard” <text:reference-mark-start text:name="e2es"/>E2ES<text:reference-mark-end text:name="e2es"/> (End To End Security) mode which exploits the SKS <text:span text:style-name="CrossRef"><text:reference-ref text:reference-format="text" text:ref-name="devcert">Device Certificate</text:reference-ref></text:span><text:s/>and <text:span text:style-name="CrossRef"><text:reference-ref text:reference-format="text" text:ref-name="apk">Attestation Private Key</text:reference-ref></text:span><text:s/>in the provisioning API, is intended to suit the needs of banks, employers, governments, and high-security third-party identity providers.</text:p>
      <text:p text:style-name="P68">The PEP (Privacy Enabled Provisioning) mode is identical to the E2ES mode, with the exception that the identity of the SKS is excluded. <text:s/>A valid question is if the PEP mode is equally secure as the E2ES mode. <text:s/>The simple answer to that is a clear “No”, since the issuer neither learns the type (=quality, brand), nor the identity of the SKS.</text:p>
      <text:p text:style-name="P68">However, from a <text:span text:style-name="T3">user's horizon</text:span> the PEP mode is as secure and trustworthy as the E2ES mode as long as the client platform is intact and the correct issuer enrollment URL is used. <text:s/>After provisioning there are no security differences whatsoever between the two modes.</text:p>
      <text:p text:style-name="Standard">The PEP mode is selected by the <text:span text:style-name="CrossRef"><text:reference-ref text:reference-format="text" text:ref-name="privacy.enabled">privacyEnabled</text:reference-ref></text:span><text:s/>parameter of <text:span text:style-name="CrossRef"><text:reference-ref text:reference-format="text" text:ref-name="createProvisioningSession">createProvisioningSession</text:reference-ref></text:span>.</text:p>
      <text:p text:style-name="Standard"><text:line-break/>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Standard"><text:span text:style-name="T151">Due to the fact that the “Standard” mode potentially affects the user's privacy, it is </text:span><text:span text:style-name="T152">recommended</text:span><text:span text:style-name="T151"> that such requests are equipped with an appropriate user alert notice in the GUI</text:span></text:p>
          </table:table-cell>
        </table:table-row>
      </table:table>
      <text:p text:style-name="Text_20_body"/>
      <text:p text:style-name="P136"/>
      <text:h text:style-name="Heading_20_2" text:outline-level="2"><text:bookmark-start text:name="__RefHeading__16753_976989119"/><text:reference-mark-start text:name="device.id"/>Device ID<text:bookmark-end text:name="__RefHeading__16753_976989119"/><text:reference-mark-end text:name="device.id"/></text:h>
      <text:p text:style-name="P68">Since the exposed identity of the SKS container is dependent on the mode as described in the previous section, the affected provisioning methods refer to a “Device ID” which is the literal string <text:span text:style-name="T88">"Anonymous"</text:span> or the <text:span text:style-name="CrossRef"><text:reference-ref text:reference-format="text" text:ref-name="X.509">X.509</text:reference-ref></text:span><text:span text:style-name="CrossRef"><text:s/></text:span>DER format of the<text:line-break/><text:span text:style-name="CrossRef"><text:reference-ref text:reference-format="text" text:ref-name="devcert">Device Certificate</text:reference-ref></text:span> for the <text:span text:style-name="CrossRef"><text:reference-ref text:reference-format="text" text:ref-name="pep">Privacy Enabled Provisioning</text:reference-ref></text:span><text:s/>and <text:span text:style-name="CrossRef"><text:reference-ref text:reference-format="text" text:ref-name="e2es">E2ES</text:reference-ref></text:span><text:s/>mode respectively.</text:p>
      <text:p text:style-name="P68"/>
      <text:h text:style-name="Heading_20_2" text:outline-level="2"><text:bookmark-start text:name="__RefHeading__177013_2109382754"/>Backward Compatibility<text:bookmark-end text:name="__RefHeading__177013_2109382754"/>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<text:s/>is with respect to existing protocols, APIs, and smart cards. <text:s/>The answer is simply: NOT AT ALL due to the fact that current schemes do <text:span text:style-name="T3">generally</text:span> not support secure on-line provisioning and key life-cycle management directly towards end-users.</text:p>
      <text:p text:style-name="Text_20_body">In fact, <text:span text:style-name="T3">smart cards are almost exclusively personalized by more or less proprietary software under the supervision of card administrators or performed in automated production facilities</text:span>.</text:p>
      <text:p text:style-name="P48">Note: unlike 7816-compatible smart cards, an SKS exposes no visible file system, only objects.</text:p>
      <text:p text:style-name="P69">Although the lack of compatibility with the current state-of-the-art (“nothing”), may be regarded as a major short-coming, the good news is that SKS by separating key provisioning from actual usage, <text:span text:style-name="T3">does neither require applications nor cryptographic APIs to be rewritten</text:span>. </text:p>
      <text:p text:style-name="P53"/>
      <text:p text:style-name="P53"/>
      <text:h text:style-name="P186" text:outline-level="1"><text:bookmark-start text:name="__RefHeading__15235_972012461"/>Objects<text:bookmark-end text:name="__RefHeading__15235_972012461"/></text:h>
      <text:p text:style-name="P42">The SKS API (as well as its companion protocol <text:span text:style-name="CrossRef"><text:reference-ref text:reference-format="text" text:ref-name="keygen2">KeyGen2</text:reference-ref></text:span>), presumes that objects are arranged in a specific fashion. <text:s/>At the heart of the system there are the typical cryptographic keys intended for user authentication, signing etc., but also <text:s/>dedicated keys supporting life-cycle management and of user keys and attributes.</text:p>
      <text:p text:style-name="P42">All provisioned user keys, including symmetric dittos (see <text:span text:style-name="CrossRef"><text:reference-ref text:reference-format="text" text:ref-name="setpiggybacked">importSymmetricKey</text:reference-ref></text:span>), are identified by <text:span text:style-name="CrossRef"><text:reference-ref text:reference-format="text" text:ref-name="X.509">X.509</text:reference-ref></text:span><text:s/>certificates. <text:s/>The reason for this somewhat unusual arrangement is that this enables <text:span text:style-name="T3">universal key IDs</text:span> as well as <text:span text:style-name="T3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42"/>
      <text:h text:style-name="Heading_20_2" text:outline-level="2"><text:bookmark-start text:name="__RefHeading__15237_972012461"/><text:reference-mark-start text:name="key.entries"/>Key Entries<text:bookmark-end text:name="__RefHeading__15237_972012461"/><text:reference-mark-end text:name="key.entries"/></text:h>
      <text:p text:style-name="Standard"><draw:frame draw:style-name="fr3" draw:name="Object3" text:anchor-type="paragraph" svg:x="0.7429in" svg:y="0.302in" svg:width="6.298in" svg:height="3.0846in" draw:z-index="3"><draw:object xlink:href="./Object 3" xlink:type="simple" xlink:show="embed" xlink:actuate="onLoad"/><draw:image xlink:href="./ObjectReplacements/Object 3" xlink:type="simple" xlink:show="embed" xlink:actuate="onLoad"/></draw:frame>The following picture shows the elements forming an SKS key entry: <text:line-break/></text:p>
      <text:p text:style-name="Standard"/>
      <text:p text:style-name="Standard"/>
      <table:table table:name="Table110" table:style-name="Table110">
        <table:table-column table:style-name="Table110.A"/>
        <table:table-column table:style-name="Table110.B"/>
        <table:table-row table:style-name="Table110.1">
          <table:table-cell table:style-name="Table110.A1" office:value-type="string">
            <text:p text:style-name="P15">Element</text:p>
          </table:table-cell>
          <table:table-cell table:style-name="Table110.B1" office:value-type="string">
            <text:p text:style-name="P15">Description</text:p>
          </table:table-cell>
        </table:table-row>
        <table:table-row table:style-name="Table110.2">
          <table:table-cell table:style-name="Table110.A2" office:value-type="string">
            <text:p text:style-name="P35">Public Key</text:p>
          </table:table-cell>
          <table:table-cell table:style-name="Table110.B2" office:value-type="string">
            <text:p text:style-name="Table_20_Contents">Public part of the asymmetric key-pair created by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5">Private Key</text:p>
          </table:table-cell>
          <table:table-cell table:style-name="Table110.B2" office:value-type="string">
            <text:p text:style-name="Table_20_Contents">Private part of the asymmetric key-pair created by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7"><text:reference-mark-start text:name="eecert"/>End‑Entity Certificate<text:reference-mark-end text:name="eecert"/></text:p>
          </table:table-cell>
          <table:table-cell table:style-name="Table110.B2" office:value-type="string">
            <text:p text:style-name="Table_20_Contents"><text:span text:style-name="CrossRef"><text:reference-ref text:reference-format="text" text:ref-name="X.509">X.509</text:reference-ref></text:span><text:s/>certificate set by the <text:span text:style-name="T3">mandatory</text:span> call to <text:span text:style-name="CrossRef"><text:reference-ref text:reference-format="text" text:ref-name="setCertificatePath">setCertificatePath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5">Symmetric Key</text:p>
          </table:table-cell>
          <table:table-cell table:style-name="Table110.B2" office:value-type="string">
            <text:p text:style-name="Table_20_Contents"><text:span text:style-name="T3">Optional</text:span><text:span text:style-name="T76"> symmetric key defined by calling </text:span><text:span text:style-name="CrossRef"><text:span text:style-name="T76"><text:reference-ref text:reference-format="text" text:ref-name="setpiggybacked">importSymmetricKey</text:reference-ref></text:span></text:span></text:p>
          </table:table-cell>
        </table:table-row>
        <table:table-row table:style-name="Table110.2">
          <table:table-cell table:style-name="Table110.A2" office:value-type="string">
            <text:p text:style-name="P35">CA Certificates</text:p>
          </table:table-cell>
          <table:table-cell table:style-name="Table110.B2" office:value-type="string">
            <text:p text:style-name="Table_20_Contents"><text:span text:style-name="T3">Optional</text:span> <text:span text:style-name="CrossRef"><text:reference-ref text:reference-format="text" text:ref-name="X.509">X.509</text:reference-ref></text:span><text:s/>CA certificates defined during the call to <text:span text:style-name="CrossRef"><text:reference-ref text:reference-format="text" text:ref-name="setCertificatePath">setCertificatePath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6">Extension Objects</text:p>
          </table:table-cell>
          <table:table-cell table:style-name="Table110.B2" office:value-type="string">
            <text:p text:style-name="Table_20_Contents"><text:span text:style-name="T5">Optional</text:span><text:span text:style-name="T82"> extension objects defined by calling </text:span><text:span text:style-name="CrossRef"><text:span text:style-name="T76"><text:reference-ref text:reference-format="text" text:ref-name="addextensiondata">addExtension</text:reference-ref></text:span></text:span></text:p>
          </table:table-cell>
        </table:table-row>
        <table:table-row table:style-name="Table110.2">
          <table:table-cell table:style-name="Table110.A2" office:value-type="string">
            <text:p text:style-name="P36">PIN Error Count</text:p>
          </table:table-cell>
          <table:table-cell table:style-name="Table110.B2" office:value-type="string">
            <text:p text:style-name="Table_20_Contents"><text:span text:style-name="T3">Optional</text:span> counter for keys protected by a PIN policy object. <text:s/>See <text:span text:style-name="CrossRef"><text:reference-ref text:reference-format="text" text:ref-name="createPINPolicy">createPinPolic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5">Key Attributes</text:p>
          </table:table-cell>
          <table:table-cell table:style-name="Table110.B2" office:value-type="string">
            <text:p text:style-name="Table_20_Contents">Attributes defined during the call to <text:span text:style-name="CrossRef"><text:reference-ref text:reference-format="text" text:ref-name="createKeyPair">createKeyEntry</text:reference-ref></text:span></text:p>
          </table:table-cell>
        </table:table-row>
      </table:table>
      <text:p text:style-name="P47"/>
      <text:p text:style-name="Text_20_body"><text:span text:style-name="T76">Note that key management operations always involve an entire key entry; </text:span><text:span text:style-name="T3">individual elements cannot be managed</text:span><text:span text:style-name="T76">.</text:span></text:p>
      <text:h text:style-name="P185" text:outline-level="2"><text:bookmark-start text:name="__RefHeading__15239_972012461"/><text:reference-mark-start text:name="key.protectionobjects"/>PIN and PUK Objects<text:bookmark-end text:name="__RefHeading__15239_972012461"/><text:reference-mark-end text:name="key.protectionobjects"/></text:h>
      <text:p text:style-name="Text_20_body">Keys can <text:span text:style-name="T3">optionally</text:span> be protected by PIN-codes (“passphrases”). <text:s/>PIN-protected keys maintain separate PIN error counters, but a single PIN policy object may govern multiple keys. <text:s text:c="2"/>A PIN policy and its associated keys can in turn be supplemented by an optional PUK (PIN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3" draw:name="Object1" text:anchor-type="paragraph" svg:x="2.4016in" svg:y="0.1256in" svg:width="2.5591in" svg:height="2.7638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pan text:style-name="T41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9">, </text:span></text:span><text:span text:style-name="CrossRef"><text:reference-ref text:reference-format="text" text:ref-name="createPINPolicy">createPinPolicy</text:reference-ref></text:span><text:span text:style-name="CrossRef"><text:span text:style-name="T9"><text:s/>and </text:span></text:span><text:span text:style-name="CrossRef"><text:reference-ref text:reference-format="text" text:ref-name="createKeyPair">createKeyEntry</text:reference-ref></text:span><text:span text:style-name="CrossRef"><text:span text:style-name="T9">.</text:span></text:span></text:p>
      <text:p text:style-name="Text_20_body"><text:span text:style-name="CrossRef"><text:span text:style-name="T16">For an example how </text:span></text:span><text:span text:style-name="CrossRef"><text:reference-ref text:reference-format="text" text:ref-name="keygen2">KeyGen2</text:reference-ref></text:span><text:span text:style-name="CrossRef"><text:span text:style-name="T16"><text:s/>deals with this structure, see </text:span></text:span><text:span text:style-name="CrossRef"><text:reference-ref text:reference-format="text" text:ref-name="keyinitreq">KeyCreationRequest</text:reference-ref></text:span><text:span text:style-name="CrossRef"><text:span text:style-name="T16">.</text:span></text:span></text:p>
      <text:p text:style-name="Text_20_body"><text:span text:style-name="CrossRef"><text:span text:style-name="T16">Note that the set of keys bound to a particular PIN policy object “owns” the PIN policy object which means that when the </text:span></text:span><text:span text:style-name="CrossRef"><text:span text:style-name="T20">last</text:span></text:span><text:span text:style-name="CrossRef"><text:span text:style-name="T16"> key of such a set has been deleted, the PIN policy object itself </text:span></text:span><text:span text:style-name="CrossRef"><text:span text:style-name="T15">must</text:span></text:span><text:span text:style-name="CrossRef"><text:span text:style-name="T16"> be </text:span></text:span><text:span text:style-name="CrossRef"><text:span text:style-name="T20">automatically</text:span></text:span><text:span text:style-name="CrossRef"><text:span text:style-name="T16"> deleted (by </text:span></text:span><text:span text:style-name="CrossRef"><text:reference-ref text:reference-format="text" text:ref-name="pp.delkey">postDeleteKey</text:reference-ref></text:span><text:span text:style-name="CrossRef"><text:span text:style-name="T16"><text:s/>and </text:span></text:span><text:span text:style-name="CrossRef"><text:reference-ref text:reference-format="text" text:ref-name="deletekey">deleteKey</text:reference-ref></text:span><text:span text:style-name="CrossRef"><text:span text:style-name="T16">). <text:s/>The very same principle is also valid for PUK policy objects. <text:s/>Due to this there are no specific PIN or PUK delete methods.</text:span></text:span></text:p>
      <text:p text:style-name="Text_20_body">An <text:span text:style-name="T3">embedded</text:span> SKS <text:span text:style-name="T36">may</text:span> also support a device (<text:span text:style-name="T3">system-wide</text:span>) PIN and PUK. <text:s/>See <text:span text:style-name="CrossRef"><text:reference-ref text:reference-format="text" text:ref-name="dev.pin.prot">devicePinProtection</text:reference-ref></text:span>. <text:s/><text:span text:style-name="T66">Usage and management of device PINs and PUKs is out of scope for the SKS API</text:span><text:span text:style-name="T59">.</text:span></text:p>
      <text:p text:style-name="P64"/>
      <text:h text:style-name="Heading_20_2" text:outline-level="2"><text:bookmark-start text:name="__RefHeading__15241_972012461"/><text:reference-mark-start text:name="provisioning.objects"/>Provisioning Objects<text:bookmark-end text:name="__RefHeading__15241_972012461"/><text:reference-mark-end text:name="provisioning.objects"/></text:h>
      <text:p text:style-name="Text_20_body">The following picture shows how provisioning objects “own” the keys they have provisioned:</text:p>
      <text:p text:style-name="Text_20_body"><draw:frame draw:style-name="fr3" draw:name="Object4" text:anchor-type="paragraph" svg:x="2.4055in" svg:y="0.0591in" svg:width="2.6992in" svg:height="1.8602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p text:style-name="Text_20_body">Note that when the <text:span text:style-name="T3">last</text:span> key owned by a provisioning object has been deleted, the provisioning object itself <text:span text:style-name="T36">must</text:span> be <text:span text:style-name="T3">automatically</text:span> deleted (by <text:span text:style-name="CrossRef"><text:reference-ref text:reference-format="text" text:ref-name="closeProvisioningSession">closeProvisioningSession</text:reference-ref></text:span><text:s/>and <text:span text:style-name="CrossRef"><text:reference-ref text:reference-format="text" text:ref-name="deletekey">deleteKey</text:reference-ref></text:span>).</text:p>
      <text:p text:style-name="Text_20_body"><text:span text:style-name="T59">If a </text:span><text:span text:style-name="CrossRef"><text:span text:style-name="T59"><text:reference-ref text:reference-format="text" text:ref-name="key.mgr.key">keyManagementKey</text:reference-ref></text:span></text:span><text:span text:style-name="T59"><text:s/>is deployed during provisioning object creation (establishing a </text:span><text:span text:style-name="CrossRef"><text:span text:style-name="T59"><text:reference-ref text:reference-format="text" text:ref-name="DSDP">VSD</text:reference-ref></text:span></text:span><text:span text:style-name="T59">), </text:span><text:span text:style-name="T66">post-provisioning operations</text:span><text:span text:style-name="T59"> can also be performed. <text:s/>See</text:span><text:span text:style-name="CrossRef"><text:span text:style-name="T18"> </text:span></text:span><text:span text:style-name="CrossRef"><text:span text:style-name="T59"><text:reference-ref text:reference-format="text" text:ref-name="pp.delkey">postDeleteKey</text:reference-ref></text:span></text:span><text:span text:style-name="CrossRef"><text:span text:style-name="T18">, </text:span></text:span><text:span text:style-name="CrossRef"><text:span text:style-name="T59"><text:reference-ref text:reference-format="text" text:ref-name="pp.unlockkey">postUnlockKey</text:reference-ref></text:span></text:span><text:span text:style-name="CrossRef"><text:span text:style-name="T18">, </text:span></text:span><text:span text:style-name="CrossRef"><text:span text:style-name="T59"><text:reference-ref text:reference-format="text" text:ref-name="pp.uodate">postUpdateKey</text:reference-ref></text:span></text:span><text:span text:style-name="CrossRef"><text:span text:style-name="T18">, and </text:span></text:span><text:span text:style-name="CrossRef"><text:span text:style-name="T59"><text:reference-ref text:reference-format="text" text:ref-name="pp_clonekeyprot">postCloneKeyProtection</text:reference-ref></text:span></text:span><text:span text:style-name="CrossRef"><text:span text:style-name="T18">. <text:s/>Also see </text:span></text:span><text:span text:style-name="CrossRef"><text:span text:style-name="T59"><text:reference-ref text:reference-format="text" text:ref-name="update.kmk">updateKeyManagementKey</text:reference-ref></text:span></text:span>.</text:p>
      <text:h text:style-name="P186" text:outline-level="1"><text:bookmark-start text:name="__RefHeading__15243_972012461"/><text:reference-mark-start text:name="algo.support"/>Algorithm Support<text:bookmark-end text:name="__RefHeading__15243_972012461"/><text:reference-mark-end text:name="algo.support"/></text:h>
      <text:h text:style-name="Heading_20_2" text:outline-level="2"><text:bookmark-start text:name="__RefHeading__117184_1298926316"/>Mandatory Algorithms<text:bookmark-end text:name="__RefHeading__117184_1298926316"/></text:h>
      <text:p text:style-name="Standard">Algorithm support in SKS <text:span text:style-name="T36">must</text:span> as a <text:span text:style-name="T3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5">URI</text:p>
          </table:table-cell>
          <table:table-cell table:style-name="Table34.B1" table:number-columns-spanned="2" office:value-type="string">
            <text:p text:style-name="P15">Description</text:p>
          </table:table-cell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5"><text:reference-mark-start text:name="sym.key.enc"/>Symmetric Key Encryption<text:reference-mark-end text:name="sym.key.enc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3">http://www.w3.org/2001/04/xmlenc#aes128-cbc</text:p>
          </table:table-cell>
          <table:table-cell table:style-name="Table34.B4" table:number-rows-spanned="3" table:number-columns-spanned="2" office:value-type="string">
            <text:p text:style-name="Standard"><text:span text:style-name="T51">See </text:span><text:span text:style-name="CrossRef"><text:span text:style-name="T52"><text:reference-ref text:reference-format="text" text:ref-name="xml.encrypt">XML Encryption</text:reference-ref></text:span></text:span>. <text:s/>Note that IV <text:span text:style-name="T37">must</text:span> be <text:span text:style-name="T3">internally generated</text:span> as well as <text:span text:style-name="T3">prepended</text:span> to encrypted data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www.w3.org/2001/04/xmlenc#aes192-cbc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3">http://www.w3.org/2001/04/xmlenc#aes256-cbc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8">https://webpki.github.io/sks/algorithm#aes.cbc</text:p>
          </table:table-cell>
          <table:table-cell table:style-name="Table34.B4" table:number-rows-spanned="2" table:number-columns-spanned="2" office:value-type="string">
            <text:p text:style-name="Standard"><text:span text:style-name="T41">See </text:span><text:span text:style-name="CrossRef"><text:span text:style-name="T41"><text:reference-ref text:reference-format="text" text:ref-name="fips.197">FIPS 197</text:reference-ref></text:span></text:span>. <text:s text:c="2"/><text:span text:style-name="T41">Support for 128, 192, and 256-bit keys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8">https://webpki.github.io/sks/algorithm#aes.ecb.nopad</text:p>
          </table:table-cell>
          <table:covered-table-cell/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5"><text:reference-mark-start text:name="hmac.operations"/>HMAC Operations<text:reference-mark-end text:name="hmac.operations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3">http://www.w3.org/2000/09/xmldsig#hmac-sha1</text:p>
          </table:table-cell>
          <table:table-cell table:style-name="Table34.B4" table:number-rows-spanned="4" table:number-columns-spanned="2" office:value-type="string">
            <text:p text:style-name="P86">See <text:span text:style-name="CrossRef"><text:reference-ref text:reference-format="text" text:ref-name="xml.dsg">XML Signature</text:reference-ref>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www.w3.org/2001/04/xmldsig-more#hmac-sha256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Standard">http://www.w3.org/2001/04/xmldsig-more#hmac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3">http://www.w3.org/2001/04/xmldsig-more#hmac-sha512</text:p>
          </table:table-cell>
          <table:covered-table-cell/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5"><text:reference-mark-start text:name="asymm.key.enc"/>Asymmetric Key Encryption<text:reference-mark-end text:name="asymm.key.enc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Standard">https://webpki.github.io/sks/algorithm#rsa.es.pkcs1_5</text:p>
          </table:table-cell>
          <table:table-cell table:style-name="Table34.A4" table:number-rows-spanned="3" office:value-type="string">
            <text:p text:style-name="Table_20_Contents"><text:span text:style-name="T41">See </text:span><text:span text:style-name="CrossRef"><text:span text:style-name="T146"><text:reference-ref text:reference-format="text" text:ref-name="RFC3447">RFC 3447</text:reference-ref></text:span></text:span></text:p>
            <text:p text:style-name="P147"><text:span text:style-name="CrossRef"><text:span text:style-name="T10">Hash function = mgf1 function. <text:s/>No explicit argument</text:span></text:span></text:p>
          </table:table-cell>
          <table:table-cell table:style-name="Table34.B4" table:number-rows-spanned="3" office:value-type="string">
            <text:p text:style-name="P34">Decryption mode only</text:p>
          </table:table-cell>
        </table:table-row>
        <table:table-row table:style-name="Table34.2">
          <table:table-cell table:style-name="Table34.A4" office:value-type="string">
            <text:p text:style-name="P23">https://webpki.github.io/sks/algorithm#rsa.oaep.sha1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3">https://webpki.github.io/sks/algorithm#rsa.oaep.sha256</text:p>
          </table:table-cell>
          <table:covered-table-cell/>
          <table:covered-table-cell/>
        </table:table-row>
        <table:table-row table:style-name="Table34.2">
          <table:table-cell table:style-name="Table34.A20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34.2">
          <table:table-cell table:style-name="Table34.A21" table:number-columns-spanned="3" office:value-type="string">
            <text:p text:style-name="P15"><text:reference-mark-start text:name="key_agreement"/>Diffie-Hellman Key Agreement<text:reference-mark-end text:name="key_agreement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96">https://webpki.github.io/sks/algorithm#ecdh.raw</text:p>
          </table:table-cell>
          <table:table-cell table:style-name="Table34.B4" table:number-columns-spanned="2" office:value-type="string">
            <text:p text:style-name="P78">See <text:span text:style-name="CrossRef"><text:reference-ref text:reference-format="text" text:ref-name="sp800-56a">SP800-56A</text:reference-ref></text:span><text:s/><text:span text:style-name="T57">ECC CDH primitive (Section 5.7.1.2)</text:span></text:p>
          </table:table-cell>
          <table:covered-table-cell/>
        </table:table-row>
        <table:table-row table:style-name="Table34.2">
          <table:table-cell table:style-name="Table34.A20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5"><text:reference-mark-start text:name="asym.algos"/>Asymmetric Key Signatures<text:reference-mark-end text:name="asym.algos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3">http://www.w3.org/2001/04/xmldsig-more#rsa-sha256</text:p>
          </table:table-cell>
          <table:table-cell table:style-name="Table34.A4" table:number-rows-spanned="6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  <table:table-cell table:style-name="Table34.B4" table:number-rows-spanned="8" office:value-type="string">
            <text:p text:style-name="P13">Signing mode only</text:p>
          </table:table-cell>
        </table:table-row>
        <table:table-row table:style-name="Table34.2">
          <table:table-cell table:style-name="Table34.A4" office:value-type="string">
            <text:p text:style-name="P23">http://www.w3.org/2001/04/xmldsig-more#rsa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3">http://www.w3.org/2001/04/xmldsig-more#rsa-sha512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3">http://www.w3.org/2001/04/xmldsig-more#ecdsa-sha256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3">http://www.w3.org/2001/04/xmldsig-more#ecdsa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3">http://www.w3.org/2001/04/xmldsig-more#ecdsa-sha512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96">https://webpki.github.io/sks/algorithm#rsa.pkcs1.none</text:p>
          </table:table-cell>
          <table:table-cell table:style-name="Table34.A4" table:number-rows-spanned="2" office:value-type="string">
            <text:p text:style-name="P2">See <text:span text:style-name="CrossRef"><text:reference-ref text:reference-format="text" text:ref-name="signdata">signHashedData</text:reference-ref>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96">https://webpki.github.io/sks/algorithm#ecdsa.none</text:p>
          </table:table-cell>
          <table:covered-table-cell/>
          <table:covered-table-cell/>
        </table:table-row>
      </table:table>
      <text:p text:style-name="Text_20_body"/>
      <text:p text:style-name="Text_20_body">Note that the <text:span text:style-name="T3">binary</text:span> encoding of signature values <text:span text:style-name="T37">must</text:span> be in accordance with <text:span text:style-name="CrossRef"><text:reference-ref text:reference-format="text" text:ref-name="xml.dsg">XML Signature</text:reference-ref></text:span><text:s/>which for ECDSA differs from for example OpenSSL and JCE.</text:p>
      <table:table table:name="Table78" table:style-name="Table78">
        <table:table-column table:style-name="Table78.A"/>
        <table:table-column table:style-name="Table78.B"/>
        <table:table-column table:style-name="Table78.C"/>
        <table:table-row table:style-name="Table78.1">
          <table:table-cell table:style-name="Table78.A1" table:number-columns-spanned="3" office:value-type="string">
            <text:p text:style-name="P15"><text:reference-mark-start text:name="keygeneration"/>Asymmetric Key Generation<text:reference-mark-end text:name="keygeneration"/></text:p>
          </table:table-cell>
          <table:covered-table-cell/>
          <table:covered-table-cell/>
        </table:table-row>
        <table:table-row table:style-name="Table78.2">
          <table:table-cell table:style-name="Table78.A2" office:value-type="string">
            <text:p text:style-name="P96">https://webpki.github.io/sks/algorithm#rsa1024</text:p>
          </table:table-cell>
          <table:table-cell table:style-name="Table78.A2" office:value-type="string">
            <text:p text:style-name="Standard">RSA 1024-bit key</text:p>
          </table:table-cell>
          <table:table-cell table:style-name="Table78.C2" table:number-rows-spanned="2" office:value-type="string">
            <text:p text:style-name="P104"><text:span text:style-name="T3">Implicit exponent:</text:span> 65537</text:p>
          </table:table-cell>
        </table:table-row>
        <table:table-row table:style-name="Table78.2">
          <table:table-cell table:style-name="Table78.A2" office:value-type="string">
            <text:p text:style-name="P96">https://webpki.github.io/sks/algorithm#rsa2048</text:p>
          </table:table-cell>
          <table:table-cell table:style-name="Table78.A2" office:value-type="string">
            <text:p text:style-name="Standard">RSA 2048-bit key</text:p>
          </table:table-cell>
          <table:covered-table-cell/>
        </table:table-row>
        <table:table-row table:style-name="Table78.2">
          <table:table-cell table:style-name="Table78.A2" office:value-type="string">
            <text:p text:style-name="P96">https://webpki.github.io/sks/algorithm#ec.nist.p256</text:p>
          </table:table-cell>
          <table:table-cell table:style-name="Table78.A2" office:value-type="string">
            <text:p text:style-name="Standard">EC NIST<text:span text:style-name="T41"> </text:span>“P-256”</text:p>
          </table:table-cell>
          <table:table-cell table:style-name="Table78.C2" table:number-rows-spanned="3" office:value-type="string">
            <text:p text:style-name="P104">See <text:span text:style-name="CrossRef"><text:reference-ref text:reference-format="text" text:ref-name="fips.186-3">FIPS 186-4</text:reference-ref></text:span></text:p>
          </table:table-cell>
        </table:table-row>
        <table:table-row table:style-name="Table78.2">
          <table:table-cell table:style-name="Table78.A2" office:value-type="string">
            <text:p text:style-name="P96">https://webpki.github.io/sks/algorithm#ec.nist.p384</text:p>
          </table:table-cell>
          <table:table-cell table:style-name="Table78.A2" office:value-type="string">
            <text:p text:style-name="Standard"><text:span text:style-name="T41">EC NIST </text:span>“P-384” </text:p>
          </table:table-cell>
          <table:covered-table-cell/>
        </table:table-row>
        <table:table-row table:style-name="Table78.2">
          <table:table-cell table:style-name="Table78.A2" office:value-type="string">
            <text:p text:style-name="P96">https://webpki.github.io/sks/algorithm#ec.nist.p521</text:p>
          </table:table-cell>
          <table:table-cell table:style-name="Table78.A2" office:value-type="string">
            <text:p text:style-name="Standard"><text:span text:style-name="T41">EC NIST </text:span>“P-521” </text:p>
          </table:table-cell>
          <table:covered-table-cell/>
        </table:table-row>
      </table:table>
      <text:p text:style-name="Text_20_body"/>
      <text:p text:style-name="Text_20_body">Supported algorithms can be acquired by calling <text:span text:style-name="CrossRef"><text:reference-ref text:reference-format="text" text:ref-name="getDeviceData">getDeviceInfo</text:reference-ref></text:span>.</text:p>
      <text:p text:style-name="Text_20_body">Note: RSA “multi-prime” keys are <text:span text:style-name="T3">not</text:span> supported by this specification.<text:line-break/></text:p>
      <text:h text:style-name="Heading_20_2" text:outline-level="2"><text:bookmark-start text:name="__RefHeading__117186_1298926316"/>Special Algorithms<text:bookmark-end text:name="__RefHeading__117186_1298926316"/></text:h>
      <text:p text:style-name="Standard">Special algorithms are unique to SKS:</text:p>
      <text:p text:style-name="Standard"/>
      <table:table table:name="Table111" table:style-name="Table111">
        <table:table-column table:style-name="Table111.A"/>
        <table:table-column table:style-name="Table111.B"/>
        <table:table-row table:style-name="Table111.1">
          <table:table-cell table:style-name="Table111.A1" table:number-columns-spanned="2" office:value-type="string">
            <text:p text:style-name="P15">Special Algorithms</text:p>
          </table:table-cell>
          <table:covered-table-cell/>
        </table:table-row>
        <table:table-row table:style-name="Table111.2">
          <table:table-cell table:style-name="Table111.A2" office:value-type="string">
            <text:p text:style-name="P96">https://webpki.github.io/sks/algorithm#session.1</text:p>
          </table:table-cell>
          <table:table-cell table:style-name="Table111.B2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111.2">
          <table:table-cell table:style-name="Table111.A2" office:value-type="string">
            <text:p text:style-name="P96">https://webpki.github.io/sks/algorithm#key.1</text:p>
          </table:table-cell>
          <table:table-cell table:style-name="Table111.B2" office:value-type="string">
            <text:p text:style-name="P2">See<text:span text:style-name="CrossRef"><text:span text:style-name="T9"> </text:span></text:span>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1.2">
          <table:table-cell table:style-name="Table111.A2" office:value-type="string">
            <text:p text:style-name="P28">https://webpki.github.io/sks/algorithm#none</text:p>
          </table:table-cell>
          <table:table-cell table:style-name="Table111.B2" office:value-type="string">
            <text:p text:style-name="Table_20_Contents"><text:span text:style-name="T76">See </text:span><text:span text:style-name="CrossRef"><text:span text:style-name="T76"><text:reference-ref text:reference-format="text" text:ref-name="createKeyPair">createKeyEntry</text:reference-ref></text:span></text:span><text:span text:style-name="T76"><text:s/>and </text:span><text:span text:style-name="CrossRef"><text:span text:style-name="T76"><text:reference-ref text:reference-format="text" text:ref-name="setpiggybacked">importSymmetricKey</text:reference-ref></text:span></text:span></text:p>
          </table:table-cell>
        </table:table-row>
      </table:table>
      <text:p text:style-name="Standard"/>
      <text:p text:style-name="Standard"/>
      <text:h text:style-name="Heading_20_2" text:outline-level="2"><text:bookmark-start text:name="__RefHeading__117188_1298926316"/>Optional Algorithms<text:bookmark-end text:name="__RefHeading__117188_1298926316"/></text:h>
      <text:p text:style-name="Standard">The following algorithms are defined but are <text:span text:style-name="T3">optional</text:span>:</text:p>
      <text:p text:style-name="Standard"/>
      <table:table table:name="Table122" table:style-name="Table122">
        <table:table-column table:style-name="Table122.A"/>
        <table:table-column table:style-name="Table122.B"/>
        <table:table-column table:style-name="Table122.C"/>
        <table:table-row table:style-name="Table122.1">
          <table:table-cell table:style-name="Table122.A1" table:number-columns-spanned="3" office:value-type="string">
            <text:p text:style-name="P15">Asymmetric Key Generation</text:p>
          </table:table-cell>
          <table:covered-table-cell/>
          <table:covered-table-cell/>
        </table:table-row>
        <table:table-row table:style-name="Table122.2">
          <table:table-cell table:style-name="Table122.A2" office:value-type="string">
            <text:p text:style-name="P96">https://webpki.github.io/sks/algorithm#rsa3072</text:p>
          </table:table-cell>
          <table:table-cell table:style-name="Table122.B2" office:value-type="string">
            <text:p text:style-name="Standard">RSA 3072-bit key</text:p>
          </table:table-cell>
          <table:table-cell table:style-name="Table122.C2" table:number-rows-spanned="2" office:value-type="string">
            <text:p text:style-name="P104"><text:span text:style-name="T3">Implicit exponent:</text:span> 65537</text:p>
          </table:table-cell>
        </table:table-row>
        <table:table-row table:style-name="Table122.2">
          <table:table-cell table:style-name="Table122.B2" office:value-type="string">
            <text:p text:style-name="P96">https://webpki.github.io/sks/algorithm#rsa4096</text:p>
          </table:table-cell>
          <table:table-cell table:style-name="Table122.B2" office:value-type="string">
            <text:p text:style-name="Standard">RSA 4096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6">https://webpki.github.io/sks/algorithm#rsa1024.exp</text:p>
          </table:table-cell>
          <table:table-cell table:style-name="Table122.B2" office:value-type="string">
            <text:p text:style-name="Standard">RSA 1024-bit key</text:p>
          </table:table-cell>
          <table:table-cell table:style-name="Table122.C2" table:number-rows-spanned="4" office:value-type="string">
            <text:p text:style-name="P99">Variable exponent</text:p>
            <text:p text:style-name="P99"/>
            <text:p text:style-name="P13"><text:span text:style-name="T76">See </text:span><text:span text:style-name="CrossRef"><text:span text:style-name="T76"><text:reference-ref text:reference-format="text" text:ref-name="key.param">keyParameters</text:reference-ref></text:span></text:span></text:p>
          </table:table-cell>
        </table:table-row>
        <table:table-row table:style-name="Table122.2">
          <table:table-cell table:style-name="Table122.B2" office:value-type="string">
            <text:p text:style-name="P96">https://webpki.github.io/sks/algorithm#rsa2048.exp</text:p>
          </table:table-cell>
          <table:table-cell table:style-name="Table122.B2" office:value-type="string">
            <text:p text:style-name="Standard">RSA 2048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6">https://webpki.github.io/sks/algorithm#rsa3072.exp</text:p>
          </table:table-cell>
          <table:table-cell table:style-name="Table122.B2" office:value-type="string">
            <text:p text:style-name="Standard">RSA 3072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6">https://webpki.github.io/sks/algorithm#rsa4096.exp</text:p>
          </table:table-cell>
          <table:table-cell table:style-name="Table122.B2" office:value-type="string">
            <text:p text:style-name="Standard">RSA 4096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6">https://webpki.github.io/sks/algorithm#ec.brainpool.p256r1</text:p>
          </table:table-cell>
          <table:table-cell table:style-name="Table122.B2" office:value-type="string">
            <text:p text:style-name="Standard">EC Brainpool “P256r1”</text:p>
          </table:table-cell>
          <table:table-cell table:style-name="Table122.C2" office:value-type="string">
            <text:p text:style-name="P104">See <text:span text:style-name="CrossRef"><text:reference-ref text:reference-format="text" text:ref-name="rfc5639">RFC 5639</text:reference-ref></text:span></text:p>
          </table:table-cell>
        </table:table-row>
        <table:table-row table:style-name="Table122.2">
          <table:table-cell table:style-name="Table122.B2" office:value-type="string">
            <text:p text:style-name="P96">https://webpki.github.io/sks/algorithm#ec.secg.p256k</text:p>
          </table:table-cell>
          <table:table-cell table:style-name="Table122.B2" office:value-type="string">
            <text:p text:style-name="Standard">EC “secp256k1”</text:p>
          </table:table-cell>
          <table:table-cell table:style-name="Table122.C2" office:value-type="string">
            <text:p text:style-name="P104">See <text:a xlink:type="simple" xlink:href="https://secg.org/" text:style-name="Internet_20_link" text:visited-style-name="Visited_20_Internet_20_Link">https://secg.org</text:a></text:p>
          </table:table-cell>
        </table:table-row>
      </table:table>
      <text:p text:style-name="Standard"/>
      <text:p text:style-name="Standard"/>
      <text:p text:style-name="Standard">Note that the <text:span text:style-name="CrossRef"><text:span text:style-name="T76"><text:reference-ref text:reference-format="text" text:ref-name="keygen2">KeyGen2</text:reference-ref></text:span></text:span><text:s/>samples use <text:span text:style-name="CrossRef"><text:span text:style-name="T76"><text:reference-ref text:reference-format="text" text:ref-name="JOSE">JOSE</text:reference-ref></text:span></text:span><text:s/>algorithm-IDs when there is such a counterpart available. </text:p>
      <text:h text:style-name="P187" text:outline-level="1"><text:bookmark-start text:name="__RefHeading__15245_972012461"/>Protection Attributes<text:bookmark-end text:name="__RefHeading__15245_972012461"/></text:h>
      <text:p text:style-name="Text_20_body">The following section describes the attributes issuers need to set for defining suitable key protection policies. <text:s/>Also see <text:span text:style-name="CrossRef"><text:reference-ref text:reference-format="text" text:ref-name="getkeyprotectiondata">getKeyProtectionInfo</text:reference-ref></text:span>, <text:span text:style-name="CrossRef"><text:span text:style-name="T76"><text:reference-ref text:reference-format="text" text:ref-name="key.mgr.key">keyManagementKey</text:reference-ref></text:span></text:span>, <text:span text:style-name="CrossRef"><text:span text:style-name="T76"><text:reference-ref text:reference-format="text" text:ref-name="dev.pin.prot">devicePinProtection</text:reference-ref></text:span></text:span>, and <text:span text:style-name="CrossRef"><text:span text:style-name="T76"><text:reference-ref text:reference-format="text" text:ref-name="enablepincaching">enablePinCaching</text:reference-ref></text:span></text:span>.</text:p>
      <text:p text:style-name="Text_20_body">During provisioning of <text:span text:style-name="T3">user-defined PINs</text:span>, the provisioning middleware <text:span text:style-name="T36">should</text:span> maintain the PIN policy and optionally ask the user to create another PIN if there is a policy mismatch because <text:span text:style-name="CrossRef"><text:reference-ref text:reference-format="text" text:ref-name="createKeyPair">createKeyEntry</text:reference-ref></text:span><text:s/><text:span text:style-name="T36">must</text:span> return an error and abort the entire session if fed with incorrect data. <text:s/>Also see <text:span text:style-name="CrossRef"><text:reference-ref text:reference-format="text" text:ref-name="kg2.int">KeyGen2 Proxy</text:reference-ref></text:span>.</text:p>
      <text:p text:style-name="Text_20_body">In addition to protection policies, a key <text:span text:style-name="T37">may</text:span> also be constrained with respect to algorithm usage. <text:s/>See <text:span text:style-name="CrossRef"><text:span text:style-name="T76"><text:reference-ref text:reference-format="text" text:ref-name="endorsedalg">endorsedAlgorithm</text:reference-ref></text:span></text:span><text:span text:style-name="CrossRef"><text:span text:style-name="T76">s</text:span></text:span>.</text:p>
      <text:p text:style-name="P63"/>
      <text:h text:style-name="Heading_20_2" text:outline-level="2"><text:bookmark-start text:name="__RefHeading__15247_972012461"/><text:reference-mark-start text:name="exportcontrol"/>Export Protection<text:bookmark-end text:name="__RefHeading__15247_972012461"/><text:reference-mark-end text:name="exportcontrol"/></text:h>
      <text:p text:style-name="Standard"><text:span text:style-name="T85">The following table illustrates the use of the </text:span><text:span text:style-name="CrossRef"><text:reference-ref text:reference-format="text" text:ref-name="exportpolicy">exportProtection</text:reference-ref></text:span><text:span text:style-name="T85"><text:s/>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5">KeyGen2 Name</text:p>
          </table:table-cell>
          <table:table-cell table:style-name="Table70.A1" office:value-type="string">
            <text:p text:style-name="P15">Value</text:p>
          </table:table-cell>
          <table:table-cell table:style-name="Table70.C1" office:value-type="string">
            <text:p text:style-name="P15">Description</text:p>
          </table:table-cell>
        </table:table-row>
        <table:table-row table:style-name="Table70.2">
          <table:table-cell table:style-name="Table70.A2" office:value-type="string">
            <text:p text:style-name="P25">none</text:p>
          </table:table-cell>
          <table:table-cell table:style-name="Table70.A2" office:value-type="string">
            <text:p text:style-name="P10">0x00</text:p>
          </table:table-cell>
          <table:table-cell table:style-name="Table70.C2" office:value-type="string">
            <text:p text:style-name="P9">No authorization needed for exporting the key</text:p>
          </table:table-cell>
        </table:table-row>
        <table:table-row table:style-name="Table70.2">
          <table:table-cell table:style-name="Table70.A2" office:value-type="string">
            <text:p text:style-name="P25">pin</text:p>
          </table:table-cell>
          <table:table-cell table:style-name="Table70.A2" office:value-type="string">
            <text:p text:style-name="P10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5">puk</text:p>
          </table:table-cell>
          <table:table-cell table:style-name="Table70.A2" office:value-type="string">
            <text:p text:style-name="P10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5">non-exportable</text:p>
          </table:table-cell>
          <table:table-cell table:style-name="Table70.A2" office:value-type="string">
            <text:p text:style-name="P10">0x03</text:p>
          </table:table-cell>
          <table:table-cell table:style-name="Table70.C2" office:value-type="string">
            <text:p text:style-name="P9">The key <text:span text:style-name="T36">must not</text:span> be exported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Standard"/>
      <text:h text:style-name="Heading_20_2" text:outline-level="2"><text:bookmark-start text:name="__RefHeading__15249_972012461"/><text:reference-mark-start text:name="delete.protection"/>Delete Protection<text:bookmark-end text:name="__RefHeading__15249_972012461"/>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rotection</text:reference-ref></text:span><text:s/>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5">KeyGen2 Name</text:p>
          </table:table-cell>
          <table:table-cell table:style-name="Table69.A1" office:value-type="string">
            <text:p text:style-name="P15">Value</text:p>
          </table:table-cell>
          <table:table-cell table:style-name="Table69.C1" office:value-type="string">
            <text:p text:style-name="P15">Description</text:p>
          </table:table-cell>
        </table:table-row>
        <table:table-row table:style-name="Table69.2">
          <table:table-cell table:style-name="Table69.A2" office:value-type="string">
            <text:p text:style-name="P25">none</text:p>
          </table:table-cell>
          <table:table-cell table:style-name="Table69.A2" office:value-type="string">
            <text:p text:style-name="P10">0x00</text:p>
          </table:table-cell>
          <table:table-cell table:style-name="Table69.C2" office:value-type="string">
            <text:p text:style-name="P9">No delete restrictions apply</text:p>
          </table:table-cell>
        </table:table-row>
        <table:table-row table:style-name="Table69.2">
          <table:table-cell table:style-name="Table69.A2" office:value-type="string">
            <text:p text:style-name="P25">pin</text:p>
          </table:table-cell>
          <table:table-cell table:style-name="Table69.A2" office:value-type="string">
            <text:p text:style-name="P10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5">puk</text:p>
          </table:table-cell>
          <table:table-cell table:style-name="Table69.A2" office:value-type="string">
            <text:p text:style-name="P10">0x02</text:p>
          </table:table-cell>
          <table:table-cell table:style-name="Table69.C2" office:value-type="string">
            <text:p text:style-name="P2">Correct PUK is required</text:p>
          </table:table-cell>
        </table:table-row>
        <table:table-row table:style-name="Table69.2">
          <table:table-cell table:style-name="Table69.A2" office:value-type="string">
            <text:p text:style-name="P25">non-deletable</text:p>
          </table:table-cell>
          <table:table-cell table:style-name="Table69.A2" office:value-type="string">
            <text:p text:style-name="P10">0x03</text:p>
          </table:table-cell>
          <table:table-cell table:style-name="Table69.C2" office:value-type="string">
            <text:p text:style-name="P9">The key <text:span text:style-name="T36">must not</text:span> be deleted</text:p>
          </table:table-cell>
        </table:table-row>
      </table:table>
      <text:p text:style-name="P45"/>
      <text:p text:style-name="P53"><text:span text:style-name="T67">Also see </text:span><text:span text:style-name="CrossRef"><text:reference-ref text:reference-format="text" text:ref-name="deletekey">deleteKey</text:reference-ref></text:span><text:span text:style-name="T67">.</text:span></text:p>
      <text:p text:style-name="P94"/>
      <text:h text:style-name="Heading_20_2" text:outline-level="2"><text:bookmark-start text:name="__RefHeading__513763_1828343271"/><text:reference-mark-start text:name="biometricoption"/>Biometric Protection<text:bookmark-end text:name="__RefHeading__513763_1828343271"/><text:reference-mark-end text:name="biometricoption"/></text:h>
      <text:p text:style-name="Standard"><text:span text:style-name="CrossRef"><text:span text:style-name="T9">An SKS </text:span></text:span><text:span text:style-name="CrossRef"><text:span text:style-name="T13">may</text:span></text:span><text:span text:style-name="CrossRef"><text:span text:style-name="T9"> also support using biometric data as an alternative or complement to PINs. <text:s/>See </text:span></text:span><text:span text:style-name="CrossRef"><text:reference-ref text:reference-format="text" text:ref-name="getDeviceData">getDeviceInfo</text:reference-ref></text:span><text:span text:style-name="CrossRef"><text:span text:style-name="T9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9"><text:s/>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5">KeyGen2 Name</text:p>
          </table:table-cell>
          <table:table-cell table:style-name="Table33.A1" office:value-type="string">
            <text:p text:style-name="P15">Value</text:p>
          </table:table-cell>
          <table:table-cell table:style-name="Table33.C1" office:value-type="string">
            <text:p text:style-name="P15">Description</text:p>
          </table:table-cell>
        </table:table-row>
        <table:table-row table:style-name="Table33.2">
          <table:table-cell table:style-name="Table33.A2" office:value-type="string">
            <text:p text:style-name="P25">none</text:p>
          </table:table-cell>
          <table:table-cell table:style-name="Table33.A2" office:value-type="string">
            <text:p text:style-name="P10">0x00</text:p>
          </table:table-cell>
          <table:table-cell table:style-name="Table33.C2" office:value-type="string">
            <text:p text:style-name="P9">No biometric protection</text:p>
          </table:table-cell>
        </table:table-row>
        <table:table-row table:style-name="Table33.2">
          <table:table-cell table:style-name="Table33.A2" office:value-type="string">
            <text:p text:style-name="P25">alternative</text:p>
          </table:table-cell>
          <table:table-cell table:style-name="Table33.A2" office:value-type="string">
            <text:p text:style-name="P10">0x01</text:p>
          </table:table-cell>
          <table:table-cell table:style-name="Table33.C2" office:value-type="string">
            <text:p text:style-name="P2">The key may be authorized with a PIN <text:span text:style-name="T3">or</text:span> by biometrics</text:p>
          </table:table-cell>
        </table:table-row>
        <table:table-row table:style-name="Table33.2">
          <table:table-cell table:style-name="Table33.A2" office:value-type="string">
            <text:p text:style-name="P25">combined</text:p>
          </table:table-cell>
          <table:table-cell table:style-name="Table33.A2" office:value-type="string">
            <text:p text:style-name="P10">0x02</text:p>
          </table:table-cell>
          <table:table-cell table:style-name="Table33.C2" office:value-type="string">
            <text:p text:style-name="P2">The key is protected by a PIN <text:span text:style-name="T3">and</text:span> by biometrics</text:p>
          </table:table-cell>
        </table:table-row>
        <table:table-row table:style-name="Table33.2">
          <table:table-cell table:style-name="Table33.A2" office:value-type="string">
            <text:p text:style-name="P25">exclusive</text:p>
          </table:table-cell>
          <table:table-cell table:style-name="Table33.A2" office:value-type="string">
            <text:p text:style-name="P10">0x03</text:p>
          </table:table-cell>
          <table:table-cell table:style-name="Table33.C2" office:value-type="string">
            <text:p text:style-name="P2">The key is <text:span text:style-name="T3">only</text:span> protected by biometrics</text:p>
          </table:table-cell>
        </table:table-row>
      </table:table>
      <text:h text:style-name="P183" text:outline-level="2" text:is-list-header="true"/>
      <text:p text:style-name="P60">Note that there is no API support for biometric authentication, such information is typically provided <text:span text:style-name="T162">out of band. </text:span><text:s/>The type of biometrics used is outside the scope of SKS and is usually established during enrollment.</text:p>
      <text:p text:style-name="P62"><text:span text:style-name="T7">The biometric protection option is only intended to be applied to </text:span><text:span text:style-name="CrossRef"><text:span text:style-name="T146"><text:reference-ref text:reference-format="text" text:ref-name="user.api">User API</text:reference-ref></text:span></text:span><text:span text:style-name="T7"><text:s/>methods like </text:span><text:span text:style-name="CrossRef"><text:span text:style-name="T146"><text:reference-ref text:reference-format="text" text:ref-name="signdata">signHashedData</text:reference-ref></text:span></text:span><text:span text:style-name="T7">.</text:span></text:p>
      <text:p text:style-name="P53"/>
      <text:h text:style-name="P185" text:outline-level="2"><text:bookmark-start text:name="__RefHeading__15251_972012461"/><text:reference-mark-start text:name="pininputmethods"/>PIN Input Methods<text:bookmark-end text:name="__RefHeading__15251_972012461"/><text:reference-mark-end text:name="pininputmethods"/></text:h>
      <text:p text:style-name="Standard">The <text:span text:style-name="CrossRef"><text:reference-ref text:reference-format="text" text:ref-name="input.method">inputMethod</text:reference-ref></text:span><text:s/>policy attribute tells how PINs <text:span text:style-name="T36">should</text:span>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5">KeyGen2 Name</text:p>
          </table:table-cell>
          <table:table-cell table:style-name="Table23.A1" office:value-type="string">
            <text:p text:style-name="P15">Value</text:p>
          </table:table-cell>
          <table:table-cell table:style-name="Table23.C1" office:value-type="string">
            <text:p text:style-name="P15">Description</text:p>
          </table:table-cell>
        </table:table-row>
        <table:table-row table:style-name="Table23.2">
          <table:table-cell table:style-name="Table23.A2" office:value-type="string">
            <text:p text:style-name="P25">any</text:p>
          </table:table-cell>
          <table:table-cell table:style-name="Table23.A2" office:value-type="string">
            <text:p text:style-name="P10">0x00</text:p>
          </table:table-cell>
          <table:table-cell table:style-name="Table23.C2" office:value-type="string">
            <text:p text:style-name="P9">No restrictions</text:p>
          </table:table-cell>
        </table:table-row>
        <table:table-row table:style-name="Table23.2">
          <table:table-cell table:style-name="Table23.A2" office:value-type="string">
            <text:p text:style-name="P25">programmatic</text:p>
          </table:table-cell>
          <table:table-cell table:style-name="Table23.A2" office:value-type="string">
            <text:p text:style-name="P10">0x01</text:p>
          </table:table-cell>
          <table:table-cell table:style-name="Table23.C2" office:value-type="string">
            <text:p text:style-name="P2">PINs <text:span text:style-name="T36">should</text:span> only be given through the SKS User API</text:p>
          </table:table-cell>
        </table:table-row>
        <table:table-row table:style-name="Table23.2">
          <table:table-cell table:style-name="Table23.A2" office:value-type="string">
            <text:p text:style-name="P25">trusted-gui</text:p>
          </table:table-cell>
          <table:table-cell table:style-name="Table23.A2" office:value-type="string">
            <text:p text:style-name="P10">0x02</text:p>
          </table:table-cell>
          <table:table-cell table:style-name="Table23.C2" office:value-type="string">
            <text:p text:style-name="P2">Keys <text:span text:style-name="T36">should</text:span> only be used through a trusted GUI that does the actual PIN request and API invocation</text:p>
          </table:table-cell>
        </table:table-row>
      </table:table>
      <text:p text:style-name="P45"/>
      <text:p text:style-name="P46">Note that this policy attribute requires that the middleware is “cooperative” to be enforced.</text:p>
      <text:p text:style-name="P46"/>
      <text:h text:style-name="Heading_20_2" text:outline-level="2"><text:bookmark-start text:name="__RefHeading__15253_972012461"/><text:reference-mark-start text:name="pinpatternrestrictions"/>PIN Patterns<text:bookmark-end text:name="__RefHeading__15253_972012461"/><text:reference-mark-end text:name="pinpatternrestrictions"/></text:h>
      <text:p text:style-name="Standard">The <text:span text:style-name="CrossRef"><text:reference-ref text:reference-format="text" text:ref-name="pattern.rest">patternRestrictions</text:reference-ref></text:span><text:s/>policy attribute specifies how PINs <text:span text:style-name="T36">must</text:span>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5">KeyGen2 Name</text:p>
          </table:table-cell>
          <table:table-cell table:style-name="Table24.A1" office:value-type="string">
            <text:p text:style-name="P15">Value</text:p>
          </table:table-cell>
          <table:table-cell table:style-name="Table24.C1" office:value-type="string">
            <text:p text:style-name="P15">Description</text:p>
          </table:table-cell>
        </table:table-row>
        <table:table-row table:style-name="Table24.2">
          <table:table-cell table:style-name="Table24.A2" office:value-type="string">
            <text:p text:style-name="P25">two-in-a-row</text:p>
          </table:table-cell>
          <table:table-cell table:style-name="Table24.A2" office:value-type="string">
            <text:p text:style-name="P10">0x01</text:p>
          </table:table-cell>
          <table:table-cell table:style-name="Table24.C2" office:value-type="string">
            <text:p text:style-name="P9">Flags 1124 as <text:span text:style-name="T3">invalid</text:span></text:p>
          </table:table-cell>
        </table:table-row>
        <table:table-row table:style-name="Table24.2">
          <table:table-cell table:style-name="Table24.A2" office:value-type="string">
            <text:p text:style-name="P25">three-in-a-row</text:p>
          </table:table-cell>
          <table:table-cell table:style-name="Table24.A2" office:value-type="string">
            <text:p text:style-name="P10">0x02</text:p>
          </table:table-cell>
          <table:table-cell table:style-name="Table24.C2" office:value-type="string">
            <text:p text:style-name="P2">Flags 1114 as <text:span text:style-name="T3">invalid</text:span></text:p>
          </table:table-cell>
        </table:table-row>
        <table:table-row table:style-name="Table24.2">
          <table:table-cell table:style-name="Table24.A2" office:value-type="string">
            <text:p text:style-name="P25">sequence</text:p>
          </table:table-cell>
          <table:table-cell table:style-name="Table24.A2" office:value-type="string">
            <text:p text:style-name="P10">0x04</text:p>
          </table:table-cell>
          <table:table-cell table:style-name="Table24.C2" office:value-type="string">
            <text:p text:style-name="P2">Flags 1234, 9876, etc as <text:span text:style-name="T3">invalid</text:span></text:p>
          </table:table-cell>
        </table:table-row>
        <table:table-row table:style-name="Table24.2">
          <table:table-cell table:style-name="Table24.A2" office:value-type="string">
            <text:p text:style-name="P25">repeated</text:p>
          </table:table-cell>
          <table:table-cell table:style-name="Table24.A2" office:value-type="string">
            <text:p text:style-name="P10">0x08</text:p>
          </table:table-cell>
          <table:table-cell table:style-name="Table24.C2" office:value-type="string">
            <text:p text:style-name="P2">All PIN bytes <text:span text:style-name="T77">must</text:span> be <text:span text:style-name="T3">unique</text:span></text:p>
          </table:table-cell>
        </table:table-row>
        <table:table-row table:style-name="Table24.2">
          <table:table-cell table:style-name="Table24.A2" office:value-type="string">
            <text:p text:style-name="P25">missing-group</text:p>
          </table:table-cell>
          <table:table-cell table:style-name="Table24.A2" office:value-type="string">
            <text:p text:style-name="P10">0x10</text:p>
          </table:table-cell>
          <table:table-cell table:style-name="Table24.C2" office:value-type="string">
            <text:p text:style-name="P30">The PIN format <text:span text:style-name="T77">must</text:span> be <text:span text:style-name="T24">alphanumeric</text:span> or <text:span text:style-name="T24">string</text:span> and contain a mix of <text:span text:style-name="T3">letters</text:span> and <text:span text:style-name="T3">digits</text:span>. <text:s/>The <text:span text:style-name="T24">string</text:span> format also requires <text:span text:style-name="T3">lowercase</text:span> letters and <text:span text:style-name="T3">non-alphanumeric</text:span> characters.<text:line-break/><text:span text:style-name="T40">See </text:span>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45"/>
      <text:p text:style-name="Text_20_body">Note that the <text:span text:style-name="CrossRef"><text:reference-ref text:reference-format="text" text:ref-name="pattern.rest">patternRestrictions</text:reference-ref></text:span><text:s/>byte actually holds a <text:span text:style-name="T3">set of bits</text:span>. <text:s/>That is, 0x00 means that there are no pattern restrictions, while 0x06 imposes two constraints. <text:s/>Also note that pattern policy checking is supposed to be applied at the <text:span text:style-name="T3">binary</text:span> level which has implications for the binary PIN format (see<text:span text:style-name="T41"> </text:span><text:span text:style-name="CrossRef"><text:reference-ref text:reference-format="text" text:ref-name="pinpukformat">PIN and PUK Formats</text:reference-ref></text:span>).</text:p>
      <text:p text:style-name="P45">An alternative for organizations having strict requirements on PIN patterns, it is letting users define PINs during enrollment in a web application and then deploy issuer-set PIN codes during provisioning. <text:s/>See <text:span text:style-name="CrossRef"><text:reference-ref text:reference-format="text" text:ref-name="pinvalue">pinValue</text:reference-ref></text:span>.</text:p>
      <text:p text:style-name="P45"/>
      <text:h text:style-name="Heading_20_2" text:outline-level="2"><text:bookmark-start text:name="__RefHeading__15255_972012461"/><text:reference-mark-start text:name="pinpukformat"/>PIN and PUK Formats<text:bookmark-end text:name="__RefHeading__15255_972012461"/><text:reference-mark-end text:name="pinpukformat"/></text:h>
      <text:p text:style-name="Standard">PINs and PUKs <text:span text:style-name="T36">must</text:span>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5">KeyGen2 Name</text:p>
          </table:table-cell>
          <table:table-cell table:style-name="Table19.A1" office:value-type="string">
            <text:p text:style-name="P15">Value</text:p>
          </table:table-cell>
          <table:table-cell table:style-name="Table19.C1" office:value-type="string">
            <text:p text:style-name="P15">Description</text:p>
          </table:table-cell>
        </table:table-row>
        <table:table-row table:style-name="Table19.2">
          <table:table-cell table:style-name="Table19.A2" office:value-type="string">
            <text:p text:style-name="P25">numeric</text:p>
          </table:table-cell>
          <table:table-cell table:style-name="Table19.A2" office:value-type="string">
            <text:p text:style-name="P10">0x00</text:p>
          </table:table-cell>
          <table:table-cell table:style-name="Table19.C2" office:value-type="string">
            <text:p text:style-name="P9">0 - 9</text:p>
          </table:table-cell>
        </table:table-row>
        <table:table-row table:style-name="Table19.2">
          <table:table-cell table:style-name="Table19.A2" office:value-type="string">
            <text:p text:style-name="P25">alphanumeric</text:p>
          </table:table-cell>
          <table:table-cell table:style-name="Table19.A2" office:value-type="string">
            <text:p text:style-name="P10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5">string</text:p>
          </table:table-cell>
          <table:table-cell table:style-name="Table19.A2" office:value-type="string">
            <text:p text:style-name="P10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<text:span text:style-name="CrossRef"><text:s/>encode</text:span>d string</text:p>
          </table:table-cell>
        </table:table-row>
        <table:table-row table:style-name="Table19.2">
          <table:table-cell table:style-name="Table19.A2" office:value-type="string">
            <text:p text:style-name="P25">binary</text:p>
          </table:table-cell>
          <table:table-cell table:style-name="Table19.A2" office:value-type="string">
            <text:p text:style-name="P10">0x03</text:p>
          </table:table-cell>
          <table:table-cell table:style-name="Table19.C2" office:value-type="string">
            <text:p text:style-name="P2">Binary value, typically expressed as hexadecimal data</text:p>
          </table:table-cell>
        </table:table-row>
      </table:table>
      <text:p text:style-name="P45"/>
      <text:p text:style-name="P30">Note that format specifiers only deal with how PINs and PUKs are treated in GUIs; internally and in the SKS API, key protection data <text:span text:style-name="T77">must</text:span> always be handled as <text:span text:style-name="T3">decoded</text:span> strings of bytes. <text:s/>A conforming SKS <text:span text:style-name="T36">must</text:span> perform syntax validation during <text:span text:style-name="CrossRef"><text:reference-ref text:reference-format="text" text:ref-name="createKeyPair">createKeyEntry</text:reference-ref></text:span><text:s/>on <text:span text:style-name="T24">numeric</text:span> and <text:span text:style-name="T24">alphanumeric</text:span> PIN data.<text:span text:style-name="T76"> <text:s/></text:span><text:span text:style-name="T67">Length of the clear-text binary value </text:span><text:span text:style-name="T69">must not</text:span><text:span text:style-name="T67"> exceed 128 bytes. <text:s/></text:span>See <text:span text:style-name="T24">format</text:span> attribute in <text:span text:style-name="CrossRef"><text:reference-ref text:reference-format="text" text:ref-name="createPINPolicy">createPinPolicy</text:reference-ref></text:span><text:s/>and <text:span text:style-name="CrossRef"><text:reference-ref text:reference-format="text" text:ref-name="createPUKPolicy">createPukPolicy</text:reference-ref></text:span>.</text:p>
      <text:p text:style-name="P30"/>
      <text:h text:style-name="P185" text:outline-level="2"><text:bookmark-start text:name="__RefHeading__15257_972012461"/><text:reference-mark-start text:name="pingrouping"/>PIN Grouping<text:bookmark-end text:name="__RefHeading__15257_972012461"/>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<text:s/>policy attribute (which is intimately linked to the <text:span text:style-name="CrossRef"><text:reference-ref text:reference-format="text" text:ref-name="keyusage">Application Usage</text:reference-ref></text:span><text:s/>scheme), controls how PINs to the different keys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5">KeyGen2 Name</text:p>
          </table:table-cell>
          <table:table-cell table:style-name="Table22.A1" office:value-type="string">
            <text:p text:style-name="P15">Value</text:p>
          </table:table-cell>
          <table:table-cell table:style-name="Table22.C1" office:value-type="string">
            <text:p text:style-name="P15">Description</text:p>
          </table:table-cell>
        </table:table-row>
        <table:table-row table:style-name="Table22.2">
          <table:table-cell table:style-name="Table22.A2" office:value-type="string">
            <text:p text:style-name="P25">none</text:p>
          </table:table-cell>
          <table:table-cell table:style-name="Table22.A2" office:value-type="string">
            <text:p text:style-name="P10">0x00</text:p>
          </table:table-cell>
          <table:table-cell table:style-name="Table22.C2" office:value-type="string">
            <text:p text:style-name="P9">No restrictions</text:p>
          </table:table-cell>
        </table:table-row>
        <table:table-row table:style-name="Table22.2">
          <table:table-cell table:style-name="Table22.A2" office:value-type="string">
            <text:p text:style-name="P25">shared</text:p>
          </table:table-cell>
          <table:table-cell table:style-name="Table22.A2" office:value-type="string">
            <text:p text:style-name="P10">0x01</text:p>
          </table:table-cell>
          <table:table-cell table:style-name="Table22.C2" office:value-type="string">
            <text:p text:style-name="P2">All keys <text:span text:style-name="T37">must</text:span> share the <text:span text:style-name="T3">same</text:span> PIN</text:p>
          </table:table-cell>
        </table:table-row>
        <table:table-row table:style-name="Table22.2">
          <table:table-cell table:style-name="Table22.A2" office:value-type="string">
            <text:p text:style-name="P25">signature+standard</text:p>
          </table:table-cell>
          <table:table-cell table:style-name="Table22.A2" office:value-type="string">
            <text:p text:style-name="P10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.attr">appUsage</text:reference-ref></text:span><text:s/>= <text:span text:style-name="T31">signature</text:span> <text:span text:style-name="T37">must</text:span> share a common PIN while all other keys <text:span text:style-name="T37">must</text:span> share<text:span text:style-name="T76"> a </text:span><text:span text:style-name="T3">different</text:span> PIN</text:p>
          </table:table-cell>
        </table:table-row>
        <table:table-row table:style-name="Table22.2">
          <table:table-cell table:style-name="Table22.A2" office:value-type="string">
            <text:p text:style-name="P25">unique</text:p>
          </table:table-cell>
          <table:table-cell table:style-name="Table22.A2" office:value-type="string">
            <text:p text:style-name="P10">0x03</text:p>
          </table:table-cell>
          <table:table-cell table:style-name="Table22.C2" office:value-type="string">
            <text:p text:style-name="P2">All four <text:span text:style-name="CrossRef"><text:reference-ref text:reference-format="text" text:ref-name="keyusage.attr">appUsage</text:reference-ref></text:span><text:s/>types <text:span text:style-name="T37">must</text:span> have <text:span text:style-name="T3">different</text:span> PINs while keys with the same <text:span text:style-name="CrossRef"><text:reference-ref text:reference-format="text" text:ref-name="keyusage.attr">appUsage</text:reference-ref></text:span><text:s/><text:span text:style-name="T37">must</text:span> share a common PIN</text:p>
          </table:table-cell>
        </table:table-row>
      </table:table>
      <text:p text:style-name="P45"/>
      <text:p text:style-name="P42">Note that keys having a <text:span text:style-name="T24">shared</text:span> PIN groping attribute <text:span text:style-name="T36">must</text:span> be treated as having a single “virtual” PIN object (holding PIN value and error counter), while <text:span text:style-name="T24">signature+standard</text:span> and <text:span text:style-name="T24">unique</text:span> imply two respectively four independent PIN objects.</text:p>
      <text:p text:style-name="P42">Shared PINs require that a PIN <text:span text:style-name="T3">value</text:span> or <text:span text:style-name="T3">status</text:span> change <text:span text:style-name="T36">must</text:span> propagate to all keys sharing the particular PIN.</text:p>
      <text:p text:style-name="P42"/>
      <text:h text:style-name="Heading_20_2" text:outline-level="2"><text:bookmark-start text:name="__RefHeading__15259_972012461"/><text:reference-mark-start text:name="keyusage"/>Application Usage<text:bookmark-end text:name="__RefHeading__15259_972012461"/><text:reference-mark-end text:name="keyusage"/></text:h>
      <text:p text:style-name="Standard">The <text:span text:style-name="CrossRef"><text:reference-ref text:reference-format="text" text:ref-name="keyusage.attr">appUsage</text:reference-ref></text:span><text:s/>attribute specifies what <text:span text:style-name="T3">applications</text:span><text:span text:style-name="T76"> keys are intended for</text:span>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5">KeyGen2 Name</text:p>
          </table:table-cell>
          <table:table-cell table:style-name="Table25.A1" office:value-type="string">
            <text:p text:style-name="P15">Value</text:p>
          </table:table-cell>
          <table:table-cell table:style-name="Table25.C1" office:value-type="string">
            <text:p text:style-name="P15">Description</text:p>
          </table:table-cell>
        </table:table-row>
        <table:table-row table:style-name="Table25.2">
          <table:table-cell table:style-name="Table25.A2" office:value-type="string">
            <text:p text:style-name="P24">signature</text:p>
          </table:table-cell>
          <table:table-cell table:style-name="Table25.A2" office:value-type="string">
            <text:p text:style-name="P10">0x00</text:p>
          </table:table-cell>
          <table:table-cell table:style-name="Table25.C2" office:value-type="string">
            <text:p text:style-name="P9">The key <text:span text:style-name="T77">should</text:span>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4">authentication</text:p>
          </table:table-cell>
          <table:table-cell table:style-name="Table25.A2" office:value-type="string">
            <text:p text:style-name="P10">0x01</text:p>
          </table:table-cell>
          <table:table-cell table:style-name="Table25.C2" office:value-type="string">
            <text:p text:style-name="P9">The key <text:span text:style-name="T77">should</text:span> only be used in applications like <text:span text:style-name="CrossRef"><text:reference-ref text:reference-format="text" text:ref-name="tls">TLS</text:reference-ref></text:span><text:s/>client certificate authentication and login to AD (Active Directory)</text:p>
          </table:table-cell>
        </table:table-row>
        <table:table-row table:style-name="Table25.2">
          <table:table-cell table:style-name="Table25.A2" office:value-type="string">
            <text:p text:style-name="P24">encryption</text:p>
          </table:table-cell>
          <table:table-cell table:style-name="Table25.A2" office:value-type="string">
            <text:p text:style-name="P10">0x02</text:p>
          </table:table-cell>
          <table:table-cell table:style-name="Table25.C2" office:value-type="string">
            <text:p text:style-name="P2">The key <text:span text:style-name="T81">should</text:span> only be used in encryption applications</text:p>
          </table:table-cell>
        </table:table-row>
        <table:table-row table:style-name="Table25.2">
          <table:table-cell table:style-name="Table25.A2" office:value-type="string">
            <text:p text:style-name="P24">universal</text:p>
          </table:table-cell>
          <table:table-cell table:style-name="Table25.A2" office:value-type="string">
            <text:p text:style-name="P10">0x03</text:p>
          </table:table-cell>
          <table:table-cell table:style-name="Table25.C2" office:value-type="string">
            <text:p text:style-name="P2">There are no restrictions on key usage</text:p>
          </table:table-cell>
        </table:table-row>
      </table:table>
      <text:p text:style-name="P45"/>
      <text:p text:style-name="P45">Enforcement of <text:span text:style-name="CrossRef"><text:reference-ref text:reference-format="text" text:ref-name="keyusage.attr">appUsage</text:reference-ref></text:span><text:s/>is up to each <text:span text:style-name="T3">application</text:span> to perform.</text:p>
      <text:p text:style-name="P45">Note that <text:span text:style-name="CrossRef"><text:reference-ref text:reference-format="text" text:ref-name="keyusage.attr">appUsage</text:reference-ref></text:span><text:s/><text:span text:style-name="T78">must not</text:span> constrain a key's <text:span text:style-name="T3">internal</text:span> use of cryptographic algorithms in any way, because for that purpose there is the <text:span text:style-name="CrossRef"><text:reference-ref text:reference-format="text" text:ref-name="endorsedalg">endorsedAlgorithm</text:reference-ref></text:span><text:s/>mechanism.</text:p>
      <text:p text:style-name="P45">Although <text:span text:style-name="CrossRef"><text:reference-ref text:reference-format="text" text:ref-name="keyusage.attr">appUsage</text:reference-ref></text:span><text:s/>could be be regarded as a duplication of the <text:span text:style-name="CrossRef"><text:reference-ref text:reference-format="text" text:ref-name="X.509">X.509</text:reference-ref></text:span><text:s/>key usage and extended key usage attributes the latter have proved hard to use as “filters” to certificate selection GUIs. <text:s/><text:span text:style-name="CrossRef"><text:reference-ref text:reference-format="text" text:ref-name="keyusage.attr">appUsage</text:reference-ref></text:span><text:s/>is also applicable for other credentials like OTPs (One Time Passwords).</text:p>
      <text:p text:style-name="Text_20_body"><text:span text:style-name="T85">However, an equally important target for </text:span><text:span text:style-name="CrossRef"><text:reference-ref text:reference-format="text" text:ref-name="keyusage.attr">appUsage</text:reference-ref></text:span><text:span text:style-name="T85"><text:s/>is that in conjunction with </text:span><text:span text:style-name="CrossRef"><text:span text:style-name="T87"><text:reference-ref text:reference-format="text" text:ref-name="pingrouping">PIN Grouping</text:reference-ref></text:span></text:span><text:span text:style-name="T85"><text:s/>provide the means for aiding users in PIN input GUIs in the case an issuer requires separate PINs for different keys and applications.</text:span></text:p>
      <text:p text:style-name="Standard"><text:span text:style-name="T85">The following matrix shows the </text:span><text:span text:style-name="T37">recommended</text:span><text:span text:style-name="T85"> interpretation of PIN GUI “hints”:</text:span></text:p>
      <text:p text:style-name="P106"/>
      <table:table table:name="Table103" table:style-name="Table103">
        <table:table-column table:style-name="Table103.A"/>
        <table:table-column table:style-name="Table103.B"/>
        <table:table-column table:style-name="Table103.C"/>
        <table:table-column table:style-name="Table103.D"/>
        <table:table-column table:style-name="Table103.E"/>
        <table:table-row table:style-name="Table103.1">
          <table:table-cell table:style-name="Table103.A1" office:value-type="string">
            <text:p text:style-name="P15">PIN Grouping</text:p>
          </table:table-cell>
          <table:table-cell table:style-name="Table103.A1" office:value-type="string">
            <text:p text:style-name="P26">signature</text:p>
          </table:table-cell>
          <table:table-cell table:style-name="Table103.A1" office:value-type="string">
            <text:p text:style-name="P26">authentication</text:p>
          </table:table-cell>
          <table:table-cell table:style-name="Table103.A1" office:value-type="string">
            <text:p text:style-name="P26">encryption</text:p>
          </table:table-cell>
          <table:table-cell table:style-name="Table103.E1" office:value-type="string">
            <text:p text:style-name="P26">universal</text:p>
          </table:table-cell>
        </table:table-row>
        <table:table-row table:style-name="Table103.2">
          <table:table-cell table:style-name="Table103.A2" office:value-type="string">
            <text:p text:style-name="P25">none</text:p>
          </table:table-cell>
          <table:table-cell table:style-name="Table103.B2" office:value-type="string">
            <text:p text:style-name="P8">PIN</text:p>
          </table:table-cell>
          <table:table-cell table:style-name="Table103.B2" office:value-type="string">
            <text:p text:style-name="P8">PIN</text:p>
          </table:table-cell>
          <table:table-cell table:style-name="Table103.B2" office:value-type="string">
            <text:p text:style-name="P8">PIN</text:p>
          </table:table-cell>
          <table:table-cell table:style-name="Table103.E2" office:value-type="string">
            <text:p text:style-name="P8">PIN</text:p>
          </table:table-cell>
        </table:table-row>
        <table:table-row table:style-name="Table103.2">
          <table:table-cell table:style-name="Table103.A2" office:value-type="string">
            <text:p text:style-name="P25">shared</text:p>
          </table:table-cell>
          <table:table-cell table:style-name="Table103.B2" office:value-type="string">
            <text:p text:style-name="P8">PIN</text:p>
          </table:table-cell>
          <table:table-cell table:style-name="Table103.B2" office:value-type="string">
            <text:p text:style-name="P8">PIN</text:p>
          </table:table-cell>
          <table:table-cell table:style-name="Table103.B2" office:value-type="string">
            <text:p text:style-name="P8">PIN</text:p>
          </table:table-cell>
          <table:table-cell table:style-name="Table103.E2" office:value-type="string">
            <text:p text:style-name="P8">PIN</text:p>
          </table:table-cell>
        </table:table-row>
        <table:table-row table:style-name="Table103.2">
          <table:table-cell table:style-name="Table103.A2" office:value-type="string">
            <text:p text:style-name="P25">signature+standard</text:p>
          </table:table-cell>
          <table:table-cell table:style-name="Table103.B2" office:value-type="string">
            <text:p text:style-name="P8">Signature PIN</text:p>
          </table:table-cell>
          <table:table-cell table:style-name="Table103.B2" office:value-type="string">
            <text:p text:style-name="P8">PIN</text:p>
          </table:table-cell>
          <table:table-cell table:style-name="Table103.B2" office:value-type="string">
            <text:p text:style-name="P8">PIN</text:p>
          </table:table-cell>
          <table:table-cell table:style-name="Table103.E2" office:value-type="string">
            <text:p text:style-name="P8">PIN</text:p>
          </table:table-cell>
        </table:table-row>
        <table:table-row table:style-name="Table103.2">
          <table:table-cell table:style-name="Table103.A2" office:value-type="string">
            <text:p text:style-name="P25">unique</text:p>
          </table:table-cell>
          <table:table-cell table:style-name="Table103.B2" office:value-type="string">
            <text:p text:style-name="P8">Signature PIN</text:p>
          </table:table-cell>
          <table:table-cell table:style-name="Table103.B2" office:value-type="string">
            <text:p text:style-name="P8">Authentication PIN</text:p>
          </table:table-cell>
          <table:table-cell table:style-name="Table103.B2" office:value-type="string">
            <text:p text:style-name="P8">Encryption PIN</text:p>
          </table:table-cell>
          <table:table-cell table:style-name="Table103.E2" office:value-type="string">
            <text:p text:style-name="P8">PIN</text:p>
          </table:table-cell>
        </table:table-row>
      </table:table>
      <text:p text:style-name="Text_20_body"/>
      <text:p text:style-name="Text_20_body">For this scheme to work a prerequisite is (of course) that the middleware is specifically adapted for SKS.</text:p>
      <text:h text:style-name="P186" text:outline-level="1"><text:bookmark-start text:name="__RefHeading__797652_2146041088"/><text:reference-mark-start text:name="sess.security.mech"/>Session Security Mechanisms<text:bookmark-end text:name="__RefHeading__797652_2146041088"/><text:reference-mark-end text:name="sess.security.mech"/></text:h>
      <text:p text:style-name="Text_20_body">After the <text:span text:style-name="CrossRef"><text:reference-ref text:reference-format="text" text:ref-name="sess.key">sessionKey</text:reference-ref></text:span><text:s/>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</text:p>
      <text:p text:style-name="Text_20_body">This section describes the <text:span text:style-name="T3">default</text:span> security mechanisms used during a provisioning session (defined by the SKS properties<text:span text:style-name="T58"> </text:span><text:span text:style-name="CrossRef"><text:span text:style-name="T76"><text:reference-ref text:reference-format="text" text:ref-name="sess.key.alg">sessionKeyAlgorithm</text:reference-ref></text:span></text:span><text:span text:style-name="T58"><text:s/>and </text:span><text:span text:style-name="CrossRef"><text:span text:style-name="T76"><text:reference-ref text:reference-format="text" text:ref-name="key.entry.alg">keyEntryAlgorithm</text:reference-ref></text:span></text:span><text:span text:style-name="T58">). </text:span><text:s/>See also<text:span text:style-name="T58"> </text:span><text:span text:style-name="CrossRef"><text:span text:style-name="T76"><text:reference-ref text:reference-format="text" text:ref-name="sess.key.op">sessionKeyLimit</text:reference-ref></text:span></text:span><text:span text:style-name="T58">.</text:span></text:p>
      <text:p text:style-name="Text_20_body"><text:span text:style-name="T58">Note that all elements featured in the following definitions </text:span><text:span text:style-name="T62">must</text:span><text:span text:style-name="T58"> be supplied “as is” </text:span><text:span text:style-name="T64">without</text:span><text:span text:style-name="T58"> length indicators.</text:span></text:p>
      <text:p text:style-name="Text_20_body"/>
      <text:h text:style-name="Heading_20_2" text:outline-level="2"><text:bookmark-start text:name="__RefHeading__15339_972012461"/><text:reference-mark-start text:name="EncryptedData"/>Encrypted Data<text:bookmark-end text:name="__RefHeading__15339_972012461"/>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88"><text:tab/></text:span><text:span text:style-name="T66">EncryptionKey</text:span> = <text:span text:style-name="CrossRef"><text:span text:style-name="T76"><text:reference-ref text:reference-format="text" text:ref-name="HMAC_SHA256">HMAC-SHA256</text:reference-ref></text:span></text:span><text:s/>(<text:span text:style-name="CrossRef"><text:reference-ref text:reference-format="text" text:ref-name="sess.key">sessionKey</text:reference-ref></text:span>, <text:span text:style-name="T88">"EncryptionKey"</text:span>)</text:p>
      <text:p text:style-name="Text_20_body"><text:span text:style-name="T66">EncryptionKey </text:span><text:span text:style-name="T36">must</text:span> only be used with the <text:span text:style-name="CrossRef"><text:reference-ref text:reference-format="text" text:ref-name="AES256-CBC">AES256-CBC</text:reference-ref></text:span><text:s/>algorithm. <text:s/>Note that the IV (Initialization Vector) <text:span text:style-name="T36">must</text:span> be <text:span text:style-name="T3">prepended</text:span> to the encrypted data as in <text:span text:style-name="CrossRef"><text:span text:style-name="T76"><text:reference-ref text:reference-format="text" text:ref-name="xml.encrypt">XML Encryption</text:reference-ref></text:span></text:span><text:span text:style-name="T58"><text:s/>as well as </text:span><text:span text:style-name="T64">freshly generated for each encryption</text:span><text:span text:style-name="T58">.</text:span></text:p>
      <text:p text:style-name="Text_20_body"/>
      <text:h text:style-name="Heading_20_2" text:outline-level="2"><text:bookmark-start text:name="__RefHeading__15341_972012461"/><text:reference-mark-start text:name="MACOperations"/>MAC Operations<text:bookmark-end text:name="__RefHeading__15341_972012461"/>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88"><text:tab/>mac</text:span> = <text:span text:style-name="CrossRef"><text:span text:style-name="T76"><text:reference-ref text:reference-format="text" text:ref-name="HMAC_SHA256">HMAC-SHA256</text:reference-ref></text:span></text:span><text:s/>(<text:span text:style-name="CrossRef"><text:reference-ref text:reference-format="text" text:ref-name="sess.key">sessionKey</text:reference-ref></text:span><text:span text:style-name="T40"> || </text:span><text:span text:style-name="T64">MethodName</text:span><text:span text:style-name="T40"> || </text:span><text:span text:style-name="CrossRef"><text:reference-ref text:reference-format="text" text:ref-name="mac.seq.cnt">macSequenceCounter</text:reference-ref></text:span><text:span text:style-name="T40">, </text:span><text:span text:style-name="T64">Data</text:span><text:span text:style-name="T40">)</text:span></text:p>
      <text:p text:style-name="Text_20_body"><text:span text:style-name="T64">MethodName</text:span><text:span text:style-name="T40"> is the string literal of the target method like </text:span><text:span text:style-name="T88">"closeProvisioningSession"</text:span><text:span text:style-name="T40">, while </text:span><text:span text:style-name="T64">Data</text:span><text:span text:style-name="T58"> represents the arguments as specified for the actual method. <text:s/>Note that </text:span><text:span text:style-name="T64">individual elements</text:span><text:span text:style-name="T58"> featured in </text:span><text:span text:style-name="T64">Data</text:span><text:span text:style-name="T58"> </text:span><text:span text:style-name="T62">must</text:span><text:span text:style-name="T58"> use the representation described in </text:span><text:span text:style-name="CrossRef"><text:span text:style-name="T76"><text:reference-ref text:reference-format="text" text:ref-name="datatypes">Data Types</text:reference-ref></text:span></text:span><text:span text:style-name="T58">, that is, </text:span><text:span text:style-name="T64">include</text:span><text:span text:style-name="T58"> applicable length-indicators.</text:span></text:p>
      <text:p text:style-name="Text_20_body"><text:span text:style-name="T58">After each MAC operation, </text:span><text:span text:style-name="CrossRef"><text:span text:style-name="T76"><text:reference-ref text:reference-format="text" text:ref-name="mac.seq.cnt">macSequenceCounter</text:reference-ref></text:span></text:span><text:span text:style-name="T58"><text:s/></text:span><text:span text:style-name="T62">must</text:span><text:span text:style-name="T58"> be incremented by one. <text:s/>Due the use of a sequence counter, the provisioning system </text:span><text:span text:style-name="T62">must</text:span><text:span text:style-name="T58"> honor the order of objects as defined by the issuer.</text:span></text:p>
      <text:p text:style-name="P63"/>
      <text:h text:style-name="Heading_20_2" text:outline-level="2"><text:bookmark-start text:name="__RefHeading__15343_972012461"/><text:reference-mark-start text:name="SKSAttestations"/>Attestations<text:bookmark-end text:name="__RefHeading__15343_972012461"/><text:reference-mark-end text:name="SKSAttestations"/></text:h>
      <text:p text:style-name="Text_20_body">Attestations created by the SKS are identical to MAC Operations where <text:span text:style-name="T3">MethodName</text:span> is set to <text:span text:style-name="T88">"DeviceAttestation"</text:span>.</text:p>
      <text:p text:style-name="Text_20_body"/>
      <text:h text:style-name="P184" text:outline-level="2"><text:bookmark-start text:name="__RefHeading__15345_972012461"/><text:reference-mark-start text:name="targ.key.ref"/>Target Key Reference<text:bookmark-end text:name="__RefHeading__15345_972012461"/><text:reference-mark-end text:name="targ.key.ref"/></text:h>
      <text:p text:style-name="Text_20_body">In order to perform post provisioning operations the issuer must provide evidence of ownership to keys. <text:s/><text:span text:style-name="T5">Target Key Reference </text:span>denotes a key management authorization signature scheme using <text:span text:style-name="T44">the </text:span><text:span text:style-name="CrossRef"><text:span text:style-name="T76"><text:reference-ref text:reference-format="text" text:ref-name="key.mgr.key">keyManagementKey</text:reference-ref></text:span></text:span><text:span text:style-name="T44"><text:s/>associated with the “owning” provisioning object of the target key (see </text:span><text:span text:style-name="CrossRef"><text:span text:style-name="T76"><text:reference-ref text:reference-format="text" text:ref-name="provisioning.objects">Provisioning Objects</text:reference-ref></text:span></text:span><text:span text:style-name="T44">) according to the following:</text:span></text:p>
      <text:p text:style-name="P81"><text:span text:style-name="T92"><text:tab/>authorization</text:span><text:span text:style-name="T67"> = </text:span><text:span text:style-name="T3">Sign</text:span> (<text:span text:style-name="CrossRef"><text:span text:style-name="T76"><text:reference-ref text:reference-format="text" text:ref-name="key.mgr.key">keyManagementKey</text:reference-ref></text:span></text:span><text:span text:style-name="CrossRef"><text:span text:style-name="T35"> </text:span></text:span><text:span text:style-name="CrossRef"><text:span text:style-name="T33">target</text:span></text:span><text:span text:style-name="CrossRef"><text:span text:style-name="T35"> </text:span></text:span>,<text:line-break/><text:tab/><text:tab/><text:tab/><text:span text:style-name="T88">"</text:span><text:span text:style-name="T92">TargetKeyReference"</text:span><text:span text:style-name="T43"> || </text:span><text:span text:style-name="CrossRef"><text:span text:style-name="T76"><text:reference-ref text:reference-format="text" text:ref-name="HMAC_SHA256">HMAC-SHA256</text:reference-ref></text:span></text:span><text:s/>(<text:span text:style-name="CrossRef"><text:span text:style-name="T76"><text:reference-ref text:reference-format="text" text:ref-name="sess.key">sessionKey</text:reference-ref></text:span></text:span><text:span text:style-name="CrossRef"><text:span text:style-name="T154"> </text:span></text:span><text:span text:style-name="CrossRef"><text:span text:style-name="T33">current</text:span></text:span><text:span text:style-name="T64"> || </text:span><text:span text:style-name="CrossRef"><text:span text:style-name="T76"><text:reference-ref text:reference-format="text" text:ref-name="device.id">Device ID</text:reference-ref></text:span></text:span>, </text:p>
      <text:p text:style-name="P82"><text:span text:style-name="CrossRef"><text:span text:style-name="T76"><text:tab/><text:tab/><text:tab/><text:tab/></text:span></text:span><text:span text:style-name="CrossRef"><text:span text:style-name="T76"><text:reference-ref text:reference-format="text" text:ref-name="eecert">End-Entity Certificate</text:reference-ref></text:span></text:span><text:span text:style-name="CrossRef"><text:span text:style-name="T34"> </text:span></text:span><text:span text:style-name="CrossRef"><text:span text:style-name="T33">target</text:span></text:span><text:span text:style-name="CrossRef"><text:span text:style-name="T35"> </text:span></text:span>))</text:p>
      <text:p text:style-name="Text_20_body">Notes:</text:p>
      <text:list xml:id="list103817737" text:style-name="L1">
        <text:list-item>
          <text:p text:style-name="P164"><text:span text:style-name="T43">Sign</text:span><text:span text:style-name="T44"> </text:span><text:span text:style-name="T47">must</text:span><text:span text:style-name="T44"> use an </text:span><text:span text:style-name="CrossRef"><text:span text:style-name="T76"><text:reference-ref text:reference-format="text" text:ref-name="pkcs1">PKCS #1</text:reference-ref></text:span></text:span><text:span text:style-name="T44"><text:s/>RSASSA signature for RSA keys and </text:span><text:span text:style-name="CrossRef"><text:span text:style-name="T76"><text:reference-ref text:reference-format="text" text:ref-name="ECDSA">ECDSA</text:reference-ref></text:span></text:span><text:span text:style-name="T44"><text:s/>for EC keys with the </text:span><text:span text:style-name="T43">private key</text:span><text:span text:style-name="T44"> associated with </text:span><text:span text:style-name="T92">keyManagementKey</text:span><text:span text:style-name="T44">, and utilizing </text:span><text:span text:style-name="CrossRef"><text:span text:style-name="T76"><text:reference-ref text:reference-format="text" text:ref-name="SHA256">SHA256</text:reference-ref></text:span></text:span><text:span text:style-name="T44"><text:s/>as hash function</text:span></text:p>
        </text:list-item>
        <text:list-item>
          <text:p text:style-name="P164">An SKS <text:span text:style-name="T47">must</text:span><text:span text:style-name="T44"> verify that the signature validates with respect to the </text:span><text:span text:style-name="T43">public key</text:span><text:span text:style-name="T44"> (</text:span><text:span text:style-name="T92">keyManagementKey</text:span><text:span text:style-name="T44">) as well as checking that </text:span><text:span text:style-name="CrossRef"><text:span text:style-name="T76"><text:reference-ref text:reference-format="text" text:ref-name="eecert">End-Entity Certificate</text:reference-ref></text:span></text:span><text:span text:style-name="T44"><text:s/>matches </text:span><text:span text:style-name="T92">targetKeyHandle</text:span></text:p>
        </text:list-item>
        <text:list-item>
          <text:p text:style-name="P164"><text:span text:style-name="T44">If a </text:span><text:span text:style-name="CrossRef"><text:span text:style-name="T76"><text:reference-ref text:reference-format="text" text:ref-name="key.mgr.key">keyManagementKey</text:reference-ref></text:span></text:span><text:span text:style-name="T44"><text:s/>is not present in the target key's provisioning object, the key is considered “not updatable” and the provisioning session </text:span><text:span text:style-name="T47">must</text:span><text:span text:style-name="T44"> be aborted</text:span></text:p>
        </text:list-item>
        <text:list-item>
          <text:p text:style-name="P164"><text:span text:style-name="T44">The provisioning session </text:span><text:span text:style-name="T47">must</text:span><text:span text:style-name="T44"> be aborted if the </text:span><text:span text:style-name="CrossRef"><text:span text:style-name="T76"><text:reference-ref text:reference-format="text" text:ref-name="privacy.enabled">privacyEnabled</text:reference-ref></text:span></text:span><text:span text:style-name="T44"><text:s/>flag differs between the original and the updating session.</text:span></text:p>
        </text:list-item>
      </text:list>
      <text:h text:style-name="P186" text:outline-level="1"><text:bookmark-start text:name="__RefHeading__135131_2109382754"/>Detailed Operation<text:bookmark-end text:name="__RefHeading__135131_2109382754"/></text:h>
      <text:p text:style-name="P53">This chapter describes the SKS API in detail.</text:p>
      <text:h text:style-name="Heading_20_2" text:outline-level="2"><text:bookmark-start text:name="__RefHeading__15263_972012461"/><text:reference-mark-start text:name="datatypes"/>Data Types<text:bookmark-end text:name="__RefHeading__15263_972012461"/><text:reference-mark-end text:name="datatypes"/></text:h>
      <text:p text:style-name="Standard">The table below shows the data types used by the SKS API. <text:s/>Note that multi-byte integers <text:span text:style-name="T37">must</text:span> be stored in big-endian fashion whenever they are <text:span text:style-name="T3">serialized</text:span> like in <text:span text:style-name="CrossRef"><text:reference-ref text:reference-format="text" text:ref-name="MACOperations">MAC Operations</text:reference-ref></text:span>. <text:s/>See also<text:span text:style-name="T85"> </text:span><text:span text:style-name="CrossRef"><text:reference-ref text:reference-format="text" text:ref-name="method.list">Method List</text:reference-ref></text:span><text:span text:style-name="T85">.</text:span>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5">Type</text:p>
          </table:table-cell>
          <table:table-cell table:style-name="Table8.A1" office:value-type="string">
            <text:p text:style-name="P15">Length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7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7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u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7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u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7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3">byte[<text:span text:style-name="T73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7" office:value-type="string">
            <text:p text:style-name="P2">Array of bytes with a leading “u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7" office:value-type="string">
            <text:p text:style-name="P2">Long array of bytes with a leading “u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73">Special form of byte[<text:span text:style-name="T73"> </text:span>] which <text:span text:style-name="T77">must</text:span> contain an 1-32 byte string with a character set<text:span text:style-name="T76"> restricted to printable ASCII (0x21 - 0x7E)</text:span></text:p>
          </table:table-cell>
        </table:table-row>
        <table:table-row table:style-name="Table8.2">
          <table:table-cell table:style-name="Table8.A8" office:value-type="string">
            <text:p text:style-name="P3">uri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Table_20_Contents"><text:span text:style-name="CrossRef"><text:reference-ref text:reference-format="text" text:ref-name="utf8">UTF-8</text:reference-ref></text:span><text:s/>encoded <text:span text:style-name="CrossRef"><text:reference-ref text:reference-format="text" text:ref-name="URI">URI</text:reference-ref></text:span><text:s/>which <text:span text:style-name="T37">must not</text:span> exceed 1000 bytes</text:p>
          </table:table-cell>
        </table:table-row>
        <table:table-row table:style-name="Table8.2">
          <table:table-cell table:style-name="Table8.A8" office:value-type="string">
            <text:p text:style-name="P3">string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Standard"><text:span text:style-name="CrossRef"><text:reference-ref text:reference-format="text" text:ref-name="utf8">UTF-8</text:reference-ref></text:span><text:s/>encoded string with arbitrary content</text:p>
          </table:table-cell>
        </table:table-row>
      </table:table>
      <text:p text:style-name="Text_20_body"/>
      <text:p text:style-name="Text_20_body">If an array is followed by a number in brackets (byte[32]) it means that the array <text:span text:style-name="T36">must</text:span> be exactly of that length.</text:p>
      <text:p text:style-name="Text_20_body">Variables and literals that represent textual data <text:span text:style-name="T36">must</text:span> be <text:span text:style-name="CrossRef"><text:reference-ref text:reference-format="text" text:ref-name="utf8">UTF-8</text:reference-ref></text:span><text:s/>encoded and <text:span text:style-name="T3">not</text:span> include terminating null characters; they are in this specification considered equivalent to <text:span text:style-name="T41">byte[</text:span><text:span text:style-name="T68"> </text:span><text:span text:style-name="T41">].</text:span></text:p>
      <text:p text:style-name="Text_20_body"><text:span text:style-name="T41">Note that length indicators are only applicable to </text:span><text:span text:style-name="T42">array objects</text:span><text:span text:style-name="T41"> when included in </text:span><text:span text:style-name="CrossRef"><text:reference-ref text:reference-format="text" text:ref-name="MACOperations">MAC Operations</text:reference-ref></text:span><text:span text:style-name="T41">, and when they are </text:span><text:span text:style-name="T42">serialized</text:span><text:span text:style-name="T41">.</text:span></text:p>
      <text:h text:style-name="P185" text:outline-level="2"><text:bookmark-start text:name="__RefHeading__15267_972012461"/><text:reference-mark-start text:name="ReturnValues"/>Return Values<text:bookmark-end text:name="__RefHeading__15267_972012461"/><text:reference-mark-end text:name="ReturnValues"/></text:h>
      <text:p text:style-name="Standard">All methods return a single-byte status code. <text:s/>In case return status is &lt;&gt; 0 there is an error and any expected succeeding values <text:span text:style-name="T36">must not</text:span> be read as they are not supposed to be available. <text:s/>Instead there <text:span text:style-name="T37">must</text:span> be a second return value containing a <text:span text:style-name="CrossRef"><text:reference-ref text:reference-format="text" text:ref-name="utf8">UTF-8</text:reference-ref></text:span><text:s/>encoded description in <text:span text:style-name="T3">English</text:span> to be used for logging and debugging purposes as shown below:<text:span text:style-name="T7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">Name</text:p>
          </table:table-cell>
          <table:table-cell table:style-name="Table6.A1" office:value-type="string">
            <text:p text:style-name="P15">Type</text:p>
          </table:table-cell>
          <table:table-cell table:style-name="Table6.C1" office:value-type="string">
            <text:p text:style-name="P15">Description</text:p>
          </table:table-cell>
        </table:table-row>
        <table:table-row table:style-name="Table6.2">
          <table:table-cell table:style-name="Table6.A2" office:value-type="string">
            <text:p text:style-name="P18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8">ErrorString</text:p>
          </table:table-cell>
          <table:table-cell table:style-name="Table6.A2" office:value-type="string">
            <text:p text:style-name="P3">String</text:p>
          </table:table-cell>
          <table:table-cell table:style-name="Table6.C2" office:value-type="string">
            <text:p text:style-name="P2">A human-readable error-description with length &lt;= 2000 bytes</text:p>
          </table:table-cell>
        </table:table-row>
      </table:table>
      <text:p text:style-name="Text_20_body"><text:line-break/></text:p>
      <text:h text:style-name="Heading_20_2" text:outline-level="2"><text:bookmark-start text:name="__RefHeading__15269_972012461"/>Error Codes<text:bookmark-end text:name="__RefHeading__15269_972012461"/>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5">Nam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7.2">
          <table:table-cell table:style-name="Table7.A2" office:value-type="string">
            <text:p text:style-name="P18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9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9"><text:s/></text:span></text:span></text:p>
          </table:table-cell>
        </table:table-row>
        <table:table-row table:style-name="Table7.2">
          <table:table-cell table:style-name="Table7.A2" office:value-type="string">
            <text:p text:style-name="P18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22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22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22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22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22">ERROR_NO_KE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22">ERROR_ALGORITHM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Unknown or non-matching algorithm</text:p>
          </table:table-cell>
        </table:table-row>
        <table:table-row table:style-name="Table7.2">
          <table:table-cell table:style-name="Table7.A2" office:value-type="string">
            <text:p text:style-name="P22"><text:reference-mark-start text:name="error_option"/>ERROR_OPTION<text:reference-mark-end text:name="error_option"/>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22">ERROR_INTERNAL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ternal error</text:p>
          </table:table-cell>
        </table:table-row>
        <table:table-row table:style-name="Table7.2">
          <table:table-cell table:style-name="Table7.A2" office:value-type="string">
            <text:p text:style-name="P22">ERROR_EX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External error like communication link failure</text:p>
          </table:table-cell>
        </table:table-row>
        <table:table-row table:style-name="Table7.2">
          <table:table-cell table:style-name="Table7.A2" office:value-type="string">
            <text:p text:style-name="P22">ERROR_USER_ABORT</text:p>
          </table:table-cell>
          <table:table-cell table:style-name="Table7.A2" office:value-type="string">
            <text:p text:style-name="P3">0x0C</text:p>
          </table:table-cell>
          <table:table-cell table:style-name="Table7.C2" office:value-type="string">
            <text:p text:style-name="P2">User aborted PIN input or similar</text:p>
          </table:table-cell>
        </table:table-row>
        <table:table-row table:style-name="Table7.2">
          <table:table-cell table:style-name="Table7.A2" office:value-type="string">
            <text:p text:style-name="P22">ERROR_NOT_AVAILABLE</text:p>
          </table:table-cell>
          <table:table-cell table:style-name="Table7.A2" office:value-type="string">
            <text:p text:style-name="P3">0x0D</text:p>
          </table:table-cell>
          <table:table-cell table:style-name="Table7.C2" office:value-type="string">
            <text:p text:style-name="P2">External error when a requested SKS is unavailable</text:p>
          </table:table-cell>
        </table:table-row>
      </table:table>
      <text:p text:style-name="P137"/>
      <text:h text:style-name="Heading_20_2" text:outline-level="2"><text:bookmark-start text:name="__RefHeading__135133_2109382754"/><text:reference-mark-start text:name="method.list"/>Method List<text:bookmark-end text:name="__RefHeading__135133_2109382754"/><text:reference-mark-end text:name="method.list"/></text:h>
      <text:p text:style-name="P138"><text:span text:style-name="T85">This section provides a list of the SKS methods. <text:s/>The number in square brackets denotes the </text:span><text:span text:style-name="T5">decimal value</text:span><text:span text:style-name="T85"> used to identify the method in a call. <text:s/>Method calls are formatted as strings of bytes where the first byte holds the method ID and the succeeding bytes the applicable argument data. <text:s/></text:span><text:span text:style-name="CrossRef"><text:span text:style-name="T87"><text:reference-ref text:reference-format="text" text:ref-name="user.api">User API</text:reference-ref></text:span></text:span><text:span text:style-name="T85"><text:s/>methods have method IDs <text:s/></text:span>≥ 100.<text:line-break/>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127"><text:span text:style-name="T151">Note: The described API is adapted for an SKS using low-level byte-streams for communication. <text:s/>However, the SKS design is equally applicable to API schemes using high-level objects and exceptions. <text:s/>The only thing that </text:span><text:span text:style-name="T36">must</text:span><text:span text:style-name="T151"> remain intact are the cryptographic operations including how objects are represented in MACs.</text:span></text:p>
          </table:table-cell>
        </table:table-row>
      </table:table>
      <text:p text:style-name="Text_20_body"/>
      <text:p text:style-name="P137"/>
      <text:p text:style-name="P139">Note that a <text:span text:style-name="T95">keyHandle</text:span> in this specification always refers to a <text:span text:style-name="T3">key entry</text:span>. <text:s/>See <text:span text:style-name="CrossRef"><text:span text:style-name="T146"><text:reference-ref text:reference-format="text" text:ref-name="key.entries">Key Entries</text:reference-ref></text:span></text:span>.</text:p>
      <text:h text:style-name="P190" text:outline-level="3"><text:bookmark-start text:name="__RefHeading__15271_972012461"/><text:reference-mark-start text:name="getDeviceData"/>getDeviceInfo<text:reference-mark-end text:name="getDeviceData"/> [1]<text:bookmark-end text:name="__RefHeading__15271_972012461"/>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5">Name</text:p>
          </table:table-cell>
          <table:table-cell table:style-name="Table48.A1" office:value-type="string">
            <text:p text:style-name="P15">Type</text:p>
          </table:table-cell>
          <table:table-cell table:style-name="Table48.C1" office:value-type="string">
            <text:p text:style-name="P15">Description</text:p>
          </table:table-cell>
        </table:table-row>
        <table:table-row table:style-name="Table48.2">
          <table:table-cell table:style-name="Table48.A2" table:number-columns-spanned="3" office:value-type="string">
            <text:p text:style-name="P99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5">Name</text:p>
          </table:table-cell>
          <table:table-cell table:style-name="Table49.A1" office:value-type="string">
            <text:p text:style-name="P15">Type</text:p>
          </table:table-cell>
          <table:table-cell table:style-name="Table49.C1" office:value-type="string">
            <text:p text:style-name="P15">Description</text:p>
          </table:table-cell>
        </table:table-row>
        <table:table-row table:style-name="Table49.2">
          <table:table-cell table:style-name="Table49.A2" office:value-type="string">
            <text:p text:style-name="P18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8">apiLevel</text:p>
          </table:table-cell>
          <table:table-cell table:style-name="Table49.A2" office:value-type="string">
            <text:p text:style-name="P3">ushort</text:p>
          </table:table-cell>
          <table:table-cell table:style-name="Table49.C2" office:value-type="string">
            <text:p text:style-name="P2">100 (1.00) =&gt; <text:s/>Applies to <text:span text:style-name="T3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8">deviceType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Holds basic device data. <text:s/>See <text:span text:style-name="CrossRef"><text:reference-ref text:reference-format="text" text:ref-name="dev.type">deviceType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8"><text:reference-mark-start text:name="upd.url"/>updateUrl<text:reference-mark-end text:name="upd.url"/></text:p>
          </table:table-cell>
          <table:table-cell table:style-name="Table49.A2" office:value-type="string">
            <text:p text:style-name="P3">uri</text:p>
          </table:table-cell>
          <table:table-cell table:style-name="Table49.C2" office:value-type="string">
            <text:p text:style-name="P2">HTTP or HTTPS URL pointing to a firmware update service or a zero length array. <text:s/>See <text:span text:style-name="CrossRef"><text:reference-ref text:reference-format="text" text:ref-name="upd.frm">updateFirmware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8">vendorName</text:p>
          </table:table-cell>
          <table:table-cell table:style-name="Table49.A2" office:value-type="string">
            <text:p text:style-name="P14">string</text:p>
          </table:table-cell>
          <table:table-cell table:style-name="Table49.C2" office:value-type="string">
            <text:p text:style-name="P2">String of 1-128 <text:span text:style-name="T3">characters</text:span> holding the name of the vendor</text:p>
          </table:table-cell>
        </table:table-row>
        <table:table-row table:style-name="Table49.2">
          <table:table-cell table:style-name="Table49.A2" office:value-type="string">
            <text:p text:style-name="P18">vendorDescription</text:p>
          </table:table-cell>
          <table:table-cell table:style-name="Table49.A2" office:value-type="string">
            <text:p text:style-name="P3">string</text:p>
          </table:table-cell>
          <table:table-cell table:style-name="Table49.C2" office:value-type="string">
            <text:p text:style-name="P2">String of 1-1000 <text:span text:style-name="T3">characters</text:span>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8">certificate...</text:p>
          </table:table-cell>
          <table:table-cell table:style-name="Table49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49.C2" office:value-type="string">
            <text:p text:style-name="P85"><text:span text:style-name="T5">Non zero list</text:span><text:span text:style-name="T85"> of DER encoded </text:span><text:span text:style-name="CrossRef"><text:reference-ref text:reference-format="text" text:ref-name="X.509">X.509</text:reference-ref></text:span><text:span text:style-name="T85"><text:s/>certificate objects</text:span></text:p>
          </table:table-cell>
        </table:table-row>
        <table:table-row table:style-name="Table49.2">
          <table:table-cell table:style-name="Table49.A2" office:value-type="string">
            <text:p text:style-name="P18">supportedAlgorithm...</text:p>
          </table:table-cell>
          <table:table-cell table:style-name="Table49.A2" office:value-type="string">
            <text:p text:style-name="P3">uri</text:p>
          </table:table-cell>
          <table:table-cell table:style-name="Table49.C2" office:value-type="string">
            <text:p text:style-name="Standard"><text:span text:style-name="T3">Non zero list</text:span> of algorithm URIs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8">cryptoDataSize</text:p>
          </table:table-cell>
          <table:table-cell table:style-name="Table49.A2" office:value-type="string">
            <text:p text:style-name="P3">uint</text:p>
          </table:table-cell>
          <table:table-cell table:style-name="Table49.C2" office:value-type="string">
            <text:p text:style-name="P30">Maximum number of bytes in the <text:span text:style-name="T95">data</text:span> argument of cryptographic methods</text:p>
          </table:table-cell>
        </table:table-row>
        <table:table-row table:style-name="Table49.2">
          <table:table-cell table:style-name="Table49.A2" office:value-type="string">
            <text:p text:style-name="P18">extensionDataSize</text:p>
          </table:table-cell>
          <table:table-cell table:style-name="Table49.A2" office:value-type="string">
            <text:p text:style-name="P3">uint</text:p>
          </table:table-cell>
          <table:table-cell table:style-name="Table49.C2" office:value-type="string">
            <text:p text:style-name="Standard"><text:span text:style-name="T41">Maximum size of </text:span><text:span text:style-name="CrossRef"><text:span text:style-name="T41"><text:reference-ref text:reference-format="text" text:ref-name="extensiondata">extensionData</text:reference-ref></text:span></text:span><text:s/>objects</text:p>
          </table:table-cell>
        </table:table-row>
        <table:table-row table:style-name="Table49.2">
          <table:table-cell table:style-name="Table49.A2" office:value-type="string">
            <text:p text:style-name="P18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8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<text:line-break/>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53"/>
      <text:p text:style-name="P53"><text:span text:style-name="T96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1">The </text:span><text:span text:style-name="T95">certificate</text:span><text:span text:style-name="T51"> objects </text:span><text:span text:style-name="T56">must</text:span><text:span text:style-name="T51"> form an </text:span><text:span text:style-name="T43">ordered</text:span><text:span text:style-name="T44"> and </text:span><text:span text:style-name="T43">contiguous </text:span><text:span text:style-name="T44">certificate </text:span><text:span text:style-name="T51">path so that the </text:span><text:span text:style-name="T43">first</text:span><text:span text:style-name="T51"> object contains the actual SKS </text:span><text:span text:style-name="CrossRef"><text:reference-ref text:reference-format="text" text:ref-name="devcert">Device Certificate</text:reference-ref></text:span><text:span text:style-name="T51">. <text:s/>The</text:span><text:span text:style-name="T104"> path </text:span><text:span text:style-name="T51">does though not have to be complete (include all upper-level CAs).</text:span></text:p>
      <text:p text:style-name="Text_20_body">A compliant SKS <text:span text:style-name="T36">must</text:span> support <text:span text:style-name="CrossRef"><text:span text:style-name="T41"><text:reference-ref text:reference-format="text" text:ref-name="extensiondata">extensionData</text:reference-ref></text:span></text:span><text:s/>objects with a size of at least 65536 bytes.</text:p>
      <text:p text:style-name="Text_20_body">A compliant SKS <text:span text:style-name="T36">must</text:span> support a <text:reference-mark-start text:name="cryptodatasize"/><text:span text:style-name="T95">cryptoDataSize</text:span><text:reference-mark-end text:name="cryptodatasize"/> of at least 16384 bytes.</text:p>
      <text:p text:style-name="P45"/>
      <text:p text:style-name="P107"/>
      <text:p text:style-name="P45"/>
      <text:p text:style-name="P45"/>
      <text:p text:style-name="P109">Continued on the next page...</text:p>
      <text:p text:style-name="P115">The <text:reference-mark-start text:name="dev.type"/><text:span text:style-name="T98">deviceType</text:span><text:reference-mark-end text:name="dev.type"/> property holds a set of fields according to the following table:<text:line-break/></text:p>
      <table:table table:name="Table119" table:style-name="Table119">
        <table:table-column table:style-name="Table119.A"/>
        <table:table-column table:style-name="Table119.B"/>
        <table:table-column table:style-name="Table119.C"/>
        <table:table-column table:style-name="Table119.D"/>
        <table:table-row table:style-name="Table119.1">
          <table:table-cell table:style-name="Table119.A1" office:value-type="string">
            <text:p text:style-name="P15">Bit</text:p>
          </table:table-cell>
          <table:table-cell table:style-name="Table119.A1" office:value-type="string">
            <text:p text:style-name="P15">Value</text:p>
          </table:table-cell>
          <table:table-cell table:style-name="Table119.A1" office:value-type="string">
            <text:p text:style-name="P15">Label</text:p>
          </table:table-cell>
          <table:table-cell table:style-name="Table119.D1" office:value-type="string">
            <text:p text:style-name="P15">Description</text:p>
          </table:table-cell>
        </table:table-row>
        <table:table-row table:style-name="Table119.2">
          <table:table-cell table:style-name="Table119.A2" table:number-rows-spanned="4" office:value-type="string">
            <text:p text:style-name="P33">0‑1</text:p>
          </table:table-cell>
          <table:table-cell table:style-name="Table119.A2" office:value-type="string">
            <text:p text:style-name="P33">0x00</text:p>
          </table:table-cell>
          <table:table-cell table:style-name="Table119.C2" office:value-type="string">
            <text:p text:style-name="P21">LOCATION_EXTERNAL</text:p>
          </table:table-cell>
          <table:table-cell table:style-name="Table119.D2" office:value-type="string">
            <text:p text:style-name="Table_20_Contents">Connected device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3">0x01</text:p>
          </table:table-cell>
          <table:table-cell table:style-name="Table119.A2" office:value-type="string">
            <text:p text:style-name="P21">LOCATION_EMBEDDED</text:p>
          </table:table-cell>
          <table:table-cell table:style-name="Table119.D2" office:value-type="string">
            <text:p text:style-name="Table_20_Contents">Embedded in the client platform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3">0x02</text:p>
          </table:table-cell>
          <table:table-cell table:style-name="Table119.A2" office:value-type="string">
            <text:p text:style-name="P21">LOCATION_SOCKETED</text:p>
          </table:table-cell>
          <table:table-cell table:style-name="Table119.D2" office:value-type="string">
            <text:p text:style-name="Table_20_Contents">Mounted inside a socket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3">0x03</text:p>
          </table:table-cell>
          <table:table-cell table:style-name="Table119.A2" office:value-type="string">
            <text:p text:style-name="P21">LOCATION_SIM</text:p>
          </table:table-cell>
          <table:table-cell table:style-name="Table119.D2" office:value-type="string">
            <text:p text:style-name="Table_20_Contents">SIM/USIM card</text:p>
          </table:table-cell>
        </table:table-row>
        <table:table-row table:style-name="Table119.2">
          <table:table-cell table:style-name="Table119.A2" table:number-rows-spanned="4" office:value-type="string">
            <text:p text:style-name="P33">2‑3</text:p>
          </table:table-cell>
          <table:table-cell table:style-name="Table119.A2" office:value-type="string">
            <text:p text:style-name="P33">0x00</text:p>
          </table:table-cell>
          <table:table-cell table:style-name="Table119.A2" office:value-type="string">
            <text:p text:style-name="P21">TYPE_SOFTWARE</text:p>
          </table:table-cell>
          <table:table-cell table:style-name="Table119.D2" office:value-type="string">
            <text:p text:style-name="Table_20_Contents">Software implementation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3">0x04</text:p>
          </table:table-cell>
          <table:table-cell table:style-name="Table119.A2" office:value-type="string">
            <text:p text:style-name="P21">TYPE_HARDWARE</text:p>
          </table:table-cell>
          <table:table-cell table:style-name="Table119.D2" office:value-type="string">
            <text:p text:style-name="Table_20_Contents">Unqualified hardware implementation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3">0x08</text:p>
          </table:table-cell>
          <table:table-cell table:style-name="Table119.A2" office:value-type="string">
            <text:p text:style-name="P21">TYPE_HSM</text:p>
          </table:table-cell>
          <table:table-cell table:style-name="Table119.D2" office:value-type="string">
            <text:p text:style-name="Table_20_Contents">Hardware Security Module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3">0x0C</text:p>
          </table:table-cell>
          <table:table-cell table:style-name="Table119.A2" office:value-type="string">
            <text:p text:style-name="P21">TYPE_CPU</text:p>
          </table:table-cell>
          <table:table-cell table:style-name="Table119.D2" office:value-type="string">
            <text:p text:style-name="Table_20_Contents">Implemented inside of the main CPU</text:p>
          </table:table-cell>
        </table:table-row>
        <table:table-row table:style-name="Table119.2">
          <table:table-cell table:style-name="Table119.A2" office:value-type="string">
            <text:p text:style-name="P33">4‑7</text:p>
          </table:table-cell>
          <table:table-cell table:style-name="Table119.A2" office:value-type="string">
            <text:p text:style-name="P33">-</text:p>
          </table:table-cell>
          <table:table-cell table:style-name="Table119.A2" office:value-type="string">
            <text:p text:style-name="P32">-</text:p>
          </table:table-cell>
          <table:table-cell table:style-name="Table119.D2" office:value-type="string">
            <text:p text:style-name="P33">-</text:p>
          </table:table-cell>
        </table:table-row>
      </table:table>
      <text:p text:style-name="P101"/>
      <text:h text:style-name="P190" text:outline-level="3"><text:bookmark-start text:name="__RefHeading__15273_972012461"/><text:reference-mark-start text:name="createProvisioningSession"/>createProvisioningSession<text:reference-mark-end text:name="createProvisioningSession"/> [2]<text:bookmark-end text:name="__RefHeading__15273_972012461"/>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Name</text:p>
          </table:table-cell>
          <table:table-cell table:style-name="Table1.A1" office:value-type="string">
            <text:p text:style-name="P15">Type</text:p>
          </table:table-cell>
          <table:table-cell table:style-name="Table1.C1" office:value-type="string">
            <text:p text:style-name="P15">Description</text:p>
          </table:table-cell>
        </table:table-row>
        <table:table-row table:style-name="Table1.2">
          <table:table-cell table:style-name="Table1.A2" office:value-type="string">
            <text:p text:style-name="P18"><text:reference-mark-start text:name="sess.key.alg"/>sessionKeyAlgorithm<text:reference-mark-end text:name="sess.key.alg"/></text:p>
          </table:table-cell>
          <table:table-cell table:style-name="Table1.A2" office:value-type="string">
            <text:p text:style-name="P3">uri</text:p>
          </table:table-cell>
          <table:table-cell table:style-name="Table1.C2" office:value-type="string">
            <text:p text:style-name="P2">Session creation algorithm URI. <text:s/>See next page</text:p>
          </table:table-cell>
        </table:table-row>
        <table:table-row table:style-name="Table1.2">
          <table:table-cell table:style-name="Table1.A2" office:value-type="string">
            <text:p text:style-name="P18"><text:reference-mark-start text:name="privacy.enabled"/>privacyEnabled<text:reference-mark-end text:name="privacy.enabled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If true the PEP (<text:span text:style-name="CrossRef"><text:span text:style-name="T76"><text:reference-ref text:reference-format="text" text:ref-name="pep">Privacy Enabled Provisioning</text:reference-ref></text:span></text:span>) mode <text:span text:style-name="T37">must</text:span> be honored</text:p>
          </table:table-cell>
        </table:table-row>
        <table:table-row table:style-name="Table1.2">
          <table:table-cell table:style-name="Table1.A2" office:value-type="string">
            <text:p text:style-name="P18"><text:reference-mark-start text:name="srv.sess.id"/>serverSessionId<text:reference-mark-end text:name="srv.sess.id"/>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<text:span text:style-name="T36">should</text:span> be unique for each session</text:p>
          </table:table-cell>
        </table:table-row>
        <table:table-row table:style-name="Table1.2">
          <table:table-cell table:style-name="Table1.A2" office:value-type="string">
            <text:p text:style-name="P18">serverEphemeralKey</text:p>
          </table:table-cell>
          <table:table-cell table:style-name="Table1.A2" office:value-type="string">
            <text:p text:style-name="P3">byte[<text:span text:style-name="T73"> </text:span>]</text:p>
          </table:table-cell>
          <table:table-cell table:style-name="Table1.C2" office:value-type="string">
            <text:p text:style-name="P30"><text:span text:style-name="T41">Server-created ephemeral ECDH key</text:span>. <text:s/>See <text:span text:style-name="CrossRef"><text:span text:style-name="T76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8">issuerUri</text:p>
          </table:table-cell>
          <table:table-cell table:style-name="Table1.A2" office:value-type="string">
            <text:p text:style-name="P3">uri</text:p>
          </table:table-cell>
          <table:table-cell table:style-name="Table1.C2" office:value-type="string">
            <text:p text:style-name="P2">URI associated with the issuer. <text:s/>See <text:span text:style-name="CrossRef"><text:span text:style-name="T76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8">keyManagementKey</text:p>
          </table:table-cell>
          <table:table-cell table:style-name="Table1.A2" office:value-type="string">
            <text:p text:style-name="P3">byte[<text:span text:style-name="T73"> </text:span>]</text:p>
          </table:table-cell>
          <table:table-cell table:style-name="Table1.C2" office:value-type="string">
            <text:p text:style-name="P2">Key management key or zero length array. <text:s/>See <text:span text:style-name="CrossRef"><text:span text:style-name="T76"><text:reference-ref text:reference-format="text" text:ref-name="key.mgr.key">keyManagement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8">clientTime</text:p>
          </table:table-cell>
          <table:table-cell table:style-name="Table1.A2" office:value-type="string">
            <text:p text:style-name="P3">uint</text:p>
          </table:table-cell>
          <table:table-cell table:style-name="Table1.C2" office:value-type="string">
            <text:p text:style-name="P2">Locally acquired time in UNIX “epoch” format in <text:span text:style-name="T3">seconds. <text:s/>See </text:span><text:span text:style-name="CrossRef"><text:span text:style-name="T76"><text:reference-ref text:reference-format="text" text:ref-name="client.time">client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8">sessionLifeTime</text:p>
          </table:table-cell>
          <table:table-cell table:style-name="Table1.A2" office:value-type="string">
            <text:p text:style-name="P3">ushort</text:p>
          </table:table-cell>
          <table:table-cell table:style-name="Table1.C2" office:value-type="string">
            <text:p text:style-name="P2">Validity of the provisioning session in seconds. <text:s/>See <text:span text:style-name="CrossRef"><text:span text:style-name="T76"><text:reference-ref text:reference-format="text" text:ref-name="sess.life.time">sessionLife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02">sessionKeyLimit</text:p>
          </table:table-cell>
          <table:table-cell table:style-name="Table1.A2" office:value-type="string">
            <text:p text:style-name="P3">ushort</text:p>
          </table:table-cell>
          <table:table-cell table:style-name="Table1.C2" office:value-type="string">
            <text:p text:style-name="P2">Upper limit of<text:span text:style-name="T40"> </text:span><text:span text:style-name="CrossRef"><text:reference-ref text:reference-format="text" text:ref-name="sess.key">sessionKey</text:reference-ref></text:span><text:span text:style-name="T40"><text:s/>operations. <text:s/></text:span><text:span text:style-name="CrossRef"><text:span text:style-name="T10">See </text:span></text:span><text:span text:style-name="CrossRef"><text:reference-ref text:reference-format="text" text:ref-name="sess.key.op">sessionKeyLimit</text:reference-ref></text:span></text:p>
          </table:table-cell>
        </table:table-row>
        <table:table-row table:style-name="Table1.2">
          <table:table-cell table:style-name="Table1.A2" office:value-type="string">
            <text:p text:style-name="P102">serverCertificate</text:p>
          </table:table-cell>
          <table:table-cell table:style-name="Table1.A2" office:value-type="string">
            <text:p text:style-name="P3">byte[]</text:p>
          </table:table-cell>
          <table:table-cell table:style-name="Table1.C2" office:value-type="string">
            <text:p text:style-name="P2">Locally acquired <text:span text:style-name="CrossRef"><text:span text:style-name="T76"><text:reference-ref text:reference-format="text" text:ref-name="X.509">X.509</text:reference-ref></text:span></text:span><text:s/>server certificate for the issuing server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Name</text:p>
          </table:table-cell>
          <table:table-cell table:style-name="Table3.A1" office:value-type="string">
            <text:p text:style-name="P15">Type</text:p>
          </table:table-cell>
          <table:table-cell table:style-name="Table3.C1" office:value-type="string">
            <text:p text:style-name="P15">Description</text:p>
          </table:table-cell>
        </table:table-row>
        <table:table-row table:style-name="Table3.2">
          <table:table-cell table:style-name="Table3.A2" office:value-type="string">
            <text:p text:style-name="P18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8"><text:reference-mark-start text:name="client.sess.id"/>clientSessionId<text:reference-mark-end text:name="client.sess.id"/>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<text:span text:style-name="T77">must</text:span> be unique for each session</text:p>
          </table:table-cell>
        </table:table-row>
        <table:table-row table:style-name="Table3.2">
          <table:table-cell table:style-name="Table3.A2" office:value-type="string">
            <text:p text:style-name="P18">clientEphemeralKey</text:p>
          </table:table-cell>
          <table:table-cell table:style-name="Table3.A2" office:value-type="string">
            <text:p text:style-name="P3">byte[<text:span text:style-name="T73"> </text:span>]</text:p>
          </table:table-cell>
          <table:table-cell table:style-name="Table3.C2" office:value-type="string">
            <text:p text:style-name="P11">SKS-created ephemeral ECDH key. <text:s/>See<text:span text:style-name="T76"> </text:span><text:span text:style-name="CrossRef"><text:span text:style-name="T76"><text:reference-ref text:reference-format="text" text:ref-name="client.pub.key">clientEphemeralKey</text:reference-ref></text:span></text:span></text:p>
          </table:table-cell>
        </table:table-row>
        <table:table-row table:style-name="Table3.2">
          <table:table-cell table:style-name="Table3.A2" office:value-type="string">
            <text:p text:style-name="P18"><text:reference-mark-start text:name="sess.att"/>attestation<text:reference-mark-end text:name="sess.att"/></text:p>
          </table:table-cell>
          <table:table-cell table:style-name="Table3.A2" office:value-type="string">
            <text:p text:style-name="P3">byte[<text:span text:style-name="T73"> </text:span>]</text:p>
          </table:table-cell>
          <table:table-cell table:style-name="Table3.C2" office:value-type="string">
            <text:p text:style-name="P9">Session creation attestation signature</text:p>
          </table:table-cell>
        </table:table-row>
        <table:table-row table:style-name="Table3.2">
          <table:table-cell table:style-name="Table3.A2" office:value-type="string">
            <text:p text:style-name="P18">provisioningHandle</text:p>
          </table:table-cell>
          <table:table-cell table:style-name="Table3.A2" office:value-type="string">
            <text:p text:style-name="P3">uint</text:p>
          </table:table-cell>
          <table:table-cell table:style-name="Table3.C2" office:value-type="string">
            <text:p text:style-name="P2">Non-zero local handle to created provisioning session</text:p>
          </table:table-cell>
        </table:table-row>
      </table:table>
      <text:p text:style-name="P53"/>
      <text:p text:style-name="P53"><text:span text:style-name="T96">createProvisioningSession</text:span><text:span text:style-name="T76"> establishes a </text:span><text:span text:style-name="T3">persistent session key</text:span><text:span text:style-name="T76"> that is only known by the issuer and the SKS for usage in subsequent provisioning steps. <text:s/>In addition, the SKS is </text:span><text:span text:style-name="T3">optionally</text:span><text:span text:style-name="T76"> authenticated by the issuer.</text:span></text:p>
      <text:p text:style-name="P45"/>
      <text:p text:style-name="P107"/>
      <text:p text:style-name="P45"/>
      <text:p text:style-name="P45"/>
      <text:p text:style-name="P97">Continued on the next page...</text:p>
      <text:p text:style-name="P97"/>
      <text:p text:style-name="P115">Shown below is the mandatory to support<text:span text:style-name="T140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7">https://webpki.github.io/sks/algorithm#session.1</text:p>
          </table:table-cell>
        </table:table-row>
        <table:table-row table:style-name="Table47.2">
          <table:table-cell table:style-name="Table47.A2" office:value-type="string">
            <text:list xml:id="list2107129826" text:style-name="L2">
              <text:list-item>
                <text:p text:style-name="P174">Generate a for this SKS <text:span text:style-name="T3">unique</text:span> <text:span text:style-name="T88">clientSessionId</text:span></text:p>
              </text:list-item>
              <text:list-item>
                <text:p text:style-name="P166">Output <text:span text:style-name="T88">clientSessionId</text:span></text:p>
              </text:list-item>
              <text:list-item>
                <text:p text:style-name="P166">Generate an <text:span text:style-name="T3">ephemeral</text:span> ECDH key-pair <text:span text:style-name="T88">EKP</text:span> using <text:span text:style-name="T3">the same named curve</text:span> as <text:span text:style-name="T88">serverEphemeralKey</text:span></text:p>
              </text:list-item>
              <text:list-item>
                <text:p text:style-name="P165">Output <text:span text:style-name="T95">clientEphemeralKey</text:span> = <text:span text:style-name="T98">EKP.publicKey</text:span></text:p>
              </text:list-item>
              <text:list-item>
                <text:p text:style-name="P166">Apply the <text:span text:style-name="CrossRef"><text:reference-ref text:reference-format="text" text:ref-name="sp800-56a">SP800-56A</text:reference-ref></text:span><text:s/>ECC CDH primitive on <text:span text:style-name="T88">EKP.privateKey</text:span> and <text:span text:style-name="T88">serverEphemeralKey</text:span> creating a shared secret <text:span text:style-name="T88">Z</text:span></text:p>
              </text:list-item>
              <text:list-item>
                <text:p text:style-name="P167">Define <text:span text:style-name="T3">internal</text:span> variable: byte[32] <text:reference-mark-start text:name="sess.key"/><text:span text:style-name="T88">sessionKey</text:span><text:reference-mark-end text:name="sess.key"/></text:p>
              </text:list-item>
              <text:list-item>
                <text:p text:style-name="P168">Set <text:span text:style-name="T88">sessionKey</text:span> = <text:span text:style-name="CrossRef"><text:span text:style-name="T76"><text:reference-ref text:reference-format="text" text:ref-name="HMAC_SHA256">HMAC-SHA256</text:reference-ref></text:span></text:span><text:s/>(<text:span text:style-name="T88">Z</text:span>, <text:span text:style-name="T88">clientSessionId</text:span> || <text:tab/> <text:span text:style-name="T99">// KDF (Key Derivation Function)</text:span><text:line-break/><text:tab/><text:span text:style-name="T88">serverSessionId</text:span> ||<text:line-break/> <text:tab/><text:span text:style-name="T88">issuerUri</text:span> ||<text:line-break/><text:tab/><text:span text:style-name="CrossRef"><text:span text:style-name="T76"><text:reference-ref text:reference-format="text" text:ref-name="device.id">Device ID</text:reference-ref></text:span></text:span><text:span text:style-name="T67">)</text:span><text:tab/></text:p>
              </text:list-item>
              <text:list-item>
                <text:p text:style-name="P169"><text:span text:style-name="T67">Output</text:span><text:span text:style-name="T70"> </text:span><text:span text:style-name="T95">attestation</text:span><text:span text:style-name="T70"> </text:span><text:s/>= <text:span text:style-name="CrossRef"><text:span text:style-name="T76"><text:reference-ref text:reference-format="text" text:ref-name="sign">Sign</text:reference-ref></text:span></text:span><text:span text:style-name="T78"><text:s/></text:span><text:span text:style-name="T67">(</text:span><text:span text:style-name="CrossRef"><text:span text:style-name="T76"><text:reference-ref text:reference-format="text" text:ref-name="prov.sess.attest.key">attestationKey</text:reference-ref></text:span></text:span><text:span text:style-name="T67">,</text:span> <text:s text:c="4"/><text:tab/><text:span text:style-name="T99">// See remarks</text:span><text:line-break/><text:tab/><text:span text:style-name="T88">clientSessionId</text:span> ||<text:line-break/><text:tab/><text:span text:style-name="T88">serverSessionId</text:span> ||<text:line-break/><text:tab/><text:span text:style-name="T88">issuerUri</text:span> ||<text:line-break/><text:tab/><text:span text:style-name="CrossRef"><text:span text:style-name="T76"><text:reference-ref text:reference-format="text" text:ref-name="device.id">Device ID</text:reference-ref></text:span></text:span><text:span text:style-name="CrossRef"><text:span text:style-name="T19"> ||</text:span></text:span><text:span text:style-name="CrossRef"><text:span text:style-name="T76"><text:line-break/><text:tab/></text:span></text:span><text:span text:style-name="T92">sessionKeyAlgorithm</text:span> ||<text:line-break/><text:tab/><text:span text:style-name="T88">PrivacyEnabled</text:span> ||<text:span text:style-name="T92"><text:line-break/><text:tab/></text:span><text:span text:style-name="T88">serverEphemeralKey</text:span> ||<text:line-break/><text:tab/><text:span text:style-name="T88">EKP.publicKey</text:span> ||<text:line-break/><text:tab/><text:span text:style-name="T88">keyManagementKey</text:span> ||<text:line-break/><text:tab/><text:span text:style-name="T88">clientTime</text:span> ||<text:line-break/><text:tab/><text:span text:style-name="T88">sessionLifeTime</text:span> ||<text:line-break/><text:tab/><text:span text:style-name="T88">sessionKeyLimit</text:span> ||<text:line-break/><text:tab/><text:span text:style-name="T88">serverCertificate</text:span>)</text:p>
              </text:list-item>
              <text:list-item>
                <text:p text:style-name="P177">Define internal variable: ushort <text:reference-mark-start text:name="mac.seq.cnt"/><text:span text:style-name="T88">macSequenceCounter</text:span><text:reference-mark-end text:name="mac.seq.cnt"/> and set it to <text:span text:style-name="T3">zero</text:span></text:p>
              </text:list-item>
              <text:list-item>
                <text:p text:style-name="P177"><text:span text:style-name="T40">Store </text:span><text:span text:style-name="T88">sessionKey</text:span><text:span text:style-name="T40">, </text:span><text:span text:style-name="T92">sessionKeyAlgorithm</text:span><text:span text:style-name="T40">, </text:span><text:span text:style-name="T88">privacyEnabled</text:span><text:span text:style-name="T40">, </text:span><text:span text:style-name="T88">macSequenceCounter</text:span><text:span text:style-name="T40">, </text:span><text:span text:style-name="T88">clientSessionId</text:span><text:span text:style-name="T40">, </text:span><text:span text:style-name="T88">serverSessionId</text:span><text:span text:style-name="T40">, </text:span><text:span text:style-name="T88">issuerUri</text:span><text:span text:style-name="T40">, </text:span><text:span text:style-name="T88">keyManagementKey</text:span><text:span text:style-name="T40">, </text:span><text:span text:style-name="T95">clientTime</text:span><text:span text:style-name="T40">, </text:span><text:span text:style-name="T88">sessionLifeTime</text:span><text:span text:style-name="T40"> and </text:span><text:span text:style-name="T88">sessionKeyLimit</text:span><text:span text:style-name="T40"> in the </text:span><text:span text:style-name="CrossRef"><text:reference-ref text:reference-format="text" text:ref-name="cred.db">Credential Database</text:reference-ref></text:span><text:span text:style-name="CrossRef"><text:s/></text:span><text:span text:style-name="T40">and return a handle to the database entry in </text:span><text:span text:style-name="T88">provisioningHandle</text:span></text:p>
              </text:list-item>
              <text:list-item>
                <text:p text:style-name="P178">Output <text:span text:style-name="T88">provisioningHandle</text:span></text:p>
              </text:list-item>
            </text:list>
            <text:p text:style-name="P148"><text:span text:style-name="T59">Note that individual elements featured in the </text:span><text:span text:style-name="T66">arguments</text:span><text:span text:style-name="T59"> (e.g. </text:span><text:span text:style-name="T96">clientSessionId</text:span><text:span text:style-name="T59">) of the </text:span><text:span text:style-name="CrossRef"><text:span text:style-name="T76"><text:reference-ref text:reference-format="text" text:ref-name="sign">Sign</text:reference-ref></text:span></text:span><text:span text:style-name="T59"><text:s/>and HMAC operations </text:span><text:span text:style-name="T63">must</text:span><text:span text:style-name="T59"> be represented as described in </text:span><text:span text:style-name="CrossRef"><text:span text:style-name="T76"><text:reference-ref text:reference-format="text" text:ref-name="datatypes">Data Types</text:reference-ref></text:span></text:span><text:span text:style-name="T63">.</text:span></text:p>
          </table:table-cell>
        </table:table-row>
      </table:table>
      <text:p text:style-name="P47"/>
      <text:p text:style-name="Text_20_body"><text:span text:style-name="T76">Creation of a session key is an </text:span><text:span text:style-name="T3">atomic</text:span><text:span text:style-name="T76"> operation.</text:span></text:p>
      <text:p text:style-name="P105"/>
      <text:p text:style-name="P45"/>
      <text:p text:style-name="P45"/>
      <text:p text:style-name="P45"/>
      <text:p text:style-name="P52">Continued on the next page...</text:p>
      <text:p text:style-name="P112">Remarks</text:p>
      <text:p text:style-name="P47">If any succeeding operation in the same provisioning session, is regarded as incorrect by the SKS, <text:span text:style-name="T3">the session </text:span><text:span text:style-name="T2">must</text:span><text:span text:style-name="T3"> be terminated and removed from internal storage including all associated data created in the session.</text:span></text:p>
      <text:p text:style-name="P47">An SKS <text:span text:style-name="T36">should</text:span> only constrain the number of simultaneous sessions due to lack of storage.</text:p>
      <text:p text:style-name="P47">A provisioning session <text:span text:style-name="T36">should not</text:span> be terminated due to power down of an SKS.</text:p>
      <text:p text:style-name="Text_20_body"><text:span text:style-name="CrossRef"><text:span text:style-name="T76"><text:reference-ref text:reference-format="text" text:ref-name="sess.key.alg">sessionKeyAlgorithm</text:reference-ref></text:span></text:span><text:span text:style-name="T76"><text:s/>defines the creation of </text:span><text:span text:style-name="CrossRef"><text:span text:style-name="T76"><text:reference-ref text:reference-format="text" text:ref-name="sess.key">sessionKey</text:reference-ref></text:span></text:span><text:span text:style-name="T76"><text:s/>but also the integrity, confidentiality, and attestation mechanisms used during the provisioning session. <text:s/>See </text:span><text:span text:style-name="CrossRef"><text:span text:style-name="T76"><text:reference-ref text:reference-format="text" text:ref-name="sess.security.mech">Session Security Mechanisms</text:reference-ref></text:span></text:span><text:span text:style-name="T76">.</text:span></text:p>
      <text:p text:style-name="Text_20_body"><text:span text:style-name="T46">Using </text:span><text:span text:style-name="CrossRef"><text:span text:style-name="T76"><text:reference-ref text:reference-format="text" text:ref-name="keygen2">KeyGen2</text:reference-ref></text:span></text:span><text:span text:style-name="T46"><text:s/></text:span><text:reference-mark-start text:name="issueruri"/><text:span text:style-name="T92">issuerUri</text:span><text:reference-mark-end text:name="issueruri"/><text:span text:style-name="T46"> is the URL which </text:span><text:span text:style-name="T42">invoked</text:span><text:span text:style-name="T46"> </text:span><text:span text:style-name="CrossRef"><text:span text:style-name="T76"><text:reference-ref text:reference-format="text" text:ref-name="prov.sess.req">ProvisioningInitializationRequest</text:reference-ref></text:span></text:span><text:span text:style-name="T46">.</text:span></text:p>
      <text:p text:style-name="Text_20_body"><text:reference-mark-start text:name="iisuer.puk.key"/><text:span text:style-name="T98">serverEphemeralKey</text:span><text:reference-mark-end text:name="iisuer.puk.key"/><text:span text:style-name="T76"> and </text:span><text:reference-mark-start text:name="client.pub.key"/><text:span text:style-name="T96">clientEphemeralKey</text:span><text:reference-mark-end text:name="client.pub.key"/><text:span text:style-name="T76"> </text:span><text:span text:style-name="T49">must</text:span><text:span text:style-name="T46"> be in </text:span><text:span text:style-name="CrossRef"><text:span text:style-name="T76"><text:reference-ref text:reference-format="text" text:ref-name="X.509">X.509</text:reference-ref></text:span></text:span><text:span text:style-name="T46"><text:s/>DER format and </text:span><text:span text:style-name="T49">must</text:span><text:span text:style-name="T46"> match the elliptic curve capabilities given by </text:span><text:span text:style-name="CrossRef"><text:span text:style-name="T76"><text:reference-ref text:reference-format="text" text:ref-name="getDeviceData">getDeviceInfo</text:reference-ref></text:span></text:span>.</text:p>
      <text:p text:style-name="Text_20_body"><text:span text:style-name="T82">In the </text:span><text:span text:style-name="CrossRef"><text:span text:style-name="T76"><text:reference-ref text:reference-format="text" text:ref-name="e2es">E2ES</text:reference-ref></text:span></text:span><text:span text:style-name="T82"><text:s/>mode the </text:span><text:reference-mark-start text:name="sign"/><text:span text:style-name="T5">Sign</text:span><text:reference-mark-end text:name="sign"/><text:span text:style-name="T76"> function's </text:span><text:reference-mark-start text:name="prov.sess.attest.key"/><text:span text:style-name="T96">attestationKey</text:span><text:reference-mark-end text:name="prov.sess.attest.key"/><text:span text:style-name="T76"> is the </text:span><text:span text:style-name="CrossRef"><text:span text:style-name="T76"><text:reference-ref text:reference-format="text" text:ref-name="apk">Attestation Private Key</text:reference-ref></text:span></text:span><text:span text:style-name="T76"><text:s/>(see </text:span><text:span text:style-name="CrossRef"><text:span text:style-name="T76"><text:reference-ref text:reference-format="text" text:ref-name="architecture">Architecture</text:reference-ref></text:span></text:span><text:span text:style-name="T76">) and </text:span><text:span text:style-name="T79">must</text:span><text:span text:style-name="T76"> use </text:span><text:span text:style-name="CrossRef"><text:span text:style-name="T76"><text:reference-ref text:reference-format="text" text:ref-name="pkcs1">PKCS #1</text:reference-ref></text:span></text:span><text:span text:style-name="T76"><text:s/>RSASSA signatures for RSA keys and </text:span><text:span text:style-name="CrossRef"><text:span text:style-name="T76"><text:reference-ref text:reference-format="text" text:ref-name="ECDSA">ECDSA</text:reference-ref></text:span></text:span><text:span text:style-name="T76"><text:s/>for EC keys with </text:span><text:span text:style-name="CrossRef"><text:span text:style-name="T76"><text:reference-ref text:reference-format="text" text:ref-name="SHA256">SHA256</text:reference-ref></text:span></text:span><text:span text:style-name="T76"><text:s/>as the hash function. <text:s/>The distinction between RSA and ECDSA keys is performed through the </text:span><text:span text:style-name="CrossRef"><text:span text:style-name="T76"><text:reference-ref text:reference-format="text" text:ref-name="devcert">Device Certificate</text:reference-ref></text:span></text:span><text:s/>(see <text:span text:style-name="CrossRef"><text:span text:style-name="T76"><text:reference-ref text:reference-format="text" text:ref-name="getDeviceData">getDeviceInfo</text:reference-ref></text:span></text:span>)<text:span text:style-name="CrossRef"><text:span text:style-name="T76"> </text:span></text:span><text:span text:style-name="T76">which in </text:span><text:span text:style-name="CrossRef"><text:span text:style-name="T76"><text:reference-ref text:reference-format="text" text:ref-name="keygen2">KeyGen2</text:reference-ref></text:span></text:span><text:span text:style-name="T76"><text:s/>is supplied as well as a part of the response to the issuer.</text:span></text:p>
      <text:p text:style-name="Text_20_body"><text:span text:style-name="T76">In the </text:span><text:span text:style-name="CrossRef"><text:span text:style-name="T76"><text:reference-ref text:reference-format="text" text:ref-name="pep">Privacy Enabled Provisioning</text:reference-ref></text:span></text:span><text:span text:style-name="T76"><text:s/>mode the </text:span><text:span text:style-name="T3">Sign</text:span><text:span text:style-name="T76"> function </text:span><text:span text:style-name="T78">must</text:span><text:span text:style-name="T76"> use </text:span><text:span text:style-name="CrossRef"><text:span text:style-name="T76"><text:reference-ref text:reference-format="text" text:ref-name="HMAC_SHA256">HMAC-SHA256</text:reference-ref></text:span></text:span><text:span text:style-name="T76"><text:s/>with </text:span><text:span text:style-name="T96">sessionKey</text:span><text:span text:style-name="T76"> as the </text:span><text:span text:style-name="T96">attestationKey</text:span><text:span text:style-name="T76">.</text:span></text:p>
      <text:p text:style-name="Text_20_body"><text:span text:style-name="T96">provisioningHandle</text:span><text:span text:style-name="T76"> </text:span><text:span text:style-name="T79">must</text:span><text:span text:style-name="T76"> be </text:span><text:span text:style-name="T3">static</text:span><text:span text:style-name="T76">, </text:span><text:span text:style-name="T3">unique</text:span><text:span text:style-name="T76"> and never be reused.</text:span></text:p>
      <text:p text:style-name="Text_20_body"><text:span text:style-name="T76">The </text:span><text:span text:style-name="CrossRef"><text:span text:style-name="T32">clientTime</text:span></text:span><text:span text:style-name="T76"> attribute is g</text:span><text:span text:style-name="T44">athered by the local provisioning middleware and is typically derived from the operating system clock. <text:s/></text:span><text:span text:style-name="T76">When </text:span><text:reference-mark-start text:name="client.time"/><text:span text:style-name="T96">clientTime</text:span><text:reference-mark-end text:name="client.time"/><text:span text:style-name="T76"> is transferred through a protocol such as </text:span><text:span text:style-name="CrossRef"><text:span text:style-name="T76"><text:reference-ref text:reference-format="text" text:ref-name="keygen2">KeyGen2</text:reference-ref></text:span></text:span><text:span text:style-name="T76"><text:s/>it </text:span><text:span text:style-name="T79">must</text:span><text:span text:style-name="T76"> always as a </text:span><text:span text:style-name="T3">minimum</text:span><text:span text:style-name="T76"> have seconds resolution otherwise serious interoperability issues will occur. <text:s/>Possible milliseconds </text:span><text:span text:style-name="T79">must</text:span><text:span text:style-name="T76"> though be </text:span><text:span text:style-name="T3">truncated</text:span><text:span text:style-name="T76"> during the HMAC calculation. <text:s/></text:span><text:span text:style-name="T96">clientTime</text:span><text:span text:style-name="T76"> </text:span><text:span text:style-name="T78">should</text:span><text:span text:style-name="T76"> be interpreted as a </text:span><text:span text:style-name="T3">32-bit unsigned integer</text:span><text:span text:style-name="T76"> to cope with the Y2038 problem.</text:span></text:p>
      <text:p text:style-name="Text_20_body"><text:span text:style-name="T76">It is </text:span><text:span text:style-name="T78">recommended</text:span><text:span text:style-name="T76"> setting </text:span><text:reference-mark-start text:name="sess.life.time"/><text:span text:style-name="T96">sessionLifeTime</text:span><text:reference-mark-end text:name="sess.life.time"/><text:span text:style-name="T76"> as low as possible to enable efficient automatic “cleanup” of possible aborted provisioning sessions.</text:span></text:p>
      <text:p text:style-name="Text_20_body"><text:span text:style-name="T76">The </text:span><text:reference-mark-start text:name="sess.key.op"/><text:span text:style-name="T92">sessionKeyLimit</text:span><text:reference-mark-end text:name="sess.key.op"/><text:span text:style-name="T76"> attribute </text:span><text:span text:style-name="T79">must</text:span><text:span text:style-name="T76"> be large enough to handle all </text:span><text:span text:style-name="CrossRef"><text:span text:style-name="T76"><text:reference-ref text:reference-format="text" text:ref-name="sess.key">sessionKey</text:reference-ref></text:span></text:span><text:span text:style-name="T76"><text:s/>related operations required during the rest of the provisioning session, otherwise the session </text:span><text:span text:style-name="T79">must</text:span><text:span text:style-name="T76"> be terminated. <text:s/></text:span><text:span text:style-name="T46"><text:s/>See </text:span><text:span text:style-name="CrossRef"><text:span text:style-name="T76"><text:reference-ref text:reference-format="text" text:ref-name="sess.security.mech">Session Security Mechanisms</text:reference-ref></text:span></text:span><text:span text:style-name="T76">. <text:s/>Note that methods like </text:span><text:span text:style-name="CrossRef"><text:span text:style-name="T76"><text:reference-ref text:reference-format="text" text:ref-name="setpiggybacked">importSymmetricKey</text:reference-ref></text:span></text:span><text:span text:style-name="T76"><text:s/>and </text:span><text:span text:style-name="CrossRef"><text:span text:style-name="T76"><text:reference-ref text:reference-format="text" text:ref-name="pp.delkey">postDeleteKey</text:reference-ref></text:span></text:span><text:span text:style-name="T76"><text:s/>actually use </text:span><text:span text:style-name="T3">two</text:span><text:span text:style-name="T76"> </text:span><text:span text:style-name="CrossRef"><text:span text:style-name="T76"><text:reference-ref text:reference-format="text" text:ref-name="sess.key">sessionKey</text:reference-ref></text:span></text:span><text:span text:style-name="T76"><text:s/>operations</text:span>.</text:p>
      <text:p text:style-name="Text_20_body"><text:span text:style-name="T76">A </text:span><text:reference-mark-start text:name="key.mgr.key"/><text:span text:style-name="T96">keyManagementKey</text:span><text:reference-mark-end text:name="key.mgr.key"/><text:span text:style-name="T76"> </text:span><text:span text:style-name="T78">must</text:span><text:span text:style-name="T76"> be supplied if provisioned objects should be </text:span><text:span text:style-name="T3">updatable in a future session</text:span><text:span text:style-name="T76"> (see </text:span><text:span text:style-name="CrossRef"><text:span text:style-name="T76"><text:reference-ref text:reference-format="text" text:ref-name="pp.delkey">postDeleteKey</text:reference-ref></text:span></text:span><text:span text:style-name="CrossRef"><text:span text:style-name="T18">, </text:span></text:span><text:span text:style-name="CrossRef"><text:span text:style-name="T76"><text:reference-ref text:reference-format="text" text:ref-name="pp.unlockkey">postUnlockKey</text:reference-ref></text:span></text:span><text:span text:style-name="CrossRef"><text:span text:style-name="T18">, </text:span></text:span><text:span text:style-name="CrossRef"><text:span text:style-name="T76"><text:reference-ref text:reference-format="text" text:ref-name="pp.uodate">postUpdateKey</text:reference-ref></text:span></text:span><text:span text:style-name="CrossRef"><text:span text:style-name="T18">, and </text:span></text:span><text:span text:style-name="CrossRef"><text:span text:style-name="T76"><text:reference-ref text:reference-format="text" text:ref-name="pp_clonekeyprot">postCloneKeyProtection</text:reference-ref></text:span></text:span><text:span text:style-name="T76">), else this item </text:span><text:span text:style-name="T78">must</text:span><text:span text:style-name="T76"> be a zero-length array.</text:span></text:p>
      <text:p text:style-name="Text_20_body"><text:span text:style-name="T76">A</text:span><text:span text:style-name="T82"> </text:span><text:span text:style-name="T96">keyManagementKey</text:span><text:span text:style-name="T76"> </text:span><text:span text:style-name="T79">must</text:span><text:span text:style-name="T76"> either be an RSA or an </text:span><text:span text:style-name="CrossRef"><text:span text:style-name="T76"><text:reference-ref text:reference-format="text" text:ref-name="ECDSA">ECDSA</text:reference-ref></text:span></text:span><text:span text:style-name="T76"><text:s/>public key</text:span><text:span text:style-name="T46"> in </text:span><text:span text:style-name="CrossRef"><text:span text:style-name="T76"><text:reference-ref text:reference-format="text" text:ref-name="X.509">X.509</text:reference-ref></text:span></text:span><text:span text:style-name="T46"><text:s/>DER format, </text:span><text:span text:style-name="T76">compatible with the SKS </text:span><text:span text:style-name="CrossRef"><text:span text:style-name="T76"><text:reference-ref text:reference-format="text" text:ref-name="algo.support">Algorithm Support</text:reference-ref></text:span></text:span><text:span text:style-name="T76">.</text:span></text:p>
      <text:p text:style-name="Text_20_body"><text:span text:style-name="T96">serverCertificate</text:span><text:span text:style-name="T76"> holds the</text:span><text:span text:style-name="T46"> </text:span><text:span text:style-name="CrossRef"><text:span text:style-name="T76"><text:reference-ref text:reference-format="text" text:ref-name="X.509">X.509</text:reference-ref></text:span></text:span><text:span text:style-name="T46"><text:s/>DER formatted issuer server certificate retrieved during </text:span><text:span text:style-name="CrossRef"><text:span text:style-name="T76"><text:reference-ref text:reference-format="text" text:ref-name="keygen2">KeyGen2</text:reference-ref></text:span></text:span><text:span text:style-name="T46"><text:s/>initialization (through the HTTPS connection).</text:span></text:p>
      <text:p text:style-name="Standard"><text:line-break/></text:p>
      <text:p text:style-name="Standard"/>
      <text:p text:style-name="Standard"/>
      <text:p text:style-name="P97">Continued on the next page...</text:p>
      <text:p text:style-name="P98"/>
      <text:p text:style-name="P115"><text:span text:style-name="T85">When using </text:span><text:span text:style-name="CrossRef"><text:reference-ref text:reference-format="text" text:ref-name="keygen2">KeyGen2</text:reference-ref></text:span><text:span text:style-name="T85"><text:s/>the </text:span><text:span text:style-name="T5">input</text:span><text:span text:style-name="T85"> to </text:span><text:span text:style-name="T96">createProvisioningSession</text:span><text:span text:style-name="T85"> is expressed as shown (in the </text:span><text:span text:style-name="CrossRef"><text:reference-ref text:reference-format="text" text:ref-name="e2es">E2ES</text:reference-ref></text:span><text:span text:style-name="T85"><text:s/>mode)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149"><text:span text:style-name="T111">{</text:span><text:span text:style-name="T21"><text:line-break/></text:span><text:span text:style-name="T109">    </text:span><text:span text:style-name="T111">"</text:span><text:span text:style-name="T120">@context</text:span><text:span text:style-name="T111">": "</text:span><text:span text:style-name="T130">https://webpki.github.io/keygen2"</text:span><text:span text:style-name="T111">,</text:span><text:span text:style-name="T21"><text:line-break/></text:span><text:span text:style-name="T109">    </text:span><text:span text:style-name="T111">"</text:span><text:span text:style-name="T120">@qualifier</text:span><text:span text:style-name="T111">": "</text:span><text:reference-mark-start text:name="prov.sess.req"/><text:span text:style-name="T129">ProvisioningInitializationRequest</text:span><text:reference-mark-end text:name="prov.sess.req"/><text:span text:style-name="T111">",</text:span><text:span text:style-name="T21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53858604BE5OTXkwbax23nsIxS3gh</text:span><text:span text:style-name="T111">",</text:span><text:span text:style-name="T21"><text:line-break/></text:span><text:span text:style-name="T109">    </text:span><text:span text:style-name="T111">"</text:span><text:span text:style-name="T124">serverTime</text:span><text:span text:style-name="T111">": "</text:span><text:span text:style-name="T129">2017-01-08T10:00:17Z</text:span><text:span text:style-name="T111">",</text:span><text:span text:style-name="T21"><text:line-break/></text:span><text:span text:style-name="T109">    </text:span><text:span text:style-name="T111">"</text:span><text:span text:style-name="T124">sessionKeyAlgorithm</text:span><text:span text:style-name="T111">": "</text:span><text:span text:style-name="T129">https://webpki.github.io/sks/algorithm#session.1</text:span><text:span text:style-name="T111">",</text:span><text:span text:style-name="T21"><text:line-break/></text:span><text:span text:style-name="T109">    </text:span><text:span text:style-name="T111">"</text:span><text:span text:style-name="T124">sessionKeyLimit</text:span><text:span text:style-name="T111">": </text:span><text:span text:style-name="T134">50</text:span><text:span text:style-name="T111">,</text:span><text:span text:style-name="T21"><text:line-break/></text:span><text:span text:style-name="T109">    </text:span><text:span text:style-name="T111">"</text:span><text:span text:style-name="T124">sessionLifeTime</text:span><text:span text:style-name="T111">": </text:span><text:span text:style-name="T134">10000</text:span><text:span text:style-name="T111">,</text:span><text:span text:style-name="T21"><text:line-break/></text:span><text:span text:style-name="T109">    </text:span><text:span text:style-name="T111">"</text:span><text:span text:style-name="T124">serverEphemeralKey</text:span><text:span text:style-name="T111">": {</text:span><text:span text:style-name="T21"><text:line-break/></text:span><text:span text:style-name="T115">        </text:span><text:span text:style-name="T114">"</text:span><text:span text:style-name="T126">kty</text:span><text:span text:style-name="T114">": "</text:span><text:span text:style-name="T133">EC</text:span><text:span text:style-name="T114">",</text:span><text:span text:style-name="T139"><text:line-break/></text:span><text:span text:style-name="T115">        </text:span><text:span text:style-name="T114">"</text:span><text:span text:style-name="T126">crv</text:span><text:span text:style-name="T114">": "</text:span><text:span text:style-name="T133">P-256</text:span><text:span text:style-name="T114">",</text:span><text:span text:style-name="T139"><text:line-break/></text:span><text:span text:style-name="T109">        </text:span><text:span text:style-name="T111">"</text:span><text:span text:style-name="T124">x</text:span><text:span text:style-name="T111">": "</text:span><text:span text:style-name="T129">lNxNvAUEE8t7DSQBft93LVSXxKCiVjhbWWfyg023FCk"</text:span><text:span text:style-name="T111">,</text:span><text:span text:style-name="T21"><text:line-break/></text:span><text:span text:style-name="T109">        </text:span><text:span text:style-name="T111">"</text:span><text:span text:style-name="T124">y</text:span><text:span text:style-name="T111">": "</text:span><text:span text:style-name="T129">LmTlQxXB3LgZrNLmhOfMaCnDizczC_RfQ6Kx8iNwfFA"</text:span><text:span text:style-name="T21"><text:line-break/></text:span><text:span text:style-name="T109">    </text:span><text:span text:style-name="T111">},</text:span><text:span text:style-name="T21"><text:line-break/></text:span><text:span text:style-name="T109">    </text:span><text:span text:style-name="T111">"</text:span><text:span text:style-name="T124">keyManagementKey</text:span><text:span text:style-name="T111">": {</text:span><text:span text:style-name="T21"><text:line-break/></text:span><text:span text:style-name="T115">        </text:span><text:span text:style-name="T114">"</text:span><text:span text:style-name="T126">kty</text:span><text:span text:style-name="T114">": "</text:span><text:span text:style-name="T133">RSA</text:span><text:span text:style-name="T114">",</text:span><text:span text:style-name="T139"><text:line-break/></text:span><text:span text:style-name="T109">        </text:span><text:span text:style-name="T111">"</text:span><text:span text:style-name="T124">n</text:span><text:span text:style-name="T111">": "</text:span><text:span text:style-name="T129">jvct15zkH0lw2OwFCn</text:span><text:span text:style-name="T105"> … </text:span><text:span text:style-name="T129">vPFX7K1GqLdnumNHNrY1YQ"</text:span><text:span text:style-name="T111">,</text:span><text:span text:style-name="T21"><text:line-break/></text:span><text:span text:style-name="T109">        </text:span><text:span text:style-name="T111">"</text:span><text:span text:style-name="T124">e</text:span><text:span text:style-name="T111">": "</text:span><text:span text:style-name="T129">AQAB</text:span><text:span text:style-name="T111">"</text:span><text:span text:style-name="T21"><text:line-break/></text:span><text:span text:style-name="T109">    </text:span><text:span text:style-name="T111">}</text:span><text:span text:style-name="T21"><text:line-break/></text:span><text:span text:style-name="T111">}</text:span><text:span text:style-name="T21"> </text:span></text:p>
          </table:table-cell>
        </table:table-row>
      </table:table>
      <text:p text:style-name="Text_20_body"/>
      <text:p text:style-name="Text_20_body">Notes:</text:p>
      <text:p text:style-name="Text_20_body">The <text:span text:style-name="CrossRef"><text:reference-ref text:reference-format="text" text:ref-name="key.mgr.key">keyManagementKey</text:reference-ref></text:span><text:s/>object is <text:span text:style-name="T3">optional</text:span>. <text:s/>See also <text:span text:style-name="CrossRef"><text:reference-ref text:reference-format="text" text:ref-name="update.kmk">updateKeyManagementKey</text:reference-ref></text:span><text:span text:style-name="T85">.</text:span></text:p>
      <text:p text:style-name="Text_20_body"><text:span text:style-name="T96">serverTime</text:span> is simply a reference and possible “sanity control” for the client.</text:p>
      <text:p text:style-name="P54"/>
      <text:p text:style-name="Text_20_body"/>
      <text:p text:style-name="P45"/>
      <text:p text:style-name="P107"/>
      <text:p text:style-name="P66">Continued on the next page...</text:p>
      <text:p text:style-name="P115"><text:span text:style-name="T85">When using </text:span><text:span text:style-name="CrossRef"><text:reference-ref text:reference-format="text" text:ref-name="keygen2">KeyGen2</text:reference-ref></text:span><text:span text:style-name="T85"><text:s/>the </text:span><text:span text:style-name="T5">output</text:span><text:span text:style-name="T85"> from </text:span><text:span text:style-name="T96">createProvisioningSession</text:span><text:span text:style-name="T85"> is translated as shown in the example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149"><text:span text:style-name="T113">{</text:span><text:span text:style-name="T12"><text:line-break/></text:span><text:span text:style-name="T112">    </text:span><text:span text:style-name="T113">"</text:span><text:span text:style-name="T120">@context</text:span><text:span text:style-name="T113">": "</text:span><text:span text:style-name="T132">https://webpki.github.io/keygen2</text:span><text:span text:style-name="T107">"</text:span><text:span text:style-name="T113">,</text:span><text:span text:style-name="T12"><text:line-break/></text:span><text:span text:style-name="T112">    </text:span><text:span text:style-name="T113">"</text:span><text:span text:style-name="T120">@qualifier</text:span><text:span text:style-name="T113">": "</text:span><text:reference-mark-start text:name="prov.sess.resp"/><text:span text:style-name="T132">ProvisioningInitializationResponse</text:span><text:reference-mark-end text:name="prov.sess.resp"/><text:span text:style-name="T113">",</text:span><text:span text:style-name="T12"><text:line-break/></text:span><text:span text:style-name="T112">    </text:span><text:span text:style-name="T113">"</text:span><text:span text:style-name="T125">serverSessionId</text:span><text:span text:style-name="T113">": "</text:span><text:span text:style-name="T132">14153858604BE5OTXkwbax23nsIxS3gh</text:span><text:span text:style-name="T113">",</text:span><text:span text:style-name="T12"><text:line-break/></text:span><text:span text:style-name="T112">    </text:span><text:span text:style-name="T113">"</text:span><text:span text:style-name="T125">clientSessionId</text:span><text:span text:style-name="T113">": "</text:span><text:span text:style-name="T132">QqTlcUH_Md7_i2dP4S5VKYmmYsbUbzGL</text:span><text:span text:style-name="T113">",</text:span><text:span text:style-name="T12"><text:line-break/></text:span><text:span text:style-name="T112">    </text:span><text:span text:style-name="T113">"</text:span><text:span text:style-name="T125">serverTime</text:span><text:span text:style-name="T113">": "</text:span><text:span text:style-name="T132">2017-01-08T10:00:17Z</text:span><text:span text:style-name="T113">",</text:span><text:span text:style-name="T12"><text:line-break/></text:span><text:span text:style-name="T112">    </text:span><text:span text:style-name="T113">"</text:span><text:span text:style-name="T125">clientTime</text:span><text:span text:style-name="T113">": "</text:span><text:span text:style-name="T132">2017-01-08T12:00:19+02:00</text:span><text:span text:style-name="T113">",</text:span><text:span text:style-name="T12"><text:line-break/></text:span><text:span text:style-name="T112">    </text:span><text:span text:style-name="T113">"</text:span><text:span text:style-name="T125">clientEphemeralKey</text:span><text:span text:style-name="T113">": {</text:span><text:span text:style-name="T12"><text:line-break/></text:span><text:span text:style-name="T112">        </text:span><text:span text:style-name="T113">"</text:span><text:span text:style-name="T125">kty</text:span><text:span text:style-name="T113">": "</text:span><text:span text:style-name="T132">EC</text:span><text:span text:style-name="T113">",</text:span><text:span text:style-name="T141"><text:line-break/></text:span><text:span text:style-name="T112">        </text:span><text:span text:style-name="T113">"</text:span><text:span text:style-name="T125">crv</text:span><text:span text:style-name="T113">": "</text:span><text:span text:style-name="T132">P-256</text:span><text:span text:style-name="T113">",</text:span><text:span text:style-name="T141"><text:line-break/></text:span><text:span text:style-name="T112">        </text:span><text:span text:style-name="T113">"</text:span><text:span text:style-name="T125">x</text:span><text:span text:style-name="T113">": "</text:span><text:span text:style-name="T132">lNxNvAUEE8t7DSQBft93LVSXxKCiVjhbWWfyg023FCk"</text:span><text:span text:style-name="T113">,</text:span><text:span text:style-name="T12"><text:line-break/></text:span><text:span text:style-name="T112">        </text:span><text:span text:style-name="T113">"</text:span><text:span text:style-name="T125">y</text:span><text:span text:style-name="T113">": "</text:span><text:span text:style-name="T132">LmTlQxXB3LgZrNLmhOfMaCnDizczC_RfQ6Kx8iNwfFA"</text:span><text:span text:style-name="T12"><text:line-break/></text:span><text:span text:style-name="T112">    </text:span><text:span text:style-name="T113">},</text:span><text:span text:style-name="T12"><text:line-break/></text:span><text:span text:style-name="T112">    </text:span><text:span text:style-name="T113">"</text:span><text:span text:style-name="T125">deviceInfo</text:span><text:span text:style-name="T113">": {</text:span><text:span text:style-name="T12"><text:line-break/></text:span><text:span text:style-name="T112">        </text:span><text:span text:style-name="T113">"</text:span><text:span text:style-name="T125">certificatePath</text:span><text:span text:style-name="T113">": [</text:span><text:span text:style-name="T12"><text:line-break/></text:span><text:span text:style-name="T112">            </text:span><text:span text:style-name="T113">"</text:span><text:span text:style-name="T132">MIIClzCCAX-gAwIBAgI … uk9W/uNIHdoyQn19w"</text:span><text:span text:style-name="T113">,</text:span><text:span text:style-name="T12"><text:line-break/></text:span><text:span text:style-name="T112">            </text:span><text:span text:style-name="T113">"</text:span><text:span text:style-name="T132">MIIDZjCCAk6gAwIBAgI … xOmZyH10xvpsnmokg"</text:span><text:span text:style-name="T113">,</text:span><text:span text:style-name="T12"><text:line-break/></text:span><text:span text:style-name="T112">            </text:span><text:span text:style-name="T113">"</text:span><text:span text:style-name="T132">MIIDZjCCAk6gAwIBAgI … ObXiOInYgeKdK-Dw"</text:span><text:span text:style-name="T12"><text:line-break/></text:span><text:span text:style-name="T112">        </text:span><text:span text:style-name="T113">]</text:span><text:span text:style-name="T12"><text:line-break/></text:span><text:span text:style-name="T112">    </text:span><text:span text:style-name="T113">},</text:span><text:span text:style-name="T12"><text:line-break/></text:span><text:span text:style-name="T113">    "</text:span><text:span text:style-name="T125">attestation</text:span><text:span text:style-name="T113">": "</text:span><text:span text:style-name="T132">Tgzvnr_k266LMXinVm</text:span><text:span text:style-name="T107"> … </text:span><text:span text:style-name="T132">7pkJnYipIf9xjOuUJD6OYs"</text:span><text:span text:style-name="T113"><text:line-break/>}</text:span><text:span text:style-name="T12"> </text:span></text:p>
          </table:table-cell>
        </table:table-row>
      </table:table>
      <text:p text:style-name="Text_20_body"/>
      <text:p text:style-name="Text_20_body">Notes:</text:p>
      <text:p text:style-name="Text_20_body"><text:span text:style-name="T85">In the </text:span><text:span text:style-name="CrossRef"><text:span text:style-name="T76"><text:reference-ref text:reference-format="text" text:ref-name="e2es">E2ES</text:reference-ref></text:span></text:span><text:span text:style-name="T85"><text:s/>mode the </text:span><text:span text:style-name="T29">deviceInfo</text:span><text:span text:style-name="T85"> </text:span><text:span text:style-name="T37">must</text:span><text:span text:style-name="T85"> be available for verification of the </text:span><text:span text:style-name="T29">attestation</text:span><text:span text:style-name="T85"> signature as well as for identification of the SKS container. <text:s/>The </text:span><text:span text:style-name="T29">deviceInfo</text:span> <text:span text:style-name="T37">must</text:span> supply the full <text:span text:style-name="CrossRef"><text:reference-ref text:reference-format="text" text:ref-name="devcert">Device Certificate</text:reference-ref></text:span><text:s/>path as provided by <text:span text:style-name="CrossRef"><text:reference-ref text:reference-format="text" text:ref-name="getDeviceData">getDeviceInfo</text:reference-ref></text:span>.</text:p>
      <text:p text:style-name="Text_20_body"><text:span text:style-name="T76">In the </text:span><text:span text:style-name="CrossRef"><text:span text:style-name="T76"><text:reference-ref text:reference-format="text" text:ref-name="pep">Privacy Enabled Provisioning</text:reference-ref></text:span></text:span><text:span text:style-name="T76"><text:s/>mode the </text:span><text:span text:style-name="T27">deviceInfo</text:span><text:span text:style-name="T76"> </text:span><text:span text:style-name="T78">must not</text:span><text:span text:style-name="T82"> be emitted.</text:span></text:p>
      <text:p text:style-name="Text_20_body"><text:span text:style-name="T91">serverTime</text:span><text:span text:style-name="T85"> </text:span><text:span text:style-name="T37">must</text:span><text:span text:style-name="T85"> contain a verbatim copy of the same attribute received in the </text:span><text:span text:style-name="CrossRef"><text:span text:style-name="T76"><text:reference-ref text:reference-format="text" text:ref-name="prov.sess.req">ProvisioningInitializationRequest</text:reference-ref></text:span></text:span><text:span text:style-name="T85">.</text:span></text:p>
      <text:p text:style-name="P54"/>
      <text:p text:style-name="P66">Continued on the next page...</text:p>
      <text:p text:style-name="P115">On the server side the following steps <text:span text:style-name="T36">should</text:span> be performed:</text:p>
      <text:p text:style-name="Standard"/>
      <table:table table:name="Table74" table:style-name="Table74">
        <table:table-column table:style-name="Table74.A"/>
        <table:table-row table:style-name="Table74.1">
          <table:table-cell table:style-name="Table74.A1" office:value-type="string">
            <text:p text:style-name="P27">Server Response Validation</text:p>
          </table:table-cell>
        </table:table-row>
        <table:table-row table:style-name="Table74.2">
          <table:table-cell table:style-name="Table74.A2" office:value-type="string">
            <text:list xml:id="list201614119685017" text:continue-numbering="true" text:style-name="L2">
              <text:list-item>
                <text:p text:style-name="P179">Decide if the received <text:span text:style-name="T29">deviceInfo</text:span><text:span text:style-name="CrossRef"> </text:span>featured in the <text:span text:style-name="CrossRef"><text:span text:style-name="T76"><text:reference-ref text:reference-format="text" text:ref-name="prov.sess.resp">ProvisioningInitializationResponse</text:reference-ref></text:span></text:span><text:s/>message is to be accepted/trusted</text:p>
              </text:list-item>
              <text:list-item>
                <text:p text:style-name="P177">Run the the same <text:span text:style-name="CrossRef"><text:reference-ref text:reference-format="text" text:ref-name="sp800-56a">SP800-56A</text:reference-ref></text:span><text:s/>procedure and KDF as for the SKS but now using <text:span text:style-name="T88">clientEphemeralKey</text:span> and the saved private key of <text:span text:style-name="T88">serverEphemeralKey</text:span> to obtain <text:span text:style-name="CrossRef"><text:reference-ref text:reference-format="text" text:ref-name="sess.key">sessionKey</text:reference-ref></text:span></text:p>
              </text:list-item>
              <text:list-item>
                <text:p text:style-name="P180"><text:span text:style-name="T76">Perform a </text:span><text:span text:style-name="T3">Verify</text:span><text:span text:style-name="T76"> </text:span><text:span text:style-name="T67">(</text:span><text:span text:style-name="CrossRef"><text:reference-ref text:reference-format="text" text:ref-name="devcert">Device Certificate</text:reference-ref></text:span><text:span text:style-name="T96">.publicKey</text:span><text:span text:style-name="T67">,<text:tab/></text:span><text:span text:style-name="T101">// Received</text:span><text:span text:style-name="T67"><text:line-break/><text:tab/></text:span><text:span text:style-name="CrossRef"><text:span text:style-name="T76"><text:reference-ref text:reference-format="text" text:ref-name="sess.att">attestation</text:reference-ref></text:span></text:span><text:span text:style-name="T51">,<text:tab/></text:span><text:span text:style-name="T101">// Received (holds a signature)</text:span><text:line-break/><text:tab/><text:span text:style-name="T88">clientSessionId</text:span> ||<text:tab/><text:span text:style-name="T101">// Received</text:span><text:line-break/><text:tab/><text:span text:style-name="T88">serverSessionId</text:span> ||<text:tab/><text:span text:style-name="T100">// Saved</text:span><text:line-break/><text:tab/><text:span text:style-name="T88">issuerUri</text:span> ||<text:tab/><text:span text:style-name="T100">// Saved</text:span><text:line-break/><text:tab/><text:span text:style-name="CrossRef"><text:span text:style-name="T76"><text:reference-ref text:reference-format="text" text:ref-name="device.id">Device ID</text:reference-ref></text:span></text:span><text:span text:style-name="CrossRef"><text:span text:style-name="T19"> ||<text:tab/></text:span></text:span><text:span text:style-name="CrossRef"><text:span text:style-name="T102">// Saved</text:span></text:span><text:span text:style-name="CrossRef"><text:span text:style-name="T19"><text:line-break/><text:tab/></text:span></text:span><text:span text:style-name="CrossRef"><text:span text:style-name="T76"><text:reference-ref text:reference-format="text" text:ref-name="sess.key.alg">sessionKeyAlgorithm</text:reference-ref></text:span></text:span> ||<text:tab/><text:span text:style-name="T100">// Saved<text:line-break/><text:tab/></text:span><text:span text:style-name="T23">privacyEnabled</text:span><text:span text:style-name="T17"> ||<text:tab/></text:span><text:span text:style-name="T100">// Saved</text:span><text:line-break/><text:tab/><text:span text:style-name="T88">serverEphemeralKey</text:span> ||<text:tab/><text:span text:style-name="T100">// Saved</text:span><text:line-break/><text:tab/><text:span text:style-name="T88">clientEphemeralKey</text:span> ||<text:tab/><text:span text:style-name="T100">// Received</text:span><text:line-break/><text:tab/>k<text:span text:style-name="T88">eyManagementKey</text:span> ||<text:tab/><text:span text:style-name="T100">// Saved</text:span><text:line-break/><text:tab/><text:span text:style-name="T88">clientTime</text:span> ||<text:tab/><text:span text:style-name="T100">// Received</text:span><text:line-break/><text:tab/><text:span text:style-name="T88">sessionLifeTime</text:span> ||<text:tab/><text:span text:style-name="T100">// Saved</text:span><text:line-break/><text:tab/><text:span text:style-name="T88">sessionKeyLimit</text:span> ||<text:tab/><text:span text:style-name="T100">// Saved<text:line-break/></text:span><text:tab/><text:span text:style-name="T88">serverCertificate</text:span>))<text:tab/><text:span text:style-name="T100">// Known by the issuer<text:line-break/></text:span></text:p>
              </text:list-item>
            </text:list>
          </table:table-cell>
        </table:table-row>
      </table:table>
      <text:p text:style-name="Text_20_body"/>
      <text:p text:style-name="P45">If the test above succeeds the issuer server may continue with the actual provisioning process.</text:p>
      <text:p text:style-name="P53"><text:span text:style-name="T85">Note that in the </text:span><text:span text:style-name="CrossRef"><text:span text:style-name="T83"><text:reference-ref text:reference-format="text" text:ref-name="pep">Privacy Enabled Provisioning</text:reference-ref></text:span></text:span><text:span text:style-name="T85"><text:s/>mode the </text:span><text:span text:style-name="T29">deviceInfo</text:span><text:span text:style-name="T85"> does not apply, and the asymmetric key </text:span><text:span text:style-name="T5">Verify</text:span><text:span text:style-name="T82"> operation is r</text:span><text:span text:style-name="T85">eplaced by a comparison between </text:span><text:span text:style-name="CrossRef"><text:span text:style-name="T76"><text:reference-ref text:reference-format="text" text:ref-name="sess.att">attestation</text:reference-ref></text:span></text:span><text:span text:style-name="T85"><text:s/>and the output from the </text:span><text:span text:style-name="CrossRef"><text:span text:style-name="T83"><text:reference-ref text:reference-format="text" text:ref-name="HMAC_SHA256">HMAC-SHA256</text:reference-ref></text:span></text:span><text:span text:style-name="T85">.</text:span></text:p>
      <text:h text:style-name="P190" text:outline-level="3"><text:bookmark-start text:name="__RefHeading__15275_972012461"/><text:reference-mark-start text:name="closeProvisioningSession"/>closeProvisioningSession<text:reference-mark-end text:name="closeProvisioningSession"/> [3]<text:bookmark-end text:name="__RefHeading__15275_972012461"/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Name</text:p>
          </table:table-cell>
          <table:table-cell table:style-name="Table10.A1" office:value-type="string">
            <text:p text:style-name="P15">Type</text:p>
          </table:table-cell>
          <table:table-cell table:style-name="Table10.C1" office:value-type="string">
            <text:p text:style-name="P15">Description</text:p>
          </table:table-cell>
        </table:table-row>
        <table:table-row table:style-name="Table10.2">
          <table:table-cell table:style-name="Table10.A2" office:value-type="string">
            <text:p text:style-name="P18">provisioningHandle</text:p>
          </table:table-cell>
          <table:table-cell table:style-name="Table10.A2" office:value-type="string">
            <text:p text:style-name="P3">uint</text:p>
          </table:table-cell>
          <table:table-cell table:style-name="Table10.C2" office:value-type="string">
            <text:p text:style-name="P2">Local handle to an <text:span text:style-name="T3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8">nonce</text:p>
          </table:table-cell>
          <table:table-cell table:style-name="Table10.A2" office:value-type="string">
            <text:p text:style-name="P3">byte[<text:span text:style-name="T73"> </text:span>]</text:p>
          </table:table-cell>
          <table:table-cell table:style-name="Table10.C2" office:value-type="string">
            <text:p text:style-name="P2">Server generated 1-32 byte nonce value</text:p>
          </table:table-cell>
        </table:table-row>
        <table:table-row table:style-name="Table10.2">
          <table:table-cell table:style-name="Table10.A2" office:value-type="string">
            <text:p text:style-name="P18">mac</text:p>
          </table:table-cell>
          <table:table-cell table:style-name="Table10.A2" office:value-type="string">
            <text:p text:style-name="P3">byte<text:span text:style-name="T72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Name</text:p>
          </table:table-cell>
          <table:table-cell table:style-name="Table11.A1" office:value-type="string">
            <text:p text:style-name="P15">Type</text:p>
          </table:table-cell>
          <table:table-cell table:style-name="Table11.C1" office:value-type="string">
            <text:p text:style-name="P15">Description</text:p>
          </table:table-cell>
        </table:table-row>
        <table:table-row table:style-name="Table11.2">
          <table:table-cell table:style-name="Table11.A2" office:value-type="string">
            <text:p text:style-name="P18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8">attestation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<text:span text:style-name="T85">Session terminate success attestation signature</text:span>. <text:s/>See <text:span text:style-name="CrossRef"><text:reference-ref text:reference-format="text" text:ref-name="close.att">attestation</text:reference-ref></text:span><text:s/></text:p>
          </table:table-cell>
        </table:table-row>
      </table:table>
      <text:p text:style-name="P53"/>
      <text:p text:style-name="Text_20_body"><text:span text:style-name="T88">closeProvisioningSession</text:span> terminates a provisioning session and returns a proof of successful operation to the issuer. <text:s/>However, success status <text:span text:style-name="T36">must</text:span> only be returned if <text:span text:style-name="T3">all</text:span> of the following conditions are valid:</text:p>
      <text:list xml:id="list201614146486092" text:continue-numbering="true" text:style-name="L2">
        <text:list-item>
          <text:p text:style-name="P175">There is an open provisioning session associated with <text:span text:style-name="T88">provisioningHandle</text:span></text:p>
        </text:list-item>
        <text:list-item>
          <text:p text:style-name="P165">The <text:span text:style-name="T92">mac</text:span><text:span text:style-name="T44"> computes correctly using the method described in </text:span><text:span text:style-name="CrossRef"><text:span text:style-name="T76"><text:reference-ref text:reference-format="text" text:ref-name="MACOperations">MAC Operations</text:reference-ref></text:span></text:span><text:span text:style-name="T44"><text:s/>where </text:span><text:span text:style-name="T43">Data</text:span><text:span text:style-name="T44"> is arranged as follows:</text:span></text:p>
          <text:p text:style-name="P165"><text:span text:style-name="T44"><text:s text:c="8"/></text:span><text:span text:style-name="T43">Data = </text:span><text:span text:style-name="CrossRef"><text:span text:style-name="T76"><text:reference-ref text:reference-format="text" text:ref-name="client.sess.id">clientSessionId</text:reference-ref></text:span></text:span><text:span text:style-name="T40"><text:s/>|| </text:span><text:span text:style-name="CrossRef"><text:span text:style-name="T76"><text:reference-ref text:reference-format="text" text:ref-name="srv.sess.id">serverSessionId</text:reference-ref></text:span></text:span><text:s/>|| <text:span text:style-name="CrossRef"><text:span text:style-name="T76"><text:reference-ref text:reference-format="text" text:ref-name="issueruri">issuerUri</text:reference-ref></text:span></text:span><text:s/>|| <text:span text:style-name="T95">nonce</text:span></text:p>
        </text:list-item>
        <text:list-item>
          <text:p text:style-name="P176">All generated keys are fully provisioned which means that matching public key certificates have been deployed and checked regarding disallowed duplicates. <text:s/>See <text:span text:style-name="CrossRef"><text:reference-ref text:reference-format="text" text:ref-name="setCertificatePath">setCertificatePath</text:reference-ref></text:span></text:p>
        </text:list-item>
        <text:list-item>
          <text:p text:style-name="P165"><text:span text:style-name="CrossRef"><text:reference-ref text:reference-format="text" text:ref-name="endorsedalg">endorsedAlgorithm</text:reference-ref></text:span><text:s/>URIs match the provisioned key material with respect to symmetric or asymmetric operations as well as to length. <text:s/>Asymmetric keys are also tested for RSA and EC algorithm compliance</text:p>
        </text:list-item>
        <text:list-item>
          <text:p text:style-name="P165">There are no unreferenced PIN or PUK policy objects. <text:s/>See<text:span text:style-name="T40"> </text:span><text:span text:style-name="CrossRef"><text:reference-ref text:reference-format="text" text:ref-name="createPUKPolicy">createPukPolicy</text:reference-ref></text:span><text:s/>and <text:span text:style-name="CrossRef"><text:reference-ref text:reference-format="text" text:ref-name="createPINPolicy">createPinPolicy</text:reference-ref></text:span></text:p>
        </text:list-item>
        <text:list-item>
          <text:p text:style-name="P165">The post provisioning operations succeed during the final <text:span text:style-name="T3">commit</text:span>. <text:s/>See <text:span text:style-name="CrossRef"><text:reference-ref text:reference-format="text" text:ref-name="atomic.op">Transaction Based Operation</text:reference-ref></text:span></text:p>
          <text:p text:style-name="P161"/>
        </text:list-item>
      </text:list>
      <text:p text:style-name="Text_20_body"><text:span text:style-name="T58">If verification is successful, </text:span><text:span text:style-name="T96">closeProvisioningSession</text:span><text:span text:style-name="T58"> </text:span><text:span text:style-name="T62">must</text:span><text:span text:style-name="T58"> also </text:span><text:span text:style-name="T64">reassign provisioning session ownership</text:span><text:span text:style-name="T58"> to the current (closing) session for </text:span><text:span text:style-name="T64">all</text:span><text:span text:style-name="T58"> objects belonging to sessions that have been subject to a post provisioning operation. <text:s/>The original session objects </text:span><text:span text:style-name="T62">must</text:span><text:span text:style-name="T58"> subsequently be deleted since they have no mission anymore. <text:s/>See also</text:span><text:span text:style-name="T59"> </text:span><text:span text:style-name="CrossRef"><text:span text:style-name="T76"><text:reference-ref text:reference-format="text" text:ref-name="provisioning.objects">Provisioning Objects</text:reference-ref></text:span></text:span><text:span text:style-name="T59">.</text:span></text:p>
      <text:p text:style-name="P63">If verification fails, <text:span text:style-name="T3">all</text:span> objects created in the session <text:span text:style-name="T36">must</text:span> be deleted and post provisioning operations <text:span text:style-name="T36">must</text:span> be rolled back.</text:p>
      <text:p text:style-name="P63">When a provisioning session has been successfully closed by this method, it remains stored until all associated keys have been deleted.</text:p>
      <text:p text:style-name="P54"/>
      <text:p text:style-name="Text_20_body"/>
      <text:p text:style-name="P45"/>
      <text:p text:style-name="P107"/>
      <text:p text:style-name="P95">Continued on the next page...</text:p>
      <text:p text:style-name="P95"/>
      <text:p text:style-name="P115"><text:span text:style-name="T58">Using </text:span><text:span text:style-name="CrossRef"><text:span text:style-name="T76"><text:reference-ref text:reference-format="text" text:ref-name="keygen2">KeyGen2</text:reference-ref></text:span></text:span><text:span text:style-name="T58"><text:s/></text:span><text:span text:style-name="T96">closeProvisioningSession</text:span><text:span text:style-name="T58"> is invoked as the </text:span><text:span text:style-name="T64">last step</text:span><text:span text:style-name="T58"> of </text:span><text:span text:style-name="CrossRef"><text:span text:style-name="T76"><text:reference-ref text:reference-format="text" text:ref-name="cred.depl.req">ProvisioningFinalizationRequest</text:reference-ref></text:span></text:span><text:span text:style-name="T58"><text:s/>processing, where </text:span><text:span text:style-name="T96">sessionCloseData</text:span><text:span text:style-name="T58"> objects holds the associated </text:span><text:span text:style-name="T98">mac</text:span><text:span text:style-name="T58"> and </text:span><text:span text:style-name="T92">nonce</text:span><text:span text:style-name="T58"> attributes:</text:span></text:p>
      <text:p text:style-name="P93"/>
      <table:table table:name="Table76" table:style-name="Table76">
        <table:table-column table:style-name="Table76.A"/>
        <table:table-row>
          <table:table-cell table:style-name="Table76.A1" office:value-type="string">
            <text:p text:style-name="P77"><text:span text:style-name="T114">{</text:span><text:span text:style-name="T139"><text:line-break/></text:span><text:span text:style-name="T115">    </text:span><text:span text:style-name="T114">"</text:span><text:span text:style-name="T121">@context</text:span><text:span text:style-name="T114">": "</text:span><text:span text:style-name="T133">https://webpki.github.io/keygen2</text:span><text:span text:style-name="T114">",</text:span><text:span text:style-name="T139"><text:line-break/></text:span><text:span text:style-name="T115">    </text:span><text:span text:style-name="T114">"</text:span><text:span text:style-name="T121">@qualifier</text:span><text:span text:style-name="T114">": "</text:span><text:span text:style-name="T133">ProvisioningFinalizationRequest</text:span><text:span text:style-name="T114">",</text:span><text:span text:style-name="T139"><text:line-break/></text:span><text:span text:style-name="T115">    </text:span><text:span text:style-name="T114">"</text:span><text:span text:style-name="T126">serverSessionId</text:span><text:span text:style-name="T114">": "</text:span><text:span text:style-name="T133">1417fa0e508YzrfxGeX-w2ByTAKDSy8v</text:span><text:span text:style-name="T114">",</text:span><text:span text:style-name="T139"><text:line-break/></text:span><text:span text:style-name="T115">    </text:span><text:span text:style-name="T114">"</text:span><text:span text:style-name="T126">clientSessionId</text:span><text:span text:style-name="T114">": "</text:span><text:span text:style-name="T133">fXQrec8rlgUz5XxQkSZKimbiPbb7eM3f</text:span><text:span text:style-name="T114">",</text:span></text:p>
            <text:p text:style-name="P150"><text:span text:style-name="T139"><text:s text:c="12"/></text:span><text:span text:style-name="T144">Other Message Payload</text:span></text:p>
            <text:p text:style-name="P77"><text:span text:style-name="T115"><text:s text:c="3"/> </text:span><text:span text:style-name="T114">"</text:span><text:span text:style-name="T126">sessionCloseData</text:span><text:span text:style-name="T114">": {</text:span></text:p>
            <text:p text:style-name="P77"><text:span text:style-name="T115">     <text:s text:c="3"/></text:span><text:span text:style-name="T114">"</text:span><text:span text:style-name="T126">nonce</text:span><text:span text:style-name="T114">": "</text:span><text:span text:style-name="T133">NajebxXBmgs1oNj81KzrQBNiAMts-I90kCMJ41QdZhI"</text:span><text:span text:style-name="T114">,</text:span><text:span text:style-name="T139"><text:line-break/></text:span><text:span text:style-name="T115">    <text:s text:c="3"/> </text:span><text:span text:style-name="T114">"</text:span><text:span text:style-name="T126">mac</text:span><text:span text:style-name="T114">": "</text:span><text:span text:style-name="T133">DvhtwgO7fnasR-gouyiReoFGDH2w4Sj6RWZ9SlWJeDQ"</text:span></text:p>
            <text:p text:style-name="P77"><text:span text:style-name="T133"><text:s text:c="4"/>}</text:span><text:span text:style-name="T139"><text:line-break/></text:span><text:span text:style-name="T114">}</text:span><text:span text:style-name="T139"> </text:span></text:p>
          </table:table-cell>
        </table:table-row>
      </table:table>
      <text:p text:style-name="P92"/>
      <text:p text:style-name="P53"><text:span text:style-name="T59">The </text:span><text:reference-mark-start text:name="close.att"/><text:span text:style-name="T92">attestation</text:span><text:reference-mark-end text:name="close.att"/><text:span text:style-name="T59"> object is created by attesting (see </text:span><text:span text:style-name="CrossRef"><text:span text:style-name="T76"><text:reference-ref text:reference-format="text" text:ref-name="SKSAttestations">Attestations</text:reference-ref></text:span></text:span><text:span text:style-name="T59">) the following </text:span><text:span text:style-name="T66">Data</text:span><text:span text:style-name="T59">:</text:span></text:p>
      <text:p text:style-name="Text_20_body"><text:span text:style-name="T59"><text:tab/> </text:span><text:span text:style-name="T66">Data</text:span><text:span text:style-name="T59"> = </text:span><text:span text:style-name="T92">nonce</text:span></text:p>
      <text:p text:style-name="Text_20_body"><text:span text:style-name="T41">See also </text:span><text:span text:style-name="CrossRef"><text:reference-ref text:reference-format="text" text:ref-name="sess.key.op">sessionKeyLimit</text:reference-ref></text:span><text:span text:style-name="T41">.</text:span></text:p>
      <text:p text:style-name="P89"/>
      <text:p text:style-name="Standard"><text:span text:style-name="T41">A </text:span><text:span text:style-name="T42">successful</text:span><text:span text:style-name="T41"> </text:span><text:span text:style-name="CrossRef"><text:reference-ref text:reference-format="text" text:ref-name="keygen2">KeyGen2</text:reference-ref></text:span><text:span text:style-name="T41"><text:s/>response would only contain the following:</text:span></text:p>
      <text:p text:style-name="P86"/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P77"><text:span text:style-name="T114">{</text:span><text:span text:style-name="T139"><text:line-break/></text:span><text:span text:style-name="T115">    </text:span><text:span text:style-name="T114">"</text:span><text:span text:style-name="T121">@context</text:span><text:span text:style-name="T114">": "</text:span><text:span text:style-name="T133">https://webpki.github.io/keygen2</text:span><text:span text:style-name="T114">",</text:span><text:span text:style-name="T139"><text:line-break/></text:span><text:span text:style-name="T115">    </text:span><text:span text:style-name="T114">"</text:span><text:span text:style-name="T121">@qualifier</text:span><text:span text:style-name="T114">": "</text:span><text:span text:style-name="T133">ProvisioningFinalizationResponse</text:span><text:span text:style-name="T114">",</text:span><text:span text:style-name="T139"><text:line-break/></text:span><text:span text:style-name="T115">    </text:span><text:span text:style-name="T114">"</text:span><text:span text:style-name="T126">serverSessionId</text:span><text:span text:style-name="T114">": "</text:span><text:span text:style-name="T133">1417fa0e508YzrfxGeX-w2ByTAKDSy8v</text:span><text:span text:style-name="T114">",</text:span><text:span text:style-name="T139"><text:line-break/></text:span><text:span text:style-name="T115">    </text:span><text:span text:style-name="T114">"</text:span><text:span text:style-name="T126">clientSessionId</text:span><text:span text:style-name="T114">": "</text:span><text:span text:style-name="T133">fXQrec8rlgUz5XxQkSZKimbiPbb7eM3f</text:span><text:span text:style-name="T114">",</text:span><text:span text:style-name="T139"><text:line-break/></text:span><text:span text:style-name="T115">    </text:span><text:span text:style-name="T114">"</text:span><text:span text:style-name="T126">attestation</text:span><text:span text:style-name="T114">": "</text:span><text:span text:style-name="T133">acpN8bVJwKZJadIaOsZ-b-7Ky2WRoItP9pFXFD3NrIo"</text:span><text:span text:style-name="T139"><text:line-break/></text:span><text:span text:style-name="T114">}</text:span><text:span text:style-name="T139"> </text:span></text:p>
          </table:table-cell>
        </table:table-row>
      </table:table>
      <text:h text:style-name="P190" text:outline-level="3"><text:bookmark-start text:name="__RefHeading__15277_972012461"/><text:reference-mark-start text:name="enum.prov.sess"/>enumerateProvisioningSessions<text:reference-mark-end text:name="enum.prov.sess"/> [4]<text:bookmark-end text:name="__RefHeading__15277_972012461"/>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5">Name</text:p>
          </table:table-cell>
          <table:table-cell table:style-name="Table40.A1" office:value-type="string">
            <text:p text:style-name="P15">Type</text:p>
          </table:table-cell>
          <table:table-cell table:style-name="Table40.C1" office:value-type="string">
            <text:p text:style-name="P15">Description</text:p>
          </table:table-cell>
        </table:table-row>
        <table:table-row table:style-name="Table40.2">
          <table:table-cell table:style-name="Table40.A2" office:value-type="string">
            <text:p text:style-name="P18">provisioningHandle</text:p>
          </table:table-cell>
          <table:table-cell table:style-name="Table40.A2" office:value-type="string">
            <text:p text:style-name="P3">u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8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3">open</text:span> provisioning sessions. <text:s/>If false list only <text:span text:style-name="T3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5">Name</text:p>
          </table:table-cell>
          <table:table-cell table:style-name="Table39.A1" office:value-type="string">
            <text:p text:style-name="P15">Type</text:p>
          </table:table-cell>
          <table:table-cell table:style-name="Table39.C1" office:value-type="string">
            <text:p text:style-name="P15">Description</text:p>
          </table:table-cell>
        </table:table-row>
        <table:table-row table:style-name="Table39.2">
          <table:table-cell table:style-name="Table39.A2" office:value-type="string">
            <text:p text:style-name="P18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8">provisioningHandle</text:p>
          </table:table-cell>
          <table:table-cell table:style-name="Table39.A2" office:value-type="string">
            <text:p text:style-name="P3">u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9"><text:span text:style-name="T66">The following elements </text:span><text:span text:style-name="T65">must not</text:span><text:span text:style-name="T66"> be present if the returned</text:span><text:span text:style-name="T67"> </text:span>provisioningHandle<text:span text:style-name="T59"> = 0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8">sessionKeyAlgorithm</text:p>
          </table:table-cell>
          <table:table-cell table:style-name="Table39.A2" office:value-type="string">
            <text:p text:style-name="P3">uri</text:p>
          </table:table-cell>
          <table:table-cell table:style-name="Table39.C2" table:number-rows-spanned="8" office:value-type="string">
            <text:p text:style-name="Table_20_Contents"><text:span text:style-name="T41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8">privacyEnabled</text:p>
          </table:table-cell>
          <table:table-cell table:style-name="Table39.A2" office:value-type="string">
            <text:p text:style-name="P3">bool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8">keyManagementKey</text:p>
          </table:table-cell>
          <table:table-cell table:style-name="Table39.A2" office:value-type="string">
            <text:p text:style-name="P3">byte[<text:span text:style-name="T73"> </text:span>]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8">clientTime</text:p>
          </table:table-cell>
          <table:table-cell table:style-name="Table39.A2" office:value-type="string">
            <text:p text:style-name="P3">u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8">sessionLifeTime</text:p>
          </table:table-cell>
          <table:table-cell table:style-name="Table39.A2" office:value-type="string">
            <text:p text:style-name="P3">u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8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8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8">issuerUri</text:p>
          </table:table-cell>
          <table:table-cell table:style-name="Table39.A2" office:value-type="string">
            <text:p text:style-name="P3">uri</text:p>
          </table:table-cell>
          <table:covered-table-cell/>
        </table:table-row>
      </table:table>
      <text:p text:style-name="P53"/>
      <text:p text:style-name="P53"><text:span text:style-name="T96">enumerateProvisioningSessions</text:span> is primarily intended to be used by provisioning middleware for retrieving handles to <text:span text:style-name="T3">open</text:span> provisioning sessions in sessions that are interrupted due to a certification process or similar. <text:s/></text:p>
      <text:p text:style-name="P53">In addition, users of portable SKSes (like smart cards), may carry out provisioning steps on <text:span text:style-name="T3">different</text:span> computers through this method.</text:p>
      <text:p text:style-name="P53"><text:span text:style-name="T96">enumerateProvisioningSessions</text:span> is also useful for debugging and for “cleaning-up” after failed provisioning sessions.</text:p>
      <text:p text:style-name="P53">The input <text:span text:style-name="T95">provisioningHandle</text:span><text:span text:style-name="T51"> </text:span><text:span text:style-name="T55">must</text:span><text:span text:style-name="T51"> initially be set to 0 to start an enumeration round.</text:span></text:p>
      <text:p text:style-name="P53"><text:span text:style-name="T51">Succeeding calls </text:span><text:span text:style-name="T55">must</text:span><text:span text:style-name="T51"> use the output </text:span><text:span text:style-name="T95">provisioningHandle</text:span><text:span text:style-name="T51"> as input to the next call.</text:span></text:p>
      <text:p text:style-name="P53"><text:span text:style-name="T51">When </text:span><text:span text:style-name="T92">enumerateProvisioningSessions</text:span><text:span text:style-name="T44"> returns with a </text:span><text:span text:style-name="T92">provisioningHandle</text:span><text:span text:style-name="T44"> = 0 there are no more provisioning objects to read.</text:span></text:p>
      <text:h text:style-name="P190" text:outline-level="3"><text:bookmark-start text:name="__RefHeading__15279_972012461"/>abortProvisioningSession [5]<text:bookmark-end text:name="__RefHeading__15279_972012461"/>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Name</text:p>
          </table:table-cell>
          <table:table-cell table:style-name="Table4.A1" office:value-type="string">
            <text:p text:style-name="P15">Type</text:p>
          </table:table-cell>
          <table:table-cell table:style-name="Table4.C1" office:value-type="string">
            <text:p text:style-name="P15">Description</text:p>
          </table:table-cell>
        </table:table-row>
        <table:table-row table:style-name="Table4.2">
          <table:table-cell table:style-name="Table4.A2" office:value-type="string">
            <text:p text:style-name="P18">provisioningHandle</text:p>
          </table:table-cell>
          <table:table-cell table:style-name="Table4.A2" office:value-type="string">
            <text:p text:style-name="P3">uint</text:p>
          </table:table-cell>
          <table:table-cell table:style-name="Table4.C2" office:value-type="string">
            <text:p text:style-name="P2">Local handle to an <text:span text:style-name="T3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Name</text:p>
          </table:table-cell>
          <table:table-cell table:style-name="Table5.A1" office:value-type="string">
            <text:p text:style-name="P15">Type</text:p>
          </table:table-cell>
          <table:table-cell table:style-name="Table5.C1" office:value-type="string">
            <text:p text:style-name="P15">Description</text:p>
          </table:table-cell>
        </table:table-row>
        <table:table-row table:style-name="Table5.2">
          <table:table-cell table:style-name="Table5.A2" office:value-type="string">
            <text:p text:style-name="P18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3"/>
      <text:p text:style-name="Text_20_body"><text:span text:style-name="T88">abortProvisioningSession</text:span> is intended to be used by provisioning middleware if an unrecoverable error occurs in the communication with the issuer, or if a user cancels a session. <text:s/>If there is a matching and still <text:span text:style-name="T3">open</text:span> provisioning session, all associated data <text:span text:style-name="T37">must</text:span> be removed from the SKS, otherwise an error <text:span text:style-name="T37">must</text:span> be returned.</text:p>
      <text:h text:style-name="P190" text:outline-level="3"><text:bookmark-start text:name="__RefHeading__16586_1418814329"/><text:reference-mark-start text:name="update.kmk"/>updateKeyManagementKey<text:reference-mark-end text:name="update.kmk"/> [7]<text:bookmark-end text:name="__RefHeading__16586_1418814329"/></text:h>
      <text:p text:style-name="Text_20_body">Input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5">Name</text:p>
          </table:table-cell>
          <table:table-cell table:style-name="Table18.A1" office:value-type="string">
            <text:p text:style-name="P15">Type</text:p>
          </table:table-cell>
          <table:table-cell table:style-name="Table18.C1" office:value-type="string">
            <text:p text:style-name="P15">Description</text:p>
          </table:table-cell>
        </table:table-row>
        <table:table-row table:style-name="Table18.2">
          <table:table-cell table:style-name="Table18.A2" office:value-type="string">
            <text:p text:style-name="P18">provisioningHandle</text:p>
          </table:table-cell>
          <table:table-cell table:style-name="Table18.A2" office:value-type="string">
            <text:p text:style-name="P3">uint</text:p>
          </table:table-cell>
          <table:table-cell table:style-name="Table18.C2" office:value-type="string">
            <text:p text:style-name="P2">Local handle to an existing (<text:span text:style-name="T3">closed</text:span><text:span text:style-name="T76">) provisioning session object holding a <text:s/></text:span><text:span text:style-name="CrossRef"><text:span text:style-name="T147"><text:reference-ref text:reference-format="text" text:ref-name="key.mgr.key">keyManagementKey</text:reference-ref></text:span></text:span><text:span text:style-name="T76"><text:s/>that needs to be updated to support post-operations using a new </text:span><text:span text:style-name="CrossRef"><text:span text:style-name="T147"><text:reference-ref text:reference-format="text" text:ref-name="key.mgr.key">keyManagementKey</text:reference-ref></text:span></text:span><text:span text:style-name="T76">. <text:s/>See</text:span> <text:span text:style-name="CrossRef"><text:span text:style-name="T76"><text:reference-ref text:reference-format="text" text:ref-name="provisioning.objects">Provisioning Objects</text:reference-ref></text:span></text:span></text:p>
          </table:table-cell>
        </table:table-row>
        <table:table-row table:style-name="Table18.2">
          <table:table-cell table:style-name="Table18.A2" office:value-type="string">
            <text:p text:style-name="P18">keyManagementKey</text:p>
          </table:table-cell>
          <table:table-cell table:style-name="Table18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18.C2" office:value-type="string">
            <text:p text:style-name="Standard">The <text:span text:style-name="T3">new</text:span> <text:span text:style-name="CrossRef"><text:span text:style-name="T147"><text:reference-ref text:reference-format="text" text:ref-name="key.mgr.key">keyManagementKey</text:reference-ref></text:span></text:span>‪‫‬‭‪‏‪‏‎</text:p>
          </table:table-cell>
        </table:table-row>
        <table:table-row table:style-name="Table18.2">
          <table:table-cell table:style-name="Table18.A2" office:value-type="string">
            <text:p text:style-name="P18">authorization</text:p>
          </table:table-cell>
          <table:table-cell table:style-name="Table18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18.C2" office:value-type="string">
            <text:p text:style-name="P2">Authorization signature performed by the <text:span text:style-name="T3">old</text:span> <text:span text:style-name="CrossRef"><text:span text:style-name="T76"><text:reference-ref text:reference-format="text" text:ref-name="key.mgr.key">keyManagementKey</text:reference-ref></text:span></text:span></text:p>
          </table:table-cell>
        </table:table-row>
      </table:table>
      <text:p text:style-name="Text_20_body"/>
      <text:p text:style-name="Text_20_body">Output</text:p>
      <table:table table:name="Table96" table:style-name="Table96">
        <table:table-column table:style-name="Table96.A"/>
        <table:table-column table:style-name="Table96.B"/>
        <table:table-column table:style-name="Table96.C"/>
        <table:table-row table:style-name="Table96.1">
          <table:table-cell table:style-name="Table96.A1" office:value-type="string">
            <text:p text:style-name="P15">Name</text:p>
          </table:table-cell>
          <table:table-cell table:style-name="Table96.A1" office:value-type="string">
            <text:p text:style-name="P15">Type</text:p>
          </table:table-cell>
          <table:table-cell table:style-name="Table96.C1" office:value-type="string">
            <text:p text:style-name="P15">Description</text:p>
          </table:table-cell>
        </table:table-row>
        <table:table-row table:style-name="Table96.2">
          <table:table-cell table:style-name="Table96.A2" office:value-type="string">
            <text:p text:style-name="P18">status</text:p>
          </table:table-cell>
          <table:table-cell table:style-name="Table96.A2" office:value-type="string">
            <text:p text:style-name="P3">byte</text:p>
          </table:table-cell>
          <table:table-cell table:style-name="Table9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3"/>
      <text:p text:style-name="Text_20_body"><text:span text:style-name="T88">updateKeyManagementKey</text:span><text:span text:style-name="T85"> associates an existing provisioning session object with an updated </text:span><text:span text:style-name="T95">keyManagementKey</text:span><text:span text:style-name="T85">. <text:s/>The update </text:span><text:span text:style-name="T37">must</text:span><text:span text:style-name="T85"> be cryptographically secured by the </text:span><text:span text:style-name="T95">authorization</text:span><text:span text:style-name="T85"> signature which is created as follows:</text:span></text:p>
      <text:p text:style-name="P126"><text:span text:style-name="T92"><text:tab/>authorization</text:span><text:span text:style-name="T67"> = </text:span><text:span text:style-name="T3">Sign</text:span> (<text:span text:style-name="CrossRef"><text:span text:style-name="T26">keyManagementKey</text:span></text:span><text:span text:style-name="CrossRef"><text:span text:style-name="T35"> </text:span></text:span><text:span text:style-name="CrossRef"><text:span text:style-name="T33">existing</text:span></text:span><text:span text:style-name="CrossRef"><text:span text:style-name="T35"> </text:span></text:span>,<text:line-break/><text:tab/><text:tab/><text:tab/><text:span text:style-name="T88">"RollOverAuthorization</text:span><text:span text:style-name="T92">"</text:span><text:span text:style-name="T43"> ||</text:span><text:span text:style-name="T44"> </text:span><text:span text:style-name="T92">keyManagementKey</text:span><text:span text:style-name="CrossRef"><text:span text:style-name="T35"> </text:span></text:span><text:span text:style-name="CrossRef"><text:span text:style-name="T33">new</text:span></text:span><text:span text:style-name="CrossRef"><text:span text:style-name="T35"> </text:span></text:span>)</text:p>
      <text:p text:style-name="P125"><text:span text:style-name="T85">For details on allowed signature algorithms and data representation, see </text:span><text:span text:style-name="CrossRef"><text:span text:style-name="T76"><text:reference-ref text:reference-format="text" text:ref-name="targ.key.ref">Target Key Reference</text:reference-ref></text:span></text:span><text:span text:style-name="T85">.</text:span></text:p>
      <text:p text:style-name="P53"><text:span text:style-name="T85">The operation </text:span><text:span text:style-name="T37">must</text:span><text:span text:style-name="T85"> be aborted if the </text:span><text:span text:style-name="T95">authorization</text:span><text:span text:style-name="T85"> signature does not verify or if the target provisioning object lacks a </text:span><text:span text:style-name="CrossRef"><text:span text:style-name="T26">keyManagementKey</text:span></text:span><text:span text:style-name="T85">.</text:span></text:p>
      <text:p text:style-name="P53"><text:span text:style-name="T85">See also </text:span><text:span text:style-name="CrossRef"><text:span text:style-name="T76"><text:reference-ref text:reference-format="text" text:ref-name="enum.prov.sess">enumerateProvisioningSessions</text:reference-ref></text:span></text:span><text:span text:style-name="T85">.</text:span></text:p>
      <text:p text:style-name="P54"/>
      <text:p text:style-name="Text_20_body"/>
      <text:p text:style-name="P45"/>
      <text:p text:style-name="P107"/>
      <text:p text:style-name="P66">Continued on the next page...</text:p>
      <text:p text:style-name="P113">The following request shows how <text:span text:style-name="T98">updateKeyManagementKey</text:span> is integrated in <text:span text:style-name="CrossRef"><text:reference-ref text:reference-format="text" text:ref-name="keygen2">KeyGen2</text:reference-ref></text:span>:<text:line-break/></text:p>
      <table:table table:name="Table77" table:style-name="Table77">
        <table:table-column table:style-name="Table77.A"/>
        <table:table-row>
          <table:table-cell table:style-name="Table77.A1" office:value-type="string">
            <text:p text:style-name="P83"><text:span text:style-name="T117">{</text:span><text:span text:style-name="T142"><text:line-break/></text:span><text:span text:style-name="T116">    </text:span><text:span text:style-name="T117">"</text:span><text:span text:style-name="T122">@context</text:span><text:span text:style-name="T117">": "</text:span><text:span text:style-name="T131">https://webpki.github.io/keygen2</text:span><text:span text:style-name="T117">",</text:span><text:span text:style-name="T142"><text:line-break/></text:span><text:span text:style-name="T116">    </text:span><text:span text:style-name="T117">"</text:span><text:span text:style-name="T122">@qualifier</text:span><text:span text:style-name="T117">": "</text:span><text:span text:style-name="T131">ProvisioningInitializationRequest</text:span><text:span text:style-name="T117">",</text:span><text:span text:style-name="T142"><text:line-break/></text:span><text:span text:style-name="T116">    </text:span><text:span text:style-name="T117">"</text:span><text:span text:style-name="T127">serverSessionId</text:span><text:span text:style-name="T117">": "</text:span><text:span text:style-name="T131">14182a80df8_4YcBFZmNkVUnAw9losHa</text:span><text:span text:style-name="T117">",</text:span><text:span text:style-name="T142"><text:line-break/></text:span><text:span text:style-name="T116">    </text:span><text:span text:style-name="T117">"</text:span><text:span text:style-name="T127">serverTime</text:span><text:span text:style-name="T117">": "</text:span><text:span text:style-name="T131">2017-01-08T10:49:13Z</text:span><text:span text:style-name="T117">",</text:span><text:span text:style-name="T142"><text:line-break/></text:span><text:span text:style-name="T116">    </text:span><text:span text:style-name="T117">"</text:span><text:span text:style-name="T127">sessionKeyAlgorithm</text:span><text:span text:style-name="T117">": "</text:span><text:span text:style-name="T131">https://webpki.github.io/sks/algorithm#session.1</text:span><text:span text:style-name="T117">",</text:span><text:span text:style-name="T142"><text:line-break/></text:span><text:span text:style-name="T116">    </text:span><text:span text:style-name="T117">"</text:span><text:span text:style-name="T127">sessionKeyLimit</text:span><text:span text:style-name="T117">": </text:span><text:span text:style-name="T135">50</text:span><text:span text:style-name="T117">,</text:span><text:span text:style-name="T142"><text:line-break/></text:span><text:span text:style-name="T116">    </text:span><text:span text:style-name="T117">"</text:span><text:span text:style-name="T127">sessionLifeTime</text:span><text:span text:style-name="T117">": </text:span><text:span text:style-name="T135">10000</text:span><text:span text:style-name="T117">,</text:span><text:span text:style-name="T142"><text:line-break/></text:span><text:span text:style-name="T116">    </text:span><text:span text:style-name="T117">"</text:span><text:span text:style-name="T127">serverEphemeralKey</text:span><text:span text:style-name="T117">": {</text:span><text:span text:style-name="T142"><text:line-break/></text:span><text:span text:style-name="T116">    <text:s text:c="4"/></text:span><text:span text:style-name="T117">"</text:span><text:span text:style-name="T127">kty</text:span><text:span text:style-name="T117">": "</text:span><text:span text:style-name="T131">EC</text:span><text:span text:style-name="T117">",</text:span><text:span text:style-name="T142"><text:line-break/></text:span><text:span text:style-name="T116">        </text:span><text:span text:style-name="T117">"</text:span><text:span text:style-name="T127">crv</text:span><text:span text:style-name="T117">": "</text:span><text:span text:style-name="T131">P-256</text:span><text:span text:style-name="T117">",</text:span><text:span text:style-name="T142"><text:line-break/></text:span><text:span text:style-name="T116">        </text:span><text:span text:style-name="T117">"</text:span><text:span text:style-name="T127">x</text:span><text:span text:style-name="T117">": "</text:span><text:span text:style-name="T131">chrt0S6C3eLbKzbV4R8n1-kKNKHogqbAi4FH3fsDiaQ"</text:span><text:span text:style-name="T117">,</text:span><text:span text:style-name="T142"><text:line-break/></text:span><text:span text:style-name="T116">        </text:span><text:span text:style-name="T117">"</text:span><text:span text:style-name="T127">y</text:span><text:span text:style-name="T117">": "</text:span><text:span text:style-name="T131">WcW6PlkSj3-1GYNu--cdIljTjYtjuhIGEOk6/vv1kTc"</text:span><text:span text:style-name="T142"><text:line-break/></text:span><text:span text:style-name="T116">    </text:span><text:span text:style-name="T117">},</text:span><text:span text:style-name="T142"><text:line-break/></text:span><text:span text:style-name="T116">    </text:span><text:span text:style-name="T117">"</text:span><text:span text:style-name="T127">keyManagementKey</text:span><text:span text:style-name="T117">": {</text:span><text:span text:style-name="T142"><text:line-break/></text:span><text:span text:style-name="T116">        </text:span><text:span text:style-name="T117">"</text:span><text:span text:style-name="T127">kty</text:span><text:span text:style-name="T117">": "</text:span><text:span text:style-name="T131">EC</text:span><text:span text:style-name="T117">",</text:span><text:span text:style-name="T142"><text:line-break/></text:span><text:span text:style-name="T116">        </text:span><text:span text:style-name="T117">"</text:span><text:span text:style-name="T127">crv</text:span><text:span text:style-name="T117">": "</text:span><text:span text:style-name="T131">P-256</text:span><text:span text:style-name="T117">",</text:span><text:span text:style-name="T142"><text:line-break/></text:span><text:span text:style-name="T116">        </text:span><text:span text:style-name="T117">"</text:span><text:span text:style-name="T127">x</text:span><text:span text:style-name="T117">": "</text:span><text:span text:style-name="T131">lNxNvAUEE8t7DSQBft93LVSXxKCiVjhbWWfyg023FCk"</text:span><text:span text:style-name="T117">,</text:span><text:span text:style-name="T142"><text:line-break/></text:span><text:span text:style-name="T116">        </text:span><text:span text:style-name="T117">"</text:span><text:span text:style-name="T127">y</text:span><text:span text:style-name="T117">": "</text:span><text:span text:style-name="T131">LmTlQxXB3LgZrNLmhOfMaCnDizczC_RfQ6Kx8iNwfFA"</text:span><text:span text:style-name="T142"><text:line-break/></text:span><text:span text:style-name="T116">    </text:span><text:span text:style-name="T117">},</text:span><text:span text:style-name="T142"><text:line-break/></text:span><text:span text:style-name="T116">    </text:span><text:span text:style-name="T117">"</text:span><text:span text:style-name="T127">updatableKeyManagementKeys</text:span><text:span text:style-name="T117">": [{</text:span><text:span text:style-name="T142"><text:line-break/></text:span><text:span text:style-name="T116">        </text:span><text:span text:style-name="T117">"</text:span><text:span text:style-name="T127">publicKey</text:span><text:span text:style-name="T117">": {</text:span><text:span text:style-name="T142"><text:line-break/></text:span><text:span text:style-name="T116">            </text:span><text:span text:style-name="T117">"</text:span><text:span text:style-name="T127">kty</text:span><text:span text:style-name="T117">": "</text:span><text:span text:style-name="T131">RSA</text:span><text:span text:style-name="T117">",</text:span><text:span text:style-name="T142"><text:line-break/></text:span><text:span text:style-name="T116">            </text:span><text:span text:style-name="T117">"</text:span><text:span text:style-name="T127">n</text:span><text:span text:style-name="T117">": "</text:span><text:span text:style-name="T131">kCNcOpatALB21jHrPIv1BgXlUJ . . . pqNo75jsAZIucG9w"</text:span><text:span text:style-name="T117">,</text:span><text:span text:style-name="T142"><text:line-break/></text:span><text:span text:style-name="T116">            </text:span><text:span text:style-name="T117">"</text:span><text:span text:style-name="T127">e</text:span><text:span text:style-name="T117">": "</text:span><text:span text:style-name="T131">AQAB</text:span><text:span text:style-name="T117">"</text:span><text:span text:style-name="T142"><text:line-break/></text:span><text:span text:style-name="T116">        </text:span><text:span text:style-name="T117">},</text:span><text:span text:style-name="T142"><text:line-break/></text:span><text:span text:style-name="T116">        </text:span><text:span text:style-name="T117">"</text:span><text:span text:style-name="T127">authorization</text:span><text:span text:style-name="T117">": "</text:span><text:span text:style-name="T131">XjzIoz0muM8AMjFafySlR . . . 3sLm1Bfkm4XbbdbrvJw"</text:span><text:span text:style-name="T116"><text:line-break/>    </text:span><text:span text:style-name="T117">}]</text:span><text:span text:style-name="T142"><text:line-break/></text:span><text:span text:style-name="T117">}</text:span><text:span text:style-name="T142"> </text:span></text:p>
          </table:table-cell>
        </table:table-row>
      </table:table>
      <text:p text:style-name="Text_20_body"/>
      <text:p text:style-name="P53"><text:span text:style-name="T98">updatableKeyManagementKeys</text:span> holds an array of old <text:span text:style-name="T98">keyManagementKey</text:span>s which can be upgraded to the heading (<text:span text:style-name="T3">current</text:span>) <text:span text:style-name="T98">keyManagementKey</text:span> if a matching key is found through calls to <text:span text:style-name="CrossRef"><text:reference-ref text:reference-format="text" text:ref-name="enum.prov.sess">enumerateProvisioningSessions</text:reference-ref></text:span>.</text:p>
      <text:p text:style-name="P53">The <text:span text:style-name="T98">updatableKeyManagementKeys</text:span> array can in turn (<text:span text:style-name="T3">recursively</text:span>) also hold an <text:span text:style-name="T98">updatableKeyManagementKeys</text:span> array making it possible to have any number of <text:span text:style-name="T98">keyManagementKey</text:span> generations deployed. <text:s/>To make this feasible, updates <text:span text:style-name="T37">must</text:span> be performed in <text:span text:style-name="T3">steps</text:span>, starting at the oldest level (leaf <text:span text:style-name="T98">updatableKeyManagementKeys</text:span> array).</text:p>
      <text:p text:style-name="P53"><text:span text:style-name="T98">keyManagementKey</text:span> updates <text:span text:style-name="T37">must</text:span> be done <text:span text:style-name="T3">before</text:span> calling <text:span text:style-name="CrossRef"><text:reference-ref text:reference-format="text" text:ref-name="createProvisioningSession">createProvisioningSession</text:reference-ref></text:span><text:s/>since open sessions cannot be updated.</text:p>
      <text:h text:style-name="Heading_20_3" text:outline-level="3"/>
      <text:h text:style-name="P190" text:outline-level="3"><text:bookmark-start text:name="__RefHeading__15283_972012461"/><text:reference-mark-start text:name="createPUKPolicy"/>createPukPolicy<text:reference-mark-end text:name="createPUKPolicy"/> [8]<text:bookmark-end text:name="__RefHeading__15283_972012461"/>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Name</text:p>
          </table:table-cell>
          <table:table-cell table:style-name="Table12.A1" office:value-type="string">
            <text:p text:style-name="P15">Type</text:p>
          </table:table-cell>
          <table:table-cell table:style-name="Table12.C1" office:value-type="string">
            <text:p text:style-name="P15">Description</text:p>
          </table:table-cell>
        </table:table-row>
        <table:table-row table:style-name="Table12.2">
          <table:table-cell table:style-name="Table12.A2" office:value-type="string">
            <text:p text:style-name="P18">provisioningHandle</text:p>
          </table:table-cell>
          <table:table-cell table:style-name="Table12.A2" office:value-type="string">
            <text:p text:style-name="P3">uint</text:p>
          </table:table-cell>
          <table:table-cell table:style-name="Table12.C2" office:value-type="string">
            <text:p text:style-name="P2">Local handle to an <text:span text:style-name="T3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8">id</text:p>
          </table:table-cell>
          <table:table-cell table:style-name="Table12.A2" office:value-type="string">
            <text:p text:style-name="P14">id</text:p>
          </table:table-cell>
          <table:table-cell table:style-name="Table12.C2" office:value-type="string">
            <text:p text:style-name="P2"><text:span text:style-name="T3">External name</text:span> of the PUK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8">encryptedPuk</text:p>
          </table:table-cell>
          <table:table-cell table:style-name="Table12.A2" office:value-type="string">
            <text:p text:style-name="P3">byte[<text:span text:style-name="T73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8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8">retryLimit</text:p>
          </table:table-cell>
          <table:table-cell table:style-name="Table12.A2" office:value-type="string">
            <text:p text:style-name="P3">ushort</text:p>
          </table:table-cell>
          <table:table-cell table:style-name="Table12.C2" office:value-type="string">
            <text:p text:style-name="P2">Value [0..10000] holding the number of incorrect PUK values (<text:span text:style-name="T3">in a sequence</text:span>), forcing the PUK object to permanently lock up. <text:s/>A zero value indicates that there is no limit but that the SKS will introduce an <text:span text:style-name="T3">internal</text:span> 1‑10 second delay <text:span text:style-name="T3">before</text:span> acting on an unlock operation in order to thwart exhaustive attacks</text:p>
          </table:table-cell>
        </table:table-row>
        <table:table-row table:style-name="Table12.2">
          <table:table-cell table:style-name="Table12.A2" office:value-type="string">
            <text:p text:style-name="P18">mac</text:p>
          </table:table-cell>
          <table:table-cell table:style-name="Table12.A2" office:value-type="string">
            <text:p text:style-name="P3">byte<text:span text:style-name="T72">⁮[32]</text:span></text:p>
          </table:table-cell>
          <table:table-cell table:style-name="Table1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5">Name</text:p>
          </table:table-cell>
          <table:table-cell table:style-name="Table13.A1" office:value-type="string">
            <text:p text:style-name="P15">Typ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13.2">
          <table:table-cell table:style-name="Table13.A2" office:value-type="string">
            <text:p text:style-name="P18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8">pukPolicyHandle</text:p>
          </table:table-cell>
          <table:table-cell table:style-name="Table13.A2" office:value-type="string">
            <text:p text:style-name="P3">uint</text:p>
          </table:table-cell>
          <table:table-cell table:style-name="Table13.C2" office:value-type="string">
            <text:p text:style-name="P2">Non-zero handle to created PUK policy object</text:p>
          </table:table-cell>
        </table:table-row>
      </table:table>
      <text:p text:style-name="P53"/>
      <text:p text:style-name="P53"><text:span text:style-name="T88">createPukPolicy</text:span><text:span text:style-name="T85"> creates a PUK policy object </text:span><text:span text:style-name="T67">in the </text:span><text:span text:style-name="CrossRef"><text:reference-ref text:reference-format="text" text:ref-name="cred.db">Credential Database</text:reference-ref></text:span><text:span text:style-name="T67"><text:s/></text:span><text:span text:style-name="T85">to be referenced by subsequent calls to the </text:span><text:span text:style-name="CrossRef"><text:reference-ref text:reference-format="text" text:ref-name="createPINPolicy">createPinPolicy</text:reference-ref></text:span><text:span text:style-name="T85"><text:s/>method.</text:span></text:p>
      <text:p text:style-name="P154">The <text:span text:style-name="T92">mac</text:span><text:span text:style-name="T44"> relies on the method described in </text:span><text:span text:style-name="CrossRef"><text:span text:style-name="T76"><text:reference-ref text:reference-format="text" text:ref-name="MACOperations">MAC Operations</text:reference-ref></text:span></text:span><text:span text:style-name="T44"><text:s/>where </text:span><text:span text:style-name="T43">Data</text:span><text:span text:style-name="T44"> is arranged as follows:</text:span></text:p>
      <text:p text:style-name="P153"><text:span text:style-name="T43"><text:tab/>Data </text:span><text:span text:style-name="T137">=</text:span><text:span text:style-name="T43"> </text:span><text:span text:style-name="T92">id</text:span><text:span text:style-name="T43"> </text:span><text:span text:style-name="T44">|| </text:span><text:span text:style-name="T92">encryptedPuk</text:span><text:span text:style-name="T44"> ||</text:span><text:span text:style-name="T43"> </text:span><text:span text:style-name="T92">format</text:span><text:span text:style-name="T44"> ||</text:span><text:span text:style-name="T43"> </text:span><text:span text:style-name="T92">retryLimit</text:span></text:p>
      <text:p text:style-name="P153"><text:span text:style-name="T44">Note that </text:span><text:span text:style-name="T92">encryptedPuk</text:span><text:span text:style-name="T44"> is MACed in encrypted form and </text:span><text:span text:style-name="T43">then</text:span><text:span text:style-name="T44"> decrypted by the SKS before storing.</text:span></text:p>
      <text:p text:style-name="P45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53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Standard"/>
      <text:h text:style-name="P190" text:outline-level="3"><text:bookmark-start text:name="__RefHeading__15285_972012461"/><text:reference-mark-start text:name="createPINPolicy"/>createPinPolicy<text:reference-mark-end text:name="createPINPolicy"/> [9]<text:bookmark-end text:name="__RefHeading__15285_972012461"/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5">Name</text:p>
          </table:table-cell>
          <table:table-cell table:style-name="Table14.A1" office:value-type="string">
            <text:p text:style-name="P15">Type</text:p>
          </table:table-cell>
          <table:table-cell table:style-name="Table14.C1" office:value-type="string">
            <text:p text:style-name="P15">Description</text:p>
          </table:table-cell>
        </table:table-row>
        <table:table-row table:style-name="Table14.2">
          <table:table-cell table:style-name="Table14.A2" office:value-type="string">
            <text:p text:style-name="P18">provisioningHandle</text:p>
          </table:table-cell>
          <table:table-cell table:style-name="Table14.A2" office:value-type="string">
            <text:p text:style-name="P3">uint</text:p>
          </table:table-cell>
          <table:table-cell table:style-name="Table14.C2" office:value-type="string">
            <text:p text:style-name="P2">Local handle to an <text:span text:style-name="T3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8">id</text:p>
          </table:table-cell>
          <table:table-cell table:style-name="Table14.A2" office:value-type="string">
            <text:p text:style-name="P14">id</text:p>
          </table:table-cell>
          <table:table-cell table:style-name="Table14.C2" office:value-type="string">
            <text:p text:style-name="P2"><text:span text:style-name="T3">External name</text:span> of the PIN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8">pukPolicyHandle</text:p>
          </table:table-cell>
          <table:table-cell table:style-name="Table14.A2" office:value-type="string">
            <text:p text:style-name="P3">u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8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8"><text:reference-mark-start text:name="pin.user.mod"/>userModifiable<text:reference-mark-end text:name="pin.user.mo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8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8">retryLimit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Value [1..10000] holding the number of incorrect PIN values (<text:span text:style-name="T3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8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8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8">minLength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Minimum <text:span text:style-name="T3">decoded</text:span> PIN length<text:span text:style-name="T76">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8">maxLength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Maximum <text:span text:style-name="T3">decoded</text:span> PIN lengt<text:span text:style-name="T76">h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8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Metho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8">mac</text:p>
          </table:table-cell>
          <table:table-cell table:style-name="Table14.A2" office:value-type="string">
            <text:p text:style-name="P3">byte<text:span text:style-name="T72">⁮[32]</text:span></text:p>
          </table:table-cell>
          <table:table-cell table:style-name="Table1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5">Name</text:p>
          </table:table-cell>
          <table:table-cell table:style-name="Table15.A1" office:value-type="string">
            <text:p text:style-name="P15">Type</text:p>
          </table:table-cell>
          <table:table-cell table:style-name="Table15.C1" office:value-type="string">
            <text:p text:style-name="P15">Description</text:p>
          </table:table-cell>
        </table:table-row>
        <table:table-row table:style-name="Table15.2">
          <table:table-cell table:style-name="Table15.A2" office:value-type="string">
            <text:p text:style-name="P18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8">pinPolicyHandle</text:p>
          </table:table-cell>
          <table:table-cell table:style-name="Table15.A2" office:value-type="string">
            <text:p text:style-name="P3">uint</text:p>
          </table:table-cell>
          <table:table-cell table:style-name="Table15.C2" office:value-type="string">
            <text:p text:style-name="P2">Non-zero handle to created PIN policy object</text:p>
          </table:table-cell>
        </table:table-row>
      </table:table>
      <text:p text:style-name="P53"/>
      <text:p text:style-name="P53"><text:span text:style-name="T88">createPinPolicy</text:span><text:span text:style-name="T85"> creates a PIN policy object </text:span><text:span text:style-name="T67">in the </text:span><text:span text:style-name="CrossRef"><text:reference-ref text:reference-format="text" text:ref-name="cred.db">Credential Database</text:reference-ref></text:span><text:span text:style-name="T67"><text:s/></text:span><text:span text:style-name="T85">to be referenced by subsequent calls to the </text:span><text:span text:style-name="CrossRef"><text:reference-ref text:reference-format="text" text:ref-name="createKeyPair">createKeyEntry</text:reference-ref></text:span><text:span text:style-name="T85"><text:s/>method.</text:span></text:p>
      <text:p text:style-name="P154">The <text:span text:style-name="T92">mac</text:span><text:span text:style-name="T44"> relies on the method described in </text:span><text:span text:style-name="CrossRef"><text:span text:style-name="T76"><text:reference-ref text:reference-format="text" text:ref-name="MACOperations">MAC Operations</text:reference-ref></text:span></text:span><text:span text:style-name="T44"><text:s/>where </text:span><text:span text:style-name="T43">Data</text:span><text:span text:style-name="T44"> is arranged as follows:</text:span></text:p>
      <text:p text:style-name="P153"><text:span text:style-name="T43"><text:tab/>Data </text:span><text:span text:style-name="T137">=</text:span><text:span text:style-name="T43"> </text:span><text:span text:style-name="T92">id</text:span><text:span text:style-name="T43"> </text:span><text:span text:style-name="T44">|| </text:span><text:span text:style-name="T43">PUKReference</text:span><text:span text:style-name="T44"> || </text:span><text:span text:style-name="T92">userDefined</text:span><text:span text:style-name="T44"> ||</text:span><text:span text:style-name="T43"> </text:span><text:span text:style-name="T92">userModifiable</text:span><text:span text:style-name="T44"> ||</text:span><text:span text:style-name="T43"> </text:span><text:span text:style-name="T92">format</text:span><text:span text:style-name="T44"> ||</text:span><text:span text:style-name="T43"> </text:span><text:span text:style-name="T92">retryLimit</text:span><text:span text:style-name="T44"> ||</text:span><text:span text:style-name="T92"><text:line-break/></text:span><text:span text:style-name="T44"> <text:s text:c="24"/></text:span><text:span text:style-name="T92">grouping</text:span><text:span text:style-name="T44"> ||</text:span><text:span text:style-name="T43"> </text:span><text:span text:style-name="T92">patternRestrictions</text:span><text:span text:style-name="T44"> ||</text:span><text:span text:style-name="T43"> </text:span><text:span text:style-name="T92">minLength</text:span><text:span text:style-name="T44"> ||</text:span><text:span text:style-name="T43"> </text:span><text:span text:style-name="T92">maxLength</text:span><text:span text:style-name="T44"> ||</text:span><text:span text:style-name="T43"> </text:span><text:span text:style-name="T92">inputMethod</text:span><text:span text:style-name="T47"> <text:s/></text:span></text:p>
      <text:p text:style-name="P153"><text:span text:style-name="T43">PUKReference</text:span><text:span text:style-name="T44"> is set to </text:span><text:span text:style-name="T94">""</text:span><text:span text:style-name="T44"> if </text:span><text:span text:style-name="T92">pukPolicyHandle</text:span><text:span text:style-name="T44"> is zero, else it is set to the </text:span><text:span text:style-name="T92">id</text:span><text:span text:style-name="T44"> of the referenced PUK policy object.</text:span></text:p>
      <text:p text:style-name="P53"><text:span text:style-name="T85">If </text:span><text:span text:style-name="T88">pukPolicyHandle</text:span><text:span text:style-name="T85"> is zero no PUK is associated with the PIN policy object.</text:span></text:p>
      <text:p text:style-name="P43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46"/>
      <text:p text:style-name="P53"/>
      <text:h text:style-name="P190" text:outline-level="3"><text:bookmark-start text:name="__RefHeading__15287_972012461"/><text:reference-mark-start text:name="createKeyPair"/>createKeyEntry<text:reference-mark-end text:name="createKeyPair"/> [10]<text:bookmark-end text:name="__RefHeading__15287_972012461"/>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5">Name</text:p>
          </table:table-cell>
          <table:table-cell table:style-name="Table16.A1" office:value-type="string">
            <text:p text:style-name="P15">Type</text:p>
          </table:table-cell>
          <table:table-cell table:style-name="Table16.C1" office:value-type="string">
            <text:p text:style-name="P15">Description</text:p>
          </table:table-cell>
        </table:table-row>
        <table:table-row table:style-name="Table16.2">
          <table:table-cell table:style-name="Table16.A2" office:value-type="string">
            <text:p text:style-name="P18">provisioningHandle</text:p>
          </table:table-cell>
          <table:table-cell table:style-name="Table16.A2" office:value-type="string">
            <text:p text:style-name="P3">uint</text:p>
          </table:table-cell>
          <table:table-cell table:style-name="Table16.C2" office:value-type="string">
            <text:p text:style-name="P2">Local handle to an <text:span text:style-name="T3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8"><text:reference-mark-start text:name="keyentry.id"/>id<text:reference-mark-end text:name="keyentry.id"/></text:p>
          </table:table-cell>
          <table:table-cell table:style-name="Table16.A2" office:value-type="string">
            <text:p text:style-name="P14">id</text:p>
          </table:table-cell>
          <table:table-cell table:style-name="Table16.C2" office:value-type="string">
            <text:p text:style-name="P2"><text:span text:style-name="T3">External name</text:span> of the key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8"><text:reference-mark-start text:name="key.entry.alg"/>keyEntryAlgorithm<text:reference-mark-end text:name="key.entry.alg"/></text:p>
          </table:table-cell>
          <table:table-cell table:style-name="Table16.A2" office:value-type="string">
            <text:p text:style-name="P14">uri</text:p>
          </table:table-cell>
          <table:table-cell table:style-name="Table16.C2" office:value-type="string">
            <text:p text:style-name="P2">Key generation and attestation algorithm URI. <text:s/>See next page</text:p>
          </table:table-cell>
        </table:table-row>
        <table:table-row table:style-name="Table16.2">
          <table:table-cell table:style-name="Table16.A2" office:value-type="string">
            <text:p text:style-name="P18">serverSeed</text:p>
          </table:table-cell>
          <table:table-cell table:style-name="Table16.A2" office:value-type="string">
            <text:p text:style-name="P3"><text:span text:style-name="T72">byte⁮[</text:span><text:span text:style-name="T74"> </text:span><text:span text:style-name="T72">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8"><text:reference-mark-start text:name="dev.pin.prot"/>devicePinProtection<text:reference-mark-end text:name="dev.pin.prot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to be protected by a <text:span text:style-name="T3">device PIN</text:span>.</text:p>
            <text:p text:style-name="P2">See <text:span text:style-name="CrossRef"><text:reference-ref text:reference-format="text" text:ref-name="key.protectionobjects">PIN and PUK Object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8">pinPolicyHandle</text:p>
          </table:table-cell>
          <table:table-cell table:style-name="Table16.A2" office:value-type="string">
            <text:p text:style-name="P3">uint</text:p>
          </table:table-cell>
          <table:table-cell table:style-name="Table16.C2" office:value-type="string">
            <text:p text:style-name="P2">Handle to a governing PIN policy object or zero. <text:s/>See <text:span text:style-name="CrossRef"><text:reference-ref text:reference-format="text" text:ref-name="createPINPolicy">createPinPolicy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8">pinValue</text:p>
          </table:table-cell>
          <table:table-cell table:style-name="Table16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16.C2" office:value-type="string">
            <text:p text:style-name="Table_20_Contents">See <text:span text:style-name="CrossRef"><text:reference-ref text:reference-format="text" text:ref-name="pinvalue">pinValue</text:reference-ref></text:span><text:span text:style-name="CrossRef"><text:span text:style-name="T10">, </text:span></text:span><text:span text:style-name="CrossRef"><text:reference-ref text:reference-format="text" text:ref-name="pinpatternrestrictions">PIN Patterns</text:reference-ref></text:span><text:span text:style-name="CrossRef"><text:span text:style-name="T10"><text:s/>and </text:span></text:span><text:span text:style-name="CrossRef"><text:reference-ref text:reference-format="text" text:ref-name="pingrouping">PIN Grouping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8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<text:span text:style-name="T36">may</text:span> cache PINs for this key. <text:s/>See <text:span text:style-name="CrossRef"><text:reference-ref text:reference-format="text" text:ref-name="enable.pin.caching">enablePinCaching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8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8"><text:reference-mark-start text:name="exportpolicy"/>exportProtection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8"><text:reference-mark-start text:name="deleteprotection"/>deleteProtection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8"><text:reference-mark-start text:name="keyusage.attr"/>app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Application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8">friendlyName</text:p>
          </table:table-cell>
          <table:table-cell table:style-name="Table16.A2" office:value-type="string">
            <text:p text:style-name="P14">string</text:p>
          </table:table-cell>
          <table:table-cell table:style-name="Table16.C2" office:value-type="string">
            <text:p text:style-name="P2">String of 0-100 <text:span text:style-name="T3">characters</text:span>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8">keyAlgorithm</text:p>
          </table:table-cell>
          <table:table-cell table:style-name="Table16.A2" office:value-type="string">
            <text:p text:style-name="P3">uri</text:p>
          </table:table-cell>
          <table:table-cell table:style-name="Table16.C2" office:value-type="string">
            <text:p text:style-name="P2">Algorithm of the key to be created. <text:s/>See <text:span text:style-name="CrossRef"><text:reference-ref text:reference-format="text" text:ref-name="keygeneration">Asymmetric Key Genera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8">keyParameters</text:p>
          </table:table-cell>
          <table:table-cell table:style-name="Table16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16.C2" office:value-type="string">
            <text:p text:style-name="P2">Optional parameter data needed for some algorithms. <text:s/>See <text:span text:style-name="CrossRef"><text:reference-ref text:reference-format="text" text:ref-name="key.param">keyParameter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8"><text:reference-mark-start text:name="endorsedalg"/>endorsedAlgorithm<text:reference-mark-end text:name="endorsedalg"/>...</text:p>
          </table:table-cell>
          <table:table-cell table:style-name="Table16.A2" office:value-type="string">
            <text:p text:style-name="P3">uri</text:p>
          </table:table-cell>
          <table:table-cell table:style-name="Table16.C2" office:value-type="string">
            <text:p text:style-name="P85"><text:span text:style-name="T85">List of 0-255 endorsed algorithm URIs</text:span><text:span text:style-name="T88"> </text:span></text:p>
          </table:table-cell>
        </table:table-row>
        <table:table-row table:style-name="Table16.2">
          <table:table-cell table:style-name="Table16.A2" office:value-type="string">
            <text:p text:style-name="P18">mac</text:p>
          </table:table-cell>
          <table:table-cell table:style-name="Table16.A2" office:value-type="string">
            <text:p text:style-name="P3">byte<text:span text:style-name="T72">⁮[32]</text:span></text:p>
          </table:table-cell>
          <table:table-cell table:style-name="Table1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5">Name</text:p>
          </table:table-cell>
          <table:table-cell table:style-name="Table17.A1" office:value-type="string">
            <text:p text:style-name="P15">Type</text:p>
          </table:table-cell>
          <table:table-cell table:style-name="Table17.C1" office:value-type="string">
            <text:p text:style-name="P15">Description</text:p>
          </table:table-cell>
        </table:table-row>
        <table:table-row table:style-name="Table17.2">
          <table:table-cell table:style-name="Table17.A2" office:value-type="string">
            <text:p text:style-name="P18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8">keyHandle</text:p>
          </table:table-cell>
          <table:table-cell table:style-name="Table17.A2" office:value-type="string">
            <text:p text:style-name="P3">uint</text:p>
          </table:table-cell>
          <table:table-cell table:style-name="Table17.C2" office:value-type="string">
            <text:p text:style-name="P2">Non-zero local handle to created key entry</text:p>
          </table:table-cell>
        </table:table-row>
        <table:table-row table:style-name="Table17.2">
          <table:table-cell table:style-name="Table17.A2" office:value-type="string">
            <text:p text:style-name="P18"><text:reference-mark-start text:name="keyentry.publickey"/>publicKey<text:reference-mark-end text:name="keyentry.publickey"/></text:p>
          </table:table-cell>
          <table:table-cell table:style-name="Table17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<text:s/>DER representation</text:p>
          </table:table-cell>
        </table:table-row>
        <table:table-row table:style-name="Table17.2">
          <table:table-cell table:style-name="Table17.A2" office:value-type="string">
            <text:p text:style-name="P18">attestation</text:p>
          </table:table-cell>
          <table:table-cell table:style-name="Table17.A2" office:value-type="string">
            <text:p text:style-name="P3">byte<text:span text:style-name="T72">⁮[32]</text:span></text:p>
          </table:table-cell>
          <table:table-cell table:style-name="Table17.C2" office:value-type="string">
            <text:p text:style-name="P2">See <text:span text:style-name="CrossRef"><text:reference-ref text:reference-format="text" text:ref-name="key.attestation.data">attestation</text:reference-ref></text:span></text:p>
          </table:table-cell>
        </table:table-row>
      </table:table>
      <text:p text:style-name="P53"/>
      <text:p text:style-name="P53"><text:span text:style-name="T88">createKeyEntry</text:span><text:span text:style-name="T85"> generates an asymmetric key-pair according to the issuer's specification. <text:s/>In addition, </text:span><text:span text:style-name="T88">createKeyEntry</text:span><text:span text:style-name="T85"> creates a </text:span><text:span text:style-name="T5">key entry</text:span><text:span text:style-name="T85"> (see </text:span><text:span text:style-name="CrossRef"><text:reference-ref text:reference-format="text" text:ref-name="key.entries">Key Entries</text:reference-ref></text:span><text:span text:style-name="T67">) in the </text:span><text:span text:style-name="CrossRef"><text:reference-ref text:reference-format="text" text:ref-name="cred.db">Credential Database</text:reference-ref></text:span><text:span text:style-name="T85"><text:s/>where the key-pair and its protection attributes are stored.</text:span></text:p>
      <text:p text:style-name="P44"/>
      <text:p text:style-name="P106"/>
      <text:p text:style-name="P106"/>
      <text:p text:style-name="P106"/>
      <text:p text:style-name="P106"/>
      <text:p text:style-name="P97">Continued on the next page...</text:p>
      <text:p text:style-name="P124"/>
      <text:p text:style-name="P115">The following operations match the mandatory to support key generation and attestation algorithm:</text:p>
      <text:p text:style-name="P106"/>
      <table:table table:name="Table113" table:style-name="Table113">
        <table:table-column table:style-name="Table113.A"/>
        <table:table-row table:style-name="Table113.1">
          <table:table-cell table:style-name="Table113.A1" office:value-type="string">
            <text:p text:style-name="P27">https://webpki.github.io/sks/algorithm#key.1</text:p>
          </table:table-cell>
        </table:table-row>
        <table:table-row table:style-name="Table113.2">
          <table:table-cell table:style-name="Table113.A2" office:value-type="string">
            <text:p text:style-name="P132"/>
            <text:p text:style-name="P134">The <text:span text:style-name="T92">mac</text:span><text:span text:style-name="T44"> relies on the method described in </text:span><text:span text:style-name="CrossRef"><text:span text:style-name="T76"><text:reference-ref text:reference-format="text" text:ref-name="MACOperations">MAC Operations</text:reference-ref></text:span></text:span><text:span text:style-name="T44"><text:s/>where </text:span><text:span text:style-name="T43">Data</text:span><text:span text:style-name="T44"> is arranged as follows:</text:span></text:p>
            <text:p text:style-name="P135"><text:span text:style-name="T43"><text:tab/>Data </text:span><text:span text:style-name="T137">=</text:span><text:span text:style-name="T43"> </text:span><text:span text:style-name="T92">id</text:span><text:span text:style-name="T43"> </text:span><text:span text:style-name="T44">||</text:span><text:span text:style-name="T43"> </text:span><text:span text:style-name="T92">keyEntryAlgorithm</text:span><text:span text:style-name="T44"> || </text:span><text:span text:style-name="T92">serverSeed</text:span><text:span text:style-name="T44"> ||<text:line-break/></text:span><text:span text:style-name="T92"> </text:span><text:span text:style-name="T44"><text:s text:c="12"/></text:span><text:span text:style-name="T71"><text:s/></text:span><text:span text:style-name="T44"><text:s text:c="10"/></text:span><text:span text:style-name="T43">PINPolicyReference</text:span><text:span text:style-name="T44"> || </text:span><text:span text:style-name="T43">PINValueReference</text:span><text:span text:style-name="T44"> ||<text:line-break/></text:span><text:span text:style-name="T92"> </text:span><text:span text:style-name="T44"><text:s text:c="12"/></text:span><text:span text:style-name="T71"><text:s/></text:span><text:span text:style-name="T44"><text:s text:c="10"/></text:span><text:span text:style-name="T92">devicePinProtection</text:span><text:span text:style-name="T44"> || </text:span><text:span text:style-name="T92">enablePinCaching</text:span><text:span text:style-name="T44"> ||<text:line-break/></text:span><text:span text:style-name="T92"> </text:span><text:span text:style-name="T44"><text:s text:c="12"/></text:span><text:span text:style-name="T71"><text:s/></text:span><text:span text:style-name="T44"><text:s text:c="10"/></text:span><text:span text:style-name="T92">biometricProtection</text:span><text:span text:style-name="T44"> || </text:span><text:span text:style-name="T92">exportProtection</text:span><text:span text:style-name="T44"> ||<text:line-break/> <text:s text:c="24"/></text:span><text:span text:style-name="T92">deleteProtection</text:span><text:span text:style-name="T44"> ||</text:span><text:span text:style-name="T43"> </text:span><text:span text:style-name="T92">appUsage</text:span><text:span text:style-name="T44"> || </text:span><text:span text:style-name="T92">friendlyName</text:span><text:span text:style-name="T44"> ||<text:line-break/> <text:s text:c="24"/></text:span><text:span text:style-name="T92">keyAlgorithm</text:span><text:span text:style-name="T44"> ||</text:span><text:span text:style-name="T43"> </text:span><text:span text:style-name="T92">keyParameters</text:span><text:span text:style-name="T44"> [||</text:span><text:span text:style-name="T43"> </text:span><text:span text:style-name="T92">endorsedAlgorithm...</text:span><text:span text:style-name="T44">]</text:span></text:p>
            <text:p text:style-name="P133"><text:span text:style-name="T43">PINPolicyReference</text:span><text:span text:style-name="T44"> is set <text:s/>to </text:span><text:span text:style-name="T94">""</text:span><text:span text:style-name="T44"> if </text:span><text:span text:style-name="T92">pinPolicyHandle</text:span><text:span text:style-name="T44"> is zero, else it is set to the </text:span><text:span text:style-name="T92">id</text:span><text:span text:style-name="T44"> of the referenced<text:line-break/>PIN policy object.</text:span></text:p>
            <text:p text:style-name="P133"><text:span text:style-name="T43">PINValueReference</text:span><text:span text:style-name="T44"> is set to </text:span><text:span text:style-name="T94">""</text:span><text:span text:style-name="T44"> if </text:span><text:span text:style-name="T92">pinPolicyHandle</text:span><text:span text:style-name="T44"> is zero, or if the PIN is </text:span><text:span text:style-name="CrossRef"><text:span text:style-name="T76"><text:reference-ref text:reference-format="text" text:ref-name="pinuserdefined">userDefined</text:reference-ref></text:span></text:span>, else it is set to the <text:span text:style-name="T3">encrypted</text:span> <text:span text:style-name="T98">pinValue</text:span>.</text:p>
            <text:p text:style-name="P132"/>
            <text:p text:style-name="P155"><text:reference-mark-start text:name="key.attestation.data"/><text:span text:style-name="T95">attestation</text:span><text:reference-mark-end text:name="key.attestation.data"/><text:span text:style-name="T82"> vouches for </text:span><text:span text:style-name="T85">that generated key-pairs actually reside in the SKS by attesting (s</text:span><text:span text:style-name="T51">ee </text:span><text:span text:style-name="CrossRef"><text:reference-ref text:reference-format="text" text:ref-name="SKSAttestations">Attestations</text:reference-ref></text:span><text:span text:style-name="T85">) keys according to the following </text:span><text:span text:style-name="T5">Data</text:span><text:span text:style-name="T85"> scheme:</text:span></text:p>
            <text:p text:style-name="P155"><text:span text:style-name="T43"><text:tab/>Data </text:span><text:span text:style-name="T137">=</text:span><text:span text:style-name="T43"> </text:span><text:span text:style-name="T92">publicKey</text:span><text:span text:style-name="T44"> || </text:span><text:span text:style-name="T92">mac</text:span><text:line-break/></text:p>
          </table:table-cell>
        </table:table-row>
      </table:table>
      <text:p text:style-name="Standard"/>
      <text:p text:style-name="Standard"/>
      <text:p text:style-name="P57">Remarks</text:p>
      <text:p text:style-name="P53"><text:span text:style-name="T95">keyHandle</text:span><text:span text:style-name="T82"> </text:span><text:span text:style-name="T80">must</text:span><text:span text:style-name="T82"> be </text:span><text:span text:style-name="T5">static</text:span><text:span text:style-name="T82">, </text:span><text:span text:style-name="T5">unique</text:span><text:span text:style-name="T82"> and </text:span><text:span text:style-name="T5">never be reused</text:span><text:span text:style-name="T82">. <text:s/>Note that a </text:span><text:span text:style-name="T92">keyHandle</text:span><text:span text:style-name="T82"> returned by </text:span><text:span text:style-name="T98">createKeyEntry</text:span><text:span text:style-name="T82"> </text:span><text:span text:style-name="T78">must not</text:span><text:span text:style-name="T82"> be featured in </text:span><text:span text:style-name="CrossRef"><text:span text:style-name="T76"><text:reference-ref text:reference-format="text" text:ref-name="user.api">User API</text:reference-ref></text:span></text:span><text:span text:style-name="T82"><text:s/>operations until the associated provisioning session has been closed (see </text:span><text:span text:style-name="CrossRef"><text:span text:style-name="T76"><text:reference-ref text:reference-format="text" text:ref-name="closeProvisioningSession">closeProvisioningSession</text:reference-ref></text:span></text:span><text:span text:style-name="T82">).</text:span></text:p>
      <text:p text:style-name="P53"><text:reference-mark-start text:name="object.ids"/><text:span text:style-name="T82">Object IDs</text:span><text:reference-mark-end text:name="object.ids"/><text:span text:style-name="T82"> for </text:span><text:span text:style-name="CrossRef"><text:span text:style-name="T76"><text:reference-ref text:reference-format="text" text:ref-name="createKeyPair">createKeyEntry</text:reference-ref></text:span></text:span><text:span text:style-name="T85">, </text:span><text:span text:style-name="CrossRef"><text:span text:style-name="T76"><text:reference-ref text:reference-format="text" text:ref-name="createPINPolicy">createPinPolicy</text:reference-ref></text:span></text:span><text:span text:style-name="T85"><text:s/>and </text:span><text:span text:style-name="CrossRef"><text:span text:style-name="T76"><text:reference-ref text:reference-format="text" text:ref-name="createPUKPolicy">createPukPolicy</text:reference-ref></text:span></text:span><text:span text:style-name="T85"><text:s/></text:span><text:span text:style-name="T5">share a common namespace</text:span><text:span text:style-name="T85"> but the namespace is entirely local to the </text:span><text:span text:style-name="T5">provisioning session</text:span><text:span text:style-name="T85">. <text:s/>Although only static identifiers are used in the examples, Object IDs </text:span><text:span text:style-name="T5">may be randomized</text:span><text:span text:style-name="T85"> to increase entropy of </text:span><text:span text:style-name="CrossRef"><text:reference-ref text:reference-format="text" text:ref-name="MACOperations">MAC Operations</text:reference-ref></text:span><text:span text:style-name="T85">.</text:span></text:p>
      <text:p text:style-name="P53"><text:reference-mark-start text:name="issuer.seed"/><text:span text:style-name="T90">serverSeed</text:span><text:reference-mark-end text:name="issuer.seed"/> <text:span text:style-name="T37">must</text:span> be a 0-64 byte binary string holding a <text:span text:style-name="T3">random number seed</text:span>. <text:s/>How <text:span text:style-name="T90">serverSeed</text:span> is applied to the random number generation process is <text:span text:style-name="T3">unspecified</text:span> with the exception that a zero-byte input string <text:span text:style-name="T36">must not</text:span> affect the SKS internal random number generation.</text:p>
      <text:p text:style-name="Text_20_body">For RSA keys with <text:span text:style-name="T3">variable</text:span> exponent <text:reference-mark-start text:name="key.param"/><text:span text:style-name="T98">keyParameters</text:span><text:reference-mark-end text:name="key.param"/> <text:span text:style-name="T37">must</text:span> be 1-8 bytes holding a positive big-endian integer, else <text:span text:style-name="T98">keyParameters</text:span> <text:span text:style-name="T37">must</text:span> be of zero length.</text:p>
      <text:p text:style-name="P53"><text:span text:style-name="T85">A non-zero </text:span><text:span text:style-name="T95">biometricProtection</text:span><text:span text:style-name="T85"> value presumes that the target SKS supports </text:span><text:span text:style-name="CrossRef"><text:reference-ref text:reference-format="text" text:ref-name="biometricoption">Biometric Protection</text:reference-ref></text:span><text:span text:style-name="T85">,</text:span><text:span text:style-name="T82"> otherwise an </text:span><text:span text:style-name="T5">error</text:span><text:span text:style-name="T82"> </text:span><text:span text:style-name="T78">must be</text:span><text:span text:style-name="T82"> returned. </text:span><text:span text:style-name="T85"><text:s/>See </text:span><text:span text:style-name="CrossRef"><text:reference-ref text:reference-format="text" text:ref-name="getDeviceData">getDeviceInfo</text:reference-ref></text:span><text:span text:style-name="T85">.</text:span></text:p>
      <text:p text:style-name="Text_20_body"><text:span text:style-name="T92">endorsedAlgorithm</text:span><text:span text:style-name="T44"> URIs </text:span><text:span text:style-name="T48">must</text:span><text:span text:style-name="T44"> be </text:span><text:span text:style-name="T43">sorted in ascending alphabetical order</text:span><text:span text:style-name="T44"> before calling </text:span><text:span text:style-name="T92">createKeyEntry</text:span><text:span text:style-name="T44">.</text:span></text:p>
      <text:p text:style-name="Text_20_body"><text:span text:style-name="T92">endorsedAlgorithm</text:span><text:span text:style-name="T44"> URIs </text:span><text:span text:style-name="T48">must</text:span><text:span text:style-name="T44"> be checked for compatibility with </text:span><text:span text:style-name="CrossRef"><text:span text:style-name="T76"><text:reference-ref text:reference-format="text" text:ref-name="algo.support">Algorithm Support</text:reference-ref></text:span></text:span>.</text:p>
      <text:p text:style-name="Text_20_body"><text:span text:style-name="T92">endorsedAlgorithm</text:span><text:span text:style-name="T44"> compliance </text:span><text:span text:style-name="T48">must</text:span><text:span text:style-name="T44"> be </text:span><text:span text:style-name="T43">enforced</text:span><text:span text:style-name="T44"> by the</text:span> <text:span text:style-name="CrossRef"><text:span text:style-name="T76"><text:reference-ref text:reference-format="text" text:ref-name="user.api">User API</text:reference-ref></text:span></text:span><text:span text:style-name="T44">.</text:span></text:p>
      <text:p text:style-name="Text_20_body"><text:span text:style-name="T92">endorsedAlgorithm</text:span><text:span text:style-name="T44"> URIs </text:span><text:span text:style-name="T48">must not</text:span><text:span text:style-name="T44"> be checked against actual key material during </text:span><text:span text:style-name="T92">createKeyEntry</text:span>. <text:s/>This check <text:span text:style-name="T37">must</text:span> be <text:span text:style-name="T3">deferred</text:span> to <text:span text:style-name="CrossRef"><text:span text:style-name="T76"><text:reference-ref text:reference-format="text" text:ref-name="closeProvisioningSession">closeProvisioningSession</text:reference-ref></text:span></text:span><text:span text:style-name="T44">.</text:span></text:p>
      <text:p text:style-name="Text_20_body"><text:span text:style-name="T44">If no </text:span><text:span text:style-name="T92">endorsedAlgorithm</text:span><text:span text:style-name="T44"> URIs are specified, </text:span><text:span text:style-name="T43">the key is only constrained by the key material</text:span><text:span text:style-name="T44">.</text:span></text:p>
      <text:p text:style-name="P58"><text:span text:style-name="T76">With the special algorithm </text:span><text:span text:style-name="T96">https://webpki.github.io/sks/algorithm#none</text:span><text:span text:style-name="T76"> (which is only permitted as a single </text:span><text:span text:style-name="T96">endorsedAlgorithm</text:span><text:span text:style-name="T76"> item), keys </text:span><text:span text:style-name="T78">must</text:span><text:span text:style-name="T76"> be </text:span>disabled<text:span text:style-name="T76"> from executing cryptographic operations through the </text:span><text:span text:style-name="CrossRef"><text:span text:style-name="T76"><text:reference-ref text:reference-format="text" text:ref-name="user.api">User API</text:reference-ref></text:span></text:span><text:span text:style-name="T76">.</text:span></text:p>
      <text:p text:style-name="P53"><text:span text:style-name="T85">A set</text:span><text:span text:style-name="T44"> </text:span><text:span text:style-name="T92">devicePinProtection</text:span><text:span text:style-name="T44"> </text:span><text:span text:style-name="T85">presumes that the target SKS supports a “device PUK/PIN”, </text:span><text:span text:style-name="T82">otherwise an </text:span><text:span text:style-name="T5">error</text:span><text:span text:style-name="T82"> </text:span><text:span text:style-name="T78">must be</text:span><text:span text:style-name="T82"> returned</text:span><text:span text:style-name="T85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85">.</text:span></text:p>
      <text:p text:style-name="P53"><text:span text:style-name="T92">devicePinProtection</text:span><text:span text:style-name="T44"> </text:span><text:span text:style-name="T47">must not</text:span><text:span text:style-name="T44"> be combined with local PIN policy objects</text:span><text:span text:style-name="T85">.</text:span></text:p>
      <text:p text:style-name="Text_20_body"><text:soft-page-break/><text:reference-mark-start text:name="enable.pin.caching"/><text:span text:style-name="T90">enablePinCaching</text:span><text:reference-mark-end text:name="enable.pin.caching"/><text:span text:style-name="T85"> </text:span><text:span text:style-name="T37">must</text:span><text:span text:style-name="T85"> only be used with keys protected by local PIN policy objects having the </text:span><text:span text:style-name="CrossRef"><text:reference-ref text:reference-format="text" text:ref-name="input.method">inputMethod</text:reference-ref></text:span><text:span text:style-name="T85"><text:s/>set to </text:span><text:span text:style-name="T90">"trusted-gui"</text:span><text:span text:style-name="T85">.</text:span></text:p>
      <text:p text:style-name="P53"><text:reference-mark-start text:name="pinvalue"/><text:span text:style-name="T95">pinValue</text:span><text:reference-mark-end text:name="pinvalue"/><text:span text:style-name="T51"> objects </text:span><text:span text:style-name="T56">must</text:span><text:span text:style-name="T51"> be set by the </text:span><text:span text:style-name="T43">caller</text:span><text:span text:style-name="T51"> as illustrated by the following pseudo code:</text:span></text:p>
      <text:p text:style-name="P129"><text:span text:style-name="T51">if (</text:span><text:span text:style-name="T95">pinPolicyHandle</text:span><text:span text:style-name="T51"> == 0) <text:s text:c="3"/>// No PIN or device PIN</text:span></text:p>
      <text:p text:style-name="P130"><text:s text:c="2"/>{</text:p>
      <text:p text:style-name="P129"><text:span text:style-name="T51"><text:s text:c="5"/></text:span><text:span text:style-name="T95">pinValue</text:span><text:span text:style-name="T51"> = </text:span><text:span text:style-name="T43">zero length array</text:span><text:span text:style-name="T44">;</text:span></text:p>
      <text:p text:style-name="P130"><text:s text:c="2"/>}</text:p>
      <text:p text:style-name="P129"><text:span text:style-name="T51">else if (</text:span><text:span text:style-name="T95">pinPolicyHandle.usedDefined</text:span><text:span text:style-name="T51">) <text:s text:c="5"/>// see </text:span><text:span text:style-name="CrossRef"><text:reference-ref text:reference-format="text" text:ref-name="pinuserdefined">userDefined</text:reference-ref></text:span></text:p>
      <text:p text:style-name="P130"><text:s text:c="2"/>{</text:p>
      <text:p text:style-name="P129"><text:span text:style-name="T51"><text:s text:c="5"/></text:span><text:span text:style-name="T95">pinValue</text:span><text:span text:style-name="T51"> = </text:span><text:span text:style-name="T43">user-defined clear text PIN value</text:span><text:span text:style-name="T44">; <text:s text:c="2"/>// taken from a local provisioning GUI</text:span></text:p>
      <text:p text:style-name="P130"><text:s text:c="2"/>}</text:p>
      <text:p text:style-name="P130">else</text:p>
      <text:p text:style-name="P130"><text:s text:c="2"/>{</text:p>
      <text:p text:style-name="P129"><text:span text:style-name="T51"><text:s text:c="5"/></text:span><text:span text:style-name="T95">pinValue</text:span><text:span text:style-name="T51"> = </text:span><text:span text:style-name="T43">encrypted issuer-set PIN value</text:span><text:span text:style-name="T44">; <text:s text:c="3"/>// see </text:span><text:span text:style-name="CrossRef"><text:span text:style-name="T76"><text:reference-ref text:reference-format="text" text:ref-name="EncryptedData">Encrypted Data</text:reference-ref></text:span></text:span></text:p>
      <text:p text:style-name="P130"><text:s text:c="2"/>}</text:p>
      <text:p text:style-name="P59"/>
      <text:p text:style-name="P59"/>
      <text:p text:style-name="P59"/>
      <text:p text:style-name="P53"><text:span text:style-name="T43"><text:line-break/></text:span><text:span text:style-name="T5">Continued on the next page...</text:span></text:p>
      <text:p text:style-name="P115">The following JSON object shows a typical key generation (initialization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4"><text:span text:style-name="T111">{</text:span><text:span text:style-name="T21"><text:line-break/></text:span><text:span text:style-name="T109">    </text:span><text:span text:style-name="T111">"</text:span><text:span text:style-name="T120">@context</text:span><text:span text:style-name="T111">": "</text:span><text:span text:style-name="T129">https://webpki.github.io/keygen2</text:span><text:span text:style-name="T111">",</text:span><text:span text:style-name="T21"><text:line-break/></text:span><text:span text:style-name="T109">    </text:span><text:span text:style-name="T111">"</text:span><text:span text:style-name="T120">@qualifier</text:span><text:span text:style-name="T111">": "</text:span><text:reference-mark-start text:name="keyinitreq"/><text:span text:style-name="T130">KeyCreationRequest</text:span><text:reference-mark-end text:name="keyinitreq"/><text:span text:style-name="T111">",</text:span><text:span text:style-name="T21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7fa0bedb7rjEFGS-BL3RnJoDyh5UZ</text:span><text:span text:style-name="T111">",</text:span><text:span text:style-name="T21"><text:line-break/></text:span><text:span text:style-name="T109">    </text:span><text:span text:style-name="T111">"</text:span><text:span text:style-name="T124">clientSessionId</text:span><text:span text:style-name="T111">": "</text:span><text:span text:style-name="T129">PpZRTVq2wa-TLvsFJE7GZPASEeEqk4Yz</text:span><text:span text:style-name="T111">",</text:span><text:span text:style-name="T21"><text:line-break/></text:span><text:span text:style-name="T109">    </text:span><text:span text:style-name="T111">"</text:span><text:span text:style-name="T124">keyEntryAlgorithm</text:span><text:span text:style-name="T111">": "</text:span><text:span text:style-name="T129">https://webpki.github.io/sks/algorithm#key.1</text:span><text:span text:style-name="T111">",</text:span><text:span text:style-name="T21"><text:line-break/></text:span><text:span text:style-name="T109">    </text:span><text:span text:style-name="T111">"</text:span><text:span text:style-name="T124">pukPolicySpecifiers</text:span><text:span text:style-name="T111">": [{</text:span><text:span text:style-name="T21"><text:line-break/></text:span><text:span text:style-name="T109">        </text:span><text:span text:style-name="T111">"</text:span><text:span text:style-name="T124">id</text:span><text:span text:style-name="T111">": "</text:span><text:span text:style-name="T129">PUK.1</text:span><text:span text:style-name="T111">",</text:span><text:span text:style-name="T21"><text:line-break/></text:span><text:span text:style-name="T109">        </text:span><text:span text:style-name="T111">"</text:span><text:span text:style-name="T124">retryLimit</text:span><text:span text:style-name="T111">": </text:span><text:span text:style-name="T134">3</text:span><text:span text:style-name="T111">,</text:span><text:span text:style-name="T21"><text:line-break/></text:span><text:span text:style-name="T109">        </text:span><text:span text:style-name="T111">"</text:span><text:span text:style-name="T124">format</text:span><text:span text:style-name="T111">": "</text:span><text:span text:style-name="T129">numeric</text:span><text:span text:style-name="T111">",</text:span><text:span text:style-name="T21"><text:line-break/></text:span><text:span text:style-name="T109">        </text:span><text:span text:style-name="T111">"</text:span><text:span text:style-name="T124">encryptedPuk</text:span><text:span text:style-name="T111">": "</text:span><text:span text:style-name="T129">xkELvWmx-nHdemfJItY-KmcArGNTsusM7jATLHKHC5U"</text:span><text:span text:style-name="T111">,</text:span><text:span text:style-name="T21"><text:line-break/></text:span><text:span text:style-name="T109">        </text:span><text:span text:style-name="T111">"</text:span><text:span text:style-name="T124">mac</text:span><text:span text:style-name="T111">": "</text:span><text:span text:style-name="T129">oNTuaVBPqgOGJE7xs1tNtICuzviE2wskcoW1kiuZIKg"</text:span><text:span text:style-name="T111">,</text:span><text:span text:style-name="T21"><text:line-break/></text:span><text:span text:style-name="T109">        </text:span><text:span text:style-name="T111">"</text:span><text:span text:style-name="T124">pinPolicySpecifiers</text:span><text:span text:style-name="T111">": [{</text:span><text:span text:style-name="T21"><text:line-break/></text:span><text:span text:style-name="T109">            </text:span><text:span text:style-name="T111">"</text:span><text:span text:style-name="T124">id</text:span><text:span text:style-name="T111">": "</text:span><text:span text:style-name="T129">PIN.1</text:span><text:span text:style-name="T111">",</text:span><text:span text:style-name="T21"><text:line-break/></text:span><text:span text:style-name="T109">            </text:span><text:span text:style-name="T111">"</text:span><text:span text:style-name="T124">minLength</text:span><text:span text:style-name="T111">": </text:span><text:span text:style-name="T134">6</text:span><text:span text:style-name="T111">,</text:span><text:span text:style-name="T21"><text:line-break/></text:span><text:span text:style-name="T115">            </text:span><text:span text:style-name="T114">"</text:span><text:span text:style-name="T126">maxLength</text:span><text:span text:style-name="T114">": </text:span><text:span text:style-name="T136">8</text:span><text:span text:style-name="T114">,</text:span><text:span text:style-name="T11"><text:line-break/></text:span><text:span text:style-name="T115">            </text:span><text:span text:style-name="T114">"</text:span><text:span text:style-name="T126">retryLimit</text:span><text:span text:style-name="T114">": </text:span><text:span text:style-name="T136">3</text:span><text:span text:style-name="T114">,</text:span></text:p>
            <text:p text:style-name="P74"><text:span text:style-name="T114"><text:s text:c="12"/>"</text:span><text:span text:style-name="T126">grouping</text:span><text:span text:style-name="T114">": "</text:span><text:span text:style-name="T133">shared</text:span><text:span text:style-name="T114">", </text:span><text:span text:style-name="T11"><text:line-break/></text:span><text:span text:style-name="T115">            </text:span><text:span text:style-name="T114">"</text:span><text:span text:style-name="T126">format</text:span><text:span text:style-name="T114">": "</text:span><text:span text:style-name="T133">numeric</text:span><text:span text:style-name="T114">",</text:span><text:span text:style-name="T11"><text:line-break/></text:span><text:span text:style-name="T115">         <text:s text:c="3"/></text:span><text:span text:style-name="T114">"</text:span><text:span text:style-name="T126">patternRestrictions</text:span><text:span text:style-name="T114">": ["</text:span><text:span text:style-name="T133">three-in-a-row</text:span><text:span text:style-name="T114">","</text:span><text:span text:style-name="T133">sequence</text:span><text:span text:style-name="T114">"],</text:span><text:span text:style-name="T106"><text:line-break/></text:span><text:span text:style-name="T115">            </text:span><text:span text:style-name="T114">"</text:span><text:span text:style-name="T126">mac</text:span><text:span text:style-name="T114">": "</text:span><text:span text:style-name="T133">Z3lMErjv6varAj5Ww31AAj8e_0QZjkYgFdtquDSf4G0"</text:span><text:span text:style-name="T114">,</text:span><text:span text:style-name="T11"><text:line-break/></text:span><text:span text:style-name="T115">            </text:span><text:span text:style-name="T114">"</text:span><text:span text:style-name="T126">keyEntrySpecifiers</text:span><text:span text:style-name="T114">": [{</text:span><text:span text:style-name="T106"><text:line-break/></text:span><text:span text:style-name="T115">           <text:s text:c="5"/></text:span><text:span text:style-name="T114">"</text:span><text:span text:style-name="T126">id</text:span><text:span text:style-name="T114">": "</text:span><text:span text:style-name="T133">Key.1</text:span><text:span text:style-name="T114">",</text:span><text:span text:style-name="T106"><text:line-break/></text:span><text:span text:style-name="T115">        <text:s text:c="3"/>     </text:span><text:span text:style-name="T114">"</text:span><text:span text:style-name="T126">appUsage</text:span><text:span text:style-name="T114">": "</text:span><text:span text:style-name="T133">authentication</text:span><text:span text:style-name="T114">",</text:span><text:span text:style-name="T106"><text:line-break/></text:span><text:span text:style-name="T115">      <text:s text:c="4"/>      </text:span><text:span text:style-name="T114">"</text:span><text:span text:style-name="T126">keyAlgorithm</text:span><text:span text:style-name="T114">": "</text:span><text:span text:style-name="T133">https://webpki.github.io/sks/algorithm#rsa2048</text:span><text:span text:style-name="T114">",</text:span><text:span text:style-name="T106"><text:line-break/></text:span><text:span text:style-name="T115">        <text:s text:c="7"/> </text:span><text:span text:style-name="T114">"</text:span><text:span text:style-name="T126">mac</text:span><text:span text:style-name="T114">": "</text:span><text:span text:style-name="T133">ksg1ZwSfGrUjWPWpbK6wrhOKRH7TlwMc_V9N51GhFCc"</text:span><text:span text:style-name="T106"><text:line-break/></text:span><text:span text:style-name="T115">       <text:s text:c="5"/></text:span><text:span text:style-name="T114">}, {</text:span><text:span text:style-name="T106"><text:line-break/></text:span><text:span text:style-name="T115">              <text:s text:c="2"/></text:span><text:span text:style-name="T114">"</text:span><text:span text:style-name="T126">id</text:span><text:span text:style-name="T114">": "</text:span><text:span text:style-name="T133">Key.2</text:span><text:span text:style-name="T114">",</text:span><text:span text:style-name="T106"><text:line-break/></text:span><text:span text:style-name="T115">        <text:s text:c="3"/>     </text:span><text:span text:style-name="T114">"</text:span><text:span text:style-name="T126">appUsage</text:span><text:span text:style-name="T114">": "</text:span><text:span text:style-name="T133">signature</text:span><text:span text:style-name="T114">",</text:span><text:span text:style-name="T106"><text:line-break/></text:span><text:span text:style-name="T115">     <text:s text:c="3"/>        </text:span><text:span text:style-name="T114">"</text:span><text:span text:style-name="T126">keyAlgorithm</text:span><text:span text:style-name="T114">": "</text:span><text:span text:style-name="T133">https://webpki.github.io/sks/algorithm#ec.nist.p256</text:span><text:span text:style-name="T114">",</text:span><text:span text:style-name="T106"><text:line-break/></text:span><text:span text:style-name="T115">   <text:s text:c="4"/>         </text:span><text:span text:style-name="T114">"</text:span><text:span text:style-name="T126">mac</text:span><text:span text:style-name="T114">": "</text:span><text:span text:style-name="T133">dC--5J1yQ1SnP4WyRQv4sZJG9gPlq29wO4E2nnX5sFk"</text:span><text:span text:style-name="T106"><text:line-break/> <text:s/></text:span><text:span text:style-name="T115">          </text:span><text:span text:style-name="T114">}]</text:span></text:p>
            <text:p text:style-name="P79"><text:span text:style-name="T109">        </text:span><text:span text:style-name="T111">}]</text:span><text:span text:style-name="T21"><text:line-break/></text:span><text:span text:style-name="T109">    </text:span><text:span text:style-name="T111">}]</text:span><text:span text:style-name="T21"><text:line-break/></text:span><text:span text:style-name="T111">}</text:span><text:span text:style-name="T21"> </text:span></text:p>
          </table:table-cell>
        </table:table-row>
      </table:table>
      <text:p text:style-name="Text_20_body"/>
      <text:p text:style-name="P47">This sequence should be interpreted as a request for an RSA key and an EC key where both keys are protected by a single (shared) <text:span text:style-name="T3">user-defined</text:span> (within the specified policy limits) PIN. <text:s/>The PIN is in turn governed by an issuer-defined, <text:span text:style-name="T3">protocol-wise</text:span> <text:span text:style-name="T3">secret</text:span> PUK.</text:p>
      <text:p text:style-name="P47">Note that the actual linkage of PUK, PIN and key-specifiers is accomplished through <text:span text:style-name="T3">object embedding</text:span> in the protocol which the <text:span text:style-name="CrossRef"><text:reference-ref text:reference-format="text" text:ref-name="kg2.int">KeyGen2 Proxy</text:reference-ref></text:span><text:s/><text:span text:style-name="T37">must</text:span> be honoring.</text:p>
      <text:p text:style-name="P53"><text:span text:style-name="T85">In the sample </text:span><text:span text:style-name="CrossRef"><text:reference-ref text:reference-format="text" text:ref-name="keygen2">KeyGen2</text:reference-ref></text:span><text:span text:style-name="T85"><text:s/></text:span><text:span text:style-name="T5">default values</text:span><text:span text:style-name="T85"> have been utilized which is why there are few </text:span><text:span text:style-name="T5">visible</text:span><text:span text:style-name="T85"> key generation attributes.</text:span></text:p>
      <text:p text:style-name="P59"/>
      <text:p text:style-name="P59"/>
      <text:p text:style-name="P59"/>
      <text:p text:style-name="P45"><text:span text:style-name="T42"><text:line-break/></text:span><text:span text:style-name="T3">Continued on the next page...</text:span></text:p>
      <text:p text:style-name="P106"/>
      <text:p text:style-name="P115"><text:span text:style-name="T85">When using </text:span><text:span text:style-name="CrossRef"><text:reference-ref text:reference-format="text" text:ref-name="keygen2">KeyGen2</text:reference-ref></text:span><text:span text:style-name="T85"><text:s/>the </text:span><text:span text:style-name="T5">output</text:span><text:span text:style-name="T85"> from </text:span><text:span text:style-name="T88">createKeyEntry</text:span><text:span text:style-name="T85"> is translated as shown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79"><text:span text:style-name="T111">{</text:span><text:span text:style-name="T21"><text:line-break/></text:span><text:span text:style-name="T109">    </text:span><text:span text:style-name="T111">"</text:span><text:span text:style-name="T120">@context</text:span><text:span text:style-name="T111">": "</text:span><text:span text:style-name="T129">https://webpki.github.io/keygen2</text:span><text:span text:style-name="T111">",</text:span><text:span text:style-name="T21"><text:line-break/></text:span><text:span text:style-name="T109">    </text:span><text:span text:style-name="T111">"</text:span><text:span text:style-name="T120">@qualifier</text:span><text:span text:style-name="T111">": "</text:span><text:span text:style-name="T129">KeyCreationResponse</text:span><text:span text:style-name="T111">",</text:span><text:span text:style-name="T21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7fa0bedb7rjEFGS-BL3RnJoDyh5UZ</text:span><text:span text:style-name="T111">",</text:span><text:span text:style-name="T21"><text:line-break/></text:span><text:span text:style-name="T109">    </text:span><text:span text:style-name="T111">"</text:span><text:span text:style-name="T124">clientSessionId</text:span><text:span text:style-name="T111">": "</text:span><text:span text:style-name="T129">PpZRTVq2wa-TLvsFJE7GZPASEeEqk4Yz</text:span><text:span text:style-name="T111">",</text:span><text:span text:style-name="T21"><text:line-break/></text:span><text:span text:style-name="T109">    </text:span><text:span text:style-name="T111">"</text:span><text:span text:style-name="T124">generatedKeys</text:span><text:span text:style-name="T111">": [{</text:span><text:span text:style-name="T21"><text:line-break/></text:span><text:span text:style-name="T109">         </text:span><text:span text:style-name="T111">"</text:span><text:span text:style-name="T124">id</text:span><text:span text:style-name="T111">": "</text:span><text:span text:style-name="T129">Key.1</text:span><text:span text:style-name="T111">",</text:span><text:span text:style-name="T21"><text:line-break/></text:span><text:span text:style-name="T109">         </text:span><text:span text:style-name="T111">"</text:span><text:span text:style-name="T124">publicKey</text:span><text:span text:style-name="T111">": {</text:span><text:span text:style-name="T21"><text:line-break/></text:span><text:span text:style-name="T109">             </text:span><text:span text:style-name="T111">"</text:span><text:span text:style-name="T124">kty</text:span><text:span text:style-name="T111">": "</text:span><text:span text:style-name="T129">RSA</text:span><text:span text:style-name="T111">",</text:span><text:span text:style-name="T138"><text:line-break/></text:span><text:span text:style-name="T109">             </text:span><text:span text:style-name="T111">"</text:span><text:span text:style-name="T124">n</text:span><text:span text:style-name="T111">": "</text:span><text:span text:style-name="T129">soI7DCkNaGZtMP8QLMCu . . . TzTPWM6qFKWLzR45-3DWcPw"</text:span><text:span text:style-name="T111">,</text:span><text:span text:style-name="T21"><text:line-break/></text:span><text:span text:style-name="T109">             </text:span><text:span text:style-name="T111">"</text:span><text:span text:style-name="T124">e</text:span><text:span text:style-name="T111">": "</text:span><text:span text:style-name="T129">AQAB</text:span><text:span text:style-name="T111">"</text:span><text:span text:style-name="T21"><text:line-break/></text:span><text:span text:style-name="T109">         </text:span><text:span text:style-name="T111">},</text:span><text:span text:style-name="T21"><text:line-break/></text:span><text:span text:style-name="T109">         </text:span><text:span text:style-name="T111">"</text:span><text:span text:style-name="T124">attestation</text:span><text:span text:style-name="T111">": "</text:span><text:span text:style-name="T129">bYNI0YTCnVXvuNUM1lm_grDC9U2c63nRbqchnpaoUVg"</text:span><text:span text:style-name="T21"><text:line-break/></text:span><text:span text:style-name="T109">         </text:span><text:span text:style-name="T111">}, {</text:span><text:span text:style-name="T21"><text:line-break/></text:span><text:span text:style-name="T109">         </text:span><text:span text:style-name="T111">"</text:span><text:span text:style-name="T124">id</text:span><text:span text:style-name="T111">": "</text:span><text:span text:style-name="T129">Key.2</text:span><text:span text:style-name="T111">",</text:span><text:span text:style-name="T21"><text:line-break/></text:span><text:span text:style-name="T109">         </text:span><text:span text:style-name="T111">"</text:span><text:span text:style-name="T124">publicKey</text:span><text:span text:style-name="T111">": {</text:span><text:span text:style-name="T21"><text:line-break/></text:span><text:span text:style-name="T109">             </text:span><text:span text:style-name="T111">"</text:span><text:span text:style-name="T124">kty</text:span><text:span text:style-name="T111">": "</text:span><text:span text:style-name="T129">EC</text:span><text:span text:style-name="T111">",</text:span><text:span text:style-name="T109"><text:line-break/>             </text:span><text:span text:style-name="T111">"</text:span><text:span text:style-name="T124">crv</text:span><text:span text:style-name="T111">": "</text:span><text:span text:style-name="T129">P-256</text:span><text:span text:style-name="T111">",</text:span><text:span text:style-name="T21"><text:line-break/></text:span><text:span text:style-name="T109">             </text:span><text:span text:style-name="T111">"</text:span><text:span text:style-name="T124">x</text:span><text:span text:style-name="T111">": "</text:span><text:span text:style-name="T129">nGlEGIaJp0aSJzD3aNsqt1QC3CCSGDgPTVG_2pFLQ6w"</text:span><text:span text:style-name="T111">,</text:span><text:span text:style-name="T21"><text:line-break/></text:span><text:span text:style-name="T109">             </text:span><text:span text:style-name="T111">"</text:span><text:span text:style-name="T124">y</text:span><text:span text:style-name="T111">": "</text:span><text:span text:style-name="T129">XOa0-BbXVqqcvwBBOMvV1fs5BzbC9rLdBnXigWNy97o"</text:span><text:span text:style-name="T21"><text:line-break/></text:span><text:span text:style-name="T109">         </text:span><text:span text:style-name="T111">},</text:span><text:span text:style-name="T21"><text:line-break/></text:span><text:span text:style-name="T109">         </text:span><text:span text:style-name="T111">"</text:span><text:span text:style-name="T124">attestation</text:span><text:span text:style-name="T111">": "</text:span><text:span text:style-name="T129">TtScC3woIB_hGt3SmSvpggIB2Z33S87vSl94hCFFsSE"</text:span><text:span text:style-name="T21"><text:line-break/></text:span><text:span text:style-name="T109"> <text:s text:c="4"/></text:span><text:span text:style-name="T111">}]</text:span><text:span text:style-name="T21"><text:line-break/></text:span><text:span text:style-name="T111">}</text:span><text:span text:style-name="T21"> </text:span></text:p>
          </table:table-cell>
        </table:table-row>
      </table:table>
      <text:p text:style-name="P45"/>
      <text:p text:style-name="P51">A conforming server <text:span text:style-name="T36">must</text:span> after receival of the response verify that the number and IDs of returned keys match the request. <text:s/>In addition, each returned key <text:span text:style-name="T36">must</text:span> be checked for correctness regarding attestation data and that the generated public key actually complies with that of the request.</text:p>
      <text:h text:style-name="P190" text:outline-level="3"><text:bookmark-start text:name="__RefHeading__15289_972012461"/><text:reference-mark-start text:name="enumerate.keys"/>getKeyHandle<text:reference-mark-end text:name="enumerate.keys"/> [11]<text:bookmark-end text:name="__RefHeading__15289_972012461"/>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5">Name</text:p>
          </table:table-cell>
          <table:table-cell table:style-name="Table44.A1" office:value-type="string">
            <text:p text:style-name="P15">Type</text:p>
          </table:table-cell>
          <table:table-cell table:style-name="Table44.C1" office:value-type="string">
            <text:p text:style-name="P15">Description</text:p>
          </table:table-cell>
        </table:table-row>
        <table:table-row table:style-name="Table44.2">
          <table:table-cell table:style-name="Table44.A2" office:value-type="string">
            <text:p text:style-name="P18">provisioningHandle</text:p>
          </table:table-cell>
          <table:table-cell table:style-name="Table44.A2" office:value-type="string">
            <text:p text:style-name="P3">uint</text:p>
          </table:table-cell>
          <table:table-cell table:style-name="Table44.C2" office:value-type="string">
            <text:p text:style-name="P2">Local handle to an <text:span text:style-name="T3">open</text:span> provisioning session</text:p>
          </table:table-cell>
        </table:table-row>
        <table:table-row table:style-name="Table44.2">
          <table:table-cell table:style-name="Table44.A2" office:value-type="string">
            <text:p text:style-name="P18">id</text:p>
          </table:table-cell>
          <table:table-cell table:style-name="Table44.A2" office:value-type="string">
            <text:p text:style-name="P14">id</text:p>
          </table:table-cell>
          <table:table-cell table:style-name="Table44.C2" office:value-type="string">
            <text:p text:style-name="Standard">See <text:span text:style-name="CrossRef"><text:reference-ref text:reference-format="text" text:ref-name="createKeyPair">createKeyEntry</text:reference-ref></text:span>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5">Name</text:p>
          </table:table-cell>
          <table:table-cell table:style-name="Table46.A1" office:value-type="string">
            <text:p text:style-name="P15">Type</text:p>
          </table:table-cell>
          <table:table-cell table:style-name="Table46.C1" office:value-type="string">
            <text:p text:style-name="P15">Description</text:p>
          </table:table-cell>
        </table:table-row>
        <table:table-row table:style-name="Table46.2">
          <table:table-cell table:style-name="Table46.A2" office:value-type="string">
            <text:p text:style-name="P18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8">keyHandle</text:p>
          </table:table-cell>
          <table:table-cell table:style-name="Table46.A2" office:value-type="string">
            <text:p text:style-name="P3">uint</text:p>
          </table:table-cell>
          <table:table-cell table:style-name="Table46.C2" office:value-type="string">
            <text:p text:style-name="P2">Local handle to a key belonging to an <text:span text:style-name="T3">open</text:span> provisioning session</text:p>
          </table:table-cell>
        </table:table-row>
      </table:table>
      <text:p text:style-name="P53"/>
      <text:p text:style-name="P51"><text:span text:style-name="T88">getKeyHandle</text:span> returns a <text:span text:style-name="T95">keyHandle</text:span> based on the provisioning session specific key ID.</text:p>
      <text:p text:style-name="P53">An invalid key <text:span text:style-name="T98">id</text:span> <text:span text:style-name="T37">must</text:span> return an error and abort the provisioning session.</text:p>
      <text:h text:style-name="P190" text:outline-level="3"><text:bookmark-start text:name="__RefHeading__15291_972012461"/><text:reference-mark-start text:name="setCertificatePath"/>setCertificatePath<text:reference-mark-end text:name="setCertificatePath"/> [12]<text:bookmark-end text:name="__RefHeading__15291_972012461"/>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5">Name</text:p>
          </table:table-cell>
          <table:table-cell table:style-name="Table20.A1" office:value-type="string">
            <text:p text:style-name="P15">Type</text:p>
          </table:table-cell>
          <table:table-cell table:style-name="Table20.C1" office:value-type="string">
            <text:p text:style-name="P15">Description</text:p>
          </table:table-cell>
        </table:table-row>
        <table:table-row table:style-name="Table20.2">
          <table:table-cell table:style-name="Table20.A2" office:value-type="string">
            <text:p text:style-name="P18">keyHandle</text:p>
          </table:table-cell>
          <table:table-cell table:style-name="Table20.A2" office:value-type="string">
            <text:p text:style-name="P3">uint</text:p>
          </table:table-cell>
          <table:table-cell table:style-name="Table20.C2" office:value-type="string">
            <text:p text:style-name="P2">Local handle to a key-pair belonging to an <text:span text:style-name="T3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8">certificate...</text:p>
          </table:table-cell>
          <table:table-cell table:style-name="Table20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20.C2" office:value-type="string">
            <text:p text:style-name="P85"><text:span text:style-name="T5">Non zero list</text:span><text:span text:style-name="T85"> of DER encoded </text:span><text:span text:style-name="CrossRef"><text:reference-ref text:reference-format="text" text:ref-name="X.509">X.509</text:reference-ref></text:span><text:span text:style-name="T85"><text:s/>certificate objects</text:span><text:span text:style-name="T38">‪‫‬‭‪‏‪‏</text:span><text:span text:style-name="T89">‎</text:span></text:p>
          </table:table-cell>
        </table:table-row>
        <table:table-row table:style-name="Table20.2">
          <table:table-cell table:style-name="Table20.A2" office:value-type="string">
            <text:p text:style-name="P18">mac</text:p>
          </table:table-cell>
          <table:table-cell table:style-name="Table20.A2" office:value-type="string">
            <text:p text:style-name="P3">byte<text:span text:style-name="T72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5">Name</text:p>
          </table:table-cell>
          <table:table-cell table:style-name="Table21.A1" office:value-type="string">
            <text:p text:style-name="P15">Type</text:p>
          </table:table-cell>
          <table:table-cell table:style-name="Table21.C1" office:value-type="string">
            <text:p text:style-name="P15">Description</text:p>
          </table:table-cell>
        </table:table-row>
        <table:table-row table:style-name="Table21.2">
          <table:table-cell table:style-name="Table21.A2" office:value-type="string">
            <text:p text:style-name="P18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3"/>
      <text:p text:style-name="Text_20_body"><text:span text:style-name="T88">setCertificatePath</text:span><text:span text:style-name="T85"> attaches an </text:span><text:span text:style-name="CrossRef"><text:reference-ref text:reference-format="text" text:ref-name="X.509">X.509</text:reference-ref></text:span><text:span text:style-name="T85"><text:s/>certificate path to an already created key-pair. <text:s/>See </text:span><text:span text:style-name="CrossRef"><text:reference-ref text:reference-format="text" text:ref-name="createKeyPair">createKeyEntry</text:reference-ref></text:span><text:span text:style-name="T85">.</text:span></text:p>
      <text:p text:style-name="Text_20_body"><text:span text:style-name="T51">The </text:span><text:span text:style-name="T95">certificate</text:span><text:span text:style-name="T51"> objects </text:span><text:span text:style-name="T56">must</text:span><text:span text:style-name="T51"> form an </text:span><text:span text:style-name="T43">ordered</text:span><text:span text:style-name="T44"> and </text:span><text:span text:style-name="T43">contiguous </text:span><text:span text:style-name="T44">certificate </text:span><text:span text:style-name="T51">path so that the </text:span><text:span text:style-name="T43">first</text:span><text:span text:style-name="T51"> object contains the<text:line-break/></text:span><text:span text:style-name="CrossRef"><text:span text:style-name="T76"><text:reference-ref text:reference-format="text" text:ref-name="eecert">End-Entity Certificate</text:reference-ref></text:span></text:span><text:span text:style-name="T51"> </text:span><text:span text:style-name="T43">usually</text:span><text:span text:style-name="T51"> holding the public key of the target key‑pair. <text:s/>The</text:span><text:span text:style-name="T104"> path </text:span><text:span text:style-name="T51">does though not have to be complete (include all upper-level CAs). <text:s/>Path validity </text:span><text:span text:style-name="T50">should</text:span><text:span text:style-name="T51"> be verified by the provisioning middleware before calling this method.</text:span></text:p>
      <text:p text:style-name="Text_20_body"><text:span text:style-name="T51">Individual </text:span><text:span text:style-name="T95">certificate</text:span><text:span text:style-name="T51"> objects </text:span><text:span text:style-name="T55">must not</text:span><text:span text:style-name="T51"> exceed </text:span><text:span text:style-name="CrossRef"><text:reference-ref text:reference-format="text" text:ref-name="cryptodatasize">cryptoDataSize</text:reference-ref></text:span><text:span text:style-name="T51">.</text:span></text:p>
      <text:p text:style-name="Text_20_body"><text:span text:style-name="T51">Note that a</text:span><text:span text:style-name="T85">n SKS </text:span><text:span text:style-name="T39">must not</text:span><text:span text:style-name="T85"> not attempt to verify that the </text:span><text:span text:style-name="CrossRef"><text:span text:style-name="T76"><text:reference-ref text:reference-format="text" text:ref-name="eecert">End-Entity Certificate</text:reference-ref></text:span></text:span><text:span text:style-name="T85"><text:s/>and </text:span><text:span text:style-name="T92">keyHandle.</text:span><text:span text:style-name="CrossRef"><text:span text:style-name="T76"><text:reference-ref text:reference-format="text" text:ref-name="keyentry.publickey">publicKey</text:reference-ref></text:span></text:span><text:span text:style-name="T85"> match because that would disable the </text:span><text:span text:style-name="CrossRef"><text:span text:style-name="T103"><text:reference-ref text:reference-format="text" text:ref-name="restorePrivateKey">importPrivateKey</text:reference-ref></text:span></text:span><text:span text:style-name="T85"><text:s/>method. <text:s/>It is the MAC operation that is facilitating a cryptographically verifiable binding between the certificate path and the designated key entry.</text:span></text:p>
      <text:p text:style-name="Text_20_body">The <text:span text:style-name="T44">MAC relies on the method described in </text:span><text:span text:style-name="CrossRef"><text:span text:style-name="T76"><text:reference-ref text:reference-format="text" text:ref-name="MACOperations">MAC Operations</text:reference-ref></text:span></text:span><text:span text:style-name="T44"><text:s/>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137">=</text:span><text:span text:style-name="T43"> </text:span><text:span text:style-name="T92">keyHandle.</text:span><text:span text:style-name="CrossRef"><text:span text:style-name="T76"><text:reference-ref text:reference-format="text" text:ref-name="keyentry.publickey">publicKey</text:reference-ref></text:span></text:span><text:span text:style-name="T44"> || </text:span><text:span text:style-name="T92">keyHandle.</text:span><text:span text:style-name="CrossRef"><text:span text:style-name="T76"><text:reference-ref text:reference-format="text" text:ref-name="keyentry.id">id</text:reference-ref></text:span></text:span><text:span text:style-name="T44"> || </text:span><text:span text:style-name="T92">certificate...</text:span></text:p>
      <text:p text:style-name="Standard"/>
      <text:p text:style-name="P45">A compliant SKS <text:span text:style-name="T37">must</text:span> <text:span text:style-name="T37">not</text:span> accept multiple key entries being associated by the same <text:span text:style-name="CrossRef"><text:span text:style-name="T76"><text:reference-ref text:reference-format="text" text:ref-name="eecert">End-Entity Certificate</text:reference-ref></text:span></text:span><text:s/>unless the conflicting key is subject to a <text:span text:style-name="CrossRef"><text:span text:style-name="T76"><text:reference-ref text:reference-format="text" text:ref-name="pp.uodate">postUpdateKey</text:reference-ref></text:span></text:span><text:s/>or <text:span text:style-name="CrossRef"><text:span text:style-name="T76"><text:reference-ref text:reference-format="text" text:ref-name="pp.delkey">postDeleteKey</text:reference-ref></text:span></text:span><text:s/>operation.</text:p>
      <text:p text:style-name="Text_20_body"><text:span text:style-name="T85">A compliant SKS </text:span><text:span text:style-name="T37">must</text:span><text:span text:style-name="T85"> verify that the public key of the </text:span><text:span text:style-name="CrossRef"><text:span text:style-name="T76"><text:reference-ref text:reference-format="text" text:ref-name="eecert">End-Entity Certificate</text:reference-ref></text:span></text:span><text:span text:style-name="T85"><text:s/>matches the</text:span><text:span text:style-name="T44"> </text:span><text:span text:style-name="CrossRef"><text:span text:style-name="T76"><text:reference-ref text:reference-format="text" text:ref-name="keygeneration">Asymmetric Key Generation</text:reference-ref></text:span></text:span><text:span text:style-name="T85"><text:s/>capabilities of the SKS.</text:span></text:p>
      <text:p text:style-name="P45"/>
      <text:p text:style-name="P45"/>
      <text:p text:style-name="P45"/>
      <text:p text:style-name="P45"/>
      <text:p text:style-name="P58">Continued on the next page...</text:p>
      <text:p text:style-name="P90"/>
      <text:p text:style-name="P115"><text:span text:style-name="T44">The following </text:span><text:span text:style-name="CrossRef"><text:span text:style-name="T76"><text:reference-ref text:reference-format="text" text:ref-name="keygen2">KeyGen2</text:reference-ref></text:span></text:span><text:span text:style-name="T44"><text:s/>object shows its interaction with </text:span><text:span text:style-name="T92">setCertificatePath</text:span><text:span text:style-name="T44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Standard"><text:span text:style-name="T114">{</text:span><text:span text:style-name="T139"><text:line-break/></text:span><text:span text:style-name="T115">    </text:span><text:span text:style-name="T114">"</text:span><text:span text:style-name="T121">@context</text:span><text:span text:style-name="T114">": "</text:span><text:span text:style-name="T133">https://webpki.github.io/keygen2</text:span><text:span text:style-name="T114">",</text:span><text:span text:style-name="T139"><text:line-break/></text:span><text:span text:style-name="T115">    </text:span><text:span text:style-name="T114">"</text:span><text:span text:style-name="T121">@qualifier</text:span><text:span text:style-name="T114">": "</text:span><text:reference-mark-start text:name="cred.depl.req"/><text:span text:style-name="T133">ProvisioningFinalizationRequest</text:span><text:reference-mark-end text:name="cred.depl.req"/><text:span text:style-name="T114">",</text:span><text:span text:style-name="T139"><text:line-break/></text:span><text:span text:style-name="T115">    </text:span><text:span text:style-name="T114">"</text:span><text:span text:style-name="T126">serverSessionId</text:span><text:span text:style-name="T114">": "</text:span><text:span text:style-name="T133">1417fa0ad90cEhH32g3fqhY_6EbeenlK</text:span><text:span text:style-name="T114">",</text:span><text:span text:style-name="T139"><text:line-break/></text:span><text:span text:style-name="T115">    </text:span><text:span text:style-name="T114">"</text:span><text:span text:style-name="T126">clientSessionId</text:span><text:span text:style-name="T114">": "</text:span><text:span text:style-name="T133">jPGg77Uqp_A59u7Yo4laSRBZMxmoeLay</text:span><text:span text:style-name="T114">",</text:span><text:span text:style-name="T139"><text:line-break/></text:span><text:span text:style-name="T115">    </text:span><text:span text:style-name="T114">"</text:span><text:span text:style-name="T126">IssuedCredentials</text:span><text:span text:style-name="T114">": [{</text:span><text:span text:style-name="T139"><text:line-break/></text:span><text:span text:style-name="T115">        </text:span><text:span text:style-name="T114">"</text:span><text:span text:style-name="T126">id</text:span><text:span text:style-name="T114">": "</text:span><text:span text:style-name="T133">Key.1</text:span><text:span text:style-name="T114">",</text:span><text:span text:style-name="T139"><text:line-break/></text:span><text:span text:style-name="T115">        </text:span><text:span text:style-name="T114">"</text:span><text:span text:style-name="T126">certificatePath</text:span><text:span text:style-name="T114">": [</text:span><text:span text:style-name="T139"><text:line-break/></text:span><text:span text:style-name="T115">            </text:span><text:span text:style-name="T114">"</text:span><text:span text:style-name="T133">MIIDbDCCAlSgAwIBAgIGAUF_oLFEMA0GCS . . . LNTAajQcWBwAmvX5dvIzg"</text:span><text:span text:style-name="T114">,</text:span></text:p>
            <text:p text:style-name="Standard"><text:span text:style-name="T114">            "</text:span><text:span text:style-name="T133">MIIDYTCCAkmgAwIBAgIGAUGCqAG . . . qqN3fG5GMaTCZNuJfRQJyU"</text:span><text:span text:style-name="T114"><text:line-break/></text:span><text:span text:style-name="T115">        </text:span><text:span text:style-name="T114">],</text:span><text:span text:style-name="T139"><text:line-break/></text:span><text:span text:style-name="T115">        </text:span><text:span text:style-name="T114">"</text:span><text:span text:style-name="T126">mac</text:span><text:span text:style-name="T114">": "</text:span><text:span text:style-name="T133">b3hr4Rc6pHo-MuJYGvvAzdV3knV6tVLphdzDUTEfa9w"</text:span><text:span text:style-name="T139"><text:line-break/></text:span><text:span text:style-name="T115">    </text:span><text:span text:style-name="T114">}],</text:span><text:span text:style-name="T139"><text:line-break/></text:span><text:span text:style-name="T115"> <text:s text:c="2"/> </text:span><text:span text:style-name="T114">"</text:span><text:span text:style-name="T126">sessionCloseData</text:span><text:span text:style-name="T114">": {</text:span></text:p>
            <text:p text:style-name="P77"><text:span text:style-name="T115">     <text:s text:c="3"/></text:span><text:span text:style-name="T114">"</text:span><text:span text:style-name="T126">nonce</text:span><text:span text:style-name="T114">": "</text:span><text:span text:style-name="T133">NajebxXBmgs1oNj81KzrQBNiAMts-I90kCMJ41QdZhI"</text:span><text:span text:style-name="T114">,</text:span><text:span text:style-name="T139"><text:line-break/></text:span><text:span text:style-name="T115">    <text:s text:c="3"/> </text:span><text:span text:style-name="T114">"</text:span><text:span text:style-name="T126">mac</text:span><text:span text:style-name="T114">": "</text:span><text:span text:style-name="T133">DvhtwgO7fnasR-gouyiReoFGDH2w4Sj6RWZ9SlWJeDQ"</text:span></text:p>
            <text:p text:style-name="Standard"><text:span text:style-name="T133"><text:s text:c="4"/>}</text:span><text:span text:style-name="T139"><text:line-break/></text:span><text:span text:style-name="T114">}</text:span><text:span text:style-name="T139"> </text:span></text:p>
          </table:table-cell>
        </table:table-row>
      </table:table>
      <text:p text:style-name="Text_20_body"/>
      <text:p text:style-name="Standard">The <text:span text:style-name="T88">certificatePath</text:span> array <text:span text:style-name="T37">must</text:span> hold a <text:span text:style-name="T3">sorted</text:span> certificate path.</text:p>
      <text:p text:style-name="Standard"/>
      <text:p text:style-name="Text_20_body"><text:span text:style-name="T67">The owning </text:span><text:span text:style-name="T88">provisioningHandle</text:span> and local <text:span text:style-name="T88">keyHandle</text:span> can be retrieved by calling <text:span text:style-name="CrossRef"><text:reference-ref text:reference-format="text" text:ref-name="enum.prov.sess">enumerateProvisioningSessions</text:reference-ref></text:span><text:s/>and <text:span text:style-name="CrossRef"><text:reference-ref text:reference-format="text" text:ref-name="enumerate.keys">getKeyHandle</text:reference-ref></text:span><text:s/>using the <text:span text:style-name="T98">clientSessionId</text:span>, <text:span text:style-name="T98">serverSessionId</text:span> and <text:span text:style-name="T98">id</text:span> attributes respectively.</text:p>
      <text:h text:style-name="P190" text:outline-level="3"><text:bookmark-start text:name="__RefHeading__15293_972012461"/><text:reference-mark-start text:name="setpiggybacked"/>importSymmetricKey<text:reference-mark-end text:name="setpiggybacked"/> [13]<text:bookmark-end text:name="__RefHeading__15293_972012461"/>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5">Name</text:p>
          </table:table-cell>
          <table:table-cell table:style-name="Table26.A1" office:value-type="string">
            <text:p text:style-name="P15">Type</text:p>
          </table:table-cell>
          <table:table-cell table:style-name="Table26.C1" office:value-type="string">
            <text:p text:style-name="P15">Description</text:p>
          </table:table-cell>
        </table:table-row>
        <table:table-row table:style-name="Table26.2">
          <table:table-cell table:style-name="Table26.A2" office:value-type="string">
            <text:p text:style-name="P18">keyHandle</text:p>
          </table:table-cell>
          <table:table-cell table:style-name="Table26.A2" office:value-type="string">
            <text:p text:style-name="P3">uint</text:p>
          </table:table-cell>
          <table:table-cell table:style-name="Table26.C2" office:value-type="string">
            <text:p text:style-name="P2">Local handle to a key belonging to an <text:span text:style-name="T3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8">encryptedKey</text:p>
          </table:table-cell>
          <table:table-cell table:style-name="Table26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26.C2" office:value-type="string">
            <text:p text:style-name="P2">Raw symmetric key encrypted as described in<text:span text:style-name="T82"> </text:span><text:span text:style-name="CrossRef"><text:span text:style-name="T76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8">mac</text:p>
          </table:table-cell>
          <table:table-cell table:style-name="Table26.A2" office:value-type="string">
            <text:p text:style-name="P3">byte<text:span text:style-name="T72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5">Name</text:p>
          </table:table-cell>
          <table:table-cell table:style-name="Table27.A1" office:value-type="string">
            <text:p text:style-name="P15">Type</text:p>
          </table:table-cell>
          <table:table-cell table:style-name="Table27.C1" office:value-type="string">
            <text:p text:style-name="P15">Description</text:p>
          </table:table-cell>
        </table:table-row>
        <table:table-row table:style-name="Table27.2">
          <table:table-cell table:style-name="Table27.A2" office:value-type="string">
            <text:p text:style-name="P18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3"/>
      <text:p text:style-name="Text_20_body"><text:span text:style-name="T88">importSymmetricKey</text:span><text:span text:style-name="T85"> imports and links a symmetric key to an already created key-pair and certificate.</text:span></text:p>
      <text:p text:style-name="P154"><text:span text:style-name="T44">The </text:span><text:span text:style-name="T92">MAC</text:span><text:span text:style-name="T44"> relies on the method described in </text:span><text:span text:style-name="CrossRef"><text:span text:style-name="T76"><text:reference-ref text:reference-format="text" text:ref-name="MACOperations">MAC Operations</text:reference-ref></text:span></text:span><text:span text:style-name="T44"><text:s/>where </text:span><text:span text:style-name="T43">Data</text:span><text:span text:style-name="T44"> is arranged as follows:</text:span></text:p>
      <text:p text:style-name="P153"><text:span text:style-name="T43"><text:tab/>Data </text:span><text:span text:style-name="T137">=</text:span><text:span text:style-name="T44"> </text:span><text:span text:style-name="CrossRef"><text:span text:style-name="T76"><text:reference-ref text:reference-format="text" text:ref-name="eecert">End-Entity Certificate</text:reference-ref></text:span></text:span><text:span text:style-name="T44"><text:s/>|| </text:span><text:span text:style-name="T92">encryptedKey</text:span></text:p>
      <text:p text:style-name="P47"><text:span text:style-name="T51">Note that </text:span><text:span text:style-name="T95">encryptedKey</text:span><text:span text:style-name="T51"> objects </text:span><text:span text:style-name="T55">must be</text:span><text:span text:style-name="T51"> MACed in </text:span><text:span text:style-name="T43">encrypted form</text:span><text:span text:style-name="T51"> and </text:span><text:span text:style-name="T43">then</text:span><text:span text:style-name="T51"> decrypted by the SKS before storing.</text:span></text:p>
      <text:p text:style-name="P47"><text:span text:style-name="T51">Symmetric keys </text:span><text:span text:style-name="T55">must not</text:span><text:span text:style-name="T51"> exceed 128 bytes.</text:span></text:p>
      <text:p text:style-name="Text_20_body"><text:span text:style-name="T44">With the special </text:span><text:span text:style-name="CrossRef"><text:span text:style-name="T76"><text:reference-ref text:reference-format="text" text:ref-name="endorsedalg">endorsedAlgorithm</text:reference-ref></text:span></text:span><text:span text:style-name="T44"><text:s/></text:span><text:span text:style-name="T92">https://webpki.github.io/sks/algorithm#none</text:span><text:span text:style-name="T44"> arbitrary static shared secrets can be specified. <text:s/>When used together with </text:span><text:span text:style-name="CrossRef"><text:span text:style-name="T76"><text:reference-ref text:reference-format="text" text:ref-name="exportkey">exportKey</text:reference-ref></text:span></text:span><text:span text:style-name="T44">, a suitable PIN policy and a </text:span><text:span text:style-name="CrossRef"><text:span text:style-name="T76"><text:reference-ref text:reference-format="text" text:ref-name="propertybag">propertyBags</text:reference-ref></text:span></text:span><text:span text:style-name="T44"><text:s/>object holding site information, an SKS could then also serve as a </text:span><text:span text:style-name="T43">password store</text:span><text:span text:style-name="T44">.</text:span></text:p>
      <text:p text:style-name="Text_20_body"><text:span text:style-name="T44">After </text:span><text:span text:style-name="T92">importSymmetricKey</text:span><text:span text:style-name="T44"> has been called the key entry is marked as “symmetric”. <text:s/>That is, </text:span><text:span text:style-name="T43">the private key is disabled</text:span><text:span text:style-name="T44"> as well as all operations associated with it. <text:s/>See </text:span><text:span text:style-name="CrossRef"><text:span text:style-name="T76"><text:reference-ref text:reference-format="text" text:ref-name="get.key.attr">getKeyAttributes</text:reference-ref></text:span></text:span><text:span text:style-name="T44">.</text:span></text:p>
      <text:p text:style-name="Text_20_body"><text:span text:style-name="T41">The </text:span><text:span text:style-name="CrossRef"><text:span text:style-name="T76"><text:reference-ref text:reference-format="text" text:ref-name="priv.key.bck">keyBackup</text:reference-ref></text:span></text:span><text:span text:style-name="T88">.IMPORTED</text:span> flag of the key <text:span text:style-name="T37">must</text:span> be set after execution of <text:span text:style-name="T88">importSymmetricKey</text:span>.</text:p>
      <text:p text:style-name="P55"/>
      <text:p text:style-name="P44"/>
      <text:p text:style-name="P45"/>
      <text:p text:style-name="P45"/>
      <text:p text:style-name="P58">Continued on the next page...</text:p>
      <text:p text:style-name="P91"/>
      <text:p text:style-name="P115"><text:span text:style-name="T51">The following </text:span><text:span text:style-name="CrossRef"><text:reference-ref text:reference-format="text" text:ref-name="keygen2">KeyGen2</text:reference-ref></text:span><text:span text:style-name="T51"><text:s/>steps show how symmetric keys are provisioned. <text:s/>First the server issues a key-pair request:</text:span></text:p>
      <text:p text:style-name="P91"/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74"><text:span text:style-name="T111">{</text:span><text:span text:style-name="T21"><text:line-break/></text:span><text:span text:style-name="T109">    </text:span><text:span text:style-name="T111">"</text:span><text:span text:style-name="T120">@context</text:span><text:span text:style-name="T111">": "</text:span><text:span text:style-name="T129">https://webpki.github.io/keygen2</text:span><text:span text:style-name="T111">",</text:span><text:span text:style-name="T21"><text:line-break/></text:span><text:span text:style-name="T109">    </text:span><text:span text:style-name="T111">"</text:span><text:span text:style-name="T120">@qualifier</text:span><text:span text:style-name="T111">": "</text:span><text:reference-mark-start text:name="keyinitreq-sym"/><text:span text:style-name="T129">KeyCreationRequest</text:span><text:reference-mark-end text:name="keyinitreq-sym"/><text:span text:style-name="T111">",</text:span><text:span text:style-name="T21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7fa0c061hwoiSTca_BwhHjI7tm5yj</text:span><text:span text:style-name="T111">",</text:span><text:span text:style-name="T21"><text:line-break/></text:span><text:span text:style-name="T109">    </text:span><text:span text:style-name="T111">"</text:span><text:span text:style-name="T124">clientSessionId</text:span><text:span text:style-name="T111">": "</text:span><text:span text:style-name="T129">yCW200bErAF8DFFmzWWOIphYa2GuFHis</text:span><text:span text:style-name="T111">",</text:span><text:span text:style-name="T21"><text:line-break/></text:span><text:span text:style-name="T109">    </text:span><text:span text:style-name="T111">"</text:span><text:span text:style-name="T124">keyEntryAlgorithm</text:span><text:span text:style-name="T111">": "</text:span><text:span text:style-name="T129">https://webpki.github.io/sks/algorithm#key.1</text:span><text:span text:style-name="T111">",</text:span><text:span text:style-name="T21"><text:line-break/></text:span><text:span text:style-name="T109">    </text:span><text:span text:style-name="T111">"</text:span><text:span text:style-name="T124">pinPolicySpecifiers</text:span><text:span text:style-name="T111">": [{</text:span><text:span text:style-name="T21"><text:line-break/></text:span><text:span text:style-name="T109">        </text:span><text:span text:style-name="T111">"</text:span><text:span text:style-name="T124">id</text:span><text:span text:style-name="T111">": "</text:span><text:span text:style-name="T129">PIN.1</text:span><text:span text:style-name="T111">",</text:span><text:span text:style-name="T21"><text:line-break/></text:span><text:span text:style-name="T109">        </text:span><text:span text:style-name="T111">"</text:span><text:span text:style-name="T124">minLength</text:span><text:span text:style-name="T111">": </text:span><text:span text:style-name="T134">4</text:span><text:span text:style-name="T111">,</text:span><text:span text:style-name="T21"><text:line-break/></text:span><text:span text:style-name="T109">        </text:span><text:span text:style-name="T111">"</text:span><text:span text:style-name="T124">maxLength</text:span><text:span text:style-name="T111">": </text:span><text:span text:style-name="T134">8</text:span><text:span text:style-name="T111">,</text:span><text:span text:style-name="T21"><text:line-break/></text:span><text:span text:style-name="T109">        </text:span><text:span text:style-name="T111">"</text:span><text:span text:style-name="T124">retryLimit</text:span><text:span text:style-name="T111">": </text:span><text:span text:style-name="T134">3</text:span><text:span text:style-name="T111">,</text:span><text:span text:style-name="T21"><text:line-break/></text:span><text:span text:style-name="T109">        </text:span><text:span text:style-name="T111">"</text:span><text:span text:style-name="T124">format</text:span><text:span text:style-name="T111">": "</text:span><text:span text:style-name="T129">numeric</text:span><text:span text:style-name="T111">",</text:span><text:span text:style-name="T21"><text:line-break/></text:span><text:span text:style-name="T109">        </text:span><text:span text:style-name="T111">"</text:span><text:span text:style-name="T124">mac</text:span><text:span text:style-name="T111">": "</text:span><text:span text:style-name="T129">OvfnCQy7y0v3C234ESYu3KE0iQ1We9JWAipQ-1J0A64"</text:span><text:span text:style-name="T111">,</text:span><text:span text:style-name="T21"><text:line-break/></text:span><text:span text:style-name="T109">        </text:span><text:span text:style-name="T111">"</text:span><text:span text:style-name="T124">keyEntrySpecifiers</text:span><text:span text:style-name="T111">": [{</text:span><text:span text:style-name="T21"><text:line-break/></text:span><text:span text:style-name="T109">             </text:span><text:span text:style-name="T111">"</text:span><text:span text:style-name="T124">id</text:span><text:span text:style-name="T111">": "</text:span><text:span text:style-name="T129">Key.1</text:span><text:span text:style-name="T111">",</text:span><text:span text:style-name="T21"><text:line-break/></text:span><text:span text:style-name="T109">             </text:span><text:span text:style-name="T111">"</text:span><text:span text:style-name="T124">appUsage</text:span><text:span text:style-name="T111">": "</text:span><text:span text:style-name="T129">authentication</text:span><text:span text:style-name="T111">",</text:span><text:span text:style-name="T21"><text:line-break/></text:span><text:span text:style-name="T109">             </text:span><text:span text:style-name="T111">"</text:span><text:span text:style-name="T124">keyAlgorithm</text:span><text:span text:style-name="T111">": "</text:span><text:span text:style-name="T129">https://webpki.github.io/sks/algorithm#rsa2048</text:span><text:span text:style-name="T111">",</text:span><text:span text:style-name="T21"><text:line-break/></text:span><text:span text:style-name="T109">             </text:span><text:span text:style-name="T111">"</text:span><text:span text:style-name="T124">endorsedAlgorithms</text:span><text:span text:style-name="T111">": ["</text:span><text:span text:style-name="T130">http://www.w3.org/2001/04/xmldsig-more#hmac-sha256</text:span><text:span text:style-name="T111">"],</text:span><text:span text:style-name="T21"><text:line-break/></text:span><text:span text:style-name="T109">             </text:span><text:span text:style-name="T111">"</text:span><text:span text:style-name="T124">mac</text:span><text:span text:style-name="T111">": "</text:span><text:span text:style-name="T129">5s7dC3SX-jZxjPN7Gg3ssvfX-gOYjcsMEWUn8P3dU7g"</text:span><text:span text:style-name="T21"><text:line-break/></text:span><text:span text:style-name="T109">         </text:span><text:span text:style-name="T111">}]</text:span><text:span text:style-name="T21"><text:line-break/></text:span><text:span text:style-name="T109">     </text:span><text:span text:style-name="T111">}]</text:span><text:span text:style-name="T21"><text:line-break/></text:span><text:span text:style-name="T111">}</text:span><text:span text:style-name="T21"> </text:span></text:p>
          </table:table-cell>
        </table:table-row>
      </table:table>
      <text:p text:style-name="Text_20_body"><text:line-break/>The request above is identical to requests for PKI except for the <text:span text:style-name="T3">optional</text:span> <text:span text:style-name="CrossRef"><text:span text:style-name="T76"><text:reference-ref text:reference-format="text" text:ref-name="endorsedalg">endorsedAlgorithm</text:reference-ref></text:span></text:span><text:s/>declaration which in the sample limit symmetric key operations to HMAC-SHA256.</text:p>
      <text:p text:style-name="Text_20_body"/>
      <text:p text:style-name="P91">After receiving the request the client generates a compatible key-pair and a response which is <text:span text:style-name="T3">identical</text:span> to that of PKI:</text:p>
      <text:p text:style-name="P91"/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79"><text:span text:style-name="T111">{</text:span><text:span text:style-name="T21"><text:line-break/></text:span><text:span text:style-name="T109">    </text:span><text:span text:style-name="T111">"</text:span><text:span text:style-name="T120">@context</text:span><text:span text:style-name="T111">": "</text:span><text:span text:style-name="T129">https://webpki.github.io/keygen2</text:span><text:span text:style-name="T111">",</text:span><text:span text:style-name="T21"><text:line-break/></text:span><text:span text:style-name="T109">    </text:span><text:span text:style-name="T111">"</text:span><text:span text:style-name="T120">@qualifier</text:span><text:span text:style-name="T111">": "</text:span><text:span text:style-name="T129">KeyCreationResponse</text:span><text:span text:style-name="T111">",</text:span><text:span text:style-name="T21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7fa0c061hwoiSTca_BwhHjI7tm5yj</text:span><text:span text:style-name="T111">",</text:span><text:span text:style-name="T21"><text:line-break/></text:span><text:span text:style-name="T109">    </text:span><text:span text:style-name="T111">"</text:span><text:span text:style-name="T124">clientSessionId</text:span><text:span text:style-name="T111">": "</text:span><text:span text:style-name="T129">yCW200bErAF8DFFmzWWOIphYa2GuFHis</text:span><text:span text:style-name="T111">",</text:span><text:span text:style-name="T21"><text:line-break/></text:span><text:span text:style-name="T109">    </text:span><text:span text:style-name="T111">"</text:span><text:span text:style-name="T124">generatedKeys</text:span><text:span text:style-name="T111">": [{</text:span><text:span text:style-name="T21"><text:line-break/></text:span><text:span text:style-name="T109">         </text:span><text:span text:style-name="T111">"</text:span><text:span text:style-name="T124">id</text:span><text:span text:style-name="T111">": "</text:span><text:span text:style-name="T129">Key.1</text:span><text:span text:style-name="T111">",</text:span><text:span text:style-name="T21"><text:line-break/></text:span><text:span text:style-name="T109">         </text:span><text:span text:style-name="T111">"</text:span><text:span text:style-name="T124">publicKey</text:span><text:span text:style-name="T111">": {</text:span><text:span text:style-name="T21"><text:line-break/></text:span><text:span text:style-name="T109">             </text:span><text:span text:style-name="T111">"</text:span><text:span text:style-name="T124">kty</text:span><text:span text:style-name="T111">": "</text:span><text:span text:style-name="T129">RSA",</text:span><text:span text:style-name="T21"><text:line-break/></text:span><text:span text:style-name="T109">             </text:span><text:span text:style-name="T111">"</text:span><text:span text:style-name="T124">n</text:span><text:span text:style-name="T111">": "</text:span><text:span text:style-name="T129">u6peYjs2LQjo3EiaYK4XlvRdMxLMA7 . . . VCsOAgDVfo8vf3RNmWH53Fw"</text:span><text:span text:style-name="T111">,</text:span><text:span text:style-name="T21"><text:line-break/></text:span><text:span text:style-name="T109">             </text:span><text:span text:style-name="T111">"</text:span><text:span text:style-name="T124">e</text:span><text:span text:style-name="T111">": "</text:span><text:span text:style-name="T129">AQAB</text:span><text:span text:style-name="T111">"</text:span><text:span text:style-name="T21"><text:line-break/></text:span><text:span text:style-name="T109">         </text:span><text:span text:style-name="T111">},</text:span><text:span text:style-name="T21"><text:line-break/></text:span><text:span text:style-name="T109">         </text:span><text:span text:style-name="T111">"</text:span><text:span text:style-name="T124">attestation</text:span><text:span text:style-name="T111">": "</text:span><text:span text:style-name="T129">grWmZzeyah1OjlvT8KJ3-hOZHx599fnKH4RtbEysiKI"</text:span><text:span text:style-name="T21"><text:line-break/></text:span><text:span text:style-name="T109">     </text:span><text:span text:style-name="T111">}]</text:span><text:span text:style-name="T21"><text:line-break/></text:span><text:span text:style-name="T111">}</text:span><text:span text:style-name="T21"> </text:span></text:p>
          </table:table-cell>
        </table:table-row>
      </table:table>
      <text:p text:style-name="P91"/>
      <text:p text:style-name="P55"/>
      <text:p text:style-name="P44"/>
      <text:p text:style-name="P58">Continued on the next page...</text:p>
      <text:p text:style-name="P91"/>
      <text:p text:style-name="P116">The server then responds with a PKI-compliant certified public key including an encrypted “piggybacked” symmetric key:</text:p>
      <text:p text:style-name="P91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80"><text:span text:style-name="T111">{</text:span><text:span text:style-name="T138"><text:line-break/></text:span><text:span text:style-name="T109">    </text:span><text:span text:style-name="T111">"</text:span><text:span text:style-name="T120">@context</text:span><text:span text:style-name="T111">": "</text:span><text:span text:style-name="T129">https://webpki.github.io/keygen2</text:span><text:span text:style-name="T111">",</text:span><text:span text:style-name="T138"><text:line-break/></text:span><text:span text:style-name="T109">    </text:span><text:span text:style-name="T111">"</text:span><text:span text:style-name="T120">@qualifier</text:span><text:span text:style-name="T111">": "</text:span><text:span text:style-name="T129">ProvisioningFinalizationRequest</text:span><text:span text:style-name="T111">",</text:span><text:span text:style-name="T138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7fa0c061hwoiSTca_BwhHjI7tm5yj</text:span><text:span text:style-name="T111">",</text:span><text:span text:style-name="T138"><text:line-break/></text:span><text:span text:style-name="T109">    </text:span><text:span text:style-name="T111">"</text:span><text:span text:style-name="T124">clientSessionId</text:span><text:span text:style-name="T111">": "</text:span><text:span text:style-name="T129">yCW200bErAF8DFFmzWWOIphYa2GuFHis</text:span><text:span text:style-name="T111">",</text:span><text:span text:style-name="T138"><text:line-break/></text:span><text:span text:style-name="T109">    </text:span><text:span text:style-name="T111">"</text:span><text:span text:style-name="T124">IssuedCredentials</text:span><text:span text:style-name="T111">": [{</text:span><text:span text:style-name="T138"><text:line-break/></text:span><text:span text:style-name="T109">        </text:span><text:span text:style-name="T111">"</text:span><text:span text:style-name="T124">id</text:span><text:span text:style-name="T111">": "</text:span><text:span text:style-name="T129">Key.1</text:span><text:span text:style-name="T111">",</text:span><text:span text:style-name="T138"><text:line-break/></text:span><text:span text:style-name="T109">        </text:span><text:span text:style-name="T111">"</text:span><text:span text:style-name="T124">certificatePath</text:span><text:span text:style-name="T111">": [</text:span><text:span text:style-name="T138"><text:line-break/></text:span><text:span text:style-name="T109">            </text:span><text:span text:style-name="T111">"</text:span><text:span text:style-name="T129">MIIDFjCCAf6gAwIBAgIGAUF_oMFSMA0G . . . EJwsqSLO88IVL5jpwW036AVtW3BhILP_Q"</text:span><text:span text:style-name="T138"><text:line-break/></text:span><text:span text:style-name="T109">        </text:span><text:span text:style-name="T111">],</text:span><text:span text:style-name="T138"><text:line-break/></text:span><text:span text:style-name="T109">        </text:span><text:span text:style-name="T111">"</text:span><text:span text:style-name="T124">mac</text:span><text:span text:style-name="T111">": "</text:span><text:span text:style-name="T129">go5cioJmIzyNROKfrA0jGZEmoq_6w15YeLdz8QYq8ns"</text:span><text:span text:style-name="T111">,</text:span><text:span text:style-name="T138"><text:line-break/></text:span><text:span text:style-name="T109">        </text:span><text:span text:style-name="T111">"</text:span><text:span text:style-name="T124">ImportSymmetricKey</text:span><text:span text:style-name="T111">": {</text:span><text:span text:style-name="T138"><text:line-break/></text:span><text:span text:style-name="T109">    <text:s text:c="3"/>     </text:span><text:span text:style-name="T111">"</text:span><text:span text:style-name="T124">encryptedKey</text:span><text:span text:style-name="T111">": "</text:span><text:span text:style-name="T129">oh1J_luDY0jfQYVokvhRvSMw3nfOxiGAVu_x9qAg3RJtwt6uhLtNNmukVb4gqx6a</text:span><text:span text:style-name="T111">",</text:span><text:span text:style-name="T138"><text:line-break/></text:span><text:span text:style-name="T109">       <text:s text:c="3"/>  </text:span><text:span text:style-name="T111">"</text:span><text:span text:style-name="T124">mac</text:span><text:span text:style-name="T111">": "</text:span><text:span text:style-name="T129">y0T2uVwaJrUQVPna9CtpgdNxzPdvjRYr_kdx8uaDyTc"</text:span><text:span text:style-name="T138"><text:line-break/></text:span><text:span text:style-name="T109">        </text:span><text:span text:style-name="T111">}</text:span><text:span text:style-name="T138"><text:line-break/></text:span><text:span text:style-name="T109">    </text:span><text:span text:style-name="T111">}],</text:span><text:span text:style-name="T138"><text:line-break/></text:span><text:span text:style-name="T109"> <text:s text:c="2"/> </text:span><text:span text:style-name="T111">"</text:span><text:span text:style-name="T124">sessionCloseData</text:span><text:span text:style-name="T111">": {</text:span></text:p>
            <text:p text:style-name="P77"><text:span text:style-name="T115">     <text:s text:c="3"/></text:span><text:span text:style-name="T114">"</text:span><text:span text:style-name="T126">nonce</text:span><text:span text:style-name="T114">": "</text:span><text:span text:style-name="T133">NajebxXBmgs1oNj81KzrQBNiAMts-I90kCMJ41QdZhI"</text:span><text:span text:style-name="T114">,</text:span><text:span text:style-name="T139"><text:line-break/></text:span><text:span text:style-name="T115">    <text:s text:c="3"/> </text:span><text:span text:style-name="T114">"</text:span><text:span text:style-name="T126">mac</text:span><text:span text:style-name="T114">": "</text:span><text:span text:style-name="T133">DvhtwgO7fnasR-gouyiReoFGDH2w4Sj6RWZ9SlWJeDQ"</text:span></text:p>
            <text:p text:style-name="P80"><text:span text:style-name="T129"><text:s text:c="4"/>}</text:span><text:span text:style-name="T138"><text:line-break/></text:span><text:span text:style-name="T111">}</text:span><text:span text:style-name="T138"> </text:span></text:p>
          </table:table-cell>
        </table:table-row>
      </table:table>
      <text:p text:style-name="Text_20_body"/>
      <text:p text:style-name="P47"><text:span text:style-name="T51">For details on how to map keys and sessions, see </text:span><text:span text:style-name="CrossRef"><text:reference-ref text:reference-format="text" text:ref-name="setCertificatePath">setCertificatePath</text:reference-ref></text:span><text:span text:style-name="T51">.</text:span></text:p>
      <text:p text:style-name="Text_20_body"/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Standard"><text:span text:style-name="T44">Note that the </text:span><text:span text:style-name="CrossRef"><text:span text:style-name="T76"><text:reference-ref text:reference-format="text" text:ref-name="X.509">X.509</text:reference-ref></text:span></text:span><text:span text:style-name="T44"><text:s/>certificate serves as a universal key ID</text:span>. <text:s/>That is, <text:span text:style-name="T3">SKS/KeyGen2 treats asymmetric and symmetric keys close to identically for provisioning, management and user-selection operations</text:span></text:p>
          </table:table-cell>
        </table:table-row>
      </table:table>
      <text:p text:style-name="P55"/>
      <text:p text:style-name="P55"/>
      <text:h text:style-name="P190" text:outline-level="3"><text:bookmark-start text:name="__RefHeading__721490_1828343271"/><text:reference-mark-start text:name="restorePrivateKey"/>importPrivateKey<text:reference-mark-end text:name="restorePrivateKey"/> [14]<text:bookmark-end text:name="__RefHeading__721490_1828343271"/>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5">Name</text:p>
          </table:table-cell>
          <table:table-cell table:style-name="Table64.A1" office:value-type="string">
            <text:p text:style-name="P15">Type</text:p>
          </table:table-cell>
          <table:table-cell table:style-name="Table64.C1" office:value-type="string">
            <text:p text:style-name="P15">Description</text:p>
          </table:table-cell>
        </table:table-row>
        <table:table-row table:style-name="Table64.2">
          <table:table-cell table:style-name="Table64.A2" office:value-type="string">
            <text:p text:style-name="P18">keyHandle</text:p>
          </table:table-cell>
          <table:table-cell table:style-name="Table64.A2" office:value-type="string">
            <text:p text:style-name="P3">uint</text:p>
          </table:table-cell>
          <table:table-cell table:style-name="Table64.C2" office:value-type="string">
            <text:p text:style-name="P2">Local handle to a key belonging to an <text:span text:style-name="T3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8">encryptedKey</text:p>
          </table:table-cell>
          <table:table-cell table:style-name="Table64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<text:s/>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8">mac</text:p>
          </table:table-cell>
          <table:table-cell table:style-name="Table64.A2" office:value-type="string">
            <text:p text:style-name="P3">byte<text:span text:style-name="T72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5">Name</text:p>
          </table:table-cell>
          <table:table-cell table:style-name="Table65.A1" office:value-type="string">
            <text:p text:style-name="P15">Type</text:p>
          </table:table-cell>
          <table:table-cell table:style-name="Table65.C1" office:value-type="string">
            <text:p text:style-name="P15">Description</text:p>
          </table:table-cell>
        </table:table-row>
        <table:table-row table:style-name="Table65.2">
          <table:table-cell table:style-name="Table65.A2" office:value-type="string">
            <text:p text:style-name="P18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3"/>
      <text:p text:style-name="Text_20_body"><text:span text:style-name="T88">importPrivateKey</text:span><text:span text:style-name="T85"> replaces a generated private key with a key supplied by the issuer.</text:span></text:p>
      <text:p text:style-name="Text_20_body"><text:span text:style-name="T44">The purpose of </text:span><text:span text:style-name="T92">importPrivateKey</text:span><text:span text:style-name="T44"> (preceded by </text:span><text:span text:style-name="CrossRef"><text:span text:style-name="T76"><text:reference-ref text:reference-format="text" text:ref-name="setCertificatePath">setCertificatePath</text:reference-ref></text:span></text:span><text:span text:style-name="T44">), is to install a certificate and private key that the issuer have generated or have a backup of.</text:span></text:p>
      <text:p text:style-name="P154"><text:span text:style-name="T44">The </text:span><text:span text:style-name="T92">mac</text:span><text:span text:style-name="T44"> relies on the method described in </text:span><text:span text:style-name="CrossRef"><text:span text:style-name="T76"><text:reference-ref text:reference-format="text" text:ref-name="MACOperations">MAC Operations</text:reference-ref></text:span></text:span><text:span text:style-name="T44"><text:s/>where </text:span><text:span text:style-name="T43">Data</text:span><text:span text:style-name="T44"> is arranged as follows:</text:span></text:p>
      <text:p text:style-name="P153"><text:span text:style-name="T43"><text:tab/>Data </text:span><text:span text:style-name="T137">=</text:span><text:span text:style-name="T44"> </text:span><text:span text:style-name="CrossRef"><text:span text:style-name="T76"><text:reference-ref text:reference-format="text" text:ref-name="eecert">End-Entity Certificate</text:reference-ref></text:span></text:span><text:span text:style-name="T44"><text:s/>|| </text:span><text:span text:style-name="T92">encryptedKey</text:span></text:p>
      <text:p text:style-name="P49"><text:span text:style-name="T51">Note that </text:span><text:span text:style-name="T95">encryptedKey</text:span><text:span text:style-name="T51"> objects </text:span><text:span text:style-name="T55">must</text:span><text:span text:style-name="T51"> be MACed in </text:span><text:span text:style-name="T43">encrypted form</text:span><text:span text:style-name="T51"> and </text:span><text:span text:style-name="T43">then</text:span><text:span text:style-name="T51"> decrypted by the SKS before storing.</text:span></text:p>
      <text:p text:style-name="Text_20_body"><text:span text:style-name="T85">A compliant SKS </text:span><text:span text:style-name="T37">must</text:span><text:span text:style-name="T85"> verify that the imported private key matches the</text:span><text:span text:style-name="T44"> </text:span><text:span text:style-name="CrossRef"><text:span text:style-name="T76"><text:reference-ref text:reference-format="text" text:ref-name="keygeneration">Asymmetric Key Generation</text:reference-ref></text:span></text:span><text:span text:style-name="T85"><text:s/>capabilities of the SKS.</text:span></text:p>
      <text:p text:style-name="Text_20_body"><text:span text:style-name="T41">The </text:span><text:span text:style-name="CrossRef"><text:span text:style-name="T76"><text:reference-ref text:reference-format="text" text:ref-name="priv.key.bck">keyBackup</text:reference-ref></text:span></text:span><text:span text:style-name="T88">.IMPORTED</text:span> flag of the key <text:span text:style-name="T37">must</text:span> be set after execution of <text:span text:style-name="T88">importPrivateKey</text:span>.</text:p>
      <text:p text:style-name="Text_20_body"/>
      <text:p text:style-name="Text_20_body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Standard">If <text:span text:style-name="T88">importPrivateKey</text:span> is executed over a networked protocol such as <text:span text:style-name="CrossRef"><text:span text:style-name="T76"><text:reference-ref text:reference-format="text" text:ref-name="keygen2">KeyGen2</text:reference-ref></text:span></text:span><text:s/>(rather than<text:line-break/>locally), it is <text:span text:style-name="T37">recommended</text:span> alerting the user unless the key is having <text:span text:style-name="CrossRef"><text:reference-ref text:reference-format="text" text:ref-name="keyusage.attr">appUsage</text:reference-ref></text:span><text:s/>= <text:span text:style-name="T28">encryption</text:span></text:p>
          </table:table-cell>
        </table:table-row>
      </table:table>
      <text:p text:style-name="P55"/>
      <text:p text:style-name="P55"/>
      <text:p text:style-name="P44"/>
      <text:p text:style-name="P45"/>
      <text:p text:style-name="P45"/>
      <text:p text:style-name="P58">Continued on the next page...</text:p>
      <text:p text:style-name="Standard"/>
      <text:p text:style-name="P114">The following <text:span text:style-name="CrossRef"><text:reference-ref text:reference-format="text" text:ref-name="keygen2">KeyGen2</text:reference-ref></text:span><text:s/>object shows how a private key is “piggybacked” to a credential to be restor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80"><text:span text:style-name="T111">{</text:span><text:span text:style-name="T138"><text:line-break/></text:span><text:span text:style-name="T109">    </text:span><text:span text:style-name="T111">"</text:span><text:span text:style-name="T120">@context</text:span><text:span text:style-name="T111">": "</text:span><text:span text:style-name="T129">https://webpki.github.io/keygen2</text:span><text:span text:style-name="T111">",</text:span><text:span text:style-name="T138"><text:line-break/></text:span><text:span text:style-name="T109">    </text:span><text:span text:style-name="T111">"</text:span><text:span text:style-name="T120">@qualifier</text:span><text:span text:style-name="T111">": "</text:span><text:span text:style-name="T129">ProvisioningFinalizationRequest</text:span><text:span text:style-name="T111">",</text:span><text:span text:style-name="T138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7fa0dcd8PY8_OIdKNfCrGh-PPdsXG</text:span><text:span text:style-name="T111">",</text:span><text:span text:style-name="T138"><text:line-break/></text:span><text:span text:style-name="T109">    </text:span><text:span text:style-name="T111">"</text:span><text:span text:style-name="T124">clientSessionId</text:span><text:span text:style-name="T111">": "</text:span><text:span text:style-name="T129">m5BeY94pU9hqBOh_MgQI69lTlYD06eRg</text:span><text:span text:style-name="T111">",</text:span><text:span text:style-name="T138"><text:line-break/></text:span><text:span text:style-name="T109">    </text:span><text:span text:style-name="T111">"</text:span><text:span text:style-name="T124">IssuedCredentials</text:span><text:span text:style-name="T111">": [{</text:span><text:span text:style-name="T138"><text:line-break/></text:span><text:span text:style-name="T109">        </text:span><text:span text:style-name="T111">"</text:span><text:span text:style-name="T124">id</text:span><text:span text:style-name="T111">": "</text:span><text:span text:style-name="T129">Key.1</text:span><text:span text:style-name="T111">",</text:span><text:span text:style-name="T138"><text:line-break/></text:span><text:span text:style-name="T109">        </text:span><text:span text:style-name="T111">"</text:span><text:span text:style-name="T124">certificatePath</text:span><text:span text:style-name="T111">": [</text:span><text:span text:style-name="T138"><text:line-break/></text:span><text:span text:style-name="T109">            </text:span><text:span text:style-name="T111">"</text:span><text:span text:style-name="T129">MIIC5DCCAcygAwIBAgIGAUF_oN3/MA0G . . . T71wQ5pkQ67eZwqcfGjwmS9H0vVU</text:span><text:span text:style-name="T111">"</text:span><text:span text:style-name="T138"><text:line-break/></text:span><text:span text:style-name="T109">        </text:span><text:span text:style-name="T111">],</text:span><text:span text:style-name="T138"><text:line-break/></text:span><text:span text:style-name="T109">        </text:span><text:span text:style-name="T111">"</text:span><text:span text:style-name="T124">mac</text:span><text:span text:style-name="T111">": "</text:span><text:span text:style-name="T129">vg5TluFnxqyyVILcEqwRdjA_y_eBOh-s1R3hkQ5_mE8"</text:span><text:span text:style-name="T111">,</text:span><text:span text:style-name="T138"><text:line-break/></text:span><text:span text:style-name="T109">        </text:span><text:span text:style-name="T111">"</text:span><text:span text:style-name="T124">ImportPrivateKey</text:span><text:span text:style-name="T111">": {</text:span><text:span text:style-name="T138"><text:line-break/></text:span><text:span text:style-name="T109">         <text:s text:c="3"/></text:span><text:span text:style-name="T111">"</text:span><text:span text:style-name="T124">encryptedKey</text:span><text:span text:style-name="T111">": "</text:span><text:span text:style-name="T129">uyplo2qEvSzxjkkjtygEhM3e3o . . . cIfyK9jyvxhDpUuxKO1PRXR44maaU"</text:span><text:span text:style-name="T111">,</text:span><text:span text:style-name="T138"><text:line-break/></text:span><text:span text:style-name="T109">        <text:s text:c="3"/> </text:span><text:span text:style-name="T111">"</text:span><text:span text:style-name="T124">mac</text:span><text:span text:style-name="T111">": "</text:span><text:span text:style-name="T129">-iu-iigjqZAyQRvYA0oq3aN_r87SVzImD3HQwIB0_eI"</text:span><text:span text:style-name="T138"><text:line-break/></text:span><text:span text:style-name="T109">        </text:span><text:span text:style-name="T111">}</text:span><text:span text:style-name="T138"><text:line-break/></text:span><text:span text:style-name="T109">    </text:span><text:span text:style-name="T111">}],</text:span><text:span text:style-name="T138"><text:line-break/></text:span><text:span text:style-name="T109"> <text:s text:c="2"/> </text:span><text:span text:style-name="T111">"</text:span><text:span text:style-name="T124">sessionCloseData</text:span><text:span text:style-name="T111">": {</text:span></text:p>
            <text:p text:style-name="P77"><text:span text:style-name="T115">     <text:s text:c="3"/></text:span><text:span text:style-name="T114">"</text:span><text:span text:style-name="T126">nonce</text:span><text:span text:style-name="T114">": "</text:span><text:span text:style-name="T133">NajebxXBmgs1oNj81KzrQBNiAMts-I90kCMJ41QdZhI"</text:span><text:span text:style-name="T114">,</text:span><text:span text:style-name="T139"><text:line-break/></text:span><text:span text:style-name="T115">    <text:s text:c="3"/> </text:span><text:span text:style-name="T114">"</text:span><text:span text:style-name="T126">mac</text:span><text:span text:style-name="T114">": "</text:span><text:span text:style-name="T133">DvhtwgO7fnasR-gouyiReoFGDH2w4Sj6RWZ9SlWJeDQ"</text:span></text:p>
            <text:p text:style-name="P80"><text:span text:style-name="T129"><text:s text:c="4"/>}</text:span><text:span text:style-name="T138"><text:line-break/></text:span><text:span text:style-name="T111">}</text:span><text:span text:style-name="T138"> </text:span></text:p>
          </table:table-cell>
        </table:table-row>
      </table:table>
      <text:p text:style-name="Text_20_body"/>
      <text:p text:style-name="Text_20_body"><text:span text:style-name="T44">For details on how to map keys and sessions, see </text:span><text:span text:style-name="CrossRef"><text:span text:style-name="T76"><text:reference-ref text:reference-format="text" text:ref-name="setCertificatePath">setCertificatePath</text:reference-ref></text:span></text:span><text:span text:style-name="T44">.</text:span></text:p>
      <text:p text:style-name="P55"/>
      <text:h text:style-name="P190" text:outline-level="3"><text:bookmark-start text:name="__RefHeading__15295_972012461"/><text:reference-mark-start text:name="addextensiondata"/>addExtension<text:reference-mark-end text:name="addextensiondata"/> [15]<text:bookmark-end text:name="__RefHeading__15295_972012461"/>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5">Name</text:p>
          </table:table-cell>
          <table:table-cell table:style-name="Table50.A1" office:value-type="string">
            <text:p text:style-name="P15">Type</text:p>
          </table:table-cell>
          <table:table-cell table:style-name="Table50.C1" office:value-type="string">
            <text:p text:style-name="P15">Description</text:p>
          </table:table-cell>
        </table:table-row>
        <table:table-row table:style-name="Table50.2">
          <table:table-cell table:style-name="Table50.A2" office:value-type="string">
            <text:p text:style-name="P18">keyHandle</text:p>
          </table:table-cell>
          <table:table-cell table:style-name="Table50.A2" office:value-type="string">
            <text:p text:style-name="P3">uint</text:p>
          </table:table-cell>
          <table:table-cell table:style-name="Table50.C2" office:value-type="string">
            <text:p text:style-name="P2">Local handle to a key belonging to an <text:span text:style-name="T3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8">type</text:p>
          </table:table-cell>
          <table:table-cell table:style-name="Table50.A2" office:value-type="string">
            <text:p text:style-name="P3">uri</text:p>
          </table:table-cell>
          <table:table-cell table:style-name="Table50.C2" office:value-type="string">
            <text:p text:style-name="P31">Type URI. <text:s/>Holds a unique name identifying the extension type</text:p>
          </table:table-cell>
        </table:table-row>
        <table:table-row table:style-name="Table50.2">
          <table:table-cell table:style-name="Table50.A2" office:value-type="string">
            <text:p text:style-name="P18">sub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8">qualifier</text:p>
          </table:table-cell>
          <table:table-cell table:style-name="Table50.A2" office:value-type="string">
            <text:p text:style-name="P14">string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8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85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8">mac</text:p>
          </table:table-cell>
          <table:table-cell table:style-name="Table50.A2" office:value-type="string">
            <text:p text:style-name="P3">byte<text:span text:style-name="T72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5">Name</text:p>
          </table:table-cell>
          <table:table-cell table:style-name="Table51.A1" office:value-type="string">
            <text:p text:style-name="P15">Type</text:p>
          </table:table-cell>
          <table:table-cell table:style-name="Table51.C1" office:value-type="string">
            <text:p text:style-name="P15">Description</text:p>
          </table:table-cell>
        </table:table-row>
        <table:table-row table:style-name="Table51.2">
          <table:table-cell table:style-name="Table51.A2" office:value-type="string">
            <text:p text:style-name="P18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3"/>
      <text:p text:style-name="Text_20_body"><text:span text:style-name="T88">addExtension</text:span><text:span text:style-name="T85"> adds attribute (extension) data to an already created key-pair and certificate.</text:span></text:p>
      <text:p text:style-name="Text_20_body"><text:span text:style-name="T44">The </text:span><text:span text:style-name="T92">mac</text:span><text:span text:style-name="T44"> relies on the method described in </text:span><text:span text:style-name="CrossRef"><text:span text:style-name="T76"><text:reference-ref text:reference-format="text" text:ref-name="MACOperations">MAC Operations</text:reference-ref></text:span></text:span><text:span text:style-name="T44"><text:s/>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137">=</text:span><text:span text:style-name="T44"> </text:span><text:span text:style-name="CrossRef"><text:span text:style-name="T76"><text:reference-ref text:reference-format="text" text:ref-name="eecert">End-Entity Certificate</text:reference-ref></text:span></text:span><text:span text:style-name="T44"><text:s/>|| </text:span><text:span text:style-name="T92">type</text:span><text:span text:style-name="T44"> || </text:span><text:span text:style-name="T92">subType</text:span> || <text:span text:style-name="T95">qualifier</text:span> || <text:span text:style-name="T95">extensionData</text:span></text:p>
      <text:p text:style-name="Standard"><text:span text:style-name="T95"><text:line-break/></text:span><text:span text:style-name="T51">The following table shows </text:span><text:span text:style-name="T95">subType</text:span><text:span text:style-name="T51">, </text:span><text:span text:style-name="T95">qualifier</text:span><text:span text:style-name="T51"> and </text:span><text:span text:style-name="T95">extensionData</text:span><text:span text:style-name="T51"> mapping using </text:span><text:span text:style-name="CrossRef"><text:reference-ref text:reference-format="text" text:ref-name="keygen2">KeyGen2</text:reference-ref></text:span>:<text:span text:style-name="T43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5">Property Name<text:line-break/>(Array of)</text:p>
          </table:table-cell>
          <table:table-cell table:style-name="Table53.A1" office:value-type="string">
            <text:p text:style-name="P16">SubType</text:p>
            <text:p text:style-name="P16">(Implicit)</text:p>
          </table:table-cell>
          <table:table-cell table:style-name="Table53.A1" office:value-type="string">
            <text:p text:style-name="P16">Qualifier</text:p>
          </table:table-cell>
          <table:table-cell table:style-name="Table53.D1" office:value-type="string">
            <text:p text:style-name="P15">ExtensionData</text:p>
          </table:table-cell>
        </table:table-row>
        <table:table-row table:style-name="Table53.2">
          <table:table-cell table:style-name="Table53.A2" office:value-type="string">
            <text:p text:style-name="P100">extensions</text:p>
          </table:table-cell>
          <table:table-cell table:style-name="Table53.A2" office:value-type="string">
            <text:p text:style-name="P19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URL</text:reference-ref></text:span><text:s/>encoded strings</text:p>
          </table:table-cell>
        </table:table-row>
        <table:table-row table:style-name="Table53.2">
          <table:table-cell table:style-name="Table53.A2" office:value-type="string">
            <text:p text:style-name="P100">encryptedExtensions</text:p>
          </table:table-cell>
          <table:table-cell table:style-name="Table53.A2" office:value-type="string">
            <text:p text:style-name="P19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URL</text:reference-ref></text:span><text:s/>encoded strings</text:p>
          </table:table-cell>
        </table:table-row>
        <table:table-row table:style-name="Table53.2">
          <table:table-cell table:style-name="Table53.A2" office:value-type="string">
            <text:p text:style-name="P100">propertyBags</text:p>
          </table:table-cell>
          <table:table-cell table:style-name="Table53.A2" office:value-type="string">
            <text:p text:style-name="P19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s</text:reference-ref></text:span><text:s/>data normalization</text:p>
          </table:table-cell>
        </table:table-row>
        <table:table-row table:style-name="Table53.2">
          <table:table-cell table:style-name="Table53.A2" office:value-type="string">
            <text:p text:style-name="P100">logotypes</text:p>
          </table:table-cell>
          <table:table-cell table:style-name="Table53.A2" office:value-type="string">
            <text:p text:style-name="P19">0x03</text:p>
          </table:table-cell>
          <table:table-cell table:style-name="Table53.A2" office:value-type="string">
            <text:p text:style-name="P100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URL</text:reference-ref></text:span><text:s/>encoded strings</text:p>
          </table:table-cell>
        </table:table-row>
      </table:table>
      <text:p text:style-name="P55"/>
      <text:p text:style-name="P57">Remarks</text:p>
      <text:p text:style-name="P54">N/A = zero-length string.</text:p>
      <text:p text:style-name="Text_20_body">Note the handling of the <text:span text:style-name="T90">encryptedExtension</text:span>: <text:span text:style-name="T95">extensionData</text:span> which is encrypted as described in <text:span text:style-name="CrossRef"><text:reference-ref text:reference-format="text" text:ref-name="EncryptedData">Encrypted Data</text:reference-ref></text:span><text:s/><text:span text:style-name="T37">must</text:span> be MACed <text:span text:style-name="T44">in </text:span><text:span text:style-name="T43">encrypted form</text:span> and <text:span text:style-name="T3">then</text:span> <text:span text:style-name="T76">decrypted</text:span> by the SKS before storing.</text:p>
      <text:p text:style-name="Text_20_body">A compliant SKS <text:span text:style-name="T37">must not</text:span> allow a given key to be associated with multiple extensions of the same <text:span text:style-name="T95">type</text:span>. <text:s/><text:span text:style-name="T3">If multiple objects of the same type are needed, you must define a container type holding these</text:span>.</text:p>
      <text:p text:style-name="Text_20_body"><text:span text:style-name="T95">type</text:span> URIs <text:span text:style-name="T3">do not have to be recognized by the SKS</text:span>, since they are intended for interpretation by external applications.</text:p>
      <text:p text:style-name="Text_20_body"><text:span text:style-name="T85">Although not a part of the current SKS specification, an extension </text:span><text:span text:style-name="T5">could</text:span><text:span text:style-name="T85"> be created for consumption by the SKS only, like downloaded </text:span><text:span text:style-name="CrossRef"><text:reference-ref text:reference-format="text" text:ref-name="javacard">JavaCard</text:reference-ref></text:span><text:span text:style-name="T85"><text:s/>code. <text:s/>In that case the associated extension </text:span><text:span text:style-name="T95">type</text:span> URI <text:span text:style-name="T36">must</text:span> be featured in the SKS <text:span text:style-name="T3">supported algorithm list</text:span>. <text:s/>See <text:span text:style-name="CrossRef"><text:reference-ref text:reference-format="text" text:ref-name="getDeviceData">getDeviceInfo</text:reference-ref></text:span><text:s/>and <text:span text:style-name="CrossRef"><text:reference-ref text:reference-format="text" text:ref-name="enumerateExtensions">getExtension</text:reference-ref></text:span>.</text:p>
      <text:p text:style-name="Text_20_body"><text:span text:style-name="T95">qualifier</text:span> strings <text:span text:style-name="T37">must not</text:span> exceed 128 bytes.</text:p>
      <text:p text:style-name="P44"/>
      <text:p text:style-name="P44"/>
      <text:p text:style-name="P58">Continued on the next page...</text:p>
      <text:p text:style-name="P115"><text:span text:style-name="T51">Using </text:span><text:span text:style-name="CrossRef"><text:reference-ref text:reference-format="text" text:ref-name="keygen2">KeyGen2</text:reference-ref></text:span><text:span text:style-name="T51"><text:s/>an optional </text:span><text:reference-mark-start text:name="propertybag"/><text:span text:style-name="T95">propertyBags</text:span><text:reference-mark-end text:name="propertybag"/> array holds typed collections of name-value pairs which are referred to as <text:span text:style-name="T90">Properties</text:span>. <text:s/>The following BNF-like definitions outline the syntax:</text:p>
      <text:p text:style-name="Standard"/>
      <text:p text:style-name="P40"><text:tab/>Optional Property Bags</text:p>
      <text:p text:style-name="P153"><text:tab/><text:tab/><text:span text:style-name="T90">"propertyBags"</text:span><text:span text:style-name="T156"> </text:span><text:span text:style-name="T90">:</text:span><text:span text:style-name="T156"> </text:span><text:span text:style-name="T90">[</text:span><text:span text:style-name="T155"> Typed Properties</text:span><text:span text:style-name="T161">1-n</text:span><text:span text:style-name="T155"> </text:span><text:span text:style-name="T90">]</text:span></text:p>
      <text:p text:style-name="P41"><text:tab/> Typed Properties</text:p>
      <text:p text:style-name="P156"><text:span text:style-name="T160"><text:tab/><text:tab/></text:span><text:span text:style-name="T90">{"type"</text:span><text:span text:style-name="T158"> </text:span><text:span text:style-name="T90">:</text:span><text:span text:style-name="T158"> </text:span><text:span text:style-name="T90">"</text:span><text:span text:style-name="T157">URI</text:span><text:span text:style-name="T90">",</text:span><text:span text:style-name="T158"> </text:span><text:span text:style-name="T90">"properties"</text:span><text:span text:style-name="T158"> </text:span><text:span text:style-name="T90">:</text:span><text:span text:style-name="T156"> </text:span><text:span text:style-name="T90">[</text:span><text:span text:style-name="T157"> Name-Value Pair</text:span><text:span text:style-name="T161">1-n</text:span><text:span text:style-name="T157"> </text:span><text:span text:style-name="T90">],</text:span><text:span text:style-name="T158"> </text:span><text:span text:style-name="T90">"mac"</text:span><text:span text:style-name="T158"> </text:span><text:span text:style-name="T90">:</text:span><text:span text:style-name="T156"> </text:span><text:span text:style-name="T98">"</text:span><text:span text:style-name="T157">MAC</text:span><text:span text:style-name="T98">"</text:span><text:span text:style-name="T90">}</text:span></text:p>
      <text:p text:style-name="P41"><text:tab/>Name-Value Pair</text:p>
      <text:p text:style-name="P153"><text:tab/><text:tab/><text:span text:style-name="T96">{"name"</text:span><text:span text:style-name="T78"> </text:span><text:span text:style-name="T96">:</text:span><text:span text:style-name="T78"> </text:span><text:span text:style-name="T96">"</text:span><text:span text:style-name="T157">Name</text:span><text:span text:style-name="T96">",</text:span><text:span text:style-name="T78"> </text:span><text:span text:style-name="T96">"value"</text:span><text:span text:style-name="T78"> </text:span><text:span text:style-name="T96">:</text:span><text:span text:style-name="T78"> </text:span><text:span text:style-name="T96">"</text:span><text:span text:style-name="T157">Value</text:span><text:span text:style-name="T96">",</text:span><text:span text:style-name="T78"> </text:span><text:span text:style-name="T96">"writable"</text:span><text:span text:style-name="T161">optional</text:span><text:span text:style-name="T157"> </text:span><text:span text:style-name="T96">:</text:span><text:span text:style-name="T76"> </text:span><text:span text:style-name="T96">true</text:span><text:span text:style-name="T159"> | </text:span><text:span text:style-name="T96">false}</text:span></text:p>
      <text:p text:style-name="Text_20_body">Notes:</text:p>
      <text:p text:style-name="Text_20_body">A <text:span text:style-name="T96">name</text:span> <text:span text:style-name="T37">must not</text:span> exceed 255 bytes.</text:p>
      <text:p text:style-name="Text_20_body">If <text:span text:style-name="T96">writable</text:span> is absent <text:span text:style-name="T96">false</text:span> is assumed.</text:p>
      <text:p text:style-name="P128"><text:span text:style-name="T51">A </text:span><text:span text:style-name="T95">properties</text:span><text:span text:style-name="T51"> name-value collection </text:span><text:span text:style-name="T56">must</text:span><text:span text:style-name="T51"> be converted to a </text:span><text:span text:style-name="T43">binary blob</text:span><text:span text:style-name="T51"> before storage in SKS and MACing according to the following:<text:line-break/></text:span></text:p>
      <text:list xml:id="list2528010491" text:style-name="L3">
        <text:list-item>
          <text:p text:style-name="P181">Each name-value pair is translated into a composite object consisting of the following attributes and transformed representation:</text:p>
        </text:list-item>
      </text:list>
      <text:p text:style-name="P74"/>
      <table:table table:name="Table79" table:style-name="Table79">
        <table:table-column table:style-name="Table79.A" table:number-columns-repeated="2"/>
        <table:table-column table:style-name="Table79.C"/>
        <table:table-row table:style-name="Table79.1">
          <table:table-cell table:style-name="Table79.A1" office:value-type="string">
            <text:p text:style-name="P16">Name</text:p>
          </table:table-cell>
          <table:table-cell table:style-name="Table79.A1" office:value-type="string">
            <text:p text:style-name="P16">Writable</text:p>
          </table:table-cell>
          <table:table-cell table:style-name="Table79.C1" office:value-type="string">
            <text:p text:style-name="P16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86">byte⁮[</text:span><text:span text:style-name="T75"> </text:span><text:span text:style-name="T86">]</text:span></text:p>
          </table:table-cell>
          <table:table-cell table:style-name="Table79.A2" office:value-type="string">
            <text:p text:style-name="P12">bool</text:p>
          </table:table-cell>
          <table:table-cell table:style-name="Table79.C2" office:value-type="string">
            <text:p text:style-name="P3"><text:span text:style-name="T86">byte⁮[</text:span><text:span text:style-name="T75"> </text:span><text:span text:style-name="T86">] </text:span></text:p>
          </table:table-cell>
        </table:table-row>
      </table:table>
      <text:list xml:id="list201615376094770" text:continue-numbering="true" text:style-name="L3">
        <text:list-header>
          <text:p text:style-name="P182"><text:span text:style-name="T51"><text:line-break/></text:span><text:span text:style-name="CrossRef"><text:span text:style-name="T9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62">The resulting objects are <text:span text:style-name="T3">concatenated</text:span> in the order they occur in the collection.</text:p>
        </text:list-item>
      </text:list>
      <text:p text:style-name="P122">Note that there are no delimiters added between attributes or objects. <text:s/>The assembled blob holds the actual <text:span text:style-name="CrossRef"><text:reference-ref text:reference-format="text" text:ref-name="extensiondata">extensionData</text:reference-ref></text:span>.</text:p>
      <text:p text:style-name="P122">Enforcement of name uniqueness <text:span text:style-name="T36">may</text:span> be delegated to the middleware layer. <text:s/>See also <text:span text:style-name="CrossRef"><text:reference-ref text:reference-format="text" text:ref-name="set.property">setProperty</text:reference-ref></text:span>.</text:p>
      <text:p text:style-name="P55"/>
      <text:p text:style-name="P123"/>
      <text:p text:style-name="P45"/>
      <text:p text:style-name="P45"/>
      <text:p text:style-name="P58">Continued on the next page...</text:p>
      <text:p text:style-name="P84"/>
      <text:p text:style-name="P91"/>
      <text:p text:style-name="P115">The following <text:span text:style-name="CrossRef"><text:span text:style-name="T76"><text:reference-ref text:reference-format="text" text:ref-name="keygen2">KeyGen2</text:reference-ref></text:span></text:span><text:span text:style-name="T44"><text:s/>sample shows how properties and logotypes can be added to a symmetric key for usage by a </text:span><text:span text:style-name="CrossRef"><text:span text:style-name="T76"><text:reference-ref text:reference-format="text" text:ref-name="hotp">HOTP</text:reference-ref></text:span></text:span><text:span text:style-name="T44"><text:s/>(RFC 4226)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80"><text:span text:style-name="T111">{</text:span><text:span text:style-name="T138"><text:line-break/></text:span><text:span text:style-name="T109">    </text:span><text:span text:style-name="T111">"</text:span><text:span text:style-name="T120">@context</text:span><text:span text:style-name="T111">": "</text:span><text:span text:style-name="T129">https://webpki.github.io/keygen2</text:span><text:span text:style-name="T111">",</text:span><text:span text:style-name="T138"><text:line-break/></text:span><text:span text:style-name="T109">    </text:span><text:span text:style-name="T111">"</text:span><text:span text:style-name="T120">@qualifier</text:span><text:span text:style-name="T111">": "</text:span><text:span text:style-name="T129">ProvisioningFinalizationRequest</text:span><text:span text:style-name="T111">",</text:span><text:span text:style-name="T138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82a7f9f7u8bTUUFaTJVLo29TxtUpG</text:span><text:span text:style-name="T111">",</text:span><text:span text:style-name="T138"><text:line-break/></text:span><text:span text:style-name="T109">    </text:span><text:span text:style-name="T111">"</text:span><text:span text:style-name="T124">clientSessionId</text:span><text:span text:style-name="T111">": "</text:span><text:span text:style-name="T129">1SJaeriZ6sdL_PT3a8qcZ66d2gyW0QpU</text:span><text:span text:style-name="T111">",</text:span><text:span text:style-name="T138"><text:line-break/></text:span><text:span text:style-name="T109">    </text:span><text:span text:style-name="T111">"</text:span><text:span text:style-name="T124">IssuedCredentials</text:span><text:span text:style-name="T111">": [{</text:span><text:span text:style-name="T138"><text:line-break/></text:span><text:span text:style-name="T109">        </text:span><text:span text:style-name="T111">"</text:span><text:span text:style-name="T124">id</text:span><text:span text:style-name="T111">": "</text:span><text:span text:style-name="T129">Key.1</text:span><text:span text:style-name="T111">",</text:span><text:span text:style-name="T138"><text:line-break/></text:span><text:span text:style-name="T109">        </text:span><text:span text:style-name="T111">"</text:span><text:span text:style-name="T124">certificatePath</text:span><text:span text:style-name="T111">": [</text:span><text:span text:style-name="T138"><text:line-break/></text:span><text:span text:style-name="T109">            </text:span><text:span text:style-name="T111">"</text:span><text:span text:style-name="T129">MIIDYDCCAkigAwIBAgIGAUGCp_w4MA0GCS . . BR0UoFDeHc4NH8ZmJgd_drnyw"</text:span><text:span text:style-name="T138"><text:line-break/></text:span><text:span text:style-name="T109">        </text:span><text:span text:style-name="T111">],</text:span><text:span text:style-name="T138"><text:line-break/></text:span><text:span text:style-name="T109">        </text:span><text:span text:style-name="T111">"</text:span><text:span text:style-name="T124">mac</text:span><text:span text:style-name="T111">": "</text:span><text:span text:style-name="T129">UX1urB8mPPeO5rFwVGL5Sm0zO2zeXnZJtumCSOn7KjU"</text:span><text:span text:style-name="T111">,</text:span><text:span text:style-name="T138"><text:line-break/></text:span><text:span text:style-name="T109">        </text:span><text:span text:style-name="T111">"</text:span><text:span text:style-name="T124">ImportSymmetricKey</text:span><text:span text:style-name="T111">": {</text:span><text:span text:style-name="T109"><text:line-break/>            </text:span><text:span text:style-name="T111">"</text:span><text:span text:style-name="T124">encryptedKey</text:span><text:span text:style-name="T111">": "</text:span><text:span text:style-name="T129">Kx6TU7TwRF65a4ufQdz48fmrABt7ZByc6uK6mkoj6HeY9fdU0axZDf06MqHH</text:span><text:span text:style-name="T111">",</text:span><text:span text:style-name="T109"><text:line-break/>            </text:span><text:span text:style-name="T111">"</text:span><text:span text:style-name="T124">mac</text:span><text:span text:style-name="T111">": "</text:span><text:span text:style-name="T129">63icILm4SP393yHTNpYW4sqxy7TPXe96uffH_NzvTvs"</text:span><text:span text:style-name="T109"><text:line-break/>        </text:span><text:span text:style-name="T111">},</text:span><text:span text:style-name="T109"> </text:span></text:p>
            <text:p text:style-name="P76"><text:span text:style-name="T115">        </text:span><text:span text:style-name="T114">"</text:span><text:span text:style-name="T126">propertyBags</text:span><text:span text:style-name="T114">": [{</text:span><text:span text:style-name="T115"><text:line-break/>             </text:span><text:span text:style-name="T114">"</text:span><text:span text:style-name="T126">type</text:span><text:span text:style-name="T114">": "</text:span><text:span text:style-name="T130">urn:ietf:rfc:4226</text:span><text:span text:style-name="T114">",</text:span><text:span text:style-name="T115"><text:line-break/>             </text:span><text:span text:style-name="T114">"</text:span><text:span text:style-name="T126">properties</text:span><text:span text:style-name="T114">": [{</text:span><text:span text:style-name="T115"><text:line-break/>                 </text:span><text:span text:style-name="T114">"</text:span><text:span text:style-name="T126">name</text:span><text:span text:style-name="T114">": "</text:span><text:span text:style-name="T133">Counter</text:span><text:span text:style-name="T114">",</text:span><text:span text:style-name="T115"><text:line-break/>                 </text:span><text:span text:style-name="T114">"</text:span><text:span text:style-name="T126">value</text:span><text:span text:style-name="T114">": "</text:span><text:span text:style-name="T133">0</text:span><text:span text:style-name="T114">",</text:span><text:span text:style-name="T115"><text:line-break/>                 </text:span><text:span text:style-name="T114">"</text:span><text:span text:style-name="T126">writable</text:span><text:span text:style-name="T114">": </text:span><text:span text:style-name="T136">true</text:span><text:span text:style-name="T115"><text:line-break/>             </text:span><text:span text:style-name="T114">},</text:span><text:span text:style-name="T115"> </text:span><text:span text:style-name="T114">{</text:span><text:span text:style-name="T115"><text:line-break/>                 </text:span><text:span text:style-name="T114">"</text:span><text:span text:style-name="T126">name</text:span><text:span text:style-name="T114">": "</text:span><text:span text:style-name="T133">Digits</text:span><text:span text:style-name="T114">",</text:span><text:span text:style-name="T115"><text:line-break/>                 </text:span><text:span text:style-name="T114">"</text:span><text:span text:style-name="T126">value</text:span><text:span text:style-name="T114">": "</text:span><text:span text:style-name="T133">8</text:span><text:span text:style-name="T114">"</text:span><text:span text:style-name="T115"><text:line-break/>             </text:span><text:span text:style-name="T114">}],</text:span><text:span text:style-name="T115"><text:line-break/>             </text:span><text:span text:style-name="T114">"</text:span><text:span text:style-name="T126">mac</text:span><text:span text:style-name="T114">": "</text:span><text:span text:style-name="T133">C0bNbjOePsFdYRcvIc3LKISskYKPwW2Ce4qI3egOqhE"</text:span><text:span text:style-name="T115"><text:line-break/>         </text:span><text:span text:style-name="T114">}],</text:span><text:span text:style-name="T115"> </text:span></text:p>
            <text:p text:style-name="P80"><text:span text:style-name="T109">         </text:span><text:span text:style-name="T111">"</text:span><text:span text:style-name="T124">logotypes</text:span><text:span text:style-name="T111">": [{</text:span><text:span text:style-name="T138"><text:line-break/></text:span><text:span text:style-name="T109">             </text:span><text:span text:style-name="T111">"</text:span><text:span text:style-name="T124">type</text:span><text:span text:style-name="T111">": "</text:span><text:span text:style-name="T129">https://webpki.github.io/keygen2/logotype#application</text:span><text:span text:style-name="T111">",</text:span><text:span text:style-name="T138"><text:line-break/></text:span><text:span text:style-name="T109">             </text:span><text:span text:style-name="T111">"</text:span><text:span text:style-name="T124">mimeType</text:span><text:span text:style-name="T111">": "</text:span><text:span text:style-name="T129">image/png</text:span><text:span text:style-name="T111">",</text:span><text:span text:style-name="T138"><text:line-break/></text:span><text:span text:style-name="T109">             </text:span><text:span text:style-name="T111">"</text:span><text:span text:style-name="T124">extensionData</text:span><text:span text:style-name="T111">": "</text:span><text:span text:style-name="T129">P3k0jz0ZiIZf9U5Ag1I . . . Mq1mW1XUF_KrhPxs8Aoe3Irrx"</text:span><text:span text:style-name="T111">,</text:span><text:span text:style-name="T138"><text:line-break/></text:span><text:span text:style-name="T109">             </text:span><text:span text:style-name="T111">"</text:span><text:span text:style-name="T124">mac</text:span><text:span text:style-name="T111">": "</text:span><text:span text:style-name="T129">Ir70oKOdGBYa9iISp2QC14V5YznFmfne2o0-5DWHmSo"</text:span><text:span text:style-name="T138"><text:line-break/></text:span><text:span text:style-name="T109">         </text:span><text:span text:style-name="T111">}]</text:span><text:span text:style-name="T138"><text:line-break/></text:span><text:span text:style-name="T109">    </text:span><text:span text:style-name="T111">}],</text:span><text:span text:style-name="T138"><text:line-break/></text:span><text:span text:style-name="T109"> <text:s text:c="2"/> </text:span><text:span text:style-name="T111">"</text:span><text:span text:style-name="T124">sessionCloseData</text:span><text:span text:style-name="T111">": {</text:span></text:p>
            <text:p text:style-name="P77"><text:span text:style-name="T115">     <text:s text:c="3"/></text:span><text:span text:style-name="T114">"</text:span><text:span text:style-name="T126">nonce</text:span><text:span text:style-name="T114">": "</text:span><text:span text:style-name="T133">NajebxXBmgs1oNj81KzrQBNiAMts-I90kCMJ41QdZhI"</text:span><text:span text:style-name="T114">,</text:span><text:span text:style-name="T139"><text:line-break/></text:span><text:span text:style-name="T115">    <text:s text:c="3"/> </text:span><text:span text:style-name="T114">"</text:span><text:span text:style-name="T126">mac</text:span><text:span text:style-name="T114">": "</text:span><text:span text:style-name="T133">DvhtwgO7fnasR-gouyiReoFGDH2w4Sj6RWZ9SlWJeDQ"</text:span></text:p>
            <text:p text:style-name="P80"><text:span text:style-name="T129"><text:s text:c="4"/>}</text:span><text:span text:style-name="T138"><text:line-break/></text:span><text:span text:style-name="T111">}</text:span><text:span text:style-name="T138"> </text:span></text:p>
          </table:table-cell>
        </table:table-row>
      </table:table>
      <text:p text:style-name="Text_20_body"/>
      <text:p text:style-name="Standard"><text:span text:style-name="T139">For </text:span><text:span text:style-name="CrossRef"><text:span text:style-name="T76"><text:reference-ref text:reference-format="text" text:ref-name="hotp">HOTP</text:reference-ref></text:span></text:span><text:span text:style-name="T139"><text:s/>the corresponding </text:span><text:span text:style-name="CrossRef"><text:span text:style-name="T76"><text:reference-ref text:reference-format="text" text:ref-name="keyinitreq-sym">KeyCreationRequest</text:reference-ref></text:span></text:span><text:span text:style-name="T139"><text:s/>operation would preferably include an endorsement algorithm definition as well</text:span>.</text:p>
      <text:p text:style-name="P55"/>
      <text:p text:style-name="P44"/>
      <text:p text:style-name="P45"/>
      <text:p text:style-name="P45"/>
      <text:p text:style-name="P58">Continued on the next page...</text:p>
      <text:p text:style-name="P90"/>
      <text:p text:style-name="P91"/>
      <text:p text:style-name="P115"><text:span text:style-name="T51">Below is a </text:span><text:span text:style-name="CrossRef"><text:reference-ref text:reference-format="text" text:ref-name="keygen2">KeyGen2</text:reference-ref></text:span><text:span text:style-name="T51"><text:s/>sample showing an </text:span><text:span text:style-name="T95">Extension</text:span><text:span text:style-name="T51"> object holding a </text:span><text:span text:style-name="CrossRef"><text:reference-ref text:reference-format="text" text:ref-name="base64">Base64URL</text:reference-ref></text:span><text:span text:style-name="T51"><text:s/>encoded object containing attributes that presumably have a function to play together with the deployed key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Standard"><text:span text:style-name="T114">{</text:span><text:span text:style-name="T139"><text:line-break/></text:span><text:span text:style-name="T115">    </text:span><text:span text:style-name="T114">"</text:span><text:span text:style-name="T121">@context</text:span><text:span text:style-name="T114">": "</text:span><text:span text:style-name="T133">https://webpki.github.io/keygen2</text:span><text:span text:style-name="T114">",</text:span><text:span text:style-name="T139"><text:line-break/></text:span><text:span text:style-name="T115">    </text:span><text:span text:style-name="T114">"</text:span><text:span text:style-name="T121">@qualifier</text:span><text:span text:style-name="T114">": "</text:span><text:span text:style-name="T133">ProvisioningFinalizationRequest</text:span><text:span text:style-name="T114">",</text:span><text:span text:style-name="T139"><text:line-break/></text:span><text:span text:style-name="T115">    </text:span><text:span text:style-name="T114">"</text:span><text:span text:style-name="T126">serverSessionId</text:span><text:span text:style-name="T114">": "</text:span><text:span text:style-name="T133">14182a7f517qhCEyqav1suQZTmKPLF1V</text:span><text:span text:style-name="T114">",</text:span><text:span text:style-name="T139"><text:line-break/></text:span><text:span text:style-name="T115">    </text:span><text:span text:style-name="T114">"</text:span><text:span text:style-name="T126">clientSessionId</text:span><text:span text:style-name="T114">": "</text:span><text:span text:style-name="T133">oWPA9nCj1_uWy0Ax41tsIoVDA_L4cAE0</text:span><text:span text:style-name="T114">",</text:span><text:span text:style-name="T139"><text:line-break/></text:span><text:span text:style-name="T115">    </text:span><text:span text:style-name="T114">"</text:span><text:span text:style-name="T126">IssuedCredentials</text:span><text:span text:style-name="T114">": [{</text:span><text:span text:style-name="T139"><text:line-break/></text:span><text:span text:style-name="T115">        </text:span><text:span text:style-name="T114">"</text:span><text:span text:style-name="T126">id</text:span><text:span text:style-name="T114">": "</text:span><text:span text:style-name="T133">Key.1</text:span><text:span text:style-name="T114">",</text:span><text:span text:style-name="T139"><text:line-break/></text:span><text:span text:style-name="T115">        </text:span><text:span text:style-name="T114">"</text:span><text:span text:style-name="T126">certificatePath</text:span><text:span text:style-name="T114">": [</text:span><text:span text:style-name="T139"><text:line-break/></text:span><text:span text:style-name="T115">            </text:span><text:span text:style-name="T114">"</text:span><text:span text:style-name="T133">MIICnjCCAYagAwIBAgIGAUGCp_VGMA0 . . . w4q16pugWr7CFW4fu3bP4KI"</text:span><text:span text:style-name="T139"><text:line-break/></text:span><text:span text:style-name="T115">        </text:span><text:span text:style-name="T114">],</text:span><text:span text:style-name="T139"><text:line-break/></text:span><text:span text:style-name="T115">        </text:span><text:span text:style-name="T114">"</text:span><text:span text:style-name="T126">mac</text:span><text:span text:style-name="T114">": "</text:span><text:span text:style-name="T133">pr_dgwUNZXBe2v1DKz7m5WUlTihosyR2sG_9MKuWuFs"</text:span><text:span text:style-name="T114">,</text:span><text:span text:style-name="T139"><text:line-break/></text:span><text:span text:style-name="T115">        </text:span><text:span text:style-name="T114">"</text:span><text:span text:style-name="T126">extensions</text:span><text:span text:style-name="T114">": [{</text:span><text:span text:style-name="T139"><text:line-break/></text:span><text:span text:style-name="T115">             </text:span><text:span text:style-name="T114">"</text:span><text:span text:style-name="T126">type</text:span><text:span text:style-name="T114">": "</text:span><text:span text:style-name="T133">http://xmlns.example.com/payment-credential</text:span><text:span text:style-name="T114">",</text:span><text:span text:style-name="T139"><text:line-break/></text:span><text:span text:style-name="T115">             </text:span><text:span text:style-name="T114">"</text:span><text:span text:style-name="T126">extensionData</text:span><text:span text:style-name="T114">": "</text:span><text:span text:style-name="T133">IiBlbmHVy85cZS . . . B4bWxuczd3dy53My5vc</text:span><text:span text:style-name="T114">",</text:span><text:span text:style-name="T139"><text:line-break/></text:span><text:span text:style-name="T115">             </text:span><text:span text:style-name="T114">"</text:span><text:span text:style-name="T126">mac</text:span><text:span text:style-name="T114">": "</text:span><text:span text:style-name="T133">dl3_3anZBaPQcW4ZofhTlgO9WRpEF9HbBcmbFwbMYAE"</text:span><text:span text:style-name="T139"><text:line-break/></text:span><text:span text:style-name="T115">        </text:span><text:span text:style-name="T114">}]</text:span><text:span text:style-name="T139"><text:line-break/></text:span><text:span text:style-name="T115">    </text:span><text:span text:style-name="T114">}],</text:span><text:span text:style-name="T139"><text:line-break/></text:span><text:span text:style-name="T115"> <text:s text:c="2"/> </text:span><text:span text:style-name="T114">"</text:span><text:span text:style-name="T126">sessionCloseData</text:span><text:span text:style-name="T114">": {</text:span></text:p>
            <text:p text:style-name="P77"><text:span text:style-name="T115">     <text:s text:c="3"/></text:span><text:span text:style-name="T114">"</text:span><text:span text:style-name="T126">nonce</text:span><text:span text:style-name="T114">": "</text:span><text:span text:style-name="T133">NajebxXBmgs1oNj81KzrQBNiAMts-I90kCMJ41QdZhI"</text:span><text:span text:style-name="T114">,</text:span><text:span text:style-name="T139"><text:line-break/></text:span><text:span text:style-name="T115">    <text:s text:c="3"/> </text:span><text:span text:style-name="T114">"</text:span><text:span text:style-name="T126">mac</text:span><text:span text:style-name="T114">": "</text:span><text:span text:style-name="T133">DvhtwgO7fnasR-gouyiReoFGDH2w4Sj6RWZ9SlWJeDQ"</text:span></text:p>
            <text:p text:style-name="Standard"><text:span text:style-name="T133"><text:s text:c="4"/>}</text:span><text:span text:style-name="T139"><text:line-break/></text:span><text:span text:style-name="T114">}</text:span><text:span text:style-name="T139"> </text:span></text:p>
          </table:table-cell>
        </table:table-row>
      </table:table>
      <text:p text:style-name="Text_20_body"/>
      <text:p text:style-name="Text_20_body"><text:span text:style-name="T44">For details on how to map keys and sessions, see </text:span><text:span text:style-name="CrossRef"><text:span text:style-name="T76"><text:reference-ref text:reference-format="text" text:ref-name="setCertificatePath">setCertificatePath</text:reference-ref></text:span></text:span><text:span text:style-name="T44">.</text:span></text:p>
      <text:p text:style-name="P55"/>
      <text:h text:style-name="P190" text:outline-level="3"><text:bookmark-start text:name="__RefHeading__15299_972012461"/><text:reference-mark-start text:name="pp.delkey"/>postDeleteKey<text:reference-mark-end text:name="pp.delkey"/> [50]<text:bookmark-end text:name="__RefHeading__15299_972012461"/>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row table:style-name="Table38.1">
          <table:table-cell table:style-name="Table38.A1" office:value-type="string">
            <text:p text:style-name="P15">Name</text:p>
          </table:table-cell>
          <table:table-cell table:style-name="Table38.A1" office:value-type="string">
            <text:p text:style-name="P15">Type</text:p>
          </table:table-cell>
          <table:table-cell table:style-name="Table38.C1" table:number-columns-spanned="2" office:value-type="string">
            <text:p text:style-name="P15">Description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8">provisioningHandle</text:p>
          </table:table-cell>
          <table:table-cell table:style-name="Table38.A2" office:value-type="string">
            <text:p text:style-name="P3">uint</text:p>
          </table:table-cell>
          <table:table-cell table:style-name="Table38.C2" table:number-columns-spanned="2" office:value-type="string">
            <text:p text:style-name="P2">Local handle to an <text:span text:style-name="T3">open</text:span> provisioning session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8">targetKeyHandle</text:p>
          </table:table-cell>
          <table:table-cell table:style-name="Table38.A2" office:value-type="string">
            <text:p text:style-name="P3">uint</text:p>
          </table:table-cell>
          <table:table-cell table:style-name="Table38.A2" office:value-type="string">
            <text:p text:style-name="P2">Local handle to the target key</text:p>
          </table:table-cell>
          <table:table-cell table:style-name="Table38.C2" table:number-rows-spanned="2" office:value-type="string">
            <text:p text:style-name="P3">See <text:span text:style-name="CrossRef"><text:span text:style-name="T76"><text:reference-ref text:reference-format="text" text:ref-name="targ.key.ref">Target Key Reference</text:reference-ref></text:span></text:span></text:p>
          </table:table-cell>
        </table:table-row>
        <table:table-row table:style-name="Table38.2">
          <table:table-cell table:style-name="Table38.A2" office:value-type="string">
            <text:p text:style-name="P18">authorization</text:p>
          </table:table-cell>
          <table:table-cell table:style-name="Table38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38.A2" office:value-type="string">
            <text:p text:style-name="P2">Key management authorization signature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8">mac</text:p>
          </table:table-cell>
          <table:table-cell table:style-name="Table38.A2" office:value-type="string">
            <text:p text:style-name="P3">byte<text:span text:style-name="T72">⁮[32]</text:span></text:p>
          </table:table-cell>
          <table:table-cell table:style-name="Table38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5">Name</text:p>
          </table:table-cell>
          <table:table-cell table:style-name="Table41.A1" office:value-type="string">
            <text:p text:style-name="P15">Type</text:p>
          </table:table-cell>
          <table:table-cell table:style-name="Table41.C1" office:value-type="string">
            <text:p text:style-name="P15">Description</text:p>
          </table:table-cell>
        </table:table-row>
        <table:table-row table:style-name="Table41.2">
          <table:table-cell table:style-name="Table41.A2" office:value-type="string">
            <text:p text:style-name="P18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3"/>
      <text:p text:style-name="Text_20_body"><text:span text:style-name="T88">postDeleteKey</text:span><text:span text:style-name="T85"> deletes a key created in an earlier provisioning session.</text:span></text:p>
      <text:p text:style-name="Text_20_body"><text:span text:style-name="T44">The </text:span><text:span text:style-name="T92">mac</text:span><text:span text:style-name="T44"> relies on the method described in </text:span><text:span text:style-name="CrossRef"><text:span text:style-name="T76"><text:reference-ref text:reference-format="text" text:ref-name="MACOperations">MAC Operations</text:reference-ref></text:span></text:span><text:span text:style-name="T44"><text:s/>where </text:span><text:span text:style-name="T43">Data</text:span><text:span text:style-name="T44"> is arranged as follows:</text:span></text:p>
      <text:p text:style-name="Text_20_body"><text:span text:style-name="T85"><text:tab/></text:span><text:span text:style-name="T5">Data</text:span><text:span text:style-name="T85"> = </text:span><text:span text:style-name="T88">authorization</text:span></text:p>
      <text:p text:style-name="Text_20_body"><text:span text:style-name="T85"><text:line-break/>A conforming SKS </text:span><text:span text:style-name="T39">must</text:span><text:span text:style-name="T85"> abort the provisioning session if </text:span><text:span text:style-name="T88">postDeleteKey</text:span><text:span text:style-name="T85"> is mixed with other post provisioning operations referring to the same </text:span><text:span text:style-name="T95">targetKeyHandle</text:span><text:span text:style-name="T85">.</text:span></text:p>
      <text:p text:style-name="Text_20_body"><text:span text:style-name="T85">This method is </text:span><text:span text:style-name="T5">independent</text:span><text:span text:style-name="T82"> of </text:span><text:span text:style-name="CrossRef"><text:reference-ref text:reference-format="text" text:ref-name="delete.protection">Delete Protection</text:reference-ref></text:span><text:span text:style-name="T85"><text:s/>settings.</text:span></text:p>
      <text:p text:style-name="Text_20_body"><text:span text:style-name="T85">Note that the </text:span><text:span text:style-name="T5">execution</text:span><text:span text:style-name="T85"> of this method </text:span><text:span text:style-name="T39">must</text:span><text:span text:style-name="T85"> be </text:span><text:span text:style-name="T5">deferred</text:span><text:span text:style-name="T85"> to </text:span><text:span text:style-name="CrossRef"><text:reference-ref text:reference-format="text" text:ref-name="closeProvisioningSession">closeProvisioningSession</text:reference-ref></text:span><text:span text:style-name="T85">.</text:span></text:p>
      <text:p text:style-name="P45"/>
      <text:p text:style-name="P45"/>
      <text:p text:style-name="P45"/>
      <text:p text:style-name="P45"/>
      <text:p text:style-name="P58">Continued on the next page...</text:p>
      <text:p text:style-name="P115">The following request shows how <text:span text:style-name="T88">postDeleteKey</text:span> operations are integrated in the <text:span text:style-name="CrossRef"><text:reference-ref text:reference-format="text" text:ref-name="keygen2">KeyGen2</text:reference-ref></text:span><text:s/>protocol:<text:line-break/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80"><text:span text:style-name="T117">{</text:span><text:span text:style-name="T142"><text:line-break/></text:span><text:span text:style-name="T116">    </text:span><text:span text:style-name="T117">"</text:span><text:span text:style-name="T122">@context</text:span><text:span text:style-name="T117">": "</text:span><text:span text:style-name="T131">https://webpki.github.io/keygen2</text:span><text:span text:style-name="T117">",</text:span><text:span text:style-name="T142"><text:line-break/></text:span><text:span text:style-name="T116">    </text:span><text:span text:style-name="T117">"</text:span><text:span text:style-name="T122">@qualifier</text:span><text:span text:style-name="T117">": "</text:span><text:span text:style-name="T131">ProvisioningFinalizationRequest</text:span><text:span text:style-name="T117">",</text:span><text:span text:style-name="T142"><text:line-break/></text:span><text:span text:style-name="T116">    </text:span><text:span text:style-name="T117">"</text:span><text:span text:style-name="T127">serverSessionId</text:span><text:span text:style-name="T117">": "</text:span><text:span text:style-name="T131">14186f4ce39zKRaGUE0trW6DrhGgZ58L</text:span><text:span text:style-name="T117">",</text:span><text:span text:style-name="T142"><text:line-break/></text:span><text:span text:style-name="T116">    </text:span><text:span text:style-name="T117">"</text:span><text:span text:style-name="T127">clientSessionId</text:span><text:span text:style-name="T117">": "</text:span><text:span text:style-name="T131">cXV1TPgFdmTnvFRXhDX6_6a7FAD9Z8fJ</text:span><text:span text:style-name="T117">",</text:span></text:p>
            <text:p text:style-name="P152"><text:s text:c="12"/>Other Message Payload</text:p>
            <text:p text:style-name="P87"><text:span text:style-name="T108">    </text:span><text:span text:style-name="T110">"</text:span><text:span text:style-name="T123">deleteKeys</text:span><text:span text:style-name="T110">": [{</text:span><text:line-break/><text:span text:style-name="T108">        </text:span><text:span text:style-name="T110">"</text:span><text:span text:style-name="T123">fingerPrint</text:span><text:span text:style-name="T110">": "</text:span><text:span text:style-name="T128">M_7NT9lYHtcClty2eBqZiddvsoxmQzZ0kzmVcg6lIPs"</text:span><text:span text:style-name="T110">,</text:span><text:line-break/><text:span text:style-name="T108">        </text:span><text:span text:style-name="T110">"</text:span><text:span text:style-name="T123">serverSessionId</text:span><text:span text:style-name="T110">": "</text:span><text:span text:style-name="T128">14186f4cbd8JwNfYUivrkFyrU5asnmkg</text:span><text:span text:style-name="T110">",</text:span><text:line-break/><text:span text:style-name="T108">        </text:span><text:span text:style-name="T110">"</text:span><text:span text:style-name="T123">clientSessionId</text:span><text:span text:style-name="T110">": "</text:span><text:span text:style-name="T128">u1tVxuCw-ux2TyZlkkq1Rdq732GbpZiV</text:span><text:span text:style-name="T110">",</text:span><text:line-break/><text:span text:style-name="T108">        </text:span><text:span text:style-name="T110">"</text:span><text:span text:style-name="T123">authorization</text:span><text:span text:style-name="T110">": "</text:span><text:span text:style-name="T128">LsWkDWhwcmSXVkuoqeNj0mQ-Vdpb . . . bch7Lr5J22rdtciAFRLHGxZxUK6gZhqw"</text:span><text:span text:style-name="T110">,</text:span><text:line-break/><text:span text:style-name="T108">        </text:span><text:span text:style-name="T110">"</text:span><text:span text:style-name="T123">mac</text:span><text:span text:style-name="T110">": "</text:span><text:span text:style-name="T128">pZb5fXDp0hYVOKVXqzW0oP6g11i6Ckw54Wzz0NRVkJo"</text:span><text:line-break/><text:span text:style-name="T108">    </text:span><text:span text:style-name="T110">}],</text:span><text:line-break/><text:span text:style-name="T109"> <text:s text:c="2"/> </text:span><text:span text:style-name="T111">"</text:span><text:span text:style-name="T124">sessionCloseData</text:span><text:span text:style-name="T111">": {</text:span></text:p>
            <text:p text:style-name="P77"><text:span text:style-name="T115">     <text:s text:c="3"/></text:span><text:span text:style-name="T114">"</text:span><text:span text:style-name="T126">nonce</text:span><text:span text:style-name="T114">": "</text:span><text:span text:style-name="T133">NajebxXBmgs1oNj81KzrQBNiAMts-I90kCMJ41QdZhI"</text:span><text:span text:style-name="T114">,</text:span><text:span text:style-name="T139"><text:line-break/></text:span><text:span text:style-name="T115">    <text:s text:c="3"/> </text:span><text:span text:style-name="T114">"</text:span><text:span text:style-name="T126">mac</text:span><text:span text:style-name="T114">": "</text:span><text:span text:style-name="T133">DvhtwgO7fnasR-gouyiReoFGDH2w4Sj6RWZ9SlWJeDQ"</text:span></text:p>
            <text:p text:style-name="P87"><text:span text:style-name="T129"><text:s text:c="4"/>}</text:span><text:line-break/><text:span text:style-name="T110">}</text:span> </text:p>
          </table:table-cell>
        </table:table-row>
      </table:table>
      <text:p text:style-name="Text_20_body"/>
      <text:p text:style-name="Text_20_body"><text:span text:style-name="T44">Before invoking </text:span><text:span text:style-name="T92">postDeleteKey</text:span><text:span text:style-name="T44"> the provisioning middleware needs to perform a number of steps:</text:span></text:p>
      <text:list xml:id="list1883296214" text:style-name="L4">
        <text:list-item>
          <text:p text:style-name="P170"><text:span text:style-name="T44">Find the the </text:span><text:span text:style-name="T43">old</text:span><text:span text:style-name="T44"> provisioning session associated with the </text:span><text:span text:style-name="T92">clientSessionId</text:span><text:span text:style-name="T44"> and </text:span><text:span text:style-name="T92">serverSessionId</text:span><text:span text:style-name="T44"> attributes of each </text:span><text:span text:style-name="T92">deleteKeys</text:span><text:span text:style-name="T44"> object by calling </text:span><text:span text:style-name="CrossRef"><text:span text:style-name="T76"><text:reference-ref text:reference-format="text" text:ref-name="enum.prov.sess">enumerateProvisioningSessions</text:reference-ref></text:span></text:span><text:span text:style-name="T44">.</text:span></text:p>
        </text:list-item>
        <text:list-item>
          <text:p text:style-name="P170"><text:span text:style-name="T44">Find possible keys by calling </text:span><text:span text:style-name="CrossRef"><text:span text:style-name="T76"><text:reference-ref text:reference-format="text" text:ref-name="enum.keys">enumerateKeys</text:reference-ref></text:span></text:span><text:span text:style-name="T44"><text:s/>and ignoring all but those belonging to the provisioning session found in step #1.</text:span></text:p>
        </text:list-item>
        <text:list-item>
          <text:p text:style-name="P170"><text:span text:style-name="T44">For the set of keys found in step #2 call </text:span><text:span text:style-name="CrossRef"><text:span text:style-name="T76"><text:reference-ref text:reference-format="text" text:ref-name="get.key.attr">getKeyAttributes</text:reference-ref></text:span></text:span><text:span text:style-name="T44"><text:s/>while looking for a key having an </text:span><text:span text:style-name="CrossRef"><text:span text:style-name="T76"><text:reference-ref text:reference-format="text" text:ref-name="eecert">End-Entity Certificate</text:reference-ref></text:span></text:span><text:span text:style-name="T44"><text:s/>matching the </text:span><text:span text:style-name="CrossRef"><text:span text:style-name="T76"><text:reference-ref text:reference-format="text" text:ref-name="SHA256">SHA256</text:reference-ref></text:span></text:span><text:span text:style-name="T44"><text:s/></text:span><text:span text:style-name="T92">fingerPrint</text:span><text:span text:style-name="T44">.</text:span></text:p>
        </text:list-item>
        <text:list-item>
          <text:p text:style-name="P170"><text:span text:style-name="T44">If step #3 is successful </text:span><text:span text:style-name="T92">targetKeyHandle</text:span><text:span text:style-name="T44"> is recovered and </text:span><text:span text:style-name="T92">postDeleteKey</text:span><text:span text:style-name="T44"> can be invoked.</text:span></text:p>
        </text:list-item>
      </text:list>
      <text:p text:style-name="Text_20_body"><text:span text:style-name="T44">If any of these steps fail the provisioning session </text:span><text:span text:style-name="T48">must</text:span><text:span text:style-name="T44"> be aborted. <text:s/>See also </text:span><text:span text:style-name="CrossRef"><text:span text:style-name="T76"><text:reference-ref text:reference-format="text" text:ref-name="poi.ops">Remote Key Lookup</text:reference-ref></text:span></text:span><text:span text:style-name="T44">.</text:span></text:p>
      <text:h text:style-name="P190" text:outline-level="3"><text:bookmark-start text:name="__RefHeading__15301_972012461"/><text:reference-mark-start text:name="pp.unlockkey"/>postUnlockKey<text:reference-mark-end text:name="pp.unlockkey"/> [51]<text:bookmark-end text:name="__RefHeading__15301_972012461"/></text:h>
      <text:p text:style-name="Text_20_body">Input</text:p>
      <table:table table:name="Table107" table:style-name="Table107">
        <table:table-column table:style-name="Table107.A"/>
        <table:table-column table:style-name="Table107.B"/>
        <table:table-column table:style-name="Table107.C"/>
        <table:table-column table:style-name="Table107.D"/>
        <table:table-row table:style-name="Table107.1">
          <table:table-cell table:style-name="Table107.A1" office:value-type="string">
            <text:p text:style-name="P15">Name</text:p>
          </table:table-cell>
          <table:table-cell table:style-name="Table107.A1" office:value-type="string">
            <text:p text:style-name="P15">Type</text:p>
          </table:table-cell>
          <table:table-cell table:style-name="Table107.C1" table:number-columns-spanned="2" office:value-type="string">
            <text:p text:style-name="P15">Description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8">provisioningHandle</text:p>
          </table:table-cell>
          <table:table-cell table:style-name="Table107.A2" office:value-type="string">
            <text:p text:style-name="P3">uint</text:p>
          </table:table-cell>
          <table:table-cell table:style-name="Table107.C2" table:number-columns-spanned="2" office:value-type="string">
            <text:p text:style-name="P2">Local handle to an <text:span text:style-name="T3">open</text:span> provisioning session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8">targetKeyHandle</text:p>
          </table:table-cell>
          <table:table-cell table:style-name="Table107.A2" office:value-type="string">
            <text:p text:style-name="P3">uint</text:p>
          </table:table-cell>
          <table:table-cell table:style-name="Table107.A2" office:value-type="string">
            <text:p text:style-name="P2">Local handle to the target key</text:p>
          </table:table-cell>
          <table:table-cell table:style-name="Table107.C2" table:number-rows-spanned="2" office:value-type="string">
            <text:p text:style-name="P3">See <text:span text:style-name="CrossRef"><text:span text:style-name="T76"><text:reference-ref text:reference-format="text" text:ref-name="targ.key.ref">Target Key Reference</text:reference-ref></text:span></text:span></text:p>
          </table:table-cell>
        </table:table-row>
        <table:table-row table:style-name="Table107.2">
          <table:table-cell table:style-name="Table107.A2" office:value-type="string">
            <text:p text:style-name="P18">authorization</text:p>
          </table:table-cell>
          <table:table-cell table:style-name="Table107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107.A2" office:value-type="string">
            <text:p text:style-name="P2">Key management authorization signature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8">mac</text:p>
          </table:table-cell>
          <table:table-cell table:style-name="Table107.A2" office:value-type="string">
            <text:p text:style-name="P3">byte<text:span text:style-name="T72">⁮[32]</text:span></text:p>
          </table:table-cell>
          <table:table-cell table:style-name="Table107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108" table:style-name="Table108">
        <table:table-column table:style-name="Table108.A"/>
        <table:table-column table:style-name="Table108.B"/>
        <table:table-column table:style-name="Table108.C"/>
        <table:table-row table:style-name="Table108.1">
          <table:table-cell table:style-name="Table108.A1" office:value-type="string">
            <text:p text:style-name="P15">Name</text:p>
          </table:table-cell>
          <table:table-cell table:style-name="Table108.A1" office:value-type="string">
            <text:p text:style-name="P15">Type</text:p>
          </table:table-cell>
          <table:table-cell table:style-name="Table108.C1" office:value-type="string">
            <text:p text:style-name="P15">Description</text:p>
          </table:table-cell>
        </table:table-row>
        <table:table-row table:style-name="Table108.2">
          <table:table-cell table:style-name="Table108.A2" office:value-type="string">
            <text:p text:style-name="P18">status</text:p>
          </table:table-cell>
          <table:table-cell table:style-name="Table108.A2" office:value-type="string">
            <text:p text:style-name="P3">byte</text:p>
          </table:table-cell>
          <table:table-cell table:style-name="Table10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3"/>
      <text:p text:style-name="Text_20_body"><text:span text:style-name="T88">postUnlockKey</text:span><text:span text:style-name="T85"> works like </text:span><text:span text:style-name="CrossRef"><text:reference-ref text:reference-format="text" text:ref-name="unlockey">unlockKey</text:reference-ref></text:span><text:span text:style-name="T85"><text:s/>except that authorization is derived from a </text:span><text:span text:style-name="CrossRef"><text:span text:style-name="T76"><text:reference-ref text:reference-format="text" text:ref-name="targ.key.ref">Target Key Reference</text:reference-ref></text:span></text:span><text:span text:style-name="T85"><text:s/>instead of a PUK.</text:span></text:p>
      <text:p text:style-name="Text_20_body"><text:span text:style-name="T44">The </text:span><text:span text:style-name="T92">mac</text:span><text:span text:style-name="T44"> relies on the method described in </text:span><text:span text:style-name="CrossRef"><text:span text:style-name="T76"><text:reference-ref text:reference-format="text" text:ref-name="MACOperations">MAC Operations</text:reference-ref></text:span></text:span><text:span text:style-name="T44"><text:s/>where </text:span><text:span text:style-name="T43">Data</text:span><text:span text:style-name="T44"> is arranged as follows:</text:span></text:p>
      <text:p text:style-name="Text_20_body"><text:span text:style-name="T85"><text:tab/></text:span><text:span text:style-name="T5">Data</text:span><text:span text:style-name="T85"> = </text:span><text:span text:style-name="T95">authorization</text:span></text:p>
      <text:p text:style-name="Text_20_body"><text:span text:style-name="T85"><text:line-break/></text:span><text:span text:style-name="T5">If</text:span><text:span text:style-name="T85"> the target key is associated with a PUK object the PUK error count </text:span><text:span text:style-name="T37">must</text:span><text:span text:style-name="T85"> be cleared as well.</text:span></text:p>
      <text:p text:style-name="Text_20_body"><text:span text:style-name="T85">Note that the </text:span><text:span text:style-name="T5">execution</text:span><text:span text:style-name="T85"> of this method </text:span><text:span text:style-name="T39">must</text:span><text:span text:style-name="T85"> be </text:span><text:span text:style-name="T5">deferred</text:span><text:span text:style-name="T85"> to </text:span><text:span text:style-name="CrossRef"><text:reference-ref text:reference-format="text" text:ref-name="closeProvisioningSession">closeProvisioningSession</text:reference-ref></text:span><text:span text:style-name="T85">.</text:span></text:p>
      <text:p text:style-name="Standard"/>
      <text:p text:style-name="Standard">The following request shows how <text:span text:style-name="T88">postUnlockKey</text:span> operations are integrated in the <text:span text:style-name="CrossRef"><text:reference-ref text:reference-format="text" text:ref-name="keygen2">KeyGen2</text:reference-ref></text:span><text:s/>protocol:<text:line-break/></text:p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80"><text:span text:style-name="T111">{<text:line-break/>    "</text:span><text:span text:style-name="T120">@context</text:span><text:span text:style-name="T111">": "</text:span><text:span text:style-name="T129">https://webpki.github.io/keygen2</text:span><text:span text:style-name="T111">",<text:line-break/>    "</text:span><text:span text:style-name="T120">@qualifier</text:span><text:span text:style-name="T111">": "</text:span><text:span text:style-name="T129">ProvisioningFinalizationRequest</text:span><text:span text:style-name="T111">",<text:line-break/>    "</text:span><text:span text:style-name="T124">serverSessionId</text:span><text:span text:style-name="T111">": "</text:span><text:span text:style-name="T129">14186f4d4ccdaW-Z_IHEFw3xVLJ6kpKV</text:span><text:span text:style-name="T111">",<text:line-break/>    "</text:span><text:span text:style-name="T124">clientSessionId</text:span><text:span text:style-name="T111">": "</text:span><text:span text:style-name="T129">qP5ioSdpeGxnJFmo6rE9G9pAUUfnc1cO</text:span><text:span text:style-name="T111">",</text:span></text:p>
            <text:p text:style-name="P151"><text:span text:style-name="T118"><text:s text:c="10"/></text:span><text:span text:style-name="T119"><text:s text:c="2"/>Other Message Payload</text:span></text:p>
            <text:p text:style-name="P80"><text:span text:style-name="T111">    "</text:span><text:span text:style-name="T124">unlockKeys</text:span><text:span text:style-name="T111">": [{<text:line-break/>        "</text:span><text:span text:style-name="T124">fingerPrint</text:span><text:span text:style-name="T111">": "</text:span><text:span text:style-name="T129">E0zdqsaxi7GOyBQxdaMeOZKKp4Gv90TLfgNwt7Z9Btw"</text:span><text:span text:style-name="T111">,<text:line-break/>        "</text:span><text:span text:style-name="T124">serverSessionId</text:span><text:span text:style-name="T111">": "</text:span><text:span text:style-name="T129">14186f4d44aEEI_KtcKAnyLQpnVt3dVa</text:span><text:span text:style-name="T111">",<text:line-break/>        "</text:span><text:span text:style-name="T124">clientSessionId</text:span><text:span text:style-name="T111">": "</text:span><text:span text:style-name="T129">KHdZHnyod54nd9TMixTWDnOtfUVpZW1A</text:span><text:span text:style-name="T111">",<text:line-break/>        "</text:span><text:span text:style-name="T124">authorization</text:span><text:span text:style-name="T111">": "</text:span><text:span text:style-name="T129">f4xmvzt30boYtKpNA4nP . . . rslfnrEen5PJrq0DQPiZNa1Fo8Y6A"</text:span><text:span text:style-name="T111">,<text:line-break/>        "</text:span><text:span text:style-name="T124">mac</text:span><text:span text:style-name="T111">": "</text:span><text:span text:style-name="T129">nCTL88llkkr2a_gHtiUP3yBuDQZ7HB15T5yzixmzBYA"</text:span><text:span text:style-name="T111"><text:line-break/>    }],<text:line-break/> <text:s text:c="2"/> "</text:span><text:span text:style-name="T124">sessionCloseData</text:span><text:span text:style-name="T111">": {</text:span></text:p>
            <text:p text:style-name="P77"><text:span text:style-name="T115">     <text:s text:c="3"/></text:span><text:span text:style-name="T114">"</text:span><text:span text:style-name="T126">nonce</text:span><text:span text:style-name="T114">": "</text:span><text:span text:style-name="T133">NajebxXBmgs1oNj81KzrQBNiAMts-I90kCMJ41QdZhI"</text:span><text:span text:style-name="T114">,</text:span><text:span text:style-name="T139"><text:line-break/></text:span><text:span text:style-name="T115">    <text:s text:c="3"/> </text:span><text:span text:style-name="T114">"</text:span><text:span text:style-name="T126">mac</text:span><text:span text:style-name="T114">": "</text:span><text:span text:style-name="T133">DvhtwgO7fnasR-gouyiReoFGDH2w4Sj6RWZ9SlWJeDQ"</text:span></text:p>
            <text:p text:style-name="P80"><text:span text:style-name="T129"><text:s text:c="4"/>}</text:span><text:span text:style-name="T111"><text:line-break/>}</text:span></text:p>
          </table:table-cell>
        </table:table-row>
      </table:table>
      <text:p text:style-name="Text_20_body"/>
      <text:p text:style-name="P53"><text:span text:style-name="T44">Before invoking </text:span><text:span text:style-name="T92">postUnlockKey</text:span><text:span text:style-name="T44"> the provisioning middleware must perform the same steps as for </text:span><text:span text:style-name="CrossRef"><text:span text:style-name="T76"><text:reference-ref text:reference-format="text" text:ref-name="pp.delkey">postDeleteKey</text:reference-ref></text:span></text:span><text:span text:style-name="T44">.</text:span></text:p>
      <text:h text:style-name="P190" text:outline-level="3"><text:bookmark-start text:name="__RefHeading__15303_972012461"/><text:reference-mark-start text:name="pp.uodate"/>postUpdateKey<text:reference-mark-end text:name="pp.uodate"/> [52]<text:bookmark-end text:name="__RefHeading__15303_972012461"/></text:h>
      <text:p text:style-name="Text_20_body">Input</text:p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83.1">
          <table:table-cell table:style-name="Table83.A1" office:value-type="string">
            <text:p text:style-name="P15">Name</text:p>
          </table:table-cell>
          <table:table-cell table:style-name="Table83.A1" office:value-type="string">
            <text:p text:style-name="P15">Type</text:p>
          </table:table-cell>
          <table:table-cell table:style-name="Table83.C1" table:number-columns-spanned="2" office:value-type="string">
            <text:p text:style-name="P15">Description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8">keyHandle</text:p>
          </table:table-cell>
          <table:table-cell table:style-name="Table83.A2" office:value-type="string">
            <text:p text:style-name="P3">uint</text:p>
          </table:table-cell>
          <table:table-cell table:style-name="Table83.C2" table:number-columns-spanned="2" office:value-type="string">
            <text:p text:style-name="P2">Local handle to a <text:span text:style-name="T3">new</text:span> key belonging to an <text:span text:style-name="T3">open</text:span> provisioning session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8">targetKeyHandle</text:p>
          </table:table-cell>
          <table:table-cell table:style-name="Table83.A2" office:value-type="string">
            <text:p text:style-name="P3">uint</text:p>
          </table:table-cell>
          <table:table-cell table:style-name="Table83.A2" office:value-type="string">
            <text:p text:style-name="P2">Local handle to the target key</text:p>
          </table:table-cell>
          <table:table-cell table:style-name="Table83.C2" table:number-rows-spanned="2" office:value-type="string">
            <text:p text:style-name="P3">See <text:span text:style-name="CrossRef"><text:span text:style-name="T76"><text:reference-ref text:reference-format="text" text:ref-name="targ.key.ref">Target Key Reference</text:reference-ref></text:span></text:span></text:p>
          </table:table-cell>
        </table:table-row>
        <table:table-row table:style-name="Table83.2">
          <table:table-cell table:style-name="Table83.A2" office:value-type="string">
            <text:p text:style-name="P18">authorization</text:p>
          </table:table-cell>
          <table:table-cell table:style-name="Table83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83.A2" office:value-type="string">
            <text:p text:style-name="P2">Key management authorization signature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8">mac</text:p>
          </table:table-cell>
          <table:table-cell table:style-name="Table83.A2" office:value-type="string">
            <text:p text:style-name="P3">byte<text:span text:style-name="T72">⁮[32]</text:span></text:p>
          </table:table-cell>
          <table:table-cell table:style-name="Table83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84" table:style-name="Table84">
        <table:table-column table:style-name="Table84.A"/>
        <table:table-column table:style-name="Table84.B"/>
        <table:table-column table:style-name="Table84.C"/>
        <table:table-row table:style-name="Table84.1">
          <table:table-cell table:style-name="Table84.A1" office:value-type="string">
            <text:p text:style-name="P15">Name</text:p>
          </table:table-cell>
          <table:table-cell table:style-name="Table84.A1" office:value-type="string">
            <text:p text:style-name="P15">Type</text:p>
          </table:table-cell>
          <table:table-cell table:style-name="Table84.C1" office:value-type="string">
            <text:p text:style-name="P15">Description</text:p>
          </table:table-cell>
        </table:table-row>
        <table:table-row table:style-name="Table84.2">
          <table:table-cell table:style-name="Table84.A2" office:value-type="string">
            <text:p text:style-name="P18">status</text:p>
          </table:table-cell>
          <table:table-cell table:style-name="Table84.A2" office:value-type="string">
            <text:p text:style-name="P3">byte</text:p>
          </table:table-cell>
          <table:table-cell table:style-name="Table84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3"/>
      <text:p text:style-name="Text_20_body"><text:span text:style-name="T88">postUpdateKey</text:span><text:span text:style-name="T85"> updates (replaces) a key created in an earlier provisioning session.</text:span></text:p>
      <text:p text:style-name="Text_20_body"><text:span text:style-name="T44">The </text:span><text:span text:style-name="T92">mac</text:span><text:span text:style-name="T44"> relies on the method described in </text:span><text:span text:style-name="CrossRef"><text:span text:style-name="T76"><text:reference-ref text:reference-format="text" text:ref-name="MACOperations">MAC Operations</text:reference-ref></text:span></text:span><text:span text:style-name="T44"><text:s/>where </text:span><text:span text:style-name="T43">Data</text:span><text:span text:style-name="T44"> is arranged as follows:</text:span></text:p>
      <text:p text:style-name="Text_20_body"><text:span text:style-name="T85"><text:tab/></text:span><text:span text:style-name="T5">Data</text:span><text:span text:style-name="T85"> = </text:span><text:span text:style-name="CrossRef"><text:span text:style-name="T76"><text:reference-ref text:reference-format="text" text:ref-name="eecert">End-Entity Certificate</text:reference-ref></text:span></text:span><text:span text:style-name="CrossRef"><text:span text:style-name="T18"><text:s/>|| </text:span></text:span><text:span text:style-name="CrossRef"><text:span text:style-name="T26">authorization</text:span></text:span></text:p>
      <text:p text:style-name="P44"><text:span text:style-name="T76"><text:line-break/>The new key </text:span><text:span text:style-name="T79">must</text:span><text:span text:style-name="T76"> be </text:span><text:span text:style-name="T3">fully provisioned</text:span><text:span text:style-name="T76"> (fitted with a certificate and optional attributes), </text:span><text:span text:style-name="T3">before</text:span><text:span text:style-name="T76"> this method is called. <text:s/>However, the new key </text:span><text:span text:style-name="T79">must not</text:span><text:span text:style-name="T76"> be PIN‑protected since it supposed to </text:span><text:span text:style-name="T3">inherit</text:span><text:span text:style-name="T76"> the old key's PIN protection scheme (if there is one). <text:s/>Inheritance does not mean “copying” but </text:span><text:span text:style-name="T3">linking</text:span><text:span text:style-name="T76"> the new key to an existing PIN object. <text:s/>See </text:span><text:span text:style-name="CrossRef"><text:span text:style-name="T76"><text:reference-ref text:reference-format="text" text:ref-name="key.protectionobjects">PIN and PUK Objects</text:reference-ref></text:span></text:span><text:span text:style-name="T76">.</text:span></text:p>
      <text:p text:style-name="P44"><text:span text:style-name="T76">The target key and and the new key </text:span><text:span text:style-name="T78">must</text:span><text:span text:style-name="T76"> have identical </text:span><text:span text:style-name="CrossRef"><text:span text:style-name="T76"><text:reference-ref text:reference-format="text" text:ref-name="keyusage">Application Usage</text:reference-ref></text:span></text:span><text:span text:style-name="T76">.</text:span></text:p>
      <text:p text:style-name="Text_20_body">Note that updating a key involves <text:span text:style-name="T3">all related data</text:span> (see <text:span text:style-name="CrossRef"><text:reference-ref text:reference-format="text" text:ref-name="key.entries">Key Entries</text:reference-ref></text:span>), with PIN protection as the only exception.</text:p>
      <text:p text:style-name="P53"><text:span text:style-name="T85">The </text:span><text:span text:style-name="T95">keyHandle</text:span><text:span text:style-name="T85"> of the updated key </text:span><text:span text:style-name="T39">must</text:span><text:span text:style-name="T85"> after a successful update be set equal to </text:span><text:span text:style-name="T95">targetKeyHandle</text:span><text:span text:style-name="T85">.</text:span></text:p>
      <text:p text:style-name="Text_20_body"><text:span text:style-name="T85">A conforming SKS </text:span><text:span text:style-name="T39">must</text:span><text:span text:style-name="T85"> allow a (single) </text:span><text:span text:style-name="T88">postUpdateKey</text:span><text:span text:style-name="T85"> combined with an arbitrary number of </text:span><text:span text:style-name="CrossRef"><text:reference-ref text:reference-format="text" text:ref-name="pp_clonekeyprot">postCloneKeyProtection</text:reference-ref></text:span><text:span text:style-name="T85"><text:s/>calls referring to the same </text:span><text:span text:style-name="T95">targetKeyHandle</text:span><text:span text:style-name="T85">.</text:span></text:p>
      <text:p text:style-name="P53"><text:span text:style-name="T85">Note that the </text:span><text:span text:style-name="T5">execution</text:span><text:span text:style-name="T85"> of this method </text:span><text:span text:style-name="T39">must</text:span><text:span text:style-name="T85"> be </text:span><text:span text:style-name="T5">deferred</text:span><text:span text:style-name="T85"> to </text:span><text:span text:style-name="CrossRef"><text:reference-ref text:reference-format="text" text:ref-name="closeProvisioningSession">closeProvisioningSession</text:reference-ref></text:span><text:span text:style-name="T85">.</text:span></text:p>
      <text:p text:style-name="P45"/>
      <text:p text:style-name="P45"/>
      <text:p text:style-name="P45"/>
      <text:p text:style-name="P45"/>
      <text:p text:style-name="P58">Continued on the next page...</text:p>
      <text:p text:style-name="Standard"/>
      <text:p text:style-name="P115">The following request shows how <text:span text:style-name="T88">postUpdateKey</text:span> is integrated in the <text:span text:style-name="CrossRef"><text:reference-ref text:reference-format="text" text:ref-name="keygen2">KeyGen2</text:reference-ref></text:span><text:s/>protocol:<text:line-break/>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80"><text:span text:style-name="T111">{</text:span><text:span text:style-name="T138"><text:line-break/></text:span><text:span text:style-name="T109">    </text:span><text:span text:style-name="T111">"</text:span><text:span text:style-name="T120">@context</text:span><text:span text:style-name="T111">": "</text:span><text:span text:style-name="T129">https://webpki.github.io/keygen2</text:span><text:span text:style-name="T111">",</text:span><text:span text:style-name="T138"><text:line-break/></text:span><text:span text:style-name="T109">    </text:span><text:span text:style-name="T111">"</text:span><text:span text:style-name="T120">@qualifier</text:span><text:span text:style-name="T111">": "</text:span><text:span text:style-name="T129">ProvisioningFinalizationRequest</text:span><text:span text:style-name="T111">",</text:span><text:span text:style-name="T138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86f4c622d2ixzQBPpRoUe9PR7jC3D</text:span><text:span text:style-name="T111">",</text:span><text:span text:style-name="T138"><text:line-break/></text:span><text:span text:style-name="T109">    </text:span><text:span text:style-name="T111">"</text:span><text:span text:style-name="T124">clientSessionId</text:span><text:span text:style-name="T111">": "</text:span><text:span text:style-name="T129">YME9J37aH1Xo7tQifFpa9nkiyyMcGESQ</text:span><text:span text:style-name="T111">",</text:span><text:span text:style-name="T138"><text:line-break/></text:span><text:span text:style-name="T109">    </text:span><text:span text:style-name="T111">"</text:span><text:span text:style-name="T124">IssuedCredentials</text:span><text:span text:style-name="T111">": [{</text:span><text:span text:style-name="T138"><text:line-break/></text:span><text:span text:style-name="T109">        </text:span><text:span text:style-name="T111">"</text:span><text:span text:style-name="T124">id</text:span><text:span text:style-name="T111">": "</text:span><text:span text:style-name="T129">Key.1</text:span><text:span text:style-name="T111">",</text:span><text:span text:style-name="T138"><text:line-break/></text:span><text:span text:style-name="T109">        </text:span><text:span text:style-name="T111">"</text:span><text:span text:style-name="T124">certificatePath</text:span><text:span text:style-name="T111">": [</text:span><text:span text:style-name="T138"><text:line-break/></text:span><text:span text:style-name="T109">            </text:span><text:span text:style-name="T111">"</text:span><text:span text:style-name="T129">MIIDYTCCAkmgAwIBAgIGAUGG9McmMA0GCSq . . . Iz9C0sc5Ak1jNYzvd8GpS4X6C6J3Uys"</text:span><text:span text:style-name="T138"><text:line-break/></text:span><text:span text:style-name="T109">        </text:span><text:span text:style-name="T111">],</text:span><text:span text:style-name="T138"><text:line-break/></text:span><text:span text:style-name="T109">        </text:span><text:span text:style-name="T111">"</text:span><text:span text:style-name="T124">mac</text:span><text:span text:style-name="T111">": "</text:span><text:span text:style-name="T129">J_RnFJtv7SJp5ZPudqVW6wQnqGmKZ66bWBJqCoESgKk"</text:span><text:span text:style-name="T111">,</text:span><text:span text:style-name="T138"><text:line-break/></text:span><text:span text:style-name="T109">        </text:span><text:span text:style-name="T111">"</text:span><text:span text:style-name="T124">updateKey</text:span><text:span text:style-name="T111">": {</text:span><text:span text:style-name="T138"><text:line-break/></text:span><text:span text:style-name="T109">            </text:span><text:span text:style-name="T111">"</text:span><text:span text:style-name="T124">fingerPrint</text:span><text:span text:style-name="T111">": "</text:span><text:span text:style-name="T129">PqCoZBJfCvRgikF1oqHa_MOJ_ZTXrlMFn6RvXCgGwps"</text:span><text:span text:style-name="T111">,</text:span><text:span text:style-name="T138"><text:line-break/></text:span><text:span text:style-name="T109">            </text:span><text:span text:style-name="T111">"</text:span><text:span text:style-name="T124">serverSessionId</text:span><text:span text:style-name="T111">": "</text:span><text:span text:style-name="T129">14186f4c405V9Z4dm6knbREoEA8EhQV8</text:span><text:span text:style-name="T111">",</text:span><text:span text:style-name="T138"><text:line-break/></text:span><text:span text:style-name="T109">            </text:span><text:span text:style-name="T111">"</text:span><text:span text:style-name="T124">clientSessionId</text:span><text:span text:style-name="T111">": "</text:span><text:span text:style-name="T129">ALHIRvpj39AuDCag1qXj8TQOWc9i3Bor</text:span><text:span text:style-name="T111">",</text:span><text:span text:style-name="T138"><text:line-break/></text:span><text:span text:style-name="T109">            </text:span><text:span text:style-name="T111">"</text:span><text:span text:style-name="T124">authorization</text:span><text:span text:style-name="T111">": "</text:span><text:span text:style-name="T129">dqJAh-ScttwndPN2Tu3Xy7m4zqmC . . . 0Qe92GoDHr0pes4prWn2rKUrsgw"</text:span><text:span text:style-name="T111">,</text:span><text:span text:style-name="T138"><text:line-break/></text:span><text:span text:style-name="T109">            </text:span><text:span text:style-name="T111">"</text:span><text:span text:style-name="T124">mac</text:span><text:span text:style-name="T111">": "</text:span><text:span text:style-name="T129">EZ0L4kaemzFtHSvSlFatYIC9rU4oXVKowQVTuRBMwNA"</text:span><text:span text:style-name="T138"><text:line-break/></text:span><text:span text:style-name="T109">        </text:span><text:span text:style-name="T111">}</text:span><text:span text:style-name="T138"><text:line-break/></text:span><text:span text:style-name="T109">    </text:span><text:span text:style-name="T111">}],</text:span><text:span text:style-name="T138"><text:line-break/></text:span><text:span text:style-name="T109"> <text:s text:c="2"/> </text:span><text:span text:style-name="T111">"</text:span><text:span text:style-name="T124">sessionCloseData</text:span><text:span text:style-name="T111">": {</text:span></text:p>
            <text:p text:style-name="P77"><text:span text:style-name="T115">     <text:s text:c="3"/></text:span><text:span text:style-name="T114">"</text:span><text:span text:style-name="T126">nonce</text:span><text:span text:style-name="T114">": "</text:span><text:span text:style-name="T133">NajebxXBmgs1oNj81KzrQBNiAMts-I90kCMJ41QdZhI"</text:span><text:span text:style-name="T114">,</text:span><text:span text:style-name="T139"><text:line-break/></text:span><text:span text:style-name="T115">    <text:s text:c="3"/> </text:span><text:span text:style-name="T114">"</text:span><text:span text:style-name="T126">mac</text:span><text:span text:style-name="T114">": "</text:span><text:span text:style-name="T133">DvhtwgO7fnasR-gouyiReoFGDH2w4Sj6RWZ9SlWJeDQ"</text:span></text:p>
            <text:p text:style-name="P80"><text:span text:style-name="T129"><text:s text:c="4"/>}</text:span><text:span text:style-name="T138"><text:line-break/></text:span><text:span text:style-name="T111">}</text:span><text:span text:style-name="T138"> </text:span></text:p>
          </table:table-cell>
        </table:table-row>
      </table:table>
      <text:p text:style-name="Text_20_body"/>
      <text:p text:style-name="P53"><text:span text:style-name="T44">Before invoking </text:span><text:span text:style-name="T92">postUpdateKey</text:span><text:span text:style-name="T44"> the provisioning middleware must perform the same steps as for </text:span><text:span text:style-name="CrossRef"><text:span text:style-name="T76"><text:reference-ref text:reference-format="text" text:ref-name="pp.delkey">postDeleteKey</text:reference-ref></text:span></text:span><text:span text:style-name="T44">.</text:span></text:p>
      <text:p text:style-name="P53"><text:span text:style-name="T92">keyHandle</text:span><text:span text:style-name="T44"> is the handle associated with the issued credential embedding the </text:span><text:span text:style-name="T92">updateKey</text:span><text:span text:style-name="T44"> operation.</text:span></text:p>
      <text:h text:style-name="P190" text:outline-level="3"><text:bookmark-start text:name="__RefHeading__15305_972012461"/><text:reference-mark-start text:name="pp_clonekeyprot"/>postCloneKeyProtection<text:reference-mark-end text:name="pp_clonekeyprot"/> [53]<text:bookmark-end text:name="__RefHeading__15305_972012461"/>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5">Name</text:p>
          </table:table-cell>
          <table:table-cell table:style-name="Table42.A1" office:value-type="string">
            <text:p text:style-name="P15">Type</text:p>
          </table:table-cell>
          <table:table-cell table:style-name="Table42.C1" table:number-columns-spanned="2" office:value-type="string">
            <text:p text:style-name="P15">Description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8">keyHandle</text:p>
          </table:table-cell>
          <table:table-cell table:style-name="Table42.A2" office:value-type="string">
            <text:p text:style-name="P3">uint</text:p>
          </table:table-cell>
          <table:table-cell table:style-name="Table42.C2" table:number-columns-spanned="2" office:value-type="string">
            <text:p text:style-name="P2">Local handle to a <text:span text:style-name="T3">new</text:span> key belonging to an <text:span text:style-name="T3">open</text:span> provisioning session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8">targetKeyHandle</text:p>
          </table:table-cell>
          <table:table-cell table:style-name="Table42.A2" office:value-type="string">
            <text:p text:style-name="P3">uint</text:p>
          </table:table-cell>
          <table:table-cell table:style-name="Table42.A2" office:value-type="string">
            <text:p text:style-name="P2">Local handle to the target key</text:p>
          </table:table-cell>
          <table:table-cell table:style-name="Table42.C2" table:number-rows-spanned="2" office:value-type="string">
            <text:p text:style-name="P3">See <text:span text:style-name="CrossRef"><text:span text:style-name="T76"><text:reference-ref text:reference-format="text" text:ref-name="targ.key.ref">Target Key Reference</text:reference-ref></text:span></text:span></text:p>
          </table:table-cell>
        </table:table-row>
        <table:table-row table:style-name="Table42.2">
          <table:table-cell table:style-name="Table42.A2" office:value-type="string">
            <text:p text:style-name="P18">authorization</text:p>
          </table:table-cell>
          <table:table-cell table:style-name="Table42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42.A2" office:value-type="string">
            <text:p text:style-name="P2">Key management authorization signature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8">mac</text:p>
          </table:table-cell>
          <table:table-cell table:style-name="Table42.A2" office:value-type="string">
            <text:p text:style-name="P3">byte<text:span text:style-name="T72">⁮[32]</text:span></text:p>
          </table:table-cell>
          <table:table-cell table:style-name="Table42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5">Name</text:p>
          </table:table-cell>
          <table:table-cell table:style-name="Table43.A1" office:value-type="string">
            <text:p text:style-name="P15">Type</text:p>
          </table:table-cell>
          <table:table-cell table:style-name="Table43.C1" office:value-type="string">
            <text:p text:style-name="P15">Description</text:p>
          </table:table-cell>
        </table:table-row>
        <table:table-row table:style-name="Table43.2">
          <table:table-cell table:style-name="Table43.A2" office:value-type="string">
            <text:p text:style-name="P18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3"/>
      <text:p text:style-name="Text_20_body"><text:span text:style-name="T88">postCloneKeyProtection</text:span><text:span text:style-name="T85"> clones the </text:span><text:span text:style-name="T5">protection scheme</text:span><text:span text:style-name="T85"> of a key created in an earlier provisioning session and applies it to a newly created key.</text:span></text:p>
      <text:p text:style-name="Text_20_body"><text:span text:style-name="T44">The </text:span><text:span text:style-name="T92">mac</text:span><text:span text:style-name="T44"> relies on the method described in </text:span><text:span text:style-name="CrossRef"><text:span text:style-name="T76"><text:reference-ref text:reference-format="text" text:ref-name="MACOperations">MAC Operations</text:reference-ref></text:span></text:span><text:span text:style-name="T44"><text:s/>where </text:span><text:span text:style-name="T43">Data</text:span><text:span text:style-name="T44"> is arranged as follows:</text:span></text:p>
      <text:p text:style-name="Text_20_body"><text:span text:style-name="T85"><text:tab/></text:span><text:span text:style-name="T5">Data</text:span><text:span text:style-name="T85"> = </text:span><text:span text:style-name="CrossRef"><text:span text:style-name="T76"><text:reference-ref text:reference-format="text" text:ref-name="eecert">End-Entity Certificate</text:reference-ref></text:span></text:span><text:span text:style-name="CrossRef"><text:span text:style-name="T18"><text:s/>|| </text:span></text:span><text:span text:style-name="CrossRef"><text:span text:style-name="T26">authorization</text:span></text:span></text:p>
      <text:p text:style-name="P44"><text:span text:style-name="T76"><text:line-break/>The new key </text:span><text:span text:style-name="T79">must</text:span><text:span text:style-name="T76"> be </text:span><text:span text:style-name="T3">fully provisioned</text:span><text:span text:style-name="T76"> (fitted with a certificate and optional attributes), </text:span><text:span text:style-name="T3">before</text:span><text:span text:style-name="T76"> this method is called. <text:s/>However, the new key </text:span><text:span text:style-name="T79">must not</text:span><text:span text:style-name="T76"> be PIN‑protected since it supposed to </text:span><text:span text:style-name="T3">inherit</text:span><text:span text:style-name="T76"> the old key's PIN protection scheme (if there is one). <text:s/>Inheritance does not mean “copying” but </text:span><text:span text:style-name="T3">linking</text:span><text:span text:style-name="T76"> the new key to an existing PIN object. <text:s/>See </text:span><text:span text:style-name="CrossRef"><text:span text:style-name="T76"><text:reference-ref text:reference-format="text" text:ref-name="key.protectionobjects">PIN and PUK Objects</text:reference-ref></text:span></text:span><text:span text:style-name="T76">.</text:span></text:p>
      <text:p text:style-name="Text_20_body"><text:span text:style-name="T82">An inherited </text:span><text:span text:style-name="T85">custom PIN protection scheme </text:span><text:span text:style-name="T37">must</text:span><text:span text:style-name="T85"> have its grouping attribute set to </text:span><text:span text:style-name="T88">shared</text:span><text:span text:style-name="T85"> (see </text:span><text:span text:style-name="CrossRef"><text:reference-ref text:reference-format="text" text:ref-name="pingrouping">PIN Grouping</text:reference-ref></text:span><text:span text:style-name="T85">).</text:span></text:p>
      <text:p text:style-name="Text_20_body"><text:span text:style-name="T85">A conforming SKS </text:span><text:span text:style-name="T39">must</text:span><text:span text:style-name="T85"> allow multiple </text:span><text:span text:style-name="T88">postCloneKeyProtection</text:span><text:span text:style-name="T85"> calls referring to the same </text:span><text:span text:style-name="T95">targetKeyHandle</text:span><text:span text:style-name="T85">.</text:span></text:p>
      <text:p text:style-name="Text_20_body"><text:span text:style-name="T85">Note that the </text:span><text:span text:style-name="T5">execution</text:span><text:span text:style-name="T85"> of this method </text:span><text:span text:style-name="T39">must</text:span><text:span text:style-name="T85"> be </text:span><text:span text:style-name="T5">deferred</text:span><text:span text:style-name="T85"> to </text:span><text:span text:style-name="CrossRef"><text:reference-ref text:reference-format="text" text:ref-name="closeProvisioningSession">closeProvisioningSession</text:reference-ref></text:span><text:span text:style-name="T85">.</text:span></text:p>
      <text:p text:style-name="P45"/>
      <text:p text:style-name="P45"/>
      <text:p text:style-name="P45"/>
      <text:p text:style-name="P45"/>
      <text:p text:style-name="P58">Continued on the next page...</text:p>
      <text:p text:style-name="Standard"/>
      <text:p text:style-name="Standard"/>
      <text:p text:style-name="P115">The following request shows how <text:span text:style-name="T88">postCloneKeyProtection</text:span> is integrated in the <text:span text:style-name="CrossRef"><text:reference-ref text:reference-format="text" text:ref-name="keygen2">KeyGen2</text:reference-ref></text:span><text:s/>protocol:<text:line-break/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80"><text:span text:style-name="T111">{</text:span><text:span text:style-name="T138"><text:line-break/></text:span><text:span text:style-name="T109">    </text:span><text:span text:style-name="T111">"</text:span><text:span text:style-name="T120">@context</text:span><text:span text:style-name="T111">": "</text:span><text:span text:style-name="T129">https://webpki.github.io/keygen2</text:span><text:span text:style-name="T111">",</text:span><text:span text:style-name="T138"><text:line-break/></text:span><text:span text:style-name="T109">    </text:span><text:span text:style-name="T111">"</text:span><text:span text:style-name="T120">@qualifier</text:span><text:span text:style-name="T111">": "</text:span><text:span text:style-name="T129">ProvisioningFinalizationRequest</text:span><text:span text:style-name="T111">",</text:span><text:span text:style-name="T138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86f4c20a3Iy83wJZoJMA3x_hZ2gKo</text:span><text:span text:style-name="T111">",</text:span><text:span text:style-name="T138"><text:line-break/></text:span><text:span text:style-name="T109">    </text:span><text:span text:style-name="T111">"</text:span><text:span text:style-name="T124">clientSessionId</text:span><text:span text:style-name="T111">": "</text:span><text:span text:style-name="T129">j3CcN3e8Ul5XKN1exKqcF19dBi8eGD78</text:span><text:span text:style-name="T111">",</text:span><text:span text:style-name="T138"><text:line-break/></text:span><text:span text:style-name="T109">    </text:span><text:span text:style-name="T111">"</text:span><text:span text:style-name="T124">IssuedCredentials</text:span><text:span text:style-name="T111">": [{</text:span><text:span text:style-name="T138"><text:line-break/></text:span><text:span text:style-name="T109">        </text:span><text:span text:style-name="T111">"</text:span><text:span text:style-name="T124">id</text:span><text:span text:style-name="T111">": "</text:span><text:span text:style-name="T129">Key.1</text:span><text:span text:style-name="T111">",</text:span><text:span text:style-name="T138"><text:line-break/></text:span><text:span text:style-name="T109">        </text:span><text:span text:style-name="T111">"</text:span><text:span text:style-name="T124">certificatePath</text:span><text:span text:style-name="T111">": [</text:span><text:span text:style-name="T138"><text:line-break/></text:span><text:span text:style-name="T109">            </text:span><text:span text:style-name="T111">"</text:span><text:span text:style-name="T129">MIIDajCCAlKgAwIBAgIGAUGG9MPKM . . . KUtYzmixtncrPb6NveG0x9yrothzHd9k"</text:span><text:span text:style-name="T138"><text:line-break/></text:span><text:span text:style-name="T109">        </text:span><text:span text:style-name="T111">],</text:span><text:span text:style-name="T138"><text:line-break/></text:span><text:span text:style-name="T109">        </text:span><text:span text:style-name="T111">"</text:span><text:span text:style-name="T124">mac</text:span><text:span text:style-name="T111">": "</text:span><text:span text:style-name="T129">zwGCYuuKoiLR5n_OyufcS1Z9sABX4W4dl2dRmyBd8gE"</text:span><text:span text:style-name="T111">,</text:span><text:span text:style-name="T138"><text:line-break/></text:span><text:span text:style-name="T109">        </text:span><text:span text:style-name="T111">"</text:span><text:span text:style-name="T124">cloneKeyProtection</text:span><text:span text:style-name="T111">": {</text:span><text:span text:style-name="T138"><text:line-break/></text:span><text:span text:style-name="T109">            </text:span><text:span text:style-name="T111">"</text:span><text:span text:style-name="T124">fingerPrint</text:span><text:span text:style-name="T111">": "</text:span><text:span text:style-name="T129">cnEQwI7hGtfqNgtXeCqG_dSN1KOkW1amRx2t6RcPQY0"</text:span><text:span text:style-name="T111">,</text:span><text:span text:style-name="T138"><text:line-break/></text:span><text:span text:style-name="T109">            </text:span><text:span text:style-name="T111">"</text:span><text:span text:style-name="T124">serverSessionId</text:span><text:span text:style-name="T111">": "</text:span><text:span text:style-name="T129">14186f4bfeeibYVPx01l0VbbqspZ0NAY</text:span><text:span text:style-name="T111">",</text:span><text:span text:style-name="T138"><text:line-break/></text:span><text:span text:style-name="T109">            </text:span><text:span text:style-name="T111">"</text:span><text:span text:style-name="T124">clientSessionId</text:span><text:span text:style-name="T111">": "</text:span><text:span text:style-name="T129">uENhOyeLZjhXo9CT5dqdTC0H4LtEEDqm</text:span><text:span text:style-name="T111">",</text:span><text:span text:style-name="T138"><text:line-break/></text:span><text:span text:style-name="T109">            </text:span><text:span text:style-name="T111">"</text:span><text:span text:style-name="T124">authorization</text:span><text:span text:style-name="T111">": "</text:span><text:span text:style-name="T129">MEYCIQC5BTwVz8VbrwPo7ujLx . . . HJzsDemjamO6r9yyR15Cw241w</text:span><text:span text:style-name="T111">",</text:span><text:span text:style-name="T138"><text:line-break/></text:span><text:span text:style-name="T109">            </text:span><text:span text:style-name="T111">"</text:span><text:span text:style-name="T124">mac</text:span><text:span text:style-name="T111">": "</text:span><text:span text:style-name="T129">yViSzGjcqnVpAvkLzkxs5QwoccX-3lVr3_2lbdWJjOg"</text:span><text:span text:style-name="T138"><text:line-break/></text:span><text:span text:style-name="T109">        </text:span><text:span text:style-name="T111">}</text:span><text:span text:style-name="T138"><text:line-break/></text:span><text:span text:style-name="T109">    </text:span><text:span text:style-name="T111">}],</text:span><text:span text:style-name="T138"><text:line-break/></text:span><text:span text:style-name="T109"> <text:s text:c="2"/> </text:span><text:span text:style-name="T111">"</text:span><text:span text:style-name="T124">sessionCloseData</text:span><text:span text:style-name="T111">": {</text:span></text:p>
            <text:p text:style-name="P77"><text:span text:style-name="T115">     <text:s text:c="3"/></text:span><text:span text:style-name="T114">"</text:span><text:span text:style-name="T126">nonce</text:span><text:span text:style-name="T114">": "</text:span><text:span text:style-name="T133">NajebxXBmgs1oNj81KzrQBNiAMts-I90kCMJ41QdZhI"</text:span><text:span text:style-name="T114">,</text:span><text:span text:style-name="T139"><text:line-break/></text:span><text:span text:style-name="T115">    <text:s text:c="3"/> </text:span><text:span text:style-name="T114">"</text:span><text:span text:style-name="T126">mac</text:span><text:span text:style-name="T114">": "</text:span><text:span text:style-name="T133">DvhtwgO7fnasR-gouyiReoFGDH2w4Sj6RWZ9SlWJeDQ"</text:span></text:p>
            <text:p text:style-name="P80"><text:span text:style-name="T129"><text:s text:c="4"/>}</text:span><text:span text:style-name="T138"><text:line-break/></text:span><text:span text:style-name="T111">}</text:span><text:span text:style-name="T138"> </text:span></text:p>
          </table:table-cell>
        </table:table-row>
      </table:table>
      <text:p text:style-name="Text_20_body"/>
      <text:p text:style-name="P53"><text:span text:style-name="T44">Before invoking </text:span><text:span text:style-name="T92">postCloneKeyProtection</text:span><text:span text:style-name="T44"> the provisioning middleware must perform the same steps as for </text:span><text:span text:style-name="CrossRef"><text:span text:style-name="T76"><text:reference-ref text:reference-format="text" text:ref-name="pp.delkey">postDeleteKey</text:reference-ref></text:span></text:span><text:span text:style-name="T44">.</text:span></text:p>
      <text:p text:style-name="P53"><text:span text:style-name="T92">keyHandle</text:span><text:span text:style-name="T44"> is the handle associated with the issued credential embedding the </text:span><text:span text:style-name="T92">cloneKeyProtection</text:span><text:span text:style-name="T44"> operation.</text:span></text:p>
      <text:h text:style-name="P190" text:outline-level="3"><text:bookmark-start text:name="__RefHeading__15307_972012461"/><text:reference-mark-start text:name="enum.keys"/>enumerateKeys<text:reference-mark-end text:name="enum.keys"/> [70]<text:bookmark-end text:name="__RefHeading__15307_972012461"/></text:h>
      <text:p text:style-name="Text_20_body">Input</text:p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15">Name</text:p>
          </table:table-cell>
          <table:table-cell table:style-name="Table80.A1" office:value-type="string">
            <text:p text:style-name="P15">Type</text:p>
          </table:table-cell>
          <table:table-cell table:style-name="Table80.C1" office:value-type="string">
            <text:p text:style-name="P15">Description</text:p>
          </table:table-cell>
        </table:table-row>
        <table:table-row table:style-name="Table80.2">
          <table:table-cell table:style-name="Table80.A2" office:value-type="string">
            <text:p text:style-name="P18">keyHandle</text:p>
          </table:table-cell>
          <table:table-cell table:style-name="Table80.A2" office:value-type="string">
            <text:p text:style-name="P3">uint</text:p>
          </table:table-cell>
          <table:table-cell table:style-name="Table8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5">Name</text:p>
          </table:table-cell>
          <table:table-cell table:style-name="Table81.A1" office:value-type="string">
            <text:p text:style-name="P15">Type</text:p>
          </table:table-cell>
          <table:table-cell table:style-name="Table81.C1" office:value-type="string">
            <text:p text:style-name="P15">Description</text:p>
          </table:table-cell>
        </table:table-row>
        <table:table-row table:style-name="Table81.2">
          <table:table-cell table:style-name="Table81.A2" office:value-type="string">
            <text:p text:style-name="P18">status</text:p>
          </table:table-cell>
          <table:table-cell table:style-name="Table81.A2" office:value-type="string">
            <text:p text:style-name="P3">byte</text:p>
          </table:table-cell>
          <table:table-cell table:style-name="Table8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1.2">
          <table:table-cell table:style-name="Table81.A2" office:value-type="string">
            <text:p text:style-name="P18">keyHandle</text:p>
          </table:table-cell>
          <table:table-cell table:style-name="Table81.A2" office:value-type="string">
            <text:p text:style-name="P3">uint</text:p>
          </table:table-cell>
          <table:table-cell table:style-name="Table81.C2" office:value-type="string">
            <text:p text:style-name="P2">Output enumeration handle</text:p>
          </table:table-cell>
        </table:table-row>
        <table:table-row table:style-name="Table81.2">
          <table:table-cell table:style-name="Table81.C2" table:number-columns-spanned="3" office:value-type="string">
            <text:p text:style-name="P19"><text:span text:style-name="T66">The following element </text:span><text:span text:style-name="T65">must not</text:span><text:span text:style-name="T66"> be present if the returned </text:span>keyHandle<text:span text:style-name="T59"> = 0</text:span></text:p>
          </table:table-cell>
          <table:covered-table-cell/>
          <table:covered-table-cell/>
        </table:table-row>
        <table:table-row table:style-name="Table81.2">
          <table:table-cell table:style-name="Table81.A2" office:value-type="string">
            <text:p text:style-name="P18">provisioningHandle</text:p>
          </table:table-cell>
          <table:table-cell table:style-name="Table81.A2" office:value-type="string">
            <text:p text:style-name="P3">uint</text:p>
          </table:table-cell>
          <table:table-cell table:style-name="Table81.C2" office:value-type="string">
            <text:p text:style-name="P2">Handle to the associated provisioning session object</text:p>
          </table:table-cell>
        </table:table-row>
      </table:table>
      <text:p text:style-name="P53"/>
      <text:p text:style-name="P53"><text:span text:style-name="T96">enumerateKeys</text:span> enumerate keys for <text:span text:style-name="T3">closed</text:span> provisioning sessions. <text:s/>Closed provisioning session means that the key is ready for usage by <text:span text:style-name="T3">applications</text:span>.</text:p>
      <text:p text:style-name="P53">The input <text:span text:style-name="T92">keyHandle</text:span><text:span text:style-name="T51"> </text:span><text:span text:style-name="T55">must</text:span><text:span text:style-name="T51"> initially be set to 0 to start an enumeration round.</text:span></text:p>
      <text:p text:style-name="P53"><text:span text:style-name="T51">Succeeding calls </text:span><text:span text:style-name="T55">must</text:span><text:span text:style-name="T51"> use the output </text:span><text:span text:style-name="T92">keyHandle</text:span><text:span text:style-name="T51"> as input to the next call.</text:span></text:p>
      <text:p text:style-name="P75"><text:span text:style-name="T51">When </text:span><text:span text:style-name="T92">enumerateKeys</text:span><text:span text:style-name="T44"> returns with a </text:span><text:span text:style-name="T92">keyHandle</text:span><text:span text:style-name="T44"> = 0 there are no more key objects to read.</text:span></text:p>
      <text:h text:style-name="P190" text:outline-level="3"><text:bookmark-start text:name="__RefHeading__15309_972012461"/><text:reference-mark-start text:name="get.key.attr"/>getKeyAttributes<text:reference-mark-end text:name="get.key.attr"/> [71]<text:bookmark-end text:name="__RefHeading__15309_972012461"/>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5">Name</text:p>
          </table:table-cell>
          <table:table-cell table:style-name="Table36.A1" office:value-type="string">
            <text:p text:style-name="P15">Type</text:p>
          </table:table-cell>
          <table:table-cell table:style-name="Table36.C1" office:value-type="string">
            <text:p text:style-name="P15">Description</text:p>
          </table:table-cell>
        </table:table-row>
        <table:table-row table:style-name="Table36.2">
          <table:table-cell table:style-name="Table36.A2" office:value-type="string">
            <text:p text:style-name="P18">keyHandle</text:p>
          </table:table-cell>
          <table:table-cell table:style-name="Table36.A2" office:value-type="string">
            <text:p text:style-name="P3">u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5">Name</text:p>
          </table:table-cell>
          <table:table-cell table:style-name="Table37.A1" office:value-type="string">
            <text:p text:style-name="P15">Type</text:p>
          </table:table-cell>
          <table:table-cell table:style-name="Table37.C1" table:number-columns-spanned="2" office:value-type="string">
            <text:p text:style-name="P15">Description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8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8">symmetricKeyLength</text:p>
          </table:table-cell>
          <table:table-cell table:style-name="Table37.A2" office:value-type="string">
            <text:p text:style-name="P3">ushort</text:p>
          </table:table-cell>
          <table:table-cell table:style-name="Table37.C2" table:number-columns-spanned="2" office:value-type="string">
            <text:p text:style-name="P2">Length of symmetric key in <text:span text:style-name="T3">bytes</text:span>. <text:s/>If <text:span text:style-name="T88">symmetricKeyLength</text:span> &gt; 0 the active key is symmetric. <text:s/>See <text:span text:style-name="CrossRef"><text:reference-ref text:reference-format="text" text:ref-name="setpiggybacked">impor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8">certificate...</text:p>
          </table:table-cell>
          <table:table-cell table:style-name="Table37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37.C2" table:number-columns-spanned="2" office:value-type="string">
            <text:p text:style-name="P86"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8">app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3" table:number-columns-spanned="2" office:value-type="string">
            <text:p text:style-name="Standard"><text:span text:style-name="T55">‎</text:span>See <text:span text:style-name="CrossRef"><text:reference-ref text:reference-format="text" text:ref-name="createKeyPair">createKeyEntr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8">friendlyName</text:p>
          </table:table-cell>
          <table:table-cell table:style-name="Table37.A2" office:value-type="string">
            <text:p text:style-name="P14">string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8">endorsedAlgorithm...</text:p>
          </table:table-cell>
          <table:table-cell table:style-name="Table37.A2" office:value-type="string">
            <text:p text:style-name="P3">uri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8">type...</text:p>
          </table:table-cell>
          <table:table-cell table:style-name="Table37.A2" office:value-type="string">
            <text:p text:style-name="P14">uri</text:p>
          </table:table-cell>
          <table:table-cell table:style-name="Table37.A2" office:value-type="string">
            <text:p text:style-name="Standard"><text:span text:style-name="T45">List of 0-255 e</text:span><text:span text:style-name="T150">xtension </text:span><text:span text:style-name="T93">type</text:span><text:span text:style-name="T150"> URIs</text:span></text:p>
          </table:table-cell>
          <table:table-cell table:style-name="Table37.C2" office:value-type="string">
            <text:p text:style-name="Standard">S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P53"/>
      <text:p text:style-name="P53"><text:span text:style-name="T96">getKeyAttributes</text:span> returns attribute data for provisioned keys.</text:p>
      <text:p text:style-name="P53">For asymmetric keys the public key of the <text:span text:style-name="CrossRef"><text:reference-ref text:reference-format="text" text:ref-name="eecert">End-Entity Certificate</text:reference-ref></text:span><text:s/>signifies RSA or EC algorithm.</text:p>
      <text:p text:style-name="Standard"><text:span text:style-name="T41">See also </text:span><text:span text:style-name="CrossRef"><text:reference-ref text:reference-format="text" text:ref-name="getkeyprotectiondata">getKeyProtectionInfo</text:reference-ref></text:span>.</text:p>
      <text:h text:style-name="P190" text:outline-level="3"><text:bookmark-start text:name="__RefHeading__15311_972012461"/><text:reference-mark-start text:name="getkeyprotectiondata"/>getKeyProtectionInfo<text:reference-mark-end text:name="getkeyprotectiondata"/> [72]<text:bookmark-end text:name="__RefHeading__15311_972012461"/>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5">Name</text:p>
          </table:table-cell>
          <table:table-cell table:style-name="Table55.A1" office:value-type="string">
            <text:p text:style-name="P15">Type</text:p>
          </table:table-cell>
          <table:table-cell table:style-name="Table55.C1" office:value-type="string">
            <text:p text:style-name="P15">Description</text:p>
          </table:table-cell>
        </table:table-row>
        <table:table-row table:style-name="Table55.2">
          <table:table-cell table:style-name="Table55.A2" office:value-type="string">
            <text:p text:style-name="P18">keyHandle</text:p>
          </table:table-cell>
          <table:table-cell table:style-name="Table55.A2" office:value-type="string">
            <text:p text:style-name="P3">u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5">Name</text:p>
          </table:table-cell>
          <table:table-cell table:style-name="Table56.A1" office:value-type="string">
            <text:p text:style-name="P15">Type</text:p>
          </table:table-cell>
          <table:table-cell table:style-name="Table56.C1" office:value-type="string">
            <text:p text:style-name="P15">Description</text:p>
          </table:table-cell>
        </table:table-row>
        <table:table-row table:style-name="Table56.2">
          <table:table-cell table:style-name="Table56.A2" office:value-type="string">
            <text:p text:style-name="P18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8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1">See </text:span><text:span text:style-name="CrossRef"><text:span text:style-name="T41"><text:reference-ref text:reference-format="text" text:ref-name="prot.status">protectionStatus</text:reference-ref></text:span></text:span><text:s/>table on the next page</text:p>
          </table:table-cell>
        </table:table-row>
        <table:table-row table:style-name="Table56.2">
          <table:table-cell table:style-name="Table56.A2" office:value-type="string">
            <text:p text:style-name="P18">pukForma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1">Copy of </text:span><text:span text:style-name="T95">format</text:span> defined by <text:span text:style-name="CrossRef"><text:span text:style-name="T41"><text:reference-ref text:reference-format="text" text:ref-name="createPUKPolicy">createPukPolicy</text:reference-ref></text:span></text:span><text:s/>[1]</text:p>
          </table:table-cell>
        </table:table-row>
        <table:table-row table:style-name="Table56.2">
          <table:table-cell table:style-name="Table56.A2" office:value-type="string">
            <text:p text:style-name="P18">pukRetryLimi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41">Copy of </text:span><text:span text:style-name="T95">retryLimit</text:span> defined by <text:span text:style-name="CrossRef"><text:span text:style-name="T41"><text:reference-ref text:reference-format="text" text:ref-name="createPUKPolicy">createPukPolicy</text:reference-ref></text:span></text:span><text:s/>[1]</text:p>
          </table:table-cell>
        </table:table-row>
        <table:table-row table:style-name="Table56.2">
          <table:table-cell table:style-name="Table56.A2" office:value-type="string">
            <text:p text:style-name="P18">pukErrorCoun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41">Current PUK error count for keys protected by</text:span> a local PUK policy object [1]</text:p>
          </table:table-cell>
        </table:table-row>
        <table:table-row table:style-name="Table56.2">
          <table:table-cell table:style-name="Table56.A2" office:value-type="string">
            <text:p text:style-name="P18">userDefined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9" office:value-type="string">
            <text:p text:style-name="Standard">Copies of the corresponding <text:span text:style-name="CrossRef"><text:reference-ref text:reference-format="text" text:ref-name="createPINPolicy">createPinPolicy</text:reference-ref></text:span><text:s/>parameters for keys protected by a local PIN policy object [1]</text:p>
          </table:table-cell>
        </table:table-row>
        <table:table-row table:style-name="Table56.2">
          <table:table-cell table:style-name="Table56.A2" office:value-type="string">
            <text:p text:style-name="P18">userModifi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8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8">retryLimit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8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8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8">minLength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8">maxLength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8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8">pinErrorCoun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41">Current PIN error count for keys protected by</text:span> a local PIN policy object [1]</text:p>
            <text:p text:style-name="Standard"><text:span text:style-name="T41">See </text:span><text:span text:style-name="CrossRef"><text:reference-ref text:reference-format="text" text:ref-name="prot.status">protectionStatus</text:reference-ref></text:span><text:s/>table on the next page</text:p>
          </table:table-cell>
        </table:table-row>
        <table:table-row table:style-name="Table56.2">
          <table:table-cell table:style-name="Table56.A2" office:value-type="string">
            <text:p text:style-name="P18">enablePinCaching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4" office:value-type="string">
            <text:p text:style-name="Standard"><text:span text:style-name="T41">Exact copies of the corresponding </text:span><text:span text:style-name="CrossRef"><text:span text:style-name="T41"><text:reference-ref text:reference-format="text" text:ref-name="createKeyPair">createKeyEntry</text:reference-ref></text:span></text:span><text:span text:style-name="T41"><text:s/>parameters</text:span></text:p>
          </table:table-cell>
        </table:table-row>
        <table:table-row table:style-name="Table56.2">
          <table:table-cell table:style-name="Table56.A2" office:value-type="string">
            <text:p text:style-name="P18">biometric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8">export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8">delete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8"><text:reference-mark-start text:name="priv.key.bck"/>keyBackup<text:reference-mark-end text:name="priv.key.bck"/>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1">Tells if there exists a </text:span><text:span text:style-name="T42">copy</text:span><text:span text:style-name="T41"> of the key. <text:s/>See </text:span><text:span text:style-name="CrossRef"><text:span text:style-name="T41"><text:reference-ref text:reference-format="text" text:ref-name="key.bck.2">keyBackup</text:reference-ref></text:span></text:span><text:s/>table on the next page</text:p>
          </table:table-cell>
        </table:table-row>
      </table:table>
      <text:p text:style-name="P53"/>
      <text:p text:style-name="P53"><text:span text:style-name="T96">getKeyProtectionInfo</text:span> returns information about the protection scheme for a key including possible biometric options. <text:s/>In addition, the call retrieves the current protection status for the key.</text:p>
      <text:p text:style-name="P53">Note 1: Fields <text:span text:style-name="T37">must</text:span> be set to zero if they do not apply to the key in question.</text:p>
      <text:p text:style-name="Text_20_body"/>
      <text:p text:style-name="Text_20_body"/>
      <text:p text:style-name="Text_20_body"/>
      <text:p text:style-name="Text_20_body"/>
      <text:p text:style-name="P67">Continued on the next page...</text:p>
      <text:p text:style-name="P89"/>
      <text:p text:style-name="P115"><text:span text:style-name="T44">The following table illustrates how the </text:span><text:reference-mark-start text:name="prot.status"/><text:span text:style-name="T92">protectionStatus</text:span><text:reference-mark-end text:name="prot.status"/><text:span text:style-name="T44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column table:style-name="Table57.C"/>
        <table:table-row table:style-name="Table57.1">
          <table:table-cell table:style-name="Table57.A1" office:value-type="string">
            <text:p text:style-name="P15">Name</text:p>
          </table:table-cell>
          <table:table-cell table:style-name="Table57.A1" office:value-type="string">
            <text:p text:style-name="P15">Value</text:p>
          </table:table-cell>
          <table:table-cell table:style-name="Table57.C1" office:value-type="string">
            <text:p text:style-name="P15">Description</text:p>
          </table:table-cell>
        </table:table-row>
        <table:table-row table:style-name="Table57.2">
          <table:table-cell table:style-name="Table57.A2" office:value-type="string">
            <text:p text:style-name="P101">PIN_PROTECTED</text:p>
          </table:table-cell>
          <table:table-cell table:style-name="Table57.A2" office:value-type="string">
            <text:p text:style-name="P104">0x01</text:p>
          </table:table-cell>
          <table:table-cell table:style-name="Table57.C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string">
            <text:p text:style-name="P101">PUK_PROTECTED</text:p>
          </table:table-cell>
          <table:table-cell table:style-name="Table57.A2" office:value-type="string">
            <text:p text:style-name="P104">0x02</text:p>
          </table:table-cell>
          <table:table-cell table:style-name="Table57.C2" office:value-type="string">
            <text:p text:style-name="Standard">The key is protected by a local PUK policy object. <text:s/>This bit <text:span text:style-name="T78">must</text:span> be <text:span text:style-name="T3">combined</text:span> with bit <text:span text:style-name="T88">PIN_PROTECTED</text:span></text:p>
          </table:table-cell>
        </table:table-row>
        <table:table-row table:style-name="Table57.2">
          <table:table-cell table:style-name="Table57.A2" office:value-type="string">
            <text:p text:style-name="P101">PIN_BLOCKED</text:p>
          </table:table-cell>
          <table:table-cell table:style-name="Table57.A2" office:value-type="string">
            <text:p text:style-name="P104">0x04</text:p>
          </table:table-cell>
          <table:table-cell table:style-name="Table57.C2" office:value-type="string">
            <text:p text:style-name="Standard">The key has locked-up due to PIN errors.<text:span text:style-name="T85"> <text:s/>This bit </text:span><text:span text:style-name="T78">must</text:span><text:span text:style-name="T36"> </text:span>be <text:span text:style-name="T3">combined</text:span> with bit <text:span text:style-name="T88">PIN_PROTECTED</text:span></text:p>
          </table:table-cell>
        </table:table-row>
        <table:table-row table:style-name="Table57.2">
          <table:table-cell table:style-name="Table57.A2" office:value-type="string">
            <text:p text:style-name="P101">PUK_BLOCKED</text:p>
          </table:table-cell>
          <table:table-cell table:style-name="Table57.A2" office:value-type="string">
            <text:p text:style-name="P104">0x08</text:p>
          </table:table-cell>
          <table:table-cell table:style-name="Table57.C2" office:value-type="string">
            <text:p text:style-name="Standard">The key has locked-up due to PUK errors.<text:span text:style-name="T85"> <text:s/>This bit </text:span><text:span text:style-name="T78">must</text:span><text:span text:style-name="T36"> </text:span>be <text:span text:style-name="T3">combined</text:span> with bit <text:span text:style-name="T88">PUK_PROTECTED</text:span></text:p>
          </table:table-cell>
        </table:table-row>
        <table:table-row table:style-name="Table57.2">
          <table:table-cell table:style-name="Table57.A2" office:value-type="string">
            <text:p text:style-name="P101">DEVICE_PIN</text:p>
          </table:table-cell>
          <table:table-cell table:style-name="Table57.A2" office:value-type="string">
            <text:p text:style-name="P104">0x10</text:p>
          </table:table-cell>
          <table:table-cell table:style-name="Table57.C2" office:value-type="string">
            <text:p text:style-name="Standard">The key is protected by a device PIN. <text:s/>Information about device PINs is out of scope for the SKS API.<text:span text:style-name="T85"> <text:s/>This bit </text:span><text:span text:style-name="T78">must </text:span>be the only active bit if applicable</text:p>
          </table:table-cell>
        </table:table-row>
      </table:table>
      <text:p text:style-name="Text_20_body"/>
      <text:p text:style-name="P56">If all bits are zero the key is not PIN protected.</text:p>
      <text:p text:style-name="Standard"><text:span text:style-name="T44"><text:line-break/>The following table illustrates how the </text:span><text:reference-mark-start text:name="key.bck.2"/><text:span text:style-name="T92">keyBackup</text:span><text:reference-mark-end text:name="key.bck.2"/><text:span text:style-name="T44"> bit field should be interpreted:<text:line-break/></text:span></text:p>
      <table:table table:name="Table112" table:style-name="Table112">
        <table:table-column table:style-name="Table112.A"/>
        <table:table-column table:style-name="Table112.B"/>
        <table:table-column table:style-name="Table112.C"/>
        <table:table-row table:style-name="Table112.1">
          <table:table-cell table:style-name="Table112.A1" office:value-type="string">
            <text:p text:style-name="P15">Name</text:p>
          </table:table-cell>
          <table:table-cell table:style-name="Table112.A1" office:value-type="string">
            <text:p text:style-name="P15">Value</text:p>
          </table:table-cell>
          <table:table-cell table:style-name="Table112.C1" office:value-type="string">
            <text:p text:style-name="P15">Description</text:p>
          </table:table-cell>
        </table:table-row>
        <table:table-row table:style-name="Table112.2">
          <table:table-cell table:style-name="Table112.A2" office:value-type="string">
            <text:p text:style-name="P103">IMPORTED</text:p>
          </table:table-cell>
          <table:table-cell table:style-name="Table112.A2" office:value-type="string">
            <text:p text:style-name="P104">0x01</text:p>
          </table:table-cell>
          <table:table-cell table:style-name="Table112.C2" office:value-type="string">
            <text:p text:style-name="Table_20_Contents"><text:span text:style-name="T41">The IMPORTED bit </text:span><text:span text:style-name="T37">must</text:span> be set if the key has been supplied through <text:span text:style-name="CrossRef"><text:span text:style-name="T41"><text:reference-ref text:reference-format="text" text:ref-name="restorePrivateKey">importPrivateKey</text:reference-ref></text:span></text:span><text:s/>or <text:span text:style-name="CrossRef"><text:span text:style-name="T41"><text:reference-ref text:reference-format="text" text:ref-name="setpiggybacked">importSymmetricKey</text:reference-ref></text:span></text:span></text:p>
          </table:table-cell>
        </table:table-row>
        <table:table-row table:style-name="Table112.3">
          <table:table-cell table:style-name="Table112.A2" office:value-type="string">
            <text:p text:style-name="P103">EXPORTED</text:p>
          </table:table-cell>
          <table:table-cell table:style-name="Table112.A2" office:value-type="string">
            <text:p text:style-name="P104">0x02</text:p>
          </table:table-cell>
          <table:table-cell table:style-name="Table112.C2" office:value-type="string">
            <text:p text:style-name="Table_20_Contents"><text:span text:style-name="T41">The EXPORTED bit </text:span><text:span text:style-name="T37">must</text:span> be set if the key has been subject to an <text:span text:style-name="CrossRef"><text:span text:style-name="T41"><text:reference-ref text:reference-format="text" text:ref-name="exportkey">exportKey</text:reference-ref></text:span></text:span><text:s/>operation</text:p>
          </table:table-cell>
        </table:table-row>
      </table:table>
      <text:p text:style-name="Text_20_body"/>
      <text:p text:style-name="P56"/>
      <text:h text:style-name="P190" text:outline-level="3"><text:bookmark-start text:name="__RefHeading__15313_972012461"/><text:reference-mark-start text:name="enumerateExtensions"/>getExtension<text:reference-mark-end text:name="enumerateExtensions"/> [73]<text:bookmark-end text:name="__RefHeading__15313_972012461"/>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5">Name</text:p>
          </table:table-cell>
          <table:table-cell table:style-name="Table58.A1" office:value-type="string">
            <text:p text:style-name="P15">Type</text:p>
          </table:table-cell>
          <table:table-cell table:style-name="Table58.C1" office:value-type="string">
            <text:p text:style-name="P15">Description</text:p>
          </table:table-cell>
        </table:table-row>
        <table:table-row table:style-name="Table58.2">
          <table:table-cell table:style-name="Table58.A2" office:value-type="string">
            <text:p text:style-name="P18">keyHandle</text:p>
          </table:table-cell>
          <table:table-cell table:style-name="Table58.A2" office:value-type="string">
            <text:p text:style-name="P3">u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8">type</text:p>
          </table:table-cell>
          <table:table-cell table:style-name="Table58.A2" office:value-type="string">
            <text:p text:style-name="P3">uri</text:p>
          </table:table-cell>
          <table:table-cell table:style-name="Table58.C2" office:value-type="string">
            <text:p text:style-name="P30"><text:span text:style-name="T150">Type URI.</text:span><text:span text:style-name="T149"> <text:s/>S</text:span>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5">Name</text:p>
          </table:table-cell>
          <table:table-cell table:style-name="Table59.A1" office:value-type="string">
            <text:p text:style-name="P15">Type</text:p>
          </table:table-cell>
          <table:table-cell table:style-name="Table59.C1" office:value-type="string">
            <text:p text:style-name="P15">Description</text:p>
          </table:table-cell>
        </table:table-row>
        <table:table-row table:style-name="Table59.2">
          <table:table-cell table:style-name="Table59.A2" office:value-type="string">
            <text:p text:style-name="P18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8">sub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86"><text:span text:style-name="T85">Exact copies of the corresponding </text:span><text:span text:style-name="CrossRef"><text:reference-ref text:reference-format="text" text:ref-name="addextensiondata">addExtension</text:reference-ref></text:span><text:span text:style-name="T85"><text:s/>parameters</text:span></text:p>
          </table:table-cell>
        </table:table-row>
        <table:table-row table:style-name="Table59.2">
          <table:table-cell table:style-name="Table59.A2" office:value-type="string">
            <text:p text:style-name="P18">qualifier</text:p>
          </table:table-cell>
          <table:table-cell table:style-name="Table59.A2" office:value-type="string">
            <text:p text:style-name="P14">string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8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53"/>
      <text:p text:style-name="P53"><text:span text:style-name="T96">getExtension</text:span> returns a typed extension object associated with a key.</text:p>
      <text:p text:style-name="P53">Note that encrypted extensions are decrypted during provisioning.</text:p>
      <text:p text:style-name="P53">If the extension is intended to be consumed by the SKS, <text:span text:style-name="T95">extensionData</text:span> <text:span text:style-name="T37">must</text:span> be returned as a zero-length array.</text:p>
      <text:p text:style-name="P53">If the requested extension <text:span text:style-name="T90">type</text:span> doesn't exist, the status<text:span text:style-name="T59"> </text:span><text:span text:style-name="CrossRef"><text:span text:style-name="T76"><text:reference-ref text:reference-format="text" text:ref-name="error_option">ERROR_OPTION</text:reference-ref></text:span></text:span><text:span text:style-name="T59"><text:s/></text:span><text:span text:style-name="T63">must</text:span><text:span text:style-name="T59"> be returned.</text:span></text:p>
      <text:h text:style-name="P190" text:outline-level="3"><text:bookmark-start text:name="__RefHeading__15315_972012461"/><text:reference-mark-start text:name="set.property"/>setProperty<text:reference-mark-end text:name="set.property"/> [74]<text:bookmark-end text:name="__RefHeading__15315_972012461"/></text:h>
      <text:p text:style-name="Text_20_body">Input</text:p>
      <table:table table:name="Table94" table:style-name="Table94">
        <table:table-column table:style-name="Table94.A"/>
        <table:table-column table:style-name="Table94.B"/>
        <table:table-column table:style-name="Table94.C"/>
        <table:table-row table:style-name="Table94.1">
          <table:table-cell table:style-name="Table94.A1" office:value-type="string">
            <text:p text:style-name="P15">Name</text:p>
          </table:table-cell>
          <table:table-cell table:style-name="Table94.A1" office:value-type="string">
            <text:p text:style-name="P15">Type</text:p>
          </table:table-cell>
          <table:table-cell table:style-name="Table94.C1" office:value-type="string">
            <text:p text:style-name="P15">Description</text:p>
          </table:table-cell>
        </table:table-row>
        <table:table-row table:style-name="Table94.2">
          <table:table-cell table:style-name="Table94.A2" office:value-type="string">
            <text:p text:style-name="P18">keyHandle</text:p>
          </table:table-cell>
          <table:table-cell table:style-name="Table94.A2" office:value-type="string">
            <text:p text:style-name="P3">uint</text:p>
          </table:table-cell>
          <table:table-cell table:style-name="Table94.C2" office:value-type="string">
            <text:p text:style-name="P2">Local handle to the target key</text:p>
          </table:table-cell>
        </table:table-row>
        <table:table-row table:style-name="Table94.2">
          <table:table-cell table:style-name="Table94.A2" office:value-type="string">
            <text:p text:style-name="P18">type</text:p>
          </table:table-cell>
          <table:table-cell table:style-name="Table94.A2" office:value-type="string">
            <text:p text:style-name="P3">uri</text:p>
          </table:table-cell>
          <table:table-cell table:style-name="Table94.C2" office:value-type="string">
            <text:p text:style-name="P30"><text:span text:style-name="T84">Type URI which </text:span><text:span text:style-name="T77">must</text:span> identify a <text:span text:style-name="T95">properties</text:span> extension. <text:s/>See <text:span text:style-name="CrossRef"><text:reference-ref text:reference-format="text" text:ref-name="propertybag">propertyBags</text:reference-ref></text:span><text:span text:style-name="CrossRef"><text:s/></text:span></text:p>
          </table:table-cell>
        </table:table-row>
        <table:table-row table:style-name="Table94.2">
          <table:table-cell table:style-name="Table94.A2" office:value-type="string">
            <text:p text:style-name="P18">name</text:p>
          </table:table-cell>
          <table:table-cell table:style-name="Table94.A2" office:value-type="string">
            <text:p text:style-name="P14">string</text:p>
          </table:table-cell>
          <table:table-cell table:style-name="Table94.C2" office:value-type="string">
            <text:p text:style-name="P30">Property name. <text:s/>String of 1-255 <text:span text:style-name="T3">characters</text:span></text:p>
          </table:table-cell>
        </table:table-row>
        <table:table-row table:style-name="Table94.2">
          <table:table-cell table:style-name="Table94.A2" office:value-type="string">
            <text:p text:style-name="P18">value</text:p>
          </table:table-cell>
          <table:table-cell table:style-name="Table94.A2" office:value-type="string">
            <text:p text:style-name="P3">string</text:p>
          </table:table-cell>
          <table:table-cell table:style-name="Table94.C2" office:value-type="string">
            <text:p text:style-name="P30">Property value. <text:s/>Note <text:span text:style-name="CrossRef"><text:reference-ref text:reference-format="text" text:ref-name="extensiondata">extensionData</text:reference-ref></text:span><text:span text:style-name="CrossRef"><text:span text:style-name="T9"><text:s/>size limit</text:span></text:span></text:p>
          </table:table-cell>
        </table:table-row>
      </table:table>
      <text:p text:style-name="Text_20_body"/>
      <text:p text:style-name="Text_20_body">Output</text:p>
      <table:table table:name="Table95" table:style-name="Table95">
        <table:table-column table:style-name="Table95.A"/>
        <table:table-column table:style-name="Table95.B"/>
        <table:table-column table:style-name="Table95.C"/>
        <table:table-row table:style-name="Table95.1">
          <table:table-cell table:style-name="Table95.A1" office:value-type="string">
            <text:p text:style-name="P15">Name</text:p>
          </table:table-cell>
          <table:table-cell table:style-name="Table95.A1" office:value-type="string">
            <text:p text:style-name="P15">Type</text:p>
          </table:table-cell>
          <table:table-cell table:style-name="Table95.C1" office:value-type="string">
            <text:p text:style-name="P15">Description</text:p>
          </table:table-cell>
        </table:table-row>
        <table:table-row table:style-name="Table95.2">
          <table:table-cell table:style-name="Table95.A2" office:value-type="string">
            <text:p text:style-name="P18">status</text:p>
          </table:table-cell>
          <table:table-cell table:style-name="Table95.A2" office:value-type="string">
            <text:p text:style-name="P3">byte</text:p>
          </table:table-cell>
          <table:table-cell table:style-name="Table9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3"/>
      <text:p text:style-name="Text_20_body"><text:span text:style-name="T96">setProperty</text:span> sets a named property value in a <text:span text:style-name="T95">properties</text:span> collection linked to a key.</text:p>
      <text:p text:style-name="Text_20_body">If the named property does not exist or is not <text:span text:style-name="T3">writable</text:span>, an error <text:span text:style-name="T36">must</text:span> be returned.</text:p>
      <text:h text:style-name="P190" text:outline-level="3"><text:bookmark-start text:name="__RefHeading__15317_972012461"/><text:reference-mark-start text:name="deletekey"/>deleteKey<text:reference-mark-end text:name="deletekey"/> [80]<text:bookmark-end text:name="__RefHeading__15317_972012461"/>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5">Name</text:p>
          </table:table-cell>
          <table:table-cell table:style-name="Table60.A1" office:value-type="string">
            <text:p text:style-name="P15">Type</text:p>
          </table:table-cell>
          <table:table-cell table:style-name="Table60.C1" office:value-type="string">
            <text:p text:style-name="P15">Description</text:p>
          </table:table-cell>
        </table:table-row>
        <table:table-row table:style-name="Table60.2">
          <table:table-cell table:style-name="Table60.A2" office:value-type="string">
            <text:p text:style-name="P18">keyHandle</text:p>
          </table:table-cell>
          <table:table-cell table:style-name="Table60.A2" office:value-type="string">
            <text:p text:style-name="P3">u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8">authorization</text:p>
          </table:table-cell>
          <table:table-cell table:style-name="Table60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60.C2" office:value-type="string">
            <text:p text:style-name="P2">Zero-length array, PIN, or PUK depending on <text:span text:style-name="CrossRef"><text:reference-ref text:reference-format="text" text:ref-name="delete.protection">Delete Protection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5">Name</text:p>
          </table:table-cell>
          <table:table-cell table:style-name="Table61.A1" office:value-type="string">
            <text:p text:style-name="P15">Type</text:p>
          </table:table-cell>
          <table:table-cell table:style-name="Table61.C1" office:value-type="string">
            <text:p text:style-name="P15">Description</text:p>
          </table:table-cell>
        </table:table-row>
        <table:table-row table:style-name="Table61.2">
          <table:table-cell table:style-name="Table61.A2" office:value-type="string">
            <text:p text:style-name="P18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3"/>
      <text:p text:style-name="P53"><text:span text:style-name="T96">deleteKey</text:span> removes a key from the <text:span text:style-name="CrossRef"><text:reference-ref text:reference-format="text" text:ref-name="cred.db">Credential Database</text:reference-ref></text:span>.</text:p>
      <text:p text:style-name="P53">If the key is the last belonging to a provisioning session, the session data objects are removed as well.</text:p>
      <text:p text:style-name="P53">Invalid <text:span text:style-name="T88">authorization</text:span> data to the key <text:span text:style-name="T77">must</text:span> return <text:span text:style-name="CrossRef"><text:reference-ref text:reference-format="text" text:ref-name="auth.error">ERROR_AUTHORIZATION</text:reference-ref></text:span><text:s/>status.</text:p>
      <text:p text:style-name="P53"><text:span text:style-name="T85">A conforming SKS </text:span><text:span text:style-name="T39">may</text:span><text:span text:style-name="T85"> introduce physical presence methods like GPIO-based buttons, </text:span><text:span text:style-name="T5">circumventing</text:span><text:span text:style-name="T85"> </text:span><text:span text:style-name="CrossRef"><text:reference-ref text:reference-format="text" text:ref-name="delete.protection">Delete Protection</text:reference-ref></text:span><text:span text:style-name="T85"><text:s/>settings.</text:span></text:p>
      <text:p text:style-name="P53"><text:span text:style-name="T85">Regarding delete of PIN and PUK policy objects, see </text:span><text:span text:style-name="CrossRef"><text:reference-ref text:reference-format="text" text:ref-name="key.protectionobjects">PIN and PUK Objects</text:reference-ref></text:span><text:span text:style-name="T85">.</text:span></text:p>
      <text:h text:style-name="P190" text:outline-level="3"><text:bookmark-start text:name="__RefHeading__15319_972012461"/><text:reference-mark-start text:name="exportkey"/>exportKey<text:reference-mark-end text:name="exportkey"/> [81]<text:bookmark-end text:name="__RefHeading__15319_972012461"/>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5">Name</text:p>
          </table:table-cell>
          <table:table-cell table:style-name="Table67.A1" office:value-type="string">
            <text:p text:style-name="P15">Type</text:p>
          </table:table-cell>
          <table:table-cell table:style-name="Table67.C1" office:value-type="string">
            <text:p text:style-name="P15">Description</text:p>
          </table:table-cell>
        </table:table-row>
        <table:table-row table:style-name="Table67.2">
          <table:table-cell table:style-name="Table67.A2" office:value-type="string">
            <text:p text:style-name="P18">keyHandle</text:p>
          </table:table-cell>
          <table:table-cell table:style-name="Table67.A2" office:value-type="string">
            <text:p text:style-name="P3">u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8">authorization</text:p>
          </table:table-cell>
          <table:table-cell table:style-name="Table67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67.C2" office:value-type="string">
            <text:p text:style-name="P2">Zero-length array, PIN, or PUK depending on <text:span text:style-name="CrossRef"><text:reference-ref text:reference-format="text" text:ref-name="exportcontrol">Export Protection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5">Name</text:p>
          </table:table-cell>
          <table:table-cell table:style-name="Table68.A1" office:value-type="string">
            <text:p text:style-name="P15">Type</text:p>
          </table:table-cell>
          <table:table-cell table:style-name="Table68.C1" office:value-type="string">
            <text:p text:style-name="P15">Description</text:p>
          </table:table-cell>
        </table:table-row>
        <table:table-row table:style-name="Table68.2">
          <table:table-cell table:style-name="Table68.A2" office:value-type="string">
            <text:p text:style-name="P18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8">key</text:p>
          </table:table-cell>
          <table:table-cell table:style-name="Table68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68.C2" office:value-type="string">
            <text:p text:style-name="P2">Unencrypted key. <text:s/>For type information see <text:span text:style-name="CrossRef"><text:reference-ref text:reference-format="text" text:ref-name="get.key.attr">getKeyAttributes</text:reference-ref></text:span></text:p>
          </table:table-cell>
        </table:table-row>
      </table:table>
      <text:p text:style-name="P53"/>
      <text:p text:style-name="P53"><text:span text:style-name="T96">exportKey</text:span> exports a private or symmetric key from the <text:span text:style-name="CrossRef"><text:reference-ref text:reference-format="text" text:ref-name="cred.db">Credential Database</text:reference-ref></text:span>.</text:p>
      <text:p text:style-name="P53">Invalid <text:span text:style-name="T88">authorization</text:span> data to the key <text:span text:style-name="T77">must</text:span> return <text:span text:style-name="CrossRef"><text:reference-ref text:reference-format="text" text:ref-name="auth.error">ERROR_AUTHORIZATION</text:reference-ref></text:span><text:s/>status.</text:p>
      <text:p text:style-name="Text_20_body">Private (asymmetric) keys <text:span text:style-name="T37">must</text:span> be exported in <text:span text:style-name="CrossRef"><text:reference-ref text:reference-format="text" text:ref-name="pkcs8">PKCS #8</text:reference-ref></text:span><text:s/>format.</text:p>
      <text:p text:style-name="Text_20_body">If a <text:span text:style-name="T24">non-exportable</text:span> key is referred to, <text:span text:style-name="T96">exportKey</text:span><text:span text:style-name="T59"> </text:span><text:span text:style-name="T61">must</text:span><text:span text:style-name="T59"> return </text:span><text:span text:style-name="CrossRef"><text:span text:style-name="T76"><text:reference-ref text:reference-format="text" text:ref-name="err.not.allowed">ERROR_NOT_ALLOWED</text:reference-ref></text:span></text:span><text:span text:style-name="T59"><text:s/>status.</text:span></text:p>
      <text:p text:style-name="Text_20_body"><text:span text:style-name="T44">Note that the </text:span><text:span text:style-name="CrossRef"><text:span text:style-name="T76"><text:reference-ref text:reference-format="text" text:ref-name="priv.key.bck">keyBackup</text:reference-ref></text:span></text:span><text:span text:style-name="T96">.EXPORTED</text:span><text:span text:style-name="T59"> flag of the key </text:span><text:span text:style-name="T63">must</text:span><text:span text:style-name="T59"> be set after execution of </text:span><text:span text:style-name="T96">exportKey</text:span><text:span text:style-name="T59">.</text:span></text:p>
      <text:h text:style-name="P190" text:outline-level="3"><text:bookmark-start text:name="__RefHeading__15321_972012461"/><text:reference-mark-start text:name="unlockey"/>unlockKey<text:reference-mark-end text:name="unlockey"/> [82]<text:bookmark-end text:name="__RefHeading__15321_972012461"/>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5">Name</text:p>
          </table:table-cell>
          <table:table-cell table:style-name="Table62.A1" office:value-type="string">
            <text:p text:style-name="P15">Type</text:p>
          </table:table-cell>
          <table:table-cell table:style-name="Table62.C1" office:value-type="string">
            <text:p text:style-name="P15">Description</text:p>
          </table:table-cell>
        </table:table-row>
        <table:table-row table:style-name="Table62.2">
          <table:table-cell table:style-name="Table62.A2" office:value-type="string">
            <text:p text:style-name="P18">keyHandle</text:p>
          </table:table-cell>
          <table:table-cell table:style-name="Table62.A2" office:value-type="string">
            <text:p text:style-name="P3">u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8">authorization</text:p>
          </table:table-cell>
          <table:table-cell table:style-name="Table62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62.C2" office:value-type="string">
            <text:p text:style-name="P2">PUK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5">Name</text:p>
          </table:table-cell>
          <table:table-cell table:style-name="Table63.A1" office:value-type="string">
            <text:p text:style-name="P15">Type</text:p>
          </table:table-cell>
          <table:table-cell table:style-name="Table63.C1" office:value-type="string">
            <text:p text:style-name="P15">Description</text:p>
          </table:table-cell>
        </table:table-row>
        <table:table-row table:style-name="Table63.2">
          <table:table-cell table:style-name="Table63.A2" office:value-type="string">
            <text:p text:style-name="P18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3"/>
      <text:p text:style-name="P53"><text:span text:style-name="T96">unlockKey</text:span> re-enables a key that has been locked due to erroneous PIN entries.</text:p>
      <text:p text:style-name="P53">Note that this method only applies to keys that are protected by local PIN and PUK policy objects.</text:p>
      <text:p text:style-name="P53"><text:span text:style-name="T59">Invalid </text:span><text:span text:style-name="T96">authorization</text:span><text:span text:style-name="T59"> data (PUK) to the key </text:span><text:span text:style-name="T61">must</text:span><text:span text:style-name="T59"> return </text:span><text:span text:style-name="CrossRef"><text:span text:style-name="T76"><text:reference-ref text:reference-format="text" text:ref-name="auth.error">ERROR_AUTHORIZATION</text:reference-ref></text:span></text:span><text:span text:style-name="T59"><text:s/>status.</text:span></text:p>
      <text:p text:style-name="P53"><text:span text:style-name="T59">If </text:span><text:span text:style-name="T96">unlockKey</text:span><text:span text:style-name="T59"> succeeds all keys sharing the PIN object will be unlocked. <text:s/>See </text:span><text:span text:style-name="CrossRef"><text:span text:style-name="T76"><text:reference-ref text:reference-format="text" text:ref-name="pingrouping">PIN Grouping</text:reference-ref></text:span></text:span><text:span text:style-name="T59">.</text:span></text:p>
      <text:h text:style-name="P190" text:outline-level="3"><text:bookmark-start text:name="__RefHeading__15323_972012461"/>changePin [83]<text:bookmark-end text:name="__RefHeading__15323_972012461"/></text:h>
      <text:p text:style-name="Text_20_body">Input</text:p>
      <table:table table:name="Table97" table:style-name="Table97">
        <table:table-column table:style-name="Table97.A"/>
        <table:table-column table:style-name="Table97.B"/>
        <table:table-column table:style-name="Table97.C"/>
        <table:table-row table:style-name="Table97.1">
          <table:table-cell table:style-name="Table97.A1" office:value-type="string">
            <text:p text:style-name="P15">Name</text:p>
          </table:table-cell>
          <table:table-cell table:style-name="Table97.A1" office:value-type="string">
            <text:p text:style-name="P15">Type</text:p>
          </table:table-cell>
          <table:table-cell table:style-name="Table97.C1" office:value-type="string">
            <text:p text:style-name="P15">Description</text:p>
          </table:table-cell>
        </table:table-row>
        <table:table-row table:style-name="Table97.2">
          <table:table-cell table:style-name="Table97.A2" office:value-type="string">
            <text:p text:style-name="P18">keyHandle</text:p>
          </table:table-cell>
          <table:table-cell table:style-name="Table97.A2" office:value-type="string">
            <text:p text:style-name="P3">uint</text:p>
          </table:table-cell>
          <table:table-cell table:style-name="Table97.C2" office:value-type="string">
            <text:p text:style-name="P2">Local handle to the target key</text:p>
          </table:table-cell>
        </table:table-row>
        <table:table-row table:style-name="Table97.2">
          <table:table-cell table:style-name="Table97.A2" office:value-type="string">
            <text:p text:style-name="P18">authorization</text:p>
          </table:table-cell>
          <table:table-cell table:style-name="Table97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97.C2" office:value-type="string">
            <text:p text:style-name="P2">Original PIN</text:p>
          </table:table-cell>
        </table:table-row>
        <table:table-row table:style-name="Table97.2">
          <table:table-cell table:style-name="Table97.A2" office:value-type="string">
            <text:p text:style-name="P18">newPin</text:p>
          </table:table-cell>
          <table:table-cell table:style-name="Table97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97.C2" office:value-type="string">
            <text:p text:style-name="P2">The requested new PIN</text:p>
          </table:table-cell>
        </table:table-row>
      </table:table>
      <text:p text:style-name="Text_20_body"/>
      <text:p text:style-name="Text_20_body">Output</text:p>
      <table:table table:name="Table98" table:style-name="Table98">
        <table:table-column table:style-name="Table98.A"/>
        <table:table-column table:style-name="Table98.B"/>
        <table:table-column table:style-name="Table98.C"/>
        <table:table-row table:style-name="Table98.1">
          <table:table-cell table:style-name="Table98.A1" office:value-type="string">
            <text:p text:style-name="P15">Name</text:p>
          </table:table-cell>
          <table:table-cell table:style-name="Table98.A1" office:value-type="string">
            <text:p text:style-name="P15">Type</text:p>
          </table:table-cell>
          <table:table-cell table:style-name="Table98.C1" office:value-type="string">
            <text:p text:style-name="P15">Description</text:p>
          </table:table-cell>
        </table:table-row>
        <table:table-row table:style-name="Table98.2">
          <table:table-cell table:style-name="Table98.A2" office:value-type="string">
            <text:p text:style-name="P18">status</text:p>
          </table:table-cell>
          <table:table-cell table:style-name="Table98.A2" office:value-type="string">
            <text:p text:style-name="P3">byte</text:p>
          </table:table-cell>
          <table:table-cell table:style-name="Table9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3"/>
      <text:p text:style-name="P53"><text:span text:style-name="T96">changePin</text:span> modifies a PIN for a key.</text:p>
      <text:p text:style-name="Text_20_body"><text:span text:style-name="T59">Note that the key </text:span><text:span text:style-name="T63">must</text:span><text:span text:style-name="T59"> be protected by a local PIN policy object having the </text:span><text:span text:style-name="CrossRef"><text:span text:style-name="T76"><text:reference-ref text:reference-format="text" text:ref-name="pin.user.mod">userModifiable</text:reference-ref></text:span></text:span><text:span text:style-name="T59"><text:s/>attribute set.</text:span></text:p>
      <text:p text:style-name="P53"><text:span text:style-name="T59">Invalid </text:span><text:span text:style-name="T96">authorization</text:span><text:span text:style-name="T59"> data (PIN) to the key </text:span><text:span text:style-name="T61">must</text:span><text:span text:style-name="T59"> return </text:span><text:span text:style-name="CrossRef"><text:span text:style-name="T76"><text:reference-ref text:reference-format="text" text:ref-name="auth.error">ERROR_AUTHORIZATION</text:reference-ref></text:span></text:span><text:span text:style-name="T59"><text:s/>status.</text:span></text:p>
      <text:p text:style-name="P53"><text:span text:style-name="T59">If </text:span><text:span text:style-name="T96">changePin</text:span><text:span text:style-name="T59"> succeeds all keys sharing the PIN object will be updated. <text:s/>See </text:span><text:span text:style-name="CrossRef"><text:span text:style-name="T76"><text:reference-ref text:reference-format="text" text:ref-name="pingrouping">PIN Grouping</text:reference-ref></text:span></text:span><text:span text:style-name="T59">.</text:span></text:p>
      <text:h text:style-name="P190" text:outline-level="3"><text:bookmark-start text:name="__RefHeading__15325_972012461"/>setPin [84]<text:bookmark-end text:name="__RefHeading__15325_972012461"/></text:h>
      <text:p text:style-name="Text_20_body">Input</text:p>
      <table:table table:name="Table99" table:style-name="Table99">
        <table:table-column table:style-name="Table99.A"/>
        <table:table-column table:style-name="Table99.B"/>
        <table:table-column table:style-name="Table99.C"/>
        <table:table-row table:style-name="Table99.1">
          <table:table-cell table:style-name="Table99.A1" office:value-type="string">
            <text:p text:style-name="P15">Name</text:p>
          </table:table-cell>
          <table:table-cell table:style-name="Table99.A1" office:value-type="string">
            <text:p text:style-name="P15">Type</text:p>
          </table:table-cell>
          <table:table-cell table:style-name="Table99.C1" office:value-type="string">
            <text:p text:style-name="P15">Description</text:p>
          </table:table-cell>
        </table:table-row>
        <table:table-row table:style-name="Table99.2">
          <table:table-cell table:style-name="Table99.A2" office:value-type="string">
            <text:p text:style-name="P18">keyHandle</text:p>
          </table:table-cell>
          <table:table-cell table:style-name="Table99.A2" office:value-type="string">
            <text:p text:style-name="P3">uint</text:p>
          </table:table-cell>
          <table:table-cell table:style-name="Table99.C2" office:value-type="string">
            <text:p text:style-name="P2">Local handle to the target key</text:p>
          </table:table-cell>
        </table:table-row>
        <table:table-row table:style-name="Table99.2">
          <table:table-cell table:style-name="Table99.A2" office:value-type="string">
            <text:p text:style-name="P18">authorization</text:p>
          </table:table-cell>
          <table:table-cell table:style-name="Table99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99.C2" office:value-type="string">
            <text:p text:style-name="P2">PUK string</text:p>
          </table:table-cell>
        </table:table-row>
        <table:table-row table:style-name="Table99.2">
          <table:table-cell table:style-name="Table99.A2" office:value-type="string">
            <text:p text:style-name="P18">newPin</text:p>
          </table:table-cell>
          <table:table-cell table:style-name="Table99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99.C2" office:value-type="string">
            <text:p text:style-name="P2">The requested new PIN</text:p>
          </table:table-cell>
        </table:table-row>
      </table:table>
      <text:p text:style-name="Text_20_body"/>
      <text:p text:style-name="Text_20_body">Output</text:p>
      <table:table table:name="Table100" table:style-name="Table100">
        <table:table-column table:style-name="Table100.A"/>
        <table:table-column table:style-name="Table100.B"/>
        <table:table-column table:style-name="Table100.C"/>
        <table:table-row table:style-name="Table100.1">
          <table:table-cell table:style-name="Table100.A1" office:value-type="string">
            <text:p text:style-name="P15">Name</text:p>
          </table:table-cell>
          <table:table-cell table:style-name="Table100.A1" office:value-type="string">
            <text:p text:style-name="P15">Type</text:p>
          </table:table-cell>
          <table:table-cell table:style-name="Table100.C1" office:value-type="string">
            <text:p text:style-name="P15">Description</text:p>
          </table:table-cell>
        </table:table-row>
        <table:table-row table:style-name="Table100.2">
          <table:table-cell table:style-name="Table100.A2" office:value-type="string">
            <text:p text:style-name="P18">status</text:p>
          </table:table-cell>
          <table:table-cell table:style-name="Table100.A2" office:value-type="string">
            <text:p text:style-name="P3">byte</text:p>
          </table:table-cell>
          <table:table-cell table:style-name="Table100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3"/>
      <text:p text:style-name="P53"><text:span text:style-name="T96">setPin</text:span> sets a PIN for a key <text:span text:style-name="T3">regardless of PIN block status</text:span> since it uses a PUK as authorization.</text:p>
      <text:p text:style-name="Text_20_body"><text:span text:style-name="T59">Note that the key </text:span><text:span text:style-name="T63">must</text:span><text:span text:style-name="T59"> be protected by local PUK and PIN policy objects where the latter have the </text:span><text:span text:style-name="CrossRef"><text:span text:style-name="T76"><text:reference-ref text:reference-format="text" text:ref-name="pin.user.mod">userModifiable</text:reference-ref></text:span></text:span><text:span text:style-name="T59"><text:s/>attribute set.</text:span></text:p>
      <text:p text:style-name="P53"><text:span text:style-name="T59">I</text:span>nvalid <text:span text:style-name="T88">authorization</text:span> data (PUK)<text:span text:style-name="T59"> </text:span><text:span text:style-name="T61">must</text:span><text:span text:style-name="T59"> return </text:span><text:span text:style-name="CrossRef"><text:span text:style-name="T76"><text:reference-ref text:reference-format="text" text:ref-name="auth.error">ERROR_AUTHORIZATION</text:reference-ref></text:span></text:span><text:span text:style-name="T59"><text:s/>status.</text:span></text:p>
      <text:p text:style-name="P53"><text:span text:style-name="T59">If </text:span><text:span text:style-name="T96">setPin</text:span><text:span text:style-name="T59"> succeeds all keys sharing the PIN object will be updated and </text:span><text:span text:style-name="T66">unlocked</text:span><text:span text:style-name="T59">. <text:s/>See </text:span><text:span text:style-name="CrossRef"><text:span text:style-name="T76"><text:reference-ref text:reference-format="text" text:ref-name="pingrouping">PIN Grouping</text:reference-ref></text:span></text:span><text:span text:style-name="T59">.</text:span></text:p>
      <text:h text:style-name="P190" text:outline-level="3"><text:bookmark-start text:name="__RefHeading__685210_1828343271"/><text:reference-mark-start text:name="upd.frm"/><text:span text:style-name="T59">updateFirmware</text:span><text:reference-mark-end text:name="upd.frm"/><text:span text:style-name="T59"> [90]</text:span><text:bookmark-end text:name="__RefHeading__685210_1828343271"/></text:h>
      <text:p text:style-name="Text_20_body">Input</text:p>
      <table:table table:name="Table116" table:style-name="Table116">
        <table:table-column table:style-name="Table116.A"/>
        <table:table-column table:style-name="Table116.B"/>
        <table:table-column table:style-name="Table116.C"/>
        <table:table-row table:style-name="Table116.1">
          <table:table-cell table:style-name="Table116.A1" office:value-type="string">
            <text:p text:style-name="P15">Name</text:p>
          </table:table-cell>
          <table:table-cell table:style-name="Table116.A1" office:value-type="string">
            <text:p text:style-name="P15">Type</text:p>
          </table:table-cell>
          <table:table-cell table:style-name="Table116.C1" office:value-type="string">
            <text:p text:style-name="P15">Description</text:p>
          </table:table-cell>
        </table:table-row>
        <table:table-row table:style-name="Table116.2">
          <table:table-cell table:style-name="Table116.A2" office:value-type="string">
            <text:p text:style-name="P18">chunk</text:p>
          </table:table-cell>
          <table:table-cell table:style-name="Table116.A2" office:value-type="string">
            <text:p text:style-name="P3">blob</text:p>
          </table:table-cell>
          <table:table-cell table:style-name="Table116.C2" office:value-type="string">
            <text:p text:style-name="P2">Firmware code chunk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117" table:style-name="Table117">
        <table:table-column table:style-name="Table117.A"/>
        <table:table-column table:style-name="Table117.B"/>
        <table:table-column table:style-name="Table117.C"/>
        <table:table-row table:style-name="Table117.1">
          <table:table-cell table:style-name="Table117.A1" office:value-type="string">
            <text:p text:style-name="P15">Name</text:p>
          </table:table-cell>
          <table:table-cell table:style-name="Table117.A1" office:value-type="string">
            <text:p text:style-name="P15">Type</text:p>
          </table:table-cell>
          <table:table-cell table:style-name="Table117.C1" office:value-type="string">
            <text:p text:style-name="P15">Description</text:p>
          </table:table-cell>
        </table:table-row>
        <table:table-row table:style-name="Table117.2">
          <table:table-cell table:style-name="Table117.A2" office:value-type="string">
            <text:p text:style-name="P18">status</text:p>
          </table:table-cell>
          <table:table-cell table:style-name="Table117.A2" office:value-type="string">
            <text:p text:style-name="P3">byte</text:p>
          </table:table-cell>
          <table:table-cell table:style-name="Table1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7.2">
          <table:table-cell table:style-name="Table117.A2" office:value-type="string">
            <text:p text:style-name="P18">nextURL</text:p>
          </table:table-cell>
          <table:table-cell table:style-name="Table117.A2" office:value-type="string">
            <text:p text:style-name="P3">uri</text:p>
          </table:table-cell>
          <table:table-cell table:style-name="Table117.C2" office:value-type="string">
            <text:p text:style-name="P2">Next URL or zero-length string</text:p>
          </table:table-cell>
        </table:table-row>
      </table:table>
      <text:p text:style-name="Text_20_body"/>
      <text:p text:style-name="Text_20_body"><text:span text:style-name="T88">updateFirmware</text:span> is an <text:span text:style-name="T3">optional</text:span> method that performs a firmware update operation. <text:s/>The method is only available if the <text:span text:style-name="CrossRef"><text:span text:style-name="T76"><text:reference-ref text:reference-format="text" text:ref-name="upd.url">updateUrl</text:reference-ref></text:span></text:span><text:span text:style-name="T59"><text:s/>is non-zero. <text:s text:c="2"/>To perform an update, the SKS management system issues an HTTP GET operation to the service pointed out by </text:span><text:span text:style-name="CrossRef"><text:span text:style-name="T76"><text:reference-ref text:reference-format="text" text:ref-name="upd.url">updateUrl</text:reference-ref></text:span></text:span><text:span text:style-name="T59">.</text:span> <text:s/>If the service returns a content of zero length, the SKS device is assumed to be up‑to‑date, else <text:span text:style-name="T96">updateFirmware</text:span> should be called with the content in <text:span text:style-name="T96">chunk</text:span>. <text:s/>The return value from the call is either a new URL to be used analogous to <text:span text:style-name="CrossRef"><text:span text:style-name="T76"><text:reference-ref text:reference-format="text" text:ref-name="upd.url">updateUrl</text:reference-ref></text:span></text:span>, or a zero-length string indicating that the update is ready.</text:p>
      <text:p text:style-name="Standard">A conforming update service <text:span text:style-name="T37">must</text:span> use the MIME-type <text:span text:style-name="T96">application/</text:span><text:span text:style-name="Emphasis"><text:span text:style-name="T96">octet</text:span></text:span><text:span text:style-name="T96">-</text:span><text:span text:style-name="Emphasis"><text:span text:style-name="T96">stream</text:span></text:span>.</text:p>
      <text:p text:style-name="Standard"/>
      <text:p text:style-name="Text_20_body"/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Standard">The <text:span text:style-name="T96">updateFirmware</text:span> method <text:span text:style-name="T37">must</text:span> be implemented in such a way that the SKS container cannot be made inoperable due to network errors or aborted update operations. <text:s/>In addition,<text:line-break/>the SKS container <text:span text:style-name="T37">must</text:span> be able to <text:span text:style-name="T3">securely</text:span> <text:span text:style-name="T3">authenticate</text:span> the update service's <text:span text:style-name="T96">Chunk</text:span> data</text:p>
          </table:table-cell>
        </table:table-row>
      </table:table>
      <text:p text:style-name="Text_20_body"/>
      <text:p text:style-name="P65"/>
      <text:h text:style-name="P190" text:outline-level="3"><text:bookmark-start text:name="__RefHeading__15327_972012461"/><text:reference-mark-start text:name="signdata"/>signHashedData<text:reference-mark-end text:name="signdata"/> [100]<text:bookmark-end text:name="__RefHeading__15327_972012461"/>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5">Name</text:p>
          </table:table-cell>
          <table:table-cell table:style-name="Table29.A1" office:value-type="string">
            <text:p text:style-name="P15">Type</text:p>
          </table:table-cell>
          <table:table-cell table:style-name="Table29.C1" office:value-type="string">
            <text:p text:style-name="P15">Description</text:p>
          </table:table-cell>
        </table:table-row>
        <table:table-row table:style-name="Table29.2">
          <table:table-cell table:style-name="Table29.A2" office:value-type="string">
            <text:p text:style-name="P18">keyHandle</text:p>
          </table:table-cell>
          <table:table-cell table:style-name="Table29.A2" office:value-type="string">
            <text:p text:style-name="P3">u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8">algorithm</text:p>
          </table:table-cell>
          <table:table-cell table:style-name="Table29.A2" office:value-type="string">
            <text:p text:style-name="P3">uri</text:p>
          </table:table-cell>
          <table:table-cell table:style-name="Table29.C2" office:value-type="string">
            <text:p text:style-name="Standard"><text:span text:style-name="T51">Signature algorithm</text:span><text:span text:style-name="T53"> URI</text:span>. <text:s/>See <text:span text:style-name="CrossRef"><text:reference-ref text:reference-format="text" text:ref-name="asym.algos">Asymmetric Key Signatures</text:reference-ref></text:span><text:span text:style-name="CrossRef"><text:s/></text:span><text:span text:style-name="T54">‎</text:span></text:p>
          </table:table-cell>
        </table:table-row>
        <table:table-row table:style-name="Table29.2">
          <table:table-cell table:style-name="Table29.A2" office:value-type="string">
            <text:p text:style-name="P18">parameters</text:p>
          </table:table-cell>
          <table:table-cell table:style-name="Table29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29.C2" office:value-type="string">
            <text:p text:style-name="P2">Parameters needed by some signature algorithms</text:p>
          </table:table-cell>
        </table:table-row>
        <table:table-row table:style-name="Table29.2">
          <table:table-cell table:style-name="Table29.A2" office:value-type="string">
            <text:p text:style-name="P20">biometricAuth</text:p>
          </table:table-cell>
          <table:table-cell table:style-name="Table29.A2" office:value-type="string">
            <text:p text:style-name="P5">bool</text:p>
          </table:table-cell>
          <table:table-cell table:style-name="Table29.C2" office:value-type="string">
            <text:p text:style-name="P6">True if a <text:span text:style-name="T4">successful</text:span> biometric operation was used for authorization</text:p>
          </table:table-cell>
        </table:table-row>
        <table:table-row table:style-name="Table29.2">
          <table:table-cell table:style-name="Table29.A2" office:value-type="string">
            <text:p text:style-name="P18">authorization</text:p>
          </table:table-cell>
          <table:table-cell table:style-name="Table29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29.C2" office:value-type="string">
            <text:p text:style-name="P2">Holds a PIN or is of zero length if no PIN is supplied</text:p>
          </table:table-cell>
        </table:table-row>
        <table:table-row table:style-name="Table29.2">
          <table:table-cell table:style-name="Table29.A2" office:value-type="string">
            <text:p text:style-name="P18">data</text:p>
          </table:table-cell>
          <table:table-cell table:style-name="Table29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29.C2" office:value-type="string">
            <text:p text:style-name="P2">Hashed data to be signed. <text:s/>See also <text:span text:style-name="CrossRef"><text:reference-ref text:reference-format="text" text:ref-name="cryptodatasize">cryptoDataSize</text:reference-ref></text:span><text:span text:style-name="CrossRef"><text:s/></text:span>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5">Name</text:p>
          </table:table-cell>
          <table:table-cell table:style-name="Table35.A1" office:value-type="string">
            <text:p text:style-name="P15">Type</text:p>
          </table:table-cell>
          <table:table-cell table:style-name="Table35.C1" office:value-type="string">
            <text:p text:style-name="P15">Description</text:p>
          </table:table-cell>
        </table:table-row>
        <table:table-row table:style-name="Table35.2">
          <table:table-cell table:style-name="Table35.A2" office:value-type="string">
            <text:p text:style-name="P18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8">result</text:p>
          </table:table-cell>
          <table:table-cell table:style-name="Table35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35.C2" office:value-type="string">
            <text:p text:style-name="P2">Signature in algorithm-specific encoding. <text:s/>See <text:span text:style-name="CrossRef"><text:reference-ref text:reference-format="text" text:ref-name="asym.algos">Asymmetric Key Signatures</text:reference-ref></text:span></text:p>
          </table:table-cell>
        </table:table-row>
      </table:table>
      <text:p text:style-name="Text_20_body"/>
      <text:p text:style-name="Text_20_body"><text:span text:style-name="T88">signHashedData</text:span> performs an asymmetric key signature operation on the input <text:span text:style-name="T88">data</text:span> object.</text:p>
      <text:p text:style-name="Text_20_body"><text:span text:style-name="T88">data</text:span> <text:span text:style-name="T36">must</text:span> be hashed <text:span text:style-name="T3">as required by the signature algorithm</text:span>.</text:p>
      <text:p text:style-name="Text_20_body">The <text:span text:style-name="T88">parameters</text:span> object <text:span text:style-name="T36">must</text:span> be of zero length for algorithms not needing additional input.</text:p>
      <text:p text:style-name="Text_20_body"><text:span text:style-name="T59">Invalid </text:span><text:span text:style-name="T96">authorization</text:span><text:span text:style-name="T59"> data (PIN) </text:span><text:span text:style-name="T60">or </text:span><text:span text:style-name="T97">biometricAuth</text:span><text:span text:style-name="T59"> </text:span><text:span text:style-name="T60">t</text:span><text:span text:style-name="T59">o the key </text:span><text:span text:style-name="T61">must</text:span><text:span text:style-name="T59"> return </text:span><text:span text:style-name="CrossRef"><text:span text:style-name="T76"><text:reference-ref text:reference-format="text" text:ref-name="auth.error">ERROR_AUTHORIZATION</text:reference-ref></text:span></text:span><text:span text:style-name="T59"><text:s/>status.</text:span></text:p>
      <text:p text:style-name="Text_20_body"><text:span text:style-name="T44">The length of </text:span><text:span text:style-name="T92">data</text:span><text:span text:style-name="T44"> </text:span><text:span text:style-name="T48">must</text:span><text:span text:style-name="T44"> match the hash algorithm. <text:s/>Note that signature algorithms that do not define a specific hash algorithm </text:span><text:span text:style-name="T47">must</text:span><text:span text:style-name="T44"> verify that the length of </text:span><text:span text:style-name="T92">data</text:span><text:span text:style-name="T44"> is within the limits for the particular key type.</text:span></text:p>
      <text:p text:style-name="Text_20_body"><text:span text:style-name="T44">The </text:span><text:a xlink:type="simple" xlink:href="http://xmlns.webpki.org/keygen2/1.0#algorithm.rsa.none" text:style-name="Internet_20_link" text:visited-style-name="Visited_20_Internet_20_Link"><text:span text:style-name="T143">https://webpki.github.io/sks/algorithm#rsa.pkcs1.none</text:span></text:a><text:span text:style-name="T140"> signature </text:span><text:span text:style-name="T44">algorithm </text:span><text:span text:style-name="T48">must</text:span><text:span text:style-name="T44"> encode the signature value according to </text:span><text:span text:style-name="CrossRef"><text:span text:style-name="T76"><text:reference-ref text:reference-format="text" text:ref-name="pkcs1">PKCS #1</text:reference-ref></text:span></text:span><text:span text:style-name="T44"><text:s/>but without hash algorithm identifiers:</text:span></text:p>
      <text:p text:style-name="Text_20_body"><text:tab/>EMSA = <text:span text:style-name="T98">0x00</text:span> || <text:span text:style-name="T98">0x01</text:span> || <text:span text:style-name="T98">PS</text:span> || <text:span text:style-name="T98">0x00</text:span> || <text:span text:style-name="T92">data</text:span></text:p>
      <text:h text:style-name="P190" text:outline-level="3"><text:bookmark-start text:name="__RefHeading__15329_972012461"/>asymmetricKeyDecrypt [101]<text:bookmark-end text:name="__RefHeading__15329_972012461"/></text:h>
      <text:p text:style-name="Text_20_body">Input</text:p>
      <table:table table:name="Table88" table:style-name="Table88">
        <table:table-column table:style-name="Table88.A"/>
        <table:table-column table:style-name="Table88.B"/>
        <table:table-column table:style-name="Table88.C"/>
        <table:table-row table:style-name="Table88.1">
          <table:table-cell table:style-name="Table88.A1" office:value-type="string">
            <text:p text:style-name="P15">Name</text:p>
          </table:table-cell>
          <table:table-cell table:style-name="Table88.A1" office:value-type="string">
            <text:p text:style-name="P15">Type</text:p>
          </table:table-cell>
          <table:table-cell table:style-name="Table88.C1" office:value-type="string">
            <text:p text:style-name="P15">Description</text:p>
          </table:table-cell>
        </table:table-row>
        <table:table-row table:style-name="Table88.2">
          <table:table-cell table:style-name="Table88.A2" office:value-type="string">
            <text:p text:style-name="P18">keyHandle</text:p>
          </table:table-cell>
          <table:table-cell table:style-name="Table88.A2" office:value-type="string">
            <text:p text:style-name="P3">uint</text:p>
          </table:table-cell>
          <table:table-cell table:style-name="Table88.C2" office:value-type="string">
            <text:p text:style-name="P2">Local handle to the target key</text:p>
          </table:table-cell>
        </table:table-row>
        <table:table-row table:style-name="Table88.2">
          <table:table-cell table:style-name="Table88.A2" office:value-type="string">
            <text:p text:style-name="P18">algorithm</text:p>
          </table:table-cell>
          <table:table-cell table:style-name="Table88.A2" office:value-type="string">
            <text:p text:style-name="P3">uri</text:p>
          </table:table-cell>
          <table:table-cell table:style-name="Table88.C2" office:value-type="string">
            <text:p text:style-name="Standard"><text:span text:style-name="T51">Encryption algorithm</text:span><text:span text:style-name="T53"> URI</text:span>. <text:s/>See <text:span text:style-name="CrossRef"><text:reference-ref text:reference-format="text" text:ref-name="asymm.key.enc">Asymmetric Key Encryption</text:reference-ref></text:span><text:span text:style-name="CrossRef"><text:s/></text:span><text:span text:style-name="T54">‎</text:span></text:p>
          </table:table-cell>
        </table:table-row>
        <table:table-row table:style-name="Table88.2">
          <table:table-cell table:style-name="Table88.A2" office:value-type="string">
            <text:p text:style-name="P18">parameters</text:p>
          </table:table-cell>
          <table:table-cell table:style-name="Table88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88.C2" office:value-type="string">
            <text:p text:style-name="P2">Parameters needed by some encryption algorithms</text:p>
          </table:table-cell>
        </table:table-row>
        <table:table-row table:style-name="Table88.2">
          <table:table-cell table:style-name="Table88.A2" office:value-type="string">
            <text:p text:style-name="P20">biometricAuth</text:p>
          </table:table-cell>
          <table:table-cell table:style-name="Table88.A2" office:value-type="string">
            <text:p text:style-name="P5">bool</text:p>
          </table:table-cell>
          <table:table-cell table:style-name="Table88.C2" office:value-type="string">
            <text:p text:style-name="P6">True if a <text:span text:style-name="T4">successful</text:span> biometric operation was used for authorization</text:p>
          </table:table-cell>
        </table:table-row>
        <table:table-row table:style-name="Table88.2">
          <table:table-cell table:style-name="Table88.A2" office:value-type="string">
            <text:p text:style-name="P18">authorization</text:p>
          </table:table-cell>
          <table:table-cell table:style-name="Table88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88.C2" office:value-type="string">
            <text:p text:style-name="P2">Holds a PIN or is of zero length if no PIN is supplied</text:p>
          </table:table-cell>
        </table:table-row>
        <table:table-row table:style-name="Table88.2">
          <table:table-cell table:style-name="Table88.A2" office:value-type="string">
            <text:p text:style-name="P18">data</text:p>
          </table:table-cell>
          <table:table-cell table:style-name="Table88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88.C2" office:value-type="string">
            <text:p text:style-name="P2">Encrypted data</text:p>
          </table:table-cell>
        </table:table-row>
      </table:table>
      <text:p text:style-name="Text_20_body"/>
      <text:p text:style-name="Text_20_body">Output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office:value-type="string">
            <text:p text:style-name="P15">Name</text:p>
          </table:table-cell>
          <table:table-cell table:style-name="Table89.A1" office:value-type="string">
            <text:p text:style-name="P15">Type</text:p>
          </table:table-cell>
          <table:table-cell table:style-name="Table89.C1" office:value-type="string">
            <text:p text:style-name="P15">Description</text:p>
          </table:table-cell>
        </table:table-row>
        <table:table-row table:style-name="Table89.2">
          <table:table-cell table:style-name="Table89.A2" office:value-type="string">
            <text:p text:style-name="P18">status</text:p>
          </table:table-cell>
          <table:table-cell table:style-name="Table89.A2" office:value-type="string">
            <text:p text:style-name="P3">byte</text:p>
          </table:table-cell>
          <table:table-cell table:style-name="Table8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9.2">
          <table:table-cell table:style-name="Table89.A2" office:value-type="string">
            <text:p text:style-name="P18">result</text:p>
          </table:table-cell>
          <table:table-cell table:style-name="Table89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89.C2" office:value-type="string">
            <text:p text:style-name="P2">Decrypted data</text:p>
          </table:table-cell>
        </table:table-row>
      </table:table>
      <text:p text:style-name="Text_20_body"/>
      <text:p text:style-name="Text_20_body"><text:span text:style-name="T88">asymmetricKeyDecrypt</text:span> performs an asymmetric key decryption operation on the input <text:span text:style-name="T88">data</text:span> object.</text:p>
      <text:p text:style-name="Text_20_body"><text:span text:style-name="T88">data</text:span> <text:span text:style-name="T36">must</text:span> be padded <text:span text:style-name="T3">as required by the encryption algorithm</text:span> like <text:span text:style-name="CrossRef"><text:span text:style-name="T76"><text:reference-ref text:reference-format="text" text:ref-name="pkcs1">PKCS #1</text:reference-ref></text:span></text:span><text:s/>for <text:span text:style-name="T25">https://webpki.github.io/sks/algorithm#rsa.es.pkcs1_5</text:span>.</text:p>
      <text:p text:style-name="Text_20_body">The <text:span text:style-name="T88">parameters</text:span> object <text:span text:style-name="T36">must</text:span> be of zero length for algorithms not needing additional input.</text:p>
      <text:p text:style-name="P72"><text:span text:style-name="T59">Invalid </text:span><text:span text:style-name="T96">authorization</text:span><text:span text:style-name="T59"> data (PIN) </text:span><text:span text:style-name="T60">or </text:span><text:span text:style-name="T97">biometricAuth</text:span><text:span text:style-name="T59"> </text:span><text:span text:style-name="T60">t</text:span><text:span text:style-name="T59">o the key </text:span><text:span text:style-name="T61">must</text:span><text:span text:style-name="T59"> return </text:span><text:span text:style-name="CrossRef"><text:span text:style-name="T76"><text:reference-ref text:reference-format="text" text:ref-name="auth.error">ERROR_AUTHORIZATION</text:reference-ref></text:span></text:span><text:span text:style-name="T59"><text:s/>status.</text:span></text:p>
      <text:p text:style-name="P171"/>
      <text:h text:style-name="P190" text:outline-level="3"><text:bookmark-start text:name="__RefHeading__15331_972012461"/><text:reference-mark-start text:name="key.agreement"/>keyAgreement<text:reference-mark-end text:name="key.agreement"/> [102]<text:bookmark-end text:name="__RefHeading__15331_972012461"/></text:h>
      <text:p text:style-name="Text_20_body">Input</text:p>
      <table:table table:name="Table105" table:style-name="Table105">
        <table:table-column table:style-name="Table105.A"/>
        <table:table-column table:style-name="Table105.B"/>
        <table:table-column table:style-name="Table105.C"/>
        <table:table-row table:style-name="Table105.1">
          <table:table-cell table:style-name="Table105.A1" office:value-type="string">
            <text:p text:style-name="P15">Name</text:p>
          </table:table-cell>
          <table:table-cell table:style-name="Table105.A1" office:value-type="string">
            <text:p text:style-name="P15">Type</text:p>
          </table:table-cell>
          <table:table-cell table:style-name="Table105.C1" office:value-type="string">
            <text:p text:style-name="P15">Description</text:p>
          </table:table-cell>
        </table:table-row>
        <table:table-row table:style-name="Table105.2">
          <table:table-cell table:style-name="Table105.A2" office:value-type="string">
            <text:p text:style-name="P18">keyHandle</text:p>
          </table:table-cell>
          <table:table-cell table:style-name="Table105.A2" office:value-type="string">
            <text:p text:style-name="P3">uint</text:p>
          </table:table-cell>
          <table:table-cell table:style-name="Table105.C2" office:value-type="string">
            <text:p text:style-name="P2">Local handle to the target key</text:p>
          </table:table-cell>
        </table:table-row>
        <table:table-row table:style-name="Table105.2">
          <table:table-cell table:style-name="Table105.A2" office:value-type="string">
            <text:p text:style-name="P18">algorithm</text:p>
          </table:table-cell>
          <table:table-cell table:style-name="Table105.A2" office:value-type="string">
            <text:p text:style-name="P3">uri</text:p>
          </table:table-cell>
          <table:table-cell table:style-name="Table105.C2" office:value-type="string">
            <text:p text:style-name="Standard"><text:span text:style-name="T51">Key agreement algorithm</text:span><text:span text:style-name="T53"> URI</text:span>. <text:s/>See <text:span text:style-name="CrossRef"><text:reference-ref text:reference-format="text" text:ref-name="key_agreement">Diffie-Hellman Key Agreement</text:reference-ref></text:span><text:span text:style-name="CrossRef"><text:s/></text:span><text:span text:style-name="T54">‎</text:span></text:p>
          </table:table-cell>
        </table:table-row>
        <table:table-row table:style-name="Table105.2">
          <table:table-cell table:style-name="Table105.A2" office:value-type="string">
            <text:p text:style-name="P18">parameters</text:p>
          </table:table-cell>
          <table:table-cell table:style-name="Table105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105.C2" office:value-type="string">
            <text:p text:style-name="P2">Parameters needed by some key agreement algorithms</text:p>
          </table:table-cell>
        </table:table-row>
        <table:table-row table:style-name="Table105.2">
          <table:table-cell table:style-name="Table105.A2" office:value-type="string">
            <text:p text:style-name="P20">biometricAuth</text:p>
          </table:table-cell>
          <table:table-cell table:style-name="Table105.A2" office:value-type="string">
            <text:p text:style-name="P5">bool</text:p>
          </table:table-cell>
          <table:table-cell table:style-name="Table105.C2" office:value-type="string">
            <text:p text:style-name="P6">True if a <text:span text:style-name="T4">successful</text:span> biometric operation was used for authorization</text:p>
          </table:table-cell>
        </table:table-row>
        <table:table-row table:style-name="Table105.2">
          <table:table-cell table:style-name="Table105.A2" office:value-type="string">
            <text:p text:style-name="P18">authorization</text:p>
          </table:table-cell>
          <table:table-cell table:style-name="Table105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105.C2" office:value-type="string">
            <text:p text:style-name="P2">Holds a PIN or is of zero length if no PIN is supplied</text:p>
          </table:table-cell>
        </table:table-row>
        <table:table-row table:style-name="Table105.2">
          <table:table-cell table:style-name="Table105.A2" office:value-type="string">
            <text:p text:style-name="P18">publicKey</text:p>
          </table:table-cell>
          <table:table-cell table:style-name="Table105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105.C2" office:value-type="string">
            <text:p text:style-name="P2">The other party's public key</text:p>
          </table:table-cell>
        </table:table-row>
      </table:table>
      <text:p text:style-name="Text_20_body"/>
      <text:p text:style-name="Text_20_body">Output</text:p>
      <table:table table:name="Table106" table:style-name="Table106">
        <table:table-column table:style-name="Table106.A"/>
        <table:table-column table:style-name="Table106.B"/>
        <table:table-column table:style-name="Table106.C"/>
        <table:table-row table:style-name="Table106.1">
          <table:table-cell table:style-name="Table106.A1" office:value-type="string">
            <text:p text:style-name="P15">Name</text:p>
          </table:table-cell>
          <table:table-cell table:style-name="Table106.A1" office:value-type="string">
            <text:p text:style-name="P15">Type</text:p>
          </table:table-cell>
          <table:table-cell table:style-name="Table106.C1" office:value-type="string">
            <text:p text:style-name="P15">Description</text:p>
          </table:table-cell>
        </table:table-row>
        <table:table-row table:style-name="Table106.2">
          <table:table-cell table:style-name="Table106.A2" office:value-type="string">
            <text:p text:style-name="P18">status</text:p>
          </table:table-cell>
          <table:table-cell table:style-name="Table106.A2" office:value-type="string">
            <text:p text:style-name="P3">byte</text:p>
          </table:table-cell>
          <table:table-cell table:style-name="Table10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06.2">
          <table:table-cell table:style-name="Table106.A2" office:value-type="string">
            <text:p text:style-name="P18">result</text:p>
          </table:table-cell>
          <table:table-cell table:style-name="Table106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106.C2" office:value-type="string">
            <text:p text:style-name="P2">Shared secret</text:p>
          </table:table-cell>
        </table:table-row>
      </table:table>
      <text:p text:style-name="Text_20_body"/>
      <text:p text:style-name="Text_20_body"><text:span text:style-name="T88">keyAgreement</text:span> performs an asymmetric key agreement operation resulting in a shared secret.</text:p>
      <text:p text:style-name="Text_20_body"><text:span text:style-name="T96">publicKey</text:span><text:span text:style-name="T76"> </text:span><text:span text:style-name="T79">must</text:span><text:span text:style-name="T76"> be an EC public key</text:span><text:span text:style-name="T46"> in </text:span><text:span text:style-name="CrossRef"><text:span text:style-name="T76"><text:reference-ref text:reference-format="text" text:ref-name="X.509">X.509</text:reference-ref></text:span></text:span><text:span text:style-name="T46"><text:s/>DER format using the same curve as </text:span><text:span text:style-name="T92">keyHandle</text:span><text:span text:style-name="T76">. <text:s text:c="2"/></text:span><text:span text:style-name="T96">publicKey</text:span><text:span text:style-name="T46"> </text:span><text:span text:style-name="T49">must</text:span><text:span text:style-name="T46"> match the elliptic curve capabilities given by </text:span><text:span text:style-name="CrossRef"><text:span text:style-name="T76"><text:reference-ref text:reference-format="text" text:ref-name="getDeviceData">getDeviceInfo</text:reference-ref></text:span></text:span><text:span text:style-name="T76">.</text:span></text:p>
      <text:p text:style-name="Text_20_body">The <text:span text:style-name="T88">parameters</text:span> object <text:span text:style-name="T36">must</text:span> be of zero length for algorithms not needing additional input.</text:p>
      <text:p text:style-name="P72"><text:span text:style-name="T59">Invalid </text:span><text:span text:style-name="T96">authorization</text:span><text:span text:style-name="T59"> data (PIN) </text:span><text:span text:style-name="T60">or </text:span><text:span text:style-name="T97">biometricAuth</text:span><text:span text:style-name="T59"> </text:span><text:span text:style-name="T60">t</text:span><text:span text:style-name="T59">o the key </text:span><text:span text:style-name="T61">must</text:span><text:span text:style-name="T59"> return </text:span><text:span text:style-name="CrossRef"><text:span text:style-name="T76"><text:reference-ref text:reference-format="text" text:ref-name="auth.error">ERROR_AUTHORIZATION</text:reference-ref></text:span></text:span><text:span text:style-name="T59"><text:s/>status.</text:span></text:p>
      <text:p text:style-name="P171"/>
      <text:h text:style-name="P190" text:outline-level="3"><text:bookmark-start text:name="__RefHeading__15333_972012461"/>performHmac [103]<text:bookmark-end text:name="__RefHeading__15333_972012461"/></text:h>
      <text:p text:style-name="Text_20_body">Input</text:p>
      <table:table table:name="Table90" table:style-name="Table90">
        <table:table-column table:style-name="Table90.A"/>
        <table:table-column table:style-name="Table90.B"/>
        <table:table-column table:style-name="Table90.C"/>
        <table:table-row table:style-name="Table90.1">
          <table:table-cell table:style-name="Table90.A1" office:value-type="string">
            <text:p text:style-name="P15">Name</text:p>
          </table:table-cell>
          <table:table-cell table:style-name="Table90.A1" office:value-type="string">
            <text:p text:style-name="P15">Type</text:p>
          </table:table-cell>
          <table:table-cell table:style-name="Table90.C1" office:value-type="string">
            <text:p text:style-name="P15">Description</text:p>
          </table:table-cell>
        </table:table-row>
        <table:table-row table:style-name="Table90.2">
          <table:table-cell table:style-name="Table90.A2" office:value-type="string">
            <text:p text:style-name="P18">keyHandle</text:p>
          </table:table-cell>
          <table:table-cell table:style-name="Table90.A2" office:value-type="string">
            <text:p text:style-name="P3">uint</text:p>
          </table:table-cell>
          <table:table-cell table:style-name="Table90.C2" office:value-type="string">
            <text:p text:style-name="P2">Local handle to the target key</text:p>
          </table:table-cell>
        </table:table-row>
        <table:table-row table:style-name="Table90.2">
          <table:table-cell table:style-name="Table90.A2" office:value-type="string">
            <text:p text:style-name="P18">algorithm</text:p>
          </table:table-cell>
          <table:table-cell table:style-name="Table90.A2" office:value-type="string">
            <text:p text:style-name="P3">uri</text:p>
          </table:table-cell>
          <table:table-cell table:style-name="Table90.C2" office:value-type="string">
            <text:p text:style-name="Standard"><text:span text:style-name="T51">HMAC algorithm</text:span><text:span text:style-name="T53"> URI</text:span>. <text:s/>See <text:span text:style-name="CrossRef"><text:reference-ref text:reference-format="text" text:ref-name="hmac.operations">HMAC Operations</text:reference-ref></text:span><text:span text:style-name="CrossRef"><text:s/></text:span><text:span text:style-name="T54">‎</text:span></text:p>
          </table:table-cell>
        </table:table-row>
        <table:table-row table:style-name="Table90.2">
          <table:table-cell table:style-name="Table90.A2" office:value-type="string">
            <text:p text:style-name="P18">parameters</text:p>
          </table:table-cell>
          <table:table-cell table:style-name="Table90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90.C2" office:value-type="string">
            <text:p text:style-name="P2">Parameters needed by some HMAC algorithms</text:p>
          </table:table-cell>
        </table:table-row>
        <table:table-row table:style-name="Table90.2">
          <table:table-cell table:style-name="Table90.A2" office:value-type="string">
            <text:p text:style-name="P20">biometricAuth</text:p>
          </table:table-cell>
          <table:table-cell table:style-name="Table90.A2" office:value-type="string">
            <text:p text:style-name="P5">bool</text:p>
          </table:table-cell>
          <table:table-cell table:style-name="Table90.C2" office:value-type="string">
            <text:p text:style-name="P6">True if a <text:span text:style-name="T4">successful</text:span> biometric operation was used for authorization</text:p>
          </table:table-cell>
        </table:table-row>
        <table:table-row table:style-name="Table90.2">
          <table:table-cell table:style-name="Table90.A2" office:value-type="string">
            <text:p text:style-name="P18">authorization</text:p>
          </table:table-cell>
          <table:table-cell table:style-name="Table90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90.C2" office:value-type="string">
            <text:p text:style-name="P2">Holds a PIN or is of zero length if no PIN is supplied</text:p>
          </table:table-cell>
        </table:table-row>
        <table:table-row table:style-name="Table90.2">
          <table:table-cell table:style-name="Table90.A2" office:value-type="string">
            <text:p text:style-name="P18">data</text:p>
          </table:table-cell>
          <table:table-cell table:style-name="Table90.A2" office:value-type="string">
            <text:p text:style-name="P3">blob</text:p>
          </table:table-cell>
          <table:table-cell table:style-name="Table90.C2" office:value-type="string">
            <text:p text:style-name="P2">Data to be HMACed. <text:s/>See also <text:span text:style-name="CrossRef"><text:reference-ref text:reference-format="text" text:ref-name="cryptodatasize">cryptoDataSize</text:reference-ref></text:span><text:span text:style-name="CrossRef"><text:s/></text:span></text:p>
          </table:table-cell>
        </table:table-row>
      </table:table>
      <text:p text:style-name="Text_20_body"/>
      <text:p text:style-name="Text_20_body">Output</text:p>
      <table:table table:name="Table91" table:style-name="Table91">
        <table:table-column table:style-name="Table91.A"/>
        <table:table-column table:style-name="Table91.B"/>
        <table:table-column table:style-name="Table91.C"/>
        <table:table-row table:style-name="Table91.1">
          <table:table-cell table:style-name="Table91.A1" office:value-type="string">
            <text:p text:style-name="P15">Name</text:p>
          </table:table-cell>
          <table:table-cell table:style-name="Table91.A1" office:value-type="string">
            <text:p text:style-name="P15">Type</text:p>
          </table:table-cell>
          <table:table-cell table:style-name="Table91.C1" office:value-type="string">
            <text:p text:style-name="P15">Description</text:p>
          </table:table-cell>
        </table:table-row>
        <table:table-row table:style-name="Table91.2">
          <table:table-cell table:style-name="Table91.A2" office:value-type="string">
            <text:p text:style-name="P18">status</text:p>
          </table:table-cell>
          <table:table-cell table:style-name="Table91.A2" office:value-type="string">
            <text:p text:style-name="P3">byte</text:p>
          </table:table-cell>
          <table:table-cell table:style-name="Table9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91.2">
          <table:table-cell table:style-name="Table91.A2" office:value-type="string">
            <text:p text:style-name="P18">result</text:p>
          </table:table-cell>
          <table:table-cell table:style-name="Table91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91.C2" office:value-type="string">
            <text:p text:style-name="P2">HMACed data</text:p>
          </table:table-cell>
        </table:table-row>
      </table:table>
      <text:p text:style-name="Text_20_body"/>
      <text:p text:style-name="Text_20_body"><text:span text:style-name="T88">performHmac</text:span> performs a symmetric key HMAC operation on the input <text:span text:style-name="T88">data</text:span> object.</text:p>
      <text:p text:style-name="Text_20_body">The <text:span text:style-name="T88">parameters</text:span> object <text:span text:style-name="T36">must</text:span> be of zero length for algorithms not needing additional input.</text:p>
      <text:p text:style-name="P72"><text:span text:style-name="T59">Invalid </text:span><text:span text:style-name="T96">authorization</text:span><text:span text:style-name="T59"> data (PIN) </text:span><text:span text:style-name="T60">or </text:span><text:span text:style-name="T97">biometricAuth</text:span><text:span text:style-name="T59"> </text:span><text:span text:style-name="T60">t</text:span><text:span text:style-name="T59">o the key </text:span><text:span text:style-name="T61">must</text:span><text:span text:style-name="T59"> return </text:span><text:span text:style-name="CrossRef"><text:span text:style-name="T76"><text:reference-ref text:reference-format="text" text:ref-name="auth.error">ERROR_AUTHORIZATION</text:reference-ref></text:span></text:span><text:span text:style-name="T59"><text:s/>status.</text:span></text:p>
      <text:p text:style-name="P171"/>
      <text:h text:style-name="P190" text:outline-level="3"><text:bookmark-start text:name="__RefHeading__15335_972012461"/><text:reference-mark-start text:name="symmetric.key.enc"/>symmetricKeyEncrypt<text:reference-mark-end text:name="symmetric.key.enc"/> [104]<text:bookmark-end text:name="__RefHeading__15335_972012461"/></text:h>
      <text:p text:style-name="Text_20_body">Input</text:p>
      <table:table table:name="Table92" table:style-name="Table92">
        <table:table-column table:style-name="Table92.A"/>
        <table:table-column table:style-name="Table92.B"/>
        <table:table-column table:style-name="Table92.C"/>
        <table:table-row table:style-name="Table92.1">
          <table:table-cell table:style-name="Table92.A1" office:value-type="string">
            <text:p text:style-name="P15">Name</text:p>
          </table:table-cell>
          <table:table-cell table:style-name="Table92.A1" office:value-type="string">
            <text:p text:style-name="P15">Type</text:p>
          </table:table-cell>
          <table:table-cell table:style-name="Table92.C1" office:value-type="string">
            <text:p text:style-name="P15">Description</text:p>
          </table:table-cell>
        </table:table-row>
        <table:table-row table:style-name="Table92.2">
          <table:table-cell table:style-name="Table92.A2" office:value-type="string">
            <text:p text:style-name="P18">keyHandle</text:p>
          </table:table-cell>
          <table:table-cell table:style-name="Table92.A2" office:value-type="string">
            <text:p text:style-name="P3">uint</text:p>
          </table:table-cell>
          <table:table-cell table:style-name="Table92.C2" office:value-type="string">
            <text:p text:style-name="P2">Local handle to the target key</text:p>
          </table:table-cell>
        </table:table-row>
        <table:table-row table:style-name="Table92.2">
          <table:table-cell table:style-name="Table92.A2" office:value-type="string">
            <text:p text:style-name="P18">algorithm</text:p>
          </table:table-cell>
          <table:table-cell table:style-name="Table92.A2" office:value-type="string">
            <text:p text:style-name="P3">uri</text:p>
          </table:table-cell>
          <table:table-cell table:style-name="Table92.C2" office:value-type="string">
            <text:p text:style-name="Standard"><text:span text:style-name="T51">Encryption algorithm</text:span><text:span text:style-name="T53"> URI</text:span>. <text:s/>See <text:span text:style-name="CrossRef"><text:reference-ref text:reference-format="text" text:ref-name="sym.key.enc">Symmetric Key Encryption</text:reference-ref></text:span><text:span text:style-name="CrossRef"><text:s/></text:span><text:span text:style-name="T54">‎</text:span></text:p>
          </table:table-cell>
        </table:table-row>
        <table:table-row table:style-name="Table92.2">
          <table:table-cell table:style-name="Table92.A2" office:value-type="string">
            <text:p text:style-name="P18">mode</text:p>
          </table:table-cell>
          <table:table-cell table:style-name="Table92.A2" office:value-type="string">
            <text:p text:style-name="P3">bool</text:p>
          </table:table-cell>
          <table:table-cell table:style-name="Table92.C2" office:value-type="string">
            <text:p text:style-name="P2">True for encryption, false for decryption</text:p>
          </table:table-cell>
        </table:table-row>
        <table:table-row table:style-name="Table92.2">
          <table:table-cell table:style-name="Table92.A2" office:value-type="string">
            <text:p text:style-name="P18">parameters</text:p>
          </table:table-cell>
          <table:table-cell table:style-name="Table92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92.C2" office:value-type="string">
            <text:p text:style-name="P2">Parameters needed by some encryption algorithms</text:p>
          </table:table-cell>
        </table:table-row>
        <table:table-row table:style-name="Table92.2">
          <table:table-cell table:style-name="Table92.A2" office:value-type="string">
            <text:p text:style-name="P20">biometricAuth</text:p>
          </table:table-cell>
          <table:table-cell table:style-name="Table92.A2" office:value-type="string">
            <text:p text:style-name="P5">bool</text:p>
          </table:table-cell>
          <table:table-cell table:style-name="Table92.C2" office:value-type="string">
            <text:p text:style-name="P6">True if a <text:span text:style-name="T4">successful</text:span> biometric operation was used for authorization</text:p>
          </table:table-cell>
        </table:table-row>
        <table:table-row table:style-name="Table92.2">
          <table:table-cell table:style-name="Table92.A2" office:value-type="string">
            <text:p text:style-name="P18">authorization</text:p>
          </table:table-cell>
          <table:table-cell table:style-name="Table92.A2" office:value-type="string">
            <text:p text:style-name="P3">byte<text:span text:style-name="T72">⁮[</text:span><text:span text:style-name="T74"> </text:span><text:span text:style-name="T72">]</text:span></text:p>
          </table:table-cell>
          <table:table-cell table:style-name="Table92.C2" office:value-type="string">
            <text:p text:style-name="P2">Holds a PIN or is of zero length if no PIN is supplied</text:p>
          </table:table-cell>
        </table:table-row>
        <table:table-row table:style-name="Table92.2">
          <table:table-cell table:style-name="Table92.A2" office:value-type="string">
            <text:p text:style-name="P18">data</text:p>
          </table:table-cell>
          <table:table-cell table:style-name="Table92.A2" office:value-type="string">
            <text:p text:style-name="P3">blob</text:p>
          </table:table-cell>
          <table:table-cell table:style-name="Table92.C2" office:value-type="string">
            <text:p text:style-name="P2">Data to be encrypted or decrypted. <text:s/>See also <text:span text:style-name="CrossRef"><text:reference-ref text:reference-format="text" text:ref-name="cryptodatasize">cryptoDataSize</text:reference-ref></text:span><text:span text:style-name="CrossRef"><text:s/></text:span></text:p>
          </table:table-cell>
        </table:table-row>
      </table:table>
      <text:p text:style-name="Text_20_body"/>
      <text:p text:style-name="Text_20_body">Output</text:p>
      <table:table table:name="Table93" table:style-name="Table93">
        <table:table-column table:style-name="Table93.A"/>
        <table:table-column table:style-name="Table93.B"/>
        <table:table-column table:style-name="Table93.C"/>
        <table:table-row table:style-name="Table93.1">
          <table:table-cell table:style-name="Table93.A1" office:value-type="string">
            <text:p text:style-name="P15">Name</text:p>
          </table:table-cell>
          <table:table-cell table:style-name="Table93.A1" office:value-type="string">
            <text:p text:style-name="P15">Type</text:p>
          </table:table-cell>
          <table:table-cell table:style-name="Table93.C1" office:value-type="string">
            <text:p text:style-name="P15">Description</text:p>
          </table:table-cell>
        </table:table-row>
        <table:table-row table:style-name="Table93.2">
          <table:table-cell table:style-name="Table93.A2" office:value-type="string">
            <text:p text:style-name="P18">status</text:p>
          </table:table-cell>
          <table:table-cell table:style-name="Table93.A2" office:value-type="string">
            <text:p text:style-name="P3">byte</text:p>
          </table:table-cell>
          <table:table-cell table:style-name="Table9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93.2">
          <table:table-cell table:style-name="Table93.A2" office:value-type="string">
            <text:p text:style-name="P18">result</text:p>
          </table:table-cell>
          <table:table-cell table:style-name="Table93.A2" office:value-type="string">
            <text:p text:style-name="P3">blob</text:p>
          </table:table-cell>
          <table:table-cell table:style-name="Table93.C2" office:value-type="string">
            <text:p text:style-name="P2">Encrypted or decrypted data</text:p>
          </table:table-cell>
        </table:table-row>
      </table:table>
      <text:p text:style-name="Text_20_body"/>
      <text:p text:style-name="Text_20_body"><text:span text:style-name="T88">symmetricKeyEncrypt</text:span> performs a symmetric key encryption or decryption operation on the input <text:span text:style-name="T88">data</text:span> object.</text:p>
      <text:p text:style-name="Text_20_body">Note that if an IV (Initialization Vector) is required by the encryption algorithm it <text:span text:style-name="T36">must</text:span> be supplied in <text:span text:style-name="T95">parameters</text:span> unless it is supposed to supplied as a part of <text:span text:style-name="T30">data</text:span> like for <text:span text:style-name="CrossRef"><text:span text:style-name="T76"><text:reference-ref text:reference-format="text" text:ref-name="xml.encrypt">XML Encryption</text:reference-ref></text:span></text:span>.</text:p>
      <text:p text:style-name="Text_20_body">The <text:span text:style-name="T88">parameters</text:span> object <text:span text:style-name="T36">must</text:span> be of zero length for algorithms not needing additional input.</text:p>
      <text:p text:style-name="P72"><text:span text:style-name="T59">Invalid </text:span><text:span text:style-name="T96">authorization</text:span><text:span text:style-name="T59"> data (PIN) </text:span><text:span text:style-name="T60">or </text:span><text:span text:style-name="T97">biometricAuth</text:span><text:span text:style-name="T59"> </text:span><text:span text:style-name="T60">t</text:span><text:span text:style-name="T59">o the key </text:span><text:span text:style-name="T61">must</text:span><text:span text:style-name="T59"> return </text:span><text:span text:style-name="CrossRef"><text:span text:style-name="T76"><text:reference-ref text:reference-format="text" text:ref-name="auth.error">ERROR_AUTHORIZATION</text:reference-ref></text:span></text:span><text:span text:style-name="T59"><text:s/>status.</text:span></text:p>
      <text:p text:style-name="P110">.</text:p>
      <text:p text:style-name="P64"/>
      <text:list xml:id="list1846743654" text:style-name="Numbering_20_4">
        <text:list-item>
          <text:h text:style-name="P188" text:outline-level="4"><text:bookmark-start text:name="__RefHeading__207023_2146041088"/><text:reference-mark-start text:name="kg2.int"/>KeyGen2 Proxy<text:bookmark-end text:name="__RefHeading__207023_2146041088"/><text:reference-mark-end text:name="kg2.int"/></text:h>
        </text:list-item>
      </text:list>
      <text:p text:style-name="P53">SKS departs from most other SE (Security Element) designs by relying on a “Semi-Trusted Proxy” for the provisioning and management of keys. <text:s/>Introducing a proxy in a scheme which is claimed supporting <text:span text:style-name="T3">true end-to-security</text:span> may sound like a contradiction. <text:s/>However, any alterations to the data flowing between the two end-points (the issuing service and the SKS) will be detected by one of them due to the use of <text:span text:style-name="T3">stateful sessions</text:span>, <text:span text:style-name="T3">sequence counters</text:span> and <text:span text:style-name="T3">MAC operations</text:span>. <text:s/>The picture below shows the SKS/KeyGen2 provisioning architecture:</text:p>
      <text:p text:style-name="Standard"><draw:frame draw:style-name="fr4" draw:name="Object5" text:anchor-type="paragraph" svg:x="1.4346in" svg:y="0.1283in" svg:width="4.7193in" svg:height="4.3764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P53">Since SKS methods <text:span text:style-name="T3">by design</text:span> are low-level, most of the comparatively high-level provisioning operations result in multiple SKS calls. <text:s/>In addition, there is a need for referencing objects created by preceding calls. <text:s/>As it would be quite inefficient if every call forced a network “round-trip”, a core proxy task is <text:span text:style-name="T3">aggregating and linking SKS calls and return data</text:span>. <text:s/>This is facilitated through the SKS virtual namespace concept which relieves issuers from ever dealing with raw (and device-dependent) object handles or worrying about name collisions. <text:s/><text:span text:style-name="T41">See </text:span><text:span text:style-name="CrossRef"><text:reference-ref text:reference-format="text" text:ref-name="object.ids">Object IDs</text:reference-ref></text:span>. <text:s/>The following graph outlines content aggregation and linking when applied to the KeyGen2 example on page <text:span text:style-name="Internet_20_link"><text:reference-ref text:reference-format="page" text:ref-name="keyinitreq">36</text:reference-ref></text:span>:</text:p>
      <text:p text:style-name="Standard"/>
      <table:table table:name="Table115" table:style-name="Table115">
        <table:table-column table:style-name="Table115.A"/>
        <table:table-column table:style-name="Table115.B"/>
        <table:table-column table:style-name="Table115.C"/>
        <table:table-column table:style-name="Table115.D"/>
        <table:table-column table:style-name="Table115.E"/>
        <table:table-column table:style-name="Table115.F"/>
        <table:table-row>
          <table:table-cell table:style-name="Table115.A1" office:value-type="string">
            <text:p text:style-name="P17">Request</text:p>
          </table:table-cell>
          <table:table-cell table:style-name="Table115.A1" table:number-columns-spanned="2" office:value-type="string">
            <text:p text:style-name="P108">SKS Calls &amp; Object References</text:p>
          </table:table-cell>
          <table:covered-table-cell/>
          <table:table-cell table:style-name="Table115.D1" table:number-rows-spanned="5" office:value-type="string">
            <text:p text:style-name="Table_20_Contents"/>
          </table:table-cell>
          <table:table-cell table:style-name="Table115.A1" office:value-type="string">
            <text:p text:style-name="P17">Response</text:p>
          </table:table-cell>
          <table:table-cell table:style-name="Table115.A1" office:value-type="string">
            <text:p text:style-name="P108">Returned Data</text:p>
          </table:table-cell>
        </table:table-row>
        <table:table-row table:style-name="Table115.2">
          <table:table-cell table:style-name="Table115.A2" table:number-rows-spanned="4" office:value-type="string">
            <text:p text:style-name="Table_20_Contents"><draw:line text:anchor-type="paragraph" draw:z-index="8" draw:style-name="gr4" draw:text-style-name="P192" svg:x1="0.3902in" svg:y1="0.0705in" svg:x2="0.3902in" svg:y2="1.2921in"><text:p/></draw:line></text:p>
          </table:table-cell>
          <table:table-cell table:style-name="Table115.D1" office:value-type="string">
            <text:p text:style-name="P140"><text:span text:style-name="CrossRef"><text:reference-ref text:reference-format="text" text:ref-name="createPUKPolicy">createPukPolicy</text:reference-ref></text:span><text:s/>(, <text:span text:style-name="T3">“PUK.1”</text:span><text:span text:style-name="T67">, ...)</text:span></text:p>
          </table:table-cell>
          <table:table-cell table:style-name="Table115.C2" table:number-rows-spanned="4" office:value-type="string">
            <text:p text:style-name="Table_20_Contents"><draw:g text:anchor-type="paragraph" draw:z-index="10" draw:style-name="gr6"><draw:path draw:style-name="gr7" draw:text-style-name="P192" svg:width="0.3067in" svg:height="0.1713in" draw:transform="skewX (0.0720820981073657) rotate (-1.21841435081724) translate (0.116499316187158in 0.502993904768664in)" svg:viewBox="0 0 780 436" svg:d="M0 157c245-308 723-136 780 279"><text:p/></draw:path><draw:path draw:style-name="gr7" draw:text-style-name="P192" svg:width="0.3091in" svg:height="0.1717in" draw:transform="skewX (0.0680678408277789) rotate (-1.22085781177003) translate (0.124805294648589in 0.139011726361059in)" svg:viewBox="0 0 786 437" svg:d="M0 158c247-309 729-137 786 279"><text:p/></draw:path><draw:path draw:style-name="gr7" draw:text-style-name="P192" svg:width="0.5736in" svg:height="0.3949in" draw:transform="skewX (0.138230076757951) rotate (-1.18036617312377) translate (0.256204827002673in 0.527845900802964in)" svg:viewBox="0 0 1458 1004" svg:d="M0 223c441-561 1350 22 1458 781"><text:p/></draw:path></draw:g></text:p>
          </table:table-cell>
          <table:covered-table-cell/>
          <table:table-cell table:style-name="Table115.E2" table:number-rows-spanned="2" office:value-type="string">
            <text:p text:style-name="P33"><draw:line text:anchor-type="paragraph" draw:z-index="9" draw:style-name="gr5" draw:text-style-name="P192" svg:x1="0.3862in" svg:y1="0.0555in" svg:x2="0.3862in" svg:y2="0.5626in"><text:p/></draw:line></text:p>
          </table:table-cell>
          <table:table-cell table:style-name="Table115.F2" office:value-type="string">
            <text:p text:style-name="P144">Attested public key <text:span text:style-name="T3">“Key.1”</text:span></text:p>
          </table:table-cell>
        </table:table-row>
        <table:table-row table:style-name="Table115.2">
          <table:covered-table-cell/>
          <table:table-cell table:style-name="Table115.D1" office:value-type="string">
            <text:p text:style-name="P141"><text:span text:style-name="CrossRef"><text:reference-ref text:reference-format="text" text:ref-name="createPINPolicy">createPinPolicy</text:reference-ref></text:span><text:span text:style-name="T67"><text:s/>(, </text:span><text:span text:style-name="T66">“PIN.1”</text:span><text:span text:style-name="T67">, ...)</text:span></text:p>
          </table:table-cell>
          <table:covered-table-cell/>
          <table:covered-table-cell/>
          <table:covered-table-cell/>
          <table:table-cell table:style-name="Table115.A2" office:value-type="string">
            <text:p text:style-name="P146">Attested public key <text:span text:style-name="T3">“Key.2”</text:span></text:p>
          </table:table-cell>
        </table:table-row>
        <table:table-row table:style-name="Table115.4">
          <table:covered-table-cell/>
          <table:table-cell table:style-name="Table115.D1" office:value-type="string">
            <text:p text:style-name="P142"><text:span text:style-name="CrossRef"><text:reference-ref text:reference-format="text" text:ref-name="createKeyPair">createKeyEntry</text:reference-ref></text:span><text:s/>(<text:span text:style-name="T67">, </text:span><text:span text:style-name="T66">“Key.1”</text:span><text:span text:style-name="T67">, …)</text:span></text:p>
          </table:table-cell>
          <table:covered-table-cell/>
          <table:covered-table-cell/>
          <table:table-cell table:style-name="Table115.D1" table:number-rows-spanned="2" office:value-type="string">
            <text:p text:style-name="Standard"/>
          </table:table-cell>
          <table:table-cell table:style-name="Table115.D1" table:number-rows-spanned="2" office:value-type="string">
            <text:p text:style-name="P145"/>
          </table:table-cell>
        </table:table-row>
        <table:table-row table:style-name="Table115.2">
          <table:covered-table-cell/>
          <table:table-cell table:style-name="Table115.B5" office:value-type="string">
            <text:p text:style-name="P143"><text:span text:style-name="CrossRef"><text:reference-ref text:reference-format="text" text:ref-name="createKeyPair">createKeyEntry</text:reference-ref></text:span><text:s/>(<text:span text:style-name="T67">, </text:span><text:span text:style-name="T66">“Key.2”</text:span><text:span text:style-name="T67">, …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56">Another provisioning activity orchestrated by the proxy is requesting (and validating according to the issuer's policy), user-defined PINs, because SKS depends on that all initial PIN values are set during key entry creation.</text:p>
      <text:list xml:id="list201616523869583" text:continue-numbering="true" text:style-name="Numbering_20_4">
        <text:list-item>
          <text:h text:style-name="P188" text:outline-level="4"><text:bookmark-start text:name="__RefHeading__15347_972012461"/>Sample Session<text:bookmark-end text:name="__RefHeading__15347_972012461"/></text:h>
        </text:list-item>
      </text:list>
      <text:p text:style-name="Text_20_body">The following provisioning sample session shows the <text:span text:style-name="T3">sequence</text:span> for creating an <text:span text:style-name="CrossRef"><text:reference-ref text:reference-format="text" text:ref-name="X.509">X.509</text:reference-ref></text:span><text:s/>certificate with a matching PIN and PUK protected private key:</text:p>
      <text:p text:style-name="P118"><text:span text:style-name="T88">provisioningHandle</text:span><text:span text:style-name="T67">, ...</text:span> = <text:span text:style-name="CrossRef"><text:reference-ref text:reference-format="text" text:ref-name="createProvisioningSession">createProvisioningSession</text:reference-ref></text:span><text:s/>(…)</text:p>
      <text:p text:style-name="P119"><text:span text:style-name="T88">pukPolicyHandle</text:span> = <text:span text:style-name="CrossRef"><text:reference-ref text:reference-format="text" text:ref-name="createPUKPolicy">createPukPolicy</text:reference-ref></text:span><text:s/>(<text:span text:style-name="T88">provisioningHandle</text:span><text:span text:style-name="T67">, ...)</text:span></text:p>
      <text:p text:style-name="P119"><text:span text:style-name="T88">pinPolicyHandle</text:span><text:span text:style-name="T67"> = </text:span><text:span text:style-name="CrossRef"><text:reference-ref text:reference-format="text" text:ref-name="createPINPolicy">createPinPolicy</text:reference-ref></text:span><text:span text:style-name="T67"><text:s/>(</text:span><text:span text:style-name="T88">provisioningHandle</text:span><text:span text:style-name="T67">, … , </text:span><text:span text:style-name="T88">pukPolicyHandle</text:span><text:span text:style-name="T67">, ...)</text:span></text:p>
      <text:p text:style-name="P119"><text:span text:style-name="T88">keyHandle</text:span><text:span text:style-name="T67">, ...</text:span> = <text:span text:style-name="CrossRef"><text:reference-ref text:reference-format="text" text:ref-name="createKeyPair">createKeyEntry</text:reference-ref></text:span><text:s/>(<text:span text:style-name="T88">provisioningHandle</text:span><text:span text:style-name="T67">, … , </text:span><text:span text:style-name="T88">pinPolicyHandle</text:span><text:span text:style-name="T67">, …)</text:span></text:p>
      <text:p text:style-name="P120">External certification of the generated public key happens here...</text:p>
      <text:p text:style-name="P118"><text:span text:style-name="CrossRef"><text:reference-ref text:reference-format="text" text:ref-name="setCertificatePath">setCertificatePath</text:reference-ref></text:span><text:span text:style-name="T67"><text:s/>(</text:span><text:span text:style-name="T88">keyHandle</text:span><text:span text:style-name="T67">, ...)</text:span></text:p>
      <text:p text:style-name="P119"><text:span text:style-name="CrossRef"><text:reference-ref text:reference-format="text" text:ref-name="closeProvisioningSession">closeProvisioningSession</text:reference-ref></text:span><text:span text:style-name="T67"><text:s/>(</text:span><text:span text:style-name="T88">provisioningHandle</text:span><text:span text:style-name="T67">, ...)</text:span></text:p>
      <text:p text:style-name="Text_20_body"><text:span text:style-name="T67"><text:line-break/>Note that </text:span><text:span text:style-name="T88">Handle</text:span><text:span text:style-name="T67"> variables are only used by local middleware, while (not shown) variables like </text:span><text:span text:style-name="CrossRef"><text:reference-ref text:reference-format="text" text:ref-name="sess.key">sessionKey</text:reference-ref></text:span><text:span text:style-name="T67">, </text:span><text:span text:style-name="T88">mac</text:span><text:span text:style-name="T67">, </text:span><text:span text:style-name="T88">id</text:span><text:span text:style-name="T67">, etc. are primarily used in the communication between an issuer and the SKS.</text:span></text:p>
      <text:p text:style-name="P61">If keys are to be created entirely locally, this requires local software emulation of an issuer.</text:p>
      <text:p text:style-name="P61"/>
      <text:list xml:id="list201616116654311" text:continue-numbering="true" text:style-name="Numbering_20_4">
        <text:list-item>
          <text:h text:style-name="Appendix" text:outline-level="4"><text:bookmark-start text:name="__RefHeading__15349_972012461"/>Reference Implementation<text:bookmark-end text:name="__RefHeading__15349_972012461"/></text:h>
        </text:list-item>
      </text:list>
      <text:p text:style-name="P61">To further guide implementers, an open source SKS reference implementation in java<text:span text:style-name="T40">®</text:span> is available including a JUnit suite.</text:p>
      <text:p text:style-name="Text_20_body"><text:span text:style-name="T67">URL: </text:span><text:a xlink:type="simple" xlink:href="https://github.com/cyberphone/openkeystore" text:style-name="Internet_20_link" text:visited-style-name="Visited_20_Internet_20_Link"><text:span text:style-name="T67">https://github.com/cyberphone/openkeystore</text:span></text:a></text:p>
      <text:p text:style-name="Text_20_body"/>
      <text:list xml:id="list201615678733936" text:continue-numbering="true" text:style-name="Numbering_20_4">
        <text:list-item>
          <text:h text:style-name="P188" text:outline-level="4"><text:bookmark-start text:name="__RefHeading__15351_972012461"/><text:reference-mark-start text:name="poi.ops"/>Remote Key Lookup<text:bookmark-end text:name="__RefHeading__15351_972012461"/><text:reference-mark-end text:name="poi.ops"/></text:h>
        </text:list-item>
      </text:list>
      <text:p text:style-name="Text_20_body">In order to update keys and related data, SKS supports post provisioning operations like <text:span text:style-name="CrossRef"><text:reference-ref text:reference-format="text" text:ref-name="pp.delkey">postDeleteKey</text:reference-ref></text:span><text:s/>where <text:s/>issuers are securely shielded from each other by the use of a <text:span text:style-name="CrossRef"><text:reference-ref text:reference-format="text" text:ref-name="key.mgr.key">keyManagementKey</text:reference-ref></text:span>.</text:p>
      <text:p text:style-name="Standard">However, depending on the use-case, an issuer may need to get a list of applicable keys, <text:span text:style-name="T3">before</text:span> launching post provisioning operations. <text:s text:c="2"/>Such a facility is available in <text:span text:style-name="CrossRef"><text:reference-ref text:reference-format="text" text:ref-name="keygen2">KeyGen2</text:reference-ref></text:span><text:s/>as illustrated by the message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86"><text:span text:style-name="T111">{</text:span><text:span text:style-name="T138"><text:line-break/></text:span><text:span text:style-name="T109">    </text:span><text:span text:style-name="T111">"</text:span><text:span text:style-name="T120">@context</text:span><text:span text:style-name="T111">": "</text:span><text:span text:style-name="T129">https://webpki.github.io/keygen2</text:span><text:span text:style-name="T111">",</text:span><text:span text:style-name="T138"><text:line-break/></text:span><text:span text:style-name="T109">    </text:span><text:span text:style-name="T111">"</text:span><text:span text:style-name="T120">@qualifier</text:span><text:span text:style-name="T111">": "</text:span><text:span text:style-name="T129">CredentialDiscoveryRequest</text:span><text:span text:style-name="T111">",</text:span><text:span text:style-name="T138"><text:line-break/></text:span><text:span text:style-name="T116">    </text:span><text:span text:style-name="T117">"</text:span><text:span text:style-name="T127">serverSessionId</text:span><text:span text:style-name="T117">": "</text:span><text:span text:style-name="T131">14184c1f09eqCkPtjqY54Ehalc2_EjFN</text:span><text:span text:style-name="T117">",</text:span><text:span text:style-name="T142"><text:line-break/></text:span><text:span text:style-name="T116">    </text:span><text:span text:style-name="T117">"</text:span><text:span text:style-name="T127">clientSessionId</text:span><text:span text:style-name="T117">": "</text:span><text:span text:style-name="T131">Qn7o4xCRp1sewDrpqMJjEDieZHp2hego</text:span><text:span text:style-name="T117">",</text:span><text:span text:style-name="T142"><text:line-break/></text:span><text:span text:style-name="T109">    </text:span><text:span text:style-name="T111">"</text:span><text:span text:style-name="T124">submitUrl</text:span><text:span text:style-name="T111">": "</text:span><text:span text:style-name="T129">https://issuer.example.com/credisc</text:span><text:span text:style-name="T111">",</text:span><text:span text:style-name="T138"><text:line-break/></text:span><text:span text:style-name="T109">    </text:span><text:span text:style-name="T111">"</text:span><text:span text:style-name="T124">lookupSpecifiers</text:span><text:span text:style-name="T111">": [{</text:span><text:span text:style-name="T138"><text:line-break/></text:span><text:span text:style-name="T109">        </text:span><text:span text:style-name="T111">"</text:span><text:span text:style-name="T124">id</text:span><text:span text:style-name="T111">": "</text:span><text:span text:style-name="T129">Lookup.1</text:span><text:span text:style-name="T111">",</text:span><text:span text:style-name="T138"><text:line-break/></text:span><text:span text:style-name="T109">        </text:span><text:span text:style-name="T111">"</text:span><text:span text:style-name="T124">nonce</text:span><text:span text:style-name="T111">": "</text:span><text:span text:style-name="T129">eG3XgquTRh6ASFpcUpEe0gc1qnlL_I2CoPx8xqJTvQ0"</text:span><text:span text:style-name="T111">,</text:span><text:span text:style-name="T138"><text:line-break/></text:span><text:span text:style-name="T109">        </text:span><text:span text:style-name="T111">"</text:span><text:span text:style-name="T124">searchFilter</text:span><text:span text:style-name="T111">": {</text:span><text:span text:style-name="T138"><text:line-break/></text:span><text:span text:style-name="T109">            </text:span><text:span text:style-name="T111">"</text:span><text:span text:style-name="T124">emailRegEx</text:span><text:span text:style-name="T111">": "</text:span><text:span text:style-name="T129">\\Qjohn.doe@example.com\\E</text:span><text:span text:style-name="T111">"</text:span><text:span text:style-name="T138"><text:line-break/></text:span><text:span text:style-name="T109">        </text:span><text:span text:style-name="T111">},</text:span><text:span text:style-name="T138"><text:line-break/></text:span><text:span text:style-name="T109">        </text:span><text:span text:style-name="T111">"</text:span><text:span text:style-name="T124">signature</text:span><text:span text:style-name="T111">": {</text:span><text:span text:style-name="T138"><text:line-break/></text:span><text:span text:style-name="T109">            </text:span><text:span text:style-name="T111">"</text:span><text:span text:style-name="T124">algorithm</text:span><text:span text:style-name="T111">": "</text:span><text:span text:style-name="T129">ES256</text:span><text:span text:style-name="T111">",</text:span><text:span text:style-name="T138"><text:line-break/></text:span><text:span text:style-name="T109">            </text:span><text:span text:style-name="T111">"</text:span><text:span text:style-name="T124">publicKey</text:span><text:span text:style-name="T111">": {</text:span><text:span text:style-name="T138"><text:line-break/></text:span><text:span text:style-name="T109">                </text:span><text:span text:style-name="T111">"</text:span><text:span text:style-name="T124">kty</text:span><text:span text:style-name="T111">": "</text:span><text:span text:style-name="T129">EC</text:span><text:span text:style-name="T111">",</text:span><text:span text:style-name="T138"><text:line-break/></text:span><text:span text:style-name="T109">                </text:span><text:span text:style-name="T111">"</text:span><text:span text:style-name="T124">crv</text:span><text:span text:style-name="T111">": "</text:span><text:span text:style-name="T129">P-256</text:span><text:span text:style-name="T111">",</text:span><text:span text:style-name="T138"><text:line-break/></text:span><text:span text:style-name="T109">                </text:span><text:span text:style-name="T111">"</text:span><text:span text:style-name="T124">x</text:span><text:span text:style-name="T111">": "</text:span><text:span text:style-name="T129">lNxNvAUEE8t7DSQBft93LVSXxKCiVjhbWWfyg023FCk"</text:span><text:span text:style-name="T111">,</text:span><text:span text:style-name="T138"><text:line-break/></text:span><text:span text:style-name="T109">                </text:span><text:span text:style-name="T111">"</text:span><text:span text:style-name="T124">y</text:span><text:span text:style-name="T111">": "</text:span><text:span text:style-name="T129">LmTlQxXB3LgZrNLmhOfMaCnDizczC_RfQ6Kx8iNwfFA"</text:span><text:span text:style-name="T138"><text:line-break/></text:span><text:span text:style-name="T109">            </text:span><text:span text:style-name="T111">},</text:span><text:span text:style-name="T138"><text:line-break/></text:span><text:span text:style-name="T109">            </text:span><text:span text:style-name="T111">"</text:span><text:span text:style-name="T124">value</text:span><text:span text:style-name="T111">": "</text:span><text:span text:style-name="T129">MEUCIHWCPcDI6kea9DMy . . . Av7Px3bfwvagWcQY4kVrdeT38clzhiKnpiIuigY"</text:span><text:span text:style-name="T138"><text:line-break/></text:span><text:span text:style-name="T109">        </text:span><text:span text:style-name="T111">}</text:span><text:span text:style-name="T138"><text:line-break/></text:span><text:span text:style-name="T109">    </text:span><text:span text:style-name="T111">}]</text:span><text:span text:style-name="T138"><text:line-break/></text:span><text:span text:style-name="T111">}</text:span><text:span text:style-name="T138"> </text:span></text:p>
          </table:table-cell>
        </table:table-row>
      </table:table>
      <text:p text:style-name="Text_20_body"/>
      <text:p text:style-name="Standard">For each object in the <text:span text:style-name="T88">lookupSpecifiers</text:span> array, perform the following steps:<text:line-break/></text:p>
      <text:list xml:id="list1471345786" text:style-name="L5">
        <text:list-item>
          <text:p text:style-name="P163">Verify that the <text:span text:style-name="T96">signature</text:span> is <text:span text:style-name="T3">technically</text:span> valid while the origin of the signing key is <text:span text:style-name="T3">ignored</text:span> since the <text:span text:style-name="CrossRef"><text:reference-ref text:reference-format="text" text:ref-name="kg2.int">KeyGen2 Proxy</text:reference-ref></text:span><text:s/>has no opinion about those .</text:p>
        </text:list-item>
        <text:list-item>
          <text:p text:style-name="P163">Verify that the freshness <text:span text:style-name="T88">nonce</text:span> matches <text:span text:style-name="CrossRef"><text:reference-ref text:reference-format="text" text:ref-name="SHA256">SHA256</text:reference-ref></text:span><text:s/>(<text:span text:style-name="T88">clientSessionId</text:span> || <text:span text:style-name="T88">serverSessionId</text:span>).<text:line-break/>See <text:span text:style-name="CrossRef"><text:reference-ref text:reference-format="text" text:ref-name="createProvisioningSession">createProvisioningSession</text:reference-ref></text:span><text:s/>and <text:span text:style-name="CrossRef"><text:reference-ref text:reference-format="text" text:ref-name="datatypes">Data Types</text:reference-ref></text:span>.</text:p>
        </text:list-item>
        <text:list-item>
          <text:p text:style-name="P163">Enumerate all sessions having a <text:span text:style-name="CrossRef"><text:reference-ref text:reference-format="text" text:ref-name="key.mgr.key">keyManagementKey</text:reference-ref></text:span><text:s/>matching the public key of the <text:span text:style-name="T96">signature</text:span> object.<text:line-break/>This <text:span text:style-name="T67">serv</text:span>es as an <text:span text:style-name="T3">Issuer Filter.</text:span> <text:s/>See <text:span text:style-name="CrossRef"><text:reference-ref text:reference-format="text" text:ref-name="enum.prov.sess">enumerateProvisioningSessions</text:reference-ref></text:span>.</text:p>
        </text:list-item>
        <text:list-item>
          <text:p text:style-name="P163">From step #3 enumerate all matching SKS keys and related certificates. <text:s/>See <text:span text:style-name="CrossRef"><text:reference-ref text:reference-format="text" text:ref-name="enum.keys">enumerateKeys</text:reference-ref></text:span><text:s/>and <text:span text:style-name="CrossRef"><text:reference-ref text:reference-format="text" text:ref-name="get.key.attr">getKeyAttributes</text:reference-ref></text:span>.</text:p>
        </text:list-item>
        <text:list-item>
          <text:p text:style-name="P163">Collect all <text:span text:style-name="T3">unique</text:span> keys from step #4 having matching search conditions. <text:s/>In the sample that is having an e-mail address <text:span text:style-name="T148">"</text:span><text:span text:style-name="T22">john.doe@example.com</text:span><text:span text:style-name="T14">"</text:span> in the <text:span text:style-name="CrossRef"><text:reference-ref text:reference-format="text" text:ref-name="eecert">End-Entity Certificate</text:reference-ref></text:span>.</text:p>
        </text:list-item>
      </text:list>
      <text:p text:style-name="Standard"><text:line-break/></text:p>
      <text:p text:style-name="P89">Continued on the next page...</text:p>
      <text:p text:style-name="P111">The result of each is sent back to the issuer in the form of a list of <text:span text:style-name="CrossRef"><text:reference-ref text:reference-format="text" text:ref-name="eecert">End-Entity Certificate</text:reference-ref></text:span><text:s/>paths and session IDs:</text:p>
      <text:p text:style-name="Text_20_body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P86"><text:span text:style-name="T117">{</text:span><text:span text:style-name="T142"><text:line-break/></text:span><text:span text:style-name="T116">    </text:span><text:span text:style-name="T117">"</text:span><text:span text:style-name="T122">@context</text:span><text:span text:style-name="T117">": "</text:span><text:span text:style-name="T131">https://webpki.github.io/keygen2</text:span><text:span text:style-name="T117">",</text:span><text:span text:style-name="T142"><text:line-break/></text:span><text:span text:style-name="T116">    </text:span><text:span text:style-name="T117">"</text:span><text:span text:style-name="T122">@qualifier</text:span><text:span text:style-name="T117">": "</text:span><text:span text:style-name="T131">CredentialDiscoveryResponse</text:span><text:span text:style-name="T117">",</text:span><text:span text:style-name="T142"><text:line-break/></text:span><text:span text:style-name="T116">    </text:span><text:span text:style-name="T117">"</text:span><text:span text:style-name="T127">serverSessionId</text:span><text:span text:style-name="T117">": "</text:span><text:span text:style-name="T131">14184c1f09eqCkPtjqY54Ehalc2_EjFN</text:span><text:span text:style-name="T117">",</text:span><text:span text:style-name="T142"><text:line-break/></text:span><text:span text:style-name="T116">    </text:span><text:span text:style-name="T117">"</text:span><text:span text:style-name="T127">clientSessionId</text:span><text:span text:style-name="T117">": "</text:span><text:span text:style-name="T131">Qn7o4xCRp1sewDrpqMJjEDieZHp2hego</text:span><text:span text:style-name="T117">",</text:span><text:span text:style-name="T142"><text:line-break/></text:span><text:span text:style-name="T116">    </text:span><text:span text:style-name="T117">"</text:span><text:span text:style-name="T127">lookupResults</text:span><text:span text:style-name="T117">": [{</text:span><text:span text:style-name="T142"><text:line-break/></text:span><text:span text:style-name="T116">        </text:span><text:span text:style-name="T117">"</text:span><text:span text:style-name="T127">id</text:span><text:span text:style-name="T117">": "</text:span><text:span text:style-name="T131">Lookup.1</text:span><text:span text:style-name="T117">",</text:span><text:span text:style-name="T142"><text:line-break/></text:span><text:span text:style-name="T116">        </text:span><text:span text:style-name="T117">"</text:span><text:span text:style-name="T127">matchingCredentials</text:span><text:span text:style-name="T117">": [{</text:span><text:span text:style-name="T142"><text:line-break/></text:span><text:span text:style-name="T109">             </text:span><text:span text:style-name="T111">"</text:span><text:span text:style-name="T124">serverSessionId</text:span><text:span text:style-name="T111">": "</text:span><text:span text:style-name="T129">14184c1f0438OwdjLnmGgIx2c8245rDH</text:span><text:span text:style-name="T111">",</text:span><text:span text:style-name="T138"><text:line-break/></text:span><text:span text:style-name="T116">             </text:span><text:span text:style-name="T117">"</text:span><text:span text:style-name="T127">clientSessionId</text:span><text:span text:style-name="T117">": "</text:span><text:span text:style-name="T131">wmdVVHWjI666GvHnwmIALFRJQ-GC3Scr</text:span><text:span text:style-name="T117">",</text:span><text:span text:style-name="T142"><text:line-break/></text:span><text:span text:style-name="T116">             </text:span><text:span text:style-name="T117">"</text:span><text:span text:style-name="T127">certificatePath</text:span><text:span text:style-name="T117">": [</text:span><text:span text:style-name="T142"><text:line-break/></text:span><text:span text:style-name="T116">                 </text:span><text:span text:style-name="T117">"</text:span><text:span text:style-name="T131">MIICljCCAX6gAwIBAgIGAUGEwfB4MA0GCSq . . . rGnyW8pnGcQ1U2clYD6vWN28GEup</text:span><text:span text:style-name="T117">"</text:span><text:span text:style-name="T142"><text:line-break/></text:span><text:span text:style-name="T116">             </text:span><text:span text:style-name="T117">],</text:span><text:span text:style-name="T142"><text:line-break/></text:span><text:span text:style-name="T116">             </text:span><text:span text:style-name="T117">"</text:span><text:span text:style-name="T127">locked</text:span><text:span text:style-name="T117">": </text:span><text:span text:style-name="T135">true</text:span><text:span text:style-name="T142"><text:line-break/></text:span><text:span text:style-name="T116">         </text:span><text:span text:style-name="T117">}]</text:span><text:span text:style-name="T142"><text:line-break/></text:span><text:span text:style-name="T116">    </text:span><text:span text:style-name="T117">}]</text:span><text:span text:style-name="T142"><text:line-break/></text:span><text:span text:style-name="T117">}</text:span><text:span text:style-name="T138"> </text:span></text:p>
          </table:table-cell>
        </table:table-row>
      </table:table>
      <text:p text:style-name="Text_20_body"/>
      <text:p text:style-name="Text_20_body">Notes:</text:p>
      <text:p text:style-name="Text_20_body">Remote key lookups are performed at the <text:span text:style-name="T3">middleware level</text:span> since they are passive, JSON-centric, and do not access private or secret keys.</text:p>
      <text:p text:style-name="Text_20_body">The primary purpose with credential lookups is <text:span text:style-name="T3">improving provisioning robustness</text:span>, while the <text:span text:style-name="T3">Issuer Filter </text:span><text:s/><text:span text:style-name="T3">protects user privacy</text:span> by constraining lookup data to the party to where it belongs.</text:p>
      <text:p text:style-name="Text_20_body">If a matching credential is locked (presumably due to user authorization failures), this information will also be available as shown in sample.</text:p>
      <text:list xml:id="list201615764503830" text:continue-list="list201615678733936" text:style-name="Numbering_20_4">
        <text:list-item>
          <text:h text:style-name="P188" text:outline-level="4"><text:bookmark-start text:name="__RefHeading__15353_972012461"/><text:reference-mark-start text:name="sec.cons"/>Security Considerations<text:bookmark-end text:name="__RefHeading__15353_972012461"/><text:reference-mark-end text:name="sec.cons"/></text:h>
        </text:list-item>
      </text:list>
      <text:p text:style-name="P54">Note: The following section only <text:span text:style-name="T3">partially</text:span> applies to the <text:span text:style-name="CrossRef"><text:span text:style-name="T76"><text:reference-ref text:reference-format="text" text:ref-name="pep">Privacy Enabled Provisioning</text:reference-ref></text:span></text:span><text:s/>mode.</text:p>
      <text:p text:style-name="P61">This document does not cover the <text:span text:style-name="T3">physical</text:span> security of the key-store since SKS does not differ from other schemes in this respect.</text:p>
      <text:p text:style-name="P61">However, the provisioning concept has some specific security characteristics. <text:s/>One of the most critical operations in SKS is the creation of a shared <text:span text:style-name="CrossRef"><text:reference-ref text:reference-format="text" text:ref-name="sess.key">sessionKey</text:reference-ref></text:span><text:s/>because if such a key is intercepted or guessed by an attacker, the integrity of the entire session is potentially jeopardized.</text:p>
      <text:p text:style-name="P61">If you take a peek at <text:span text:style-name="CrossRef"><text:reference-ref text:reference-format="text" text:ref-name="createProvisioningSession">createProvisioningSession</text:reference-ref></text:span><text:s/>you will note that the <text:span text:style-name="CrossRef"><text:reference-ref text:reference-format="text" text:ref-name="sess.key">sessionKey</text:reference-ref></text:span><text:s/>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can when receiving the response to the provisioning session request, easily detect if it has been manipulated and <text:span text:style-name="T3">cease the rest of the operation</text:span>.</text:p>
      <text:p text:style-name="P61">As earlier noted, the randomness of the <text:span text:style-name="CrossRef"><text:reference-ref text:reference-format="text" text:ref-name="sess.key">sessionKey</text:reference-ref></text:span><text:s/>is crucial for all provisioning operations.</text:p>
      <text:p text:style-name="P61">Missing or repeated objects are indirectly monitored by the use of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<text:span text:style-name="T36">should not</text:span>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61">The <text:span text:style-name="CrossRef"><text:reference-ref text:reference-format="text" text:ref-name="sess.key.op">sessionKeyLimit</text:reference-ref></text:span><text:span text:style-name="T7"><text:s/>attribute defined in </text:span><text:span text:style-name="CrossRef"><text:reference-ref text:reference-format="text" text:ref-name="createProvisioningSession">createProvisioningSession</text:reference-ref></text:span><text:span text:style-name="T7"><text:s/>is another security measure which aims to limit exhaustive attacks on the </text:span><text:span text:style-name="CrossRef"><text:reference-ref text:reference-format="text" text:ref-name="sess.key">sessionKey</text:reference-ref></text:span><text:span text:style-name="T7">.</text:span></text:p>
      <text:p text:style-name="P61"><text:span text:style-name="T7">For algorithms that are considered as vulnerable to brute-force key searches, a simple workaround is adding a short </text:span><text:span text:style-name="T8">initial</text:span><text:span text:style-name="T7"> </text:span><text:span text:style-name="T8">delay</text:span><text:span text:style-name="T7"> to the applicable </text:span><text:span text:style-name="CrossRef"><text:reference-ref text:reference-format="text" text:ref-name="user.api">User API</text:reference-ref></text:span><text:span text:style-name="T7"><text:s/>method. <text:s/>Since SKS is exclusively intended for user authentication a 1-100 ms delay imposes a (from the user's point of view), </text:span><text:span text:style-name="T8">hardly noticeable</text:span><text:span text:style-name="T7"> impact on the performance.</text:span></text:p>
      <text:p text:style-name="P61"><text:span text:style-name="T7">By using the </text:span><text:span text:style-name="CrossRef"><text:reference-ref text:reference-format="text" text:ref-name="endorsedalg">endorsedAlgorithm</text:reference-ref></text:span><text:span text:style-name="T7"><text:s/>option, issuers can specify exactly which algorithms that are permitted for a given key.</text:span></text:p>
      <text:p text:style-name="P54">A significant feature of SKS is that it is identified by a digital certificate, preferably issued by a known vendor of trusted hardware. <text:s/>This enables the issuer to securely identify the key-container both from a cryptographic point of view (brand, type etc) and as a specific unit. <text:s text:c="2"/>The latter also makes it possible to communicate the container identity as a fingerprint (hash) of the <text:span text:style-name="CrossRef"><text:reference-ref text:reference-format="text" text:ref-name="devcert">Device Certificate</text:reference-ref></text:span><text:s/>which facilitates novel and secure enrollment procedures, <text:span text:style-name="T3">typically eliminating the traditional sign-up password</text:span>.</text:p>
      <text:p text:style-name="P54">That any issuer (after the user's consent), can provision keys may appear a bit scary but <text:span text:style-name="T3">keys do not constitute of executable code</text:span>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54">The system may be subject to phishing attacks. <text:s/>If the user authenticates with a password, no security solutions will help. <text:s/>However, if <text:s/>two factor authentication with public key cryptography is used, the inclusion of the HTTPS server certificate in the attestation gives the issuer an opportunity verifying that there actually is a “straight line” between the client and server.</text:p>
      <text:p text:style-name="P61"><text:span text:style-name="T76">One might suspect that the </text:span><text:span text:style-name="CrossRef"><text:span text:style-name="T76"><text:reference-ref text:reference-format="text" text:ref-name="DSDP">VSD</text:reference-ref></text:span></text:span><text:span text:style-name="T76"><text:s/>scheme by relying on a static, </text:span><text:span text:style-name="T3">potentially issuance-wide</text:span><text:span text:style-name="T76"> </text:span><text:span text:style-name="CrossRef"><text:span text:style-name="T76"><text:reference-ref text:reference-format="text" text:ref-name="key.mgr.key">keyManagementKey</text:reference-ref></text:span></text:span><text:span text:style-name="T76"><text:s/>could introduce client-side vulnerabilities but that is unlikely to be the case: I</text:span>f a key management signature is intercepted by an attacker, the inclusion of a high entropy <text:span text:style-name="CrossRef"><text:reference-ref text:reference-format="text" text:ref-name="sess.key">sessionKey</text:reference-ref></text:span><text:span text:style-name="T76"><text:s/>and the </text:span><text:span text:style-name="CrossRef"><text:span text:style-name="T76"><text:reference-ref text:reference-format="text" text:ref-name="devcert">Device Certificate</text:reference-ref></text:span></text:span><text:span text:style-name="T76"><text:s/>renders it useless in another session or device. <text:s/>It is also worth noting that the post provisioning operations </text:span><text:span text:style-name="T6">by design</text:span><text:span text:style-name="T76"> do not expose secret or private key data.</text:span></text:p>
      <text:p text:style-name="P54">There is no protection against DoS (Denial of Service) attacks on SKS storage space due to malicious middleware.</text:p>
      <text:p text:style-name="P54">SKS does not have any built-in policy, it is up to the individual<text:span text:style-name="T3"> issuer</text:span> deciding about suitable key protections options, key sizes, and private key imports.</text:p>
      <text:p text:style-name="P54"/>
      <text:list xml:id="list201615772397268" text:continue-numbering="true" text:style-name="Numbering_20_4">
        <text:list-item>
          <text:h text:style-name="Appendix" text:outline-level="4"><text:bookmark-start text:name="__RefHeading__15355_972012461"/>Intellectual Property Rights<text:bookmark-end text:name="__RefHeading__15355_972012461"/></text:h>
        </text:list-item>
      </text:list>
      <text:p text:style-name="P54">This document contains several constructs that <text:span text:style-name="T3">could</text:span> be patentable but the author has no such interests and therefore puts the entire design in <text:span text:style-name="T3">public domain</text:span> allowing anybody to use all or parts of it at their discretion. <text:s/>In case you adopt something you found useful in this specification, feel free mentioning where you got it from <text:span text:style-name="T145"></text:span></text:p>
      <text:p text:style-name="P54">Note: it is possible that there are pieces that already are patented by <text:span text:style-name="T3">other parties</text:span> but the author is currently unaware of any IPR encumbrances.</text:p>
      <text:p text:style-name="Standard"><text:span text:style-name="T51">Some of the core concepts have been submitted to </text:span><text:a xlink:type="simple" xlink:href="http://defensivepublications.org/" text:style-name="Internet_20_link" text:visited-style-name="Visited_20_Internet_20_Link">http://defensivepublications.org</text:a> and subsequently been published in IP.COM's <text:span text:style-name="T3">prior art database</text:span>.</text:p>
      <text:list xml:id="list201615060680686" text:continue-numbering="true" text:style-name="Numbering_20_4">
        <text:list-item>
          <text:h text:style-name="P189" text:outline-level="4"><text:bookmark-start text:name="__RefHeading__15357_972012461"/>References<text:bookmark-end text:name="__RefHeading__15357_972012461"/></text:h>
        </text:list-item>
      </text:list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ECDSA"/>ECDSA<text:reference-mark-end text:name="ECDSA"/></text:p>
          </table:table-cell>
          <table:table-cell table:style-name="Table9.A4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4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P50"><text:reference-mark-start text:name="HMAC_SHA256"/>HMAC-SHA256<text:reference-mark-end text:name="HMAC_SHA256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7"><text:reference-mark-start text:name="X.509"/>X.509<text:reference-mark-end text:name="X.509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50"><text:reference-mark-start text:name="SHA256"/>SHA256<text:reference-mark-end text:name="SHA256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50"><text:reference-mark-start text:name="TPM1.2"/>TPM 2.0<text:reference-mark-end text:name="TPM1.2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50"><text:reference-mark-start text:name="dh"/>Diffie-Hellman<text:reference-mark-end text:name="dh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50"><text:reference-mark-start text:name="s/mime"/>S/MIME<text:reference-mark-end text:name="s/mime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50"><text:reference-mark-start text:name="utf8"/>UTF-8<text:reference-mark-end text:name="utf8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50"><text:reference-mark-start text:name="xml.encrypt"/>XML Encryption<text:reference-mark-end text:name="xml.encrypt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50"><text:reference-mark-start text:name="RFC3447"/>RFC 3447<text:reference-mark-end text:name="RFC3447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71"><text:reference-mark-start text:name="rfc5639"/>RFC 5639<text:reference-mark-end text:name="rfc5639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fips.197"/>FIPS 197<text:reference-mark-end text:name="fips.197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fips.186-3"/>FIPS 186-4<text:reference-mark-end text:name="fips.186-3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base64"/>Base64URL<text:reference-mark-end text:name="base64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hotp"/>HOTP<text:reference-mark-end text:name="hotp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javacard"/>JavaCard<text:reference-mark-end text:name="javacard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pkcs11"/>PKCS #11<text:reference-mark-end text:name="pkcs11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globalplatform"/>GlobalPlatform<text:reference-mark-end text:name="globalplatform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tls"/>TLS<text:reference-mark-end text:name="tls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21"><text:reference-mark-start text:name="sp800-56a"/>SP800-56A<text:reference-mark-end text:name="sp800-56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21"><text:reference-mark-start text:name="kerberos"/>Kerberos<text:reference-mark-end text:name="kerberos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21"><text:reference-mark-start text:name="blind.sign"/>Blind Signatures<text:reference-mark-end text:name="blind.sign"/></text:p>
          </table:table-cell>
          <table:table-cell table:style-name="Table9.A4" office:value-type="string">
            <text:p text:style-name="Text_20_body">TBD</text:p>
          </table:table-cell>
        </table:table-row>
        <text:soft-page-break/>
        <table:table-row table:style-name="Table9.4">
          <table:table-cell table:style-name="Table9.A4" office:value-type="string">
            <text:p text:style-name="P121"><text:reference-mark-start text:name="daa"/>DAA<text:reference-mark-end text:name="da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21"><text:reference-mark-start text:name="URI"/>URI<text:reference-mark-end text:name="URI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21"><text:reference-mark-start text:name="JCS"/>JCS<text:reference-mark-end text:name="JCS"/></text:p>
          </table:table-cell>
          <table:table-cell table:style-name="Table9.A4" office:value-type="string">
            <text:p text:style-name="Text_20_body">JSON Cleartext Signature</text:p>
          </table:table-cell>
        </table:table-row>
        <table:table-row table:style-name="Table9.4">
          <table:table-cell table:style-name="Table9.A4" office:value-type="string">
            <text:p text:style-name="P121"><text:reference-mark-start text:name="JOSE"/>JOSE<text:reference-mark-end text:name="JOSE"/></text:p>
          </table:table-cell>
          <table:table-cell table:style-name="Table9.A4" office:value-type="string">
            <text:p text:style-name="Text_20_body">TBD</text:p>
          </table:table-cell>
        </table:table-row>
      </table:table>
      <text:p text:style-name="Text_20_body"/>
      <text:list xml:id="list201615028533860" text:continue-numbering="true" text:style-name="Numbering_20_4">
        <text:list-item>
          <text:h text:style-name="P188" text:outline-level="4"><text:bookmark-start text:name="__RefHeading__15359_972012461"/>Acknowledgments<text:bookmark-end text:name="__RefHeading__15359_972012461"/></text:h>
        </text:list-item>
      </text:list>
      <text:p text:style-name="Text_20_body">SKS and KeyGen2 heavily build on schemes pioneered by other individuals and organizations, most notably:</text:p>
      <text:list xml:id="list2248312731" text:style-name="L6">
        <text:list-item>
          <text:p text:style-name="P172"><text:span text:style-name="T3">CT-KIP by RSA Security</text:span>: KeyGen2 format and basic operation</text:p>
        </text:list-item>
        <text:list-item>
          <text:p text:style-name="P172"><text:span text:style-name="T3">ObC by Nokia</text:span>: Key management through dynamic deployment of issuer-specific symmetric keys (<text:span text:style-name="CrossRef"><text:reference-ref text:reference-format="text" text:ref-name="DSDP">VSD</text:reference-ref></text:span>), and support for keys bound to downloaded data (in ObC code)</text:p>
        </text:list-item>
        <text:list-item>
          <text:p text:style-name="P172"><text:span text:style-name="T3">SCP80 by GlobalPlatform</text:span>: Secure messaging including “rolling MACs”</text:p>
        </text:list-item>
        <text:list-item>
          <text:p text:style-name="P172"><text:span text:style-name="T3">CertEnroll by Microsoft</text:span>: Processes</text:p>
        </text:list-item>
      </text:list>
      <text:p text:style-name="P131">There is also a bunch of individuals that have been instrumental for the creation of SKS. <text:s/>I need to check who would accept to be mentioned :-)</text:p>
      <text:p text:style-name="Standard">KeyGen2 is an “homage” to Netscape Communications Corp. who created the first on-line provisioning system known as the HTML <text:span text:style-name="T88">&lt;keygen&gt;</text:span> tag.</text:p>
      <text:p text:style-name="Text_20_body"/>
      <text:list xml:id="list201615555492379" text:continue-list="list201615028533860" text:style-name="Numbering_20_4">
        <text:list-item>
          <text:h text:style-name="Appendix" text:outline-level="4"><text:bookmark-start text:name="__RefHeading__15361_972012461"/>Author<text:bookmark-end text:name="__RefHeading__15361_972012461"/></text:h>
        </text:list-item>
      </text:list>
      <text:p text:style-name="Text_20_body">Anders Rundgren<text:a xlink:type="simple" xlink:href="mailto:anders.rundgren@telia.com" text:style-name="Internet_20_link" text:visited-style-name="Visited_20_Internet_20_Link"><text:line-break/></text:a><text:a xlink:type="simple" xlink:href="mailto:anders.rundgren@telia.com" text:style-name="Internet_20_link" text:visited-style-name="Visited_20_Internet_20_Link">anders.rundgren.net@gmail.com</text:a></text:p>
      <text:p text:style-name="Text_20_body"/>
      <text:p text:style-name="P70"><text:bookmark-start text:name="__RefHeading__15363_972012461"/>To Do List<text:bookmark-end text:name="__RefHeading__15363_972012461"/></text:p>
      <text:p text:style-name="Text_20_body">Although it would be nice to say “it is 100% ready” there are still a few things missing:</text:p>
      <text:list xml:id="list2472297036" text:style-name="L7">
        <text:list-item>
          <text:p text:style-name="P173">Investigating “physical presence” GPIO options</text:p>
        </text:list-item>
        <text:list-item>
          <text:p text:style-name="P173">Language proofing</text:p>
        </text:list-item>
        <text:list-item>
          <text:p text:style-name="P173">Filling in the references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3" svg:font-family="Arial" style:font-adornments="Normal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1114in" draw:rotation="900"/>
    <draw:marker draw:name="Arrow" svg:viewBox="0 0 20 30" svg:d="M10 0l-10 30h20z"/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1" fo:font-family="'Times New Roman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783in" loext:contextual-spacing="false" fo:keep-together="always" style:page-number="auto"/>
      <style:text-properties style:use-window-font-color="true" style:font-name="Arial" fo:font-family="Arial" style:font-style-name="Normal" style:font-family-generic="swiss" style:font-pitch="variable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" fo:font-family="Arial" style:font-style-name="Normal" style:font-family-generic="swiss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.0827in" loext:contextual-spacing="false" style:page-number="auto"/>
      <style:text-properties style:font-name="Verdana" fo:font-family="Verdana" style:font-style-name="Normal" style:font-family-generic="swiss" style:font-pitch="variable" fo:font-size="16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0799in" loext:contextual-spacing="false" fo:text-indent="0in" style:auto-text-indent="false" text:number-lines="false" text:line-number="0"/>
      <style:text-properties style:font-name="Verdana" fo:font-family="Verdana" style:font-style-name="Normal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>
      <style:paragraph-properties fo:margin-left="0in" fo:margin-right="0in" fo:margin-top="0in" fo:margin-bottom="0.0402in" loext:contextual-spacing="false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loext:graphic-properties draw:fill="none" draw:fill-color="#99ccff"/>
      <style:paragraph-properties fo:margin-left="0.1965in" fo:margin-right="0in" fo:text-indent="0in" style:auto-text-indent="false" fo:background-color="transparent">
        <style:tab-stops>
          <style:tab-stop style:position="6.7283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2pt"/>
    </style:style>
    <style:style style:name="Contents_20_3" style:display-name="Contents 3" style:family="paragraph" style:parent-style-name="Index" style:class="index">
      <style:paragraph-properties fo:margin-left="0.8402in" fo:margin-right="0in" fo:margin-top="0in" fo:margin-bottom="0.0402in" loext:contextual-spacing="false" fo:text-indent="0in" style:auto-text-indent="false">
        <style:tab-stops>
          <style:tab-stop style:position="6.7299in" style:type="right"/>
        </style:tab-stops>
      </style:paragraph-properties>
      <style:text-properties style:font-name="Verdana1" fo:font-family="Verdana" style:font-style-name="Regular" style:font-family-generic="swiss" style:font-pitch="variable" fo:font-size="12pt" fo:font-weight="normal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827in" loext:contextual-spacing="false"/>
      <style:text-properties style:font-name="Verdana" fo:font-family="Verdana" style:font-style-name="Normal" style:font-family-generic="swiss" style:font-pitch="variable" fo:font-size="12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 loext:contextual-spacing="false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loext:contextual-spacing="false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 loext:contextual-spacing="false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 style:next-style-name="Standard">
      <style:paragraph-properties fo:margin-top="0in" fo:margin-bottom="0in" loext:contextual-spacing="fals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08in 0.0138in 0.0008in" fo:padding="0in" fo:border-left="none" fo:border-right="none" fo:border-top="1.11pt double #000000" fo:border-bottom="non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08in 0.0138in 0.0008in" fo:padding="0in" fo:border-left="none" fo:border-right="none" fo:border-top="none" fo:border-bottom="1.11pt double #000000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in" fo:margin-bottom="0.1201in" loext:contextual-spacing="false" style:page-number="auto"/>
      <style:text-properties style:font-name="Verdana1" fo:font-family="Verdana" style:font-style-name="Regular" style:font-family-generic="swiss" style:font-pitch="variable" fo:font-size="16pt" fo:font-weight="normal" style:font-size-asian="14pt" style:font-weight-asian="bold" style:font-size-complex="14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Appendix" style:family="paragraph" style:parent-style-name="Heading" style:default-outline-level="4" style:list-style-name="Numbering_20_4" style:class="text" style:master-page-name="">
      <style:paragraph-properties fo:margin-left="0in" fo:margin-right="0in" fo:margin-top="0in" fo:margin-bottom="0.0799in" loext:contextual-spacing="false" fo:text-indent="0in" style:auto-text-indent="false" style:page-number="auto">
        <style:tab-stops/>
      </style:paragraph-properties>
      <style:text-properties style:font-name="Verdana1" fo:font-family="Verdana" style:font-style-name="Regular" style:font-family-generic="swiss" style:font-pitch="variable" fo:font-size="16pt"/>
    </style:style>
    <style:style style:name="Contents_20_4" style:display-name="Contents 4" style:family="paragraph" style:parent-style-name="Index" style:class="index">
      <style:paragraph-properties fo:margin-left="0in" fo:margin-right="0in" fo:margin-top="0in" fo:margin-bottom="0.0402in" loext:contextual-spacing="false" fo:text-indent="0in" style:auto-text-indent="false">
        <style:tab-stops>
          <style:tab-stop style:position="7.1898in" style:type="right" style:leader-style="dotted" style:leader-text="."/>
        </style:tab-stops>
      </style:paragraph-properties>
      <style:text-properties style:font-name="Verdana1" fo:font-family="Verdana" style:font-style-name="Regular" style:font-family-generic="swiss" style:font-pitch="variable" fo:font-size="12pt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CrossRef" style:family="text">
      <style:text-properties fo:color="#2323dc"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15%" style:font-weight-asian="bold" style:font-name-complex="DejaVu Sans" style:font-family-complex="'DejaVu Sans'" style:font-family-generic-complex="system" style:font-pitch-complex="variable" style:font-size-complex="115%" style:font-weight-complex="bold"/>
    </style:style>
    <style:style style:name="Bullet_20_Symbols" style:display-name="Bullet Symbols" style:family="text">
      <style:text-properties style:font-name="OpenSymbol" fo:font-family="OpenSymbol" fo:font-weight="normal" style:font-name-asian="OpenSymbol" style:font-family-asian="OpenSymbol" style:font-size-asian="10pt" style:font-weight-asian="normal" style:font-name-complex="OpenSymbol" style:font-family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Sample" style:family="text"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  " style:num-format="1">
        <style:list-level-properties text:min-label-distance="0.0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prefix="Appendix " style:num-suffix=". " style:num-format="A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prefix="Appendix " style:num-suffix=". " style:num-format="A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prefix="Appendix " style:num-suffix=". " style:num-format="A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prefix="Appendix " style:num-suffix=". " style:num-format="A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prefix="Appendix " style:num-suffix=". " style:num-format="A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prefix="Appendix " style:num-suffix=". " style:num-format="A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prefix="Appendix " style:num-suffix=". " style:num-format="A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prefix="Appendix " style:num-suffix=". " style:num-format="A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prefix="Appendix " style:num-suffix=". " style:num-format="A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prefix="Appendix " style:num-suffix=". " style:num-format="A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75in" text:min-label-width="0.25in"/>
      </text:list-level-style-number>
      <text:list-level-style-number text:level="3" text:style-name="RTF_5f_Num_20_2_20_3" style:num-suffix="." style:num-format="1">
        <style:list-level-properties text:space-before="1.25in" text:min-label-width="0.25in"/>
      </text:list-level-style-number>
      <text:list-level-style-number text:level="4" text:style-name="RTF_5f_Num_20_2_20_4" style:num-suffix="." style:num-format="1">
        <style:list-level-properties text:space-before="1.75in" text:min-label-width="0.25in"/>
      </text:list-level-style-number>
      <text:list-level-style-number text:level="5" text:style-name="RTF_5f_Num_20_2_20_5" style:num-suffix="." style:num-format="1">
        <style:list-level-properties text:space-before="2.25in" text:min-label-width="0.25in"/>
      </text:list-level-style-number>
      <text:list-level-style-number text:level="6" text:style-name="RTF_5f_Num_20_2_20_6" style:num-suffix="." style:num-format="1">
        <style:list-level-properties text:space-before="2.75in" text:min-label-width="0.25in"/>
      </text:list-level-style-number>
      <text:list-level-style-number text:level="7" text:style-name="RTF_5f_Num_20_2_20_7" style:num-suffix="." style:num-format="1">
        <style:list-level-properties text:space-before="3.25in" text:min-label-width="0.25in"/>
      </text:list-level-style-number>
      <text:list-level-style-number text:level="8" text:style-name="RTF_5f_Num_20_2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1">
        <style:list-level-properties text:space-before="0.75in" text:min-label-width="0.25in"/>
      </text:list-level-style-number>
      <text:list-level-style-number text:level="3" text:style-name="RTF_5f_Num_20_3_20_3" style:num-suffix="." style:num-format="1">
        <style:list-level-properties text:space-before="1.25in" text:min-label-width="0.25in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1">
        <style:list-level-properties text:space-before="2.25in" text:min-label-width="0.25in"/>
      </text:list-level-style-number>
      <text:list-level-style-number text:level="6" text:style-name="RTF_5f_Num_20_3_20_6" style:num-suffix="." style:num-format="1">
        <style:list-level-properties text:space-before="2.75in" text:min-label-width="0.25in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25in" text:min-label-width="0.25in"/>
      </text:list-level-style-number>
      <text:list-level-style-number text:level="2" text:style-name="RTF_5f_Num_20_4_20_2" style:num-suffix="." style:num-format="1">
        <style:list-level-properties text:space-before="0.75in" text:min-label-width="0.25in"/>
      </text:list-level-style-number>
      <text:list-level-style-number text:level="3" text:style-name="RTF_5f_Num_20_4_20_3" style:num-suffix="." style:num-format="1">
        <style:list-level-properties text:space-before="1.25in" text:min-label-width="0.25in"/>
      </text:list-level-style-number>
      <text:list-level-style-number text:level="4" text:style-name="RTF_5f_Num_20_4_20_4" style:num-suffix="." style:num-format="1">
        <style:list-level-properties text:space-before="1.75in" text:min-label-width="0.25in"/>
      </text:list-level-style-number>
      <text:list-level-style-number text:level="5" text:style-name="RTF_5f_Num_20_4_20_5" style:num-suffix="." style:num-format="1">
        <style:list-level-properties text:space-before="2.25in" text:min-label-width="0.25in"/>
      </text:list-level-style-number>
      <text:list-level-style-number text:level="6" text:style-name="RTF_5f_Num_20_4_20_6" style:num-suffix="." style:num-format="1">
        <style:list-level-properties text:space-before="2.75in" text:min-label-width="0.25in"/>
      </text:list-level-style-number>
      <text:list-level-style-number text:level="7" text:style-name="RTF_5f_Num_20_4_20_7" style:num-suffix="." style:num-format="1">
        <style:list-level-properties text:space-before="3.25in" text:min-label-width="0.25in"/>
      </text:list-level-style-number>
      <text:list-level-style-number text:level="8" text:style-name="RTF_5f_Num_20_4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25in" text:min-label-width="0.25in"/>
      </text:list-level-style-number>
      <text:list-level-style-number text:level="2" text:style-name="RTF_5f_Num_20_5_20_2" style:num-suffix="." style:num-format="1">
        <style:list-level-properties text:space-before="0.75in" text:min-label-width="0.25in"/>
      </text:list-level-style-number>
      <text:list-level-style-number text:level="3" text:style-name="RTF_5f_Num_20_5_20_3" style:num-suffix="." style:num-format="1">
        <style:list-level-properties text:space-before="1.25in" text:min-label-width="0.25in"/>
      </text:list-level-style-number>
      <text:list-level-style-number text:level="4" text:style-name="RTF_5f_Num_20_5_20_4" style:num-suffix="." style:num-format="1">
        <style:list-level-properties text:space-before="1.75in" text:min-label-width="0.25in"/>
      </text:list-level-style-number>
      <text:list-level-style-number text:level="5" text:style-name="RTF_5f_Num_20_5_20_5" style:num-suffix="." style:num-format="1">
        <style:list-level-properties text:space-before="2.25in" text:min-label-width="0.25in"/>
      </text:list-level-style-number>
      <text:list-level-style-number text:level="6" text:style-name="RTF_5f_Num_20_5_20_6" style:num-suffix="." style:num-format="1">
        <style:list-level-properties text:space-before="2.75in" text:min-label-width="0.25in"/>
      </text:list-level-style-number>
      <text:list-level-style-number text:level="7" text:style-name="RTF_5f_Num_20_5_20_7" style:num-suffix="." style:num-format="1">
        <style:list-level-properties text:space-before="3.25in" text:min-label-width="0.25in"/>
      </text:list-level-style-number>
      <text:list-level-style-number text:level="8" text:style-name="RTF_5f_Num_20_5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9929in" style:type="center"/>
          <style:tab-stop style:position="7.7972in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officeooo:rsid="0003b76b"/>
    </style:style>
    <style:page-layout style:name="Mpm1">
      <style:page-layout-properties fo:page-width="8.5in" fo:page-height="11in" style:num-format="1" style:print-orientation="portrait" fo:margin-top="0.4382in" fo:margin-bottom="0.1339in" fo:margin-left="0.3583in" fo:margin-right="0.36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4291in" fo:margin-left="0in" fo:margin-right="0.0035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1.0<text:span text:style-name="MT1">6</text:span>, WebPKI.org, 20<text:span text:style-name="MT1">20</text:span>-0<text:span text:style-name="MT1">3-11</text:span><text:tab/>Page <text:page-number text:select-page="current">81</text:page-number><text:s/>of <text:page-count>8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Anders Rundgren</meta:initial-creator>
    <meta:creation-date>2010-12-24T07:50:44</meta:creation-date>
    <meta:editing-cycles>567</meta:editing-cycles>
    <meta:editing-duration>P3DT9H2M4S</meta:editing-duration>
    <dc:title>Secure Key Store - API and Architecture</dc:title>
    <dc:date>2020-03-11T20:16:12.964000000</dc:date>
    <dc:creator>Anders Rundgren</dc:creator>
    <meta:document-statistic meta:table-count="120" meta:image-count="0" meta:object-count="6" meta:page-count="81" meta:paragraph-count="2209" meta:word-count="15473" meta:character-count="114306" meta:non-whitespace-character-count="97469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Fine_20_Dashed_20__28_var_29_" svg:stroke-width="0cm" draw:marker-start-width="0.305cm" draw:marker-end-width="0.305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5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7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24cm" svg:y="1.864cm">
          <text:p text:style-name="P1"><text:span text:style-name="T1">PIN Error Count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01cm" svg:height="0.635cm" svg:x="5.339cm" svg:y="5.71cm">
          <text:p text:style-name="P1"><text:span text:style-name="T1">Symmetr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3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4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27cm" svg:height="0.635cm" svg:x="9.407cm" svg:y="1.838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5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3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2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draw:stroke-dash draw:name="Fine_20_Dashed_20__28_var_29_" draw:display-name="Fine Dashed (var)" draw:style="rect" draw:dots1="7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draw:marker-start-width="0.33cm" draw:marker-end-width="0.33cm" draw:fill="gradient" draw:fill-gradient-name="Gradient_20_16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33cm" draw:marker-end-width="0.33cm" draw:fill="gradient" draw:fill-gradient-name="Gradient_20_10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33cm" draw:marker-end-width="0.33cm" draw:fill="gradient" draw:fill-gradient-name="Gradient_20_14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51cm" draw:marker-start="Arrow2" draw:marker-start-width="0.178cm" draw:marker-end="Arrow2" draw:marker-end-width="0.178cm" draw:textarea-horizontal-align="center" draw:textarea-vertical-align="middle" fo:padding-top="0.151cm" fo:padding-bottom="0.151cm" fo:padding-left="0.276cm" fo:padding-right="0.276cm" draw:shadow-offset-x="0.305cm" draw:shadow-offset-y="0.305cm"/>
    </style:style>
    <style:style style:name="gr5" style:family="graphic" style:parent-style-name="standard">
      <style:graphic-properties svg:stroke-width="0.051cm" draw:marker-start="Arrow2" draw:marker-start-width="0.178cm" draw:marker-end="Arrow2" draw:marker-end-width="0.17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Line_20_Style_20_1"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2" draw:layer="layout" svg:width="3.175cm" svg:height="1.404cm" svg:x="10.46cm" svg:y="9.091cm">
          <text:p text:style-name="P1"><text:span text:style-name="T1">Provisioning</text:span><text:span text:style-name="T1"><text:line-break/></text:span><text:span text:style-name="T1">Proxy</text:span></text:p>
        </draw:rect>
        <draw:ellipse draw:style-name="gr2" draw:text-style-name="P2" draw:layer="layout" svg:width="3.175cm" svg:height="1.433cm" svg:x="10.46cm" svg:y="4.782cm">
          <text:p text:style-name="P1"><text:span text:style-name="T1">Issuing</text:span><text:span text:style-name="T1"><text:line-break/></text:span><text:span text:style-name="T1">Service</text:span></text:p>
        </draw:ellipse>
        <draw:custom-shape draw:style-name="gr3" draw:text-style-name="P2" draw:layer="layout" svg:width="3.175cm" svg:height="1.378cm" svg:x="10.495cm" svg:y="13.035cm">
          <text:p text:style-name="P1"><text:span text:style-name="T1">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1" draw:layer="layout" svg:x1="12.065cm" svg:y1="6.223cm" svg:x2="12.065cm" svg:y2="9.042cm">
          <text:p/>
        </draw:line>
        <draw:line draw:style-name="gr5" draw:text-style-name="P1" draw:layer="layout" svg:x1="12.065cm" svg:y1="10.495cm" svg:x2="12.065cm" svg:y2="13.035cm">
          <text:p/>
        </draw:line>
        <draw:custom-shape draw:style-name="gr6" draw:text-style-name="P1" draw:layer="layout" svg:width="5.715cm" svg:height="6.985cm" svg:x="9.225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3.292cm" svg:height="0.725cm" draw:transform="rotate (1.5707963267946) translate (8.365cm 13.452cm)">
          <draw:text-box>
            <text:p><text:span text:style-name="T2">Client Platform</text:span></text:p>
          </draw:text-box>
        </draw:frame>
        <draw:frame draw:style-name="gr8" draw:text-style-name="P4" draw:layer="layout" svg:width="6.319cm" svg:height="0.64cm" svg:x="9.03cm" svg:y="6.985cm">
          <draw:text-box>
            <text:p><text:span text:style-name="T3">KeyGen2 – High-level JSON Protocol</text:span></text:p>
          </draw:text-box>
        </draw:frame>
        <draw:frame draw:style-name="gr8" draw:text-style-name="P4" draw:layer="layout" svg:width="4.782cm" svg:height="0.64cm" svg:x="9.738cm" svg:y="11.493cm">
          <draw:text-box>
            <text:p><text:span text:style-name="T3">SKS – Low-level Binary API</text:span></text:p>
          </draw:text-box>
        </draw:frame>
        <draw:custom-shape draw:style-name="gr9" draw:text-style-name="P5" draw:layer="layout" svg:width="3.41cm" svg:height="1.061cm" svg:x="13.97cm" svg:y="13.67cm">
          <text:p text:style-name="P1"><text:span text:style-name="T3">Embedded or</text:span></text:p>
          <text:p text:style-name="P1"><text:span text:style-name="T3">Connected Device</text:span></text:p>
          <draw:enhanced-geometry svg:viewBox="0 0 21600 21600" draw:text-areas="800 800 20800 20800" draw:type="round-rectangular-callout" draw:modifiers="-5262.2691292876 2277.966101694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4.156cm" svg:height="1.905cm" svg:x="14.305cm" svg:y="8.69cm">
          <text:list text:style-name="L1">
            <text:list-item>
              <text:p text:style-name="P6"><text:span text:style-name="T3"><text:s text:c="2"/></text:span><text:span text:style-name="T3">Networking</text:span></text:p>
            </text:list-item>
            <text:list-item>
              <text:p text:style-name="P6"><text:span text:style-name="T3"><text:s text:c="2"/></text:span><text:span text:style-name="T3">JSON Processing</text:span></text:p>
            </text:list-item>
            <text:list-item>
              <text:p text:style-name="P6"><text:span text:style-name="T3"><text:s text:c="2"/></text:span><text:span text:style-name="T3">Content Aggregation</text:span></text:p>
            </text:list-item>
            <text:list-item>
              <text:p text:style-name="P6"><text:span text:style-name="T3"><text:s text:c="2"/></text:span><text:span text:style-name="T3">User Interaction</text:span></text:p>
            </text:list-item>
          </text:list>
          <draw:enhanced-geometry svg:viewBox="0 0 21600 21600" draw:text-areas="800 800 20800 20800" draw:type="round-rectangular-callout" draw:modifiers="-5653.30767380322 15922.3504721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axial" draw:start-color="#ffffcc" draw:end-color="#aecf00" draw:start-intensity="100%" draw:end-intensity="100%" draw:angle="1200" draw:border="0%"/>
    <draw:gradient draw:name="Gradient_20_14" draw:display-name="Gradient 14" draw:style="axial" draw:start-color="#ffff66" draw:end-color="#ff950e" draw:start-intensity="100%" draw:end-intensity="100%" draw:angle="1200" draw:border="0%"/>
    <draw:gradient draw:name="Gradient_20_16" draw:display-name="Gradient 16" draw:style="axial" draw:start-color="#dee2ff" draw:end-color="#83caff" draw:start-intensity="100%" draw:end-intensity="85%" draw:angle="1200" draw:border="0%"/>
    <draw:marker draw:name="Arrow" svg:viewBox="0 0 20 30" svg:d="m10 0-10 30h20z"/>
    <draw:marker draw:name="Arrow2" svg:viewBox="0 0 20 30" svg:d="m10 0-10 30h20z"/>
    <draw:stroke-dash draw:name="Line_20_Style_20_1" draw:display-name="Line Style 1" draw:style="rect" draw:dots1="1" draw:dots1-length="0.051cm" draw:dots2="1" draw:dots2-length="0.051cm" draw:distance="0.1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0f0f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0f0f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draw:marker-start-width="0.584cm" draw:marker-end-width="0.584cm" draw:textarea-horizontal-align="center" draw:textarea-vertical-align="middle" fo:padding-top="0.076cm" fo:padding-bottom="0.076cm" fo:padding-left="0.076cm" fo:padding-right="0.076cm"/>
    </style:style>
    <style:style style:name="gr4" style:family="graphic" style:parent-style-name="standard">
      <style:graphic-properties svg:stroke-width="0.152cm" draw:marker-start-width="0.584cm" draw:marker-end-width="0.584cm" draw:textarea-horizontal-align="center" draw:textarea-vertical-align="middle" fo:padding-top="0.076cm" fo:padding-bottom="0.076cm" fo:padding-left="0.076cm" fo:padding-right="0.076cm"/>
    </style:style>
    <style:style style:name="gr5" style:family="graphic" style:parent-style-name="standard">
      <style:graphic-properties svg:stroke-width="0.02cm" draw:marker-start-width="0.33cm" draw:marker-end-width="0.33cm" draw:fill="solid" draw:fill-color="#0066cc" draw:fill-gradient-name="Gradient_20_14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svg:stroke-width="0cm" draw:marker-start-width="0.3cm" draw:marker-end-width="0.3cm" draw:fill="gradient" draw:fill-color="#ffffff" draw:fill-gradient-name="Gradient_20_15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2cm" fo:min-width="3.382cm"/>
    </style:style>
    <style:style style:name="gr9" style:family="graphic" style:parent-style-name="standard">
      <style:graphic-properties svg:stroke-width="0.02cm" draw:marker-start-width="0.33cm" draw:marker-end-width="0.33cm" draw:fill="gradient" draw:fill-gradient-name="Gradient_20_10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draw:marker-start-width="0.33cm" draw:marker-end-width="0.33cm" draw:fill="gradient" draw:fill-gradient-name="Gradient_20_9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-0.382cm" svg:height="-0.382cm" svg:x="5.986cm" svg:y="12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-0.382cm" svg:height="-0.382cm" svg:x="2.303cm" svg:y="12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-0.204cm" svg:height="-0.204cm" svg:x="2.215cm" svg:y="12.8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668cm" svg:y1="12.714cm" svg:x2="2.214cm" svg:y2="12.714cm">
            <text:p text:style-name="P2"><text:span text:style-name="T1"><text:s/></text:span></text:p>
          </draw:line>
        </draw:g>
        <draw:g>
          <draw:custom-shape draw:style-name="gr1" draw:text-style-name="P1" draw:layer="layout" svg:width="0.382cm" svg:height="0.382cm" svg:x="12.212cm" svg:y="9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382cm" svg:height="0.382cm" svg:x="15.895cm" svg:y="9.3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04cm" svg:height="0.204cm" svg:x="15.995cm" svg:y="9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2.531cm" svg:y1="9.615cm" svg:x2="15.985cm" svg:y2="9.615cm">
            <text:p/>
          </draw:line>
        </draw:g>
        <draw:g>
          <draw:polygon draw:style-name="gr5" draw:text-style-name="P2" draw:layer="layout" svg:width="5.423cm" svg:height="5.278cm" svg:x="6.364cm" svg:y="8.543cm" svg:viewBox="0 0 5424 5279" draw:points="542,0 4878,0 5424,480 5420,4800 4878,5279 542,5279 0,4800 0,480">
            <text:p/>
          </draw:polygon>
          <draw:line draw:style-name="gr6" draw:text-style-name="P2" draw:layer="layout" svg:x1="11.242cm" svg:y1="13.811cm" svg:x2="11.053cm" svg:y2="13.532cm">
            <text:p/>
          </draw:line>
          <draw:line draw:style-name="gr6" draw:text-style-name="P2" draw:layer="layout" svg:x1="11.792cm" svg:y1="13.352cm" svg:x2="11.51cm" svg:y2="13.083cm">
            <text:p/>
          </draw:line>
          <draw:line draw:style-name="gr6" draw:text-style-name="P2" draw:layer="layout" svg:x1="11.242cm" svg:y1="8.532cm" svg:x2="11.011cm" svg:y2="8.794cm">
            <text:p/>
          </draw:line>
          <draw:line draw:style-name="gr6" draw:text-style-name="P2" draw:layer="layout" svg:x1="11.792cm" svg:y1="9.029cm" svg:x2="11.478cm" svg:y2="9.22cm">
            <text:p/>
          </draw:line>
          <draw:line draw:style-name="gr6" draw:text-style-name="P2" draw:layer="layout" svg:x1="6.918cm" svg:y1="8.543cm" svg:x2="7.115cm" svg:y2="8.761cm">
            <text:p/>
          </draw:line>
          <draw:line draw:style-name="gr6" draw:text-style-name="P2" draw:layer="layout" svg:x1="6.368cm" svg:y1="9.029cm" svg:x2="6.604cm" svg:y2="9.182cm">
            <text:p/>
          </draw:line>
          <draw:line draw:style-name="gr6" draw:text-style-name="P2" draw:layer="layout" svg:x1="6.364cm" svg:y1="13.343cm" svg:x2="6.604cm" svg:y2="13.123cm">
            <text:p/>
          </draw:line>
          <draw:line draw:style-name="gr6" draw:text-style-name="P2" draw:layer="layout" svg:x1="6.918cm" svg:y1="13.812cm" svg:x2="7.115cm" svg:y2="13.544cm">
            <text:p/>
          </draw:line>
          <draw:polygon draw:style-name="gr7" draw:text-style-name="P2" draw:layer="layout" svg:width="5.03cm" svg:height="4.896cm" svg:x="6.565cm" svg:y="8.7cm" svg:viewBox="0 0 5031 4897" draw:points="502,0 4524,0 5031,445 5027,4452 4524,4897 502,4897 0,4452 0,445">
            <text:p/>
          </draw:polygon>
          <draw:frame draw:style-name="gr8" draw:text-style-name="P3" draw:layer="layout" svg:width="3.882cm" svg:height="2.872cm" svg:x="7.334cm" svg:y="9.778cm">
            <draw:text-box>
              <text:p text:style-name="P2"><text:span text:style-name="T2">Open</text:span><text:span text:style-name="T2"><text:line-break/></text:span><text:span text:style-name="T2">Security</text:span><text:span text:style-name="T2"><text:line-break/></text:span><text:span text:style-name="T2">Hardware</text:span></text:p>
            </draw:text-box>
          </draw:frame>
          <draw:path draw:style-name="gr9" draw:text-style-name="P2" draw:layer="layout" svg:width="0.824cm" svg:height="0.316cm" draw:transform="skewX (0.0033161255787886) rotate (0.0303687289846956) translate (5.69607507481147cm 9.46160491740288cm)" svg:viewBox="0 0 825 317" svg:d="m782 19577-395-12c-18-3-116 0-233-43s-156-43-154-119 3-77 161-110 238-34 235-32l394 12c0 0 37 102 35 154s-43 150-43 150z">
            <text:p/>
          </draw:path>
          <draw:path draw:style-name="gr9" draw:text-style-name="P2" draw:layer="layout" svg:width="0.824cm" svg:height="0.315cm" draw:transform="skewX (0.0033161255787886) rotate (0.0303687289846956) translate (5.69607507617785cm 10.083666416212cm)" svg:viewBox="0 0 825 316" svg:d="m782 20820-395-12c-18-2-116 0-233-43s-156-42-154-119 3-76 161-110 238-33 235-32l394 12c0 0 37 102 35 154s-43 150-43 150z">
            <text:p/>
          </draw:path>
          <draw:path draw:style-name="gr9" draw:text-style-name="P2" draw:layer="layout" svg:width="0.824cm" svg:height="0.316cm" draw:transform="skewX (0.0033161255787886) rotate (0.0291469985082998) translate (5.69624217308154cm 10.7052469059435cm)" svg:viewBox="0 0 825 317" svg:d="m782 22050-394-12c-19-3-117 0-234-42s-156-43-154-120 2-76 160-110 239-34 235-32l395 11c0 0 37 102 35 154s-43 151-43 151z">
            <text:p/>
          </draw:path>
          <draw:path draw:style-name="gr9" draw:text-style-name="P2" draw:layer="layout" svg:width="0.824cm" svg:height="0.316cm" draw:transform="skewX (0.0033161255787886) rotate (0.0303687289846956) translate (5.69607507481147cm 11.3277894139546cm)" svg:viewBox="0 0 825 317" svg:d="m782 23308-395-12c-18-3-116 0-233-43s-156-43-154-120 3-76 161-110 238-33 235-31l394 11c0 0 37 102 35 155s-43 150-43 150z">
            <text:p/>
          </draw:path>
          <draw:path draw:style-name="gr9" draw:text-style-name="P2" draw:layer="layout" svg:width="0.824cm" svg:height="0.315cm" draw:transform="skewX (0.00331612557878859) rotate (0.0291469985082998) translate (5.6962422191694cm 11.9493697656708cm)" svg:viewBox="0 0 825 316" svg:d="m782 24537-394-12c-19-2-117 0-234-42s-156-43-154-120 2-76 160-110 239-33 235-32l395 11c0 0 37 103 35 155s-43 150-43 150z">
            <text:p/>
          </draw:path>
          <draw:path draw:style-name="gr9" draw:text-style-name="P2" draw:layer="layout" svg:width="0.824cm" svg:height="0.316cm" draw:transform="skewX (0.0033161255787886) rotate (0.0303687289846956) translate (5.69607507345458cm 12.571912411697cm)" svg:viewBox="0 0 825 317" svg:d="m782 25795-395-13c-18-2-116 0-233-42s-156-43-154-119 3-77 161-110 238-34 235-32l394 12c0 0 37 101 35 153s-43 151-43 151z">
            <text:p/>
          </draw:path>
          <draw:path draw:style-name="gr9" draw:text-style-name="P2" draw:layer="layout" svg:width="0.824cm" svg:height="0.315cm" draw:transform="skewX (-0.0033161255787886) rotate (-0.0291469985094859) translate (11.678815013395cm 9.43783759374512cm)" svg:viewBox="0 0 825 316" svg:d="m44 18503 393-11c19-3 118-1 234-43s156-42 154-119-1-77-160-110-238-34-235-33l-395 12c0 0-37 102-35 154s44 150 44 150z">
            <text:p/>
          </draw:path>
          <draw:path draw:style-name="gr9" draw:text-style-name="P2" draw:layer="layout" svg:width="0.824cm" svg:height="0.316cm" draw:transform="skewX (-0.0033161255787886) rotate (-0.0303687289858819) translate (11.6790270932591cm 10.0593742238464cm)" svg:viewBox="0 0 825 317" svg:d="m44 19717 394-12c18-2 117 0 233-43s156-43 154-119-1-77-160-111-239-32-235-32l-395 13c0 0-37 102-35 154s44 150 44 150z">
            <text:p/>
          </draw:path>
          <draw:path draw:style-name="gr9" draw:text-style-name="P2" draw:layer="layout" svg:width="0.824cm" svg:height="0.315cm" draw:transform="skewX (-0.0033161255787886) rotate (-0.0291469985094859) translate (11.6788132578492cm 10.6819599632336cm)" svg:viewBox="0 0 825 316" svg:d="m44 20990 393-12c19-2 118 0 234-42s156-43 154-120-1-76-160-109-238-34-235-32l-395 11c0 0-37 102-35 154s44 150 44 150z">
            <text:p/>
          </draw:path>
          <draw:path draw:style-name="gr9" draw:text-style-name="P2" draw:layer="layout" svg:width="0.824cm" svg:height="0.315cm" draw:transform="skewX (-0.0033161255787886) rotate (-0.0291469985094859) translate (11.6788149046477cm 11.3040220871263cm)" svg:viewBox="0 0 825 316" svg:d="m44 22234 393-11c19-3 118-1 234-43s156-43 154-119-1-77-160-111-238-33-235-32l-395 11c0 0-37 102-35 155s44 150 44 150z">
            <text:p/>
          </draw:path>
          <draw:path draw:style-name="gr9" draw:text-style-name="P2" draw:layer="layout" svg:width="0.824cm" svg:height="0.317cm" draw:transform="skewX (-0.0066322511575772) rotate (-0.0315904594622778) translate (11.6786996189837cm 11.9250146510635cm)" svg:viewBox="0 0 825 318" svg:d="m43 23418 394-13c18-3 117-1 234-43s156-43 154-120-1-76-160-109-238-34-235-32l-395 12c0 0-37 103-35 155s43 150 43 150z">
            <text:p/>
          </draw:path>
          <draw:path draw:style-name="gr9" draw:text-style-name="P2" draw:layer="layout" svg:width="0.824cm" svg:height="0.316cm" draw:transform="skewX (-0.00331612557878861) rotate (-0.0291469985094859) translate (11.6788144747418cm 12.5481439758711cm)" svg:viewBox="0 0 825 317" svg:d="m44 24722 393-12c19-3 118 0 234-43s156-43 154-119-1-77-160-111-238-33-235-32l-395 12c0 0-37 102-35 154s44 151 44 151z">
            <text:p/>
          </draw:path>
          <draw:path draw:style-name="gr10" draw:text-style-name="P2" draw:layer="layout" svg:width="0.802cm" svg:height="0.323cm" draw:transform="skewX (0.00366519142918739) rotate (-1.54112572951189) translate (10.8169428498759cm 7.83935404733608cm)" svg:viewBox="0 0 803 324" svg:d="m761-20835-384-12c-18-2-113 0-227-43s-152-44-150-123 2-78 156-112 232-35 229-34l384 12c0 0 36 104 34 158s-42 154-42 154z">
            <text:p/>
          </draw:path>
          <draw:path draw:style-name="gr10" draw:text-style-name="P2" draw:layer="layout" svg:width="0.802cm" svg:height="0.324cm" draw:transform="skewX (0.0036651914291874) rotate (-1.54130026243709) translate (10.1778884131cm 7.83937750816308cm)" svg:viewBox="0 0 803 325" svg:d="m761-19560-384-11c-18-3-113-1-227-44s-152-44-150-122 2-79 156-114 232-35 229-33l384 11c0 0 36 105 34 158s-42 155-42 155z">
            <text:p/>
          </draw:path>
          <draw:path draw:style-name="gr10" draw:text-style-name="P2" draw:layer="layout" svg:width="0.802cm" svg:height="0.324cm" draw:transform="skewX (0.00366519142918739) rotate (-1.54130026243709) translate (9.5387670258168cm 7.83937750816308cm)" svg:viewBox="0 0 803 325" svg:d="m761-18282-384-11c-18-4-113-1-227-44s-152-44-150-123 2-78 156-113 232-35 229-33l384 11c0 0 36 104 34 159s-42 154-42 154z">
            <text:p/>
          </draw:path>
          <draw:path draw:style-name="gr10" draw:text-style-name="P2" draw:layer="layout" svg:width="0.802cm" svg:height="0.323cm" draw:transform="skewX (0.0036651914291874) rotate (-1.54130026243709) translate (8.89964563857926cm 7.83937750971205cm)" svg:viewBox="0 0 803 324" svg:d="m761-17005-384-11c-18-3-113 0-227-43s-152-44-150-123 2-79 156-113 232-35 229-34l384 12c0 0 36 104 34 158s-42 154-42 154z">
            <text:p/>
          </draw:path>
          <draw:path draw:style-name="gr10" draw:text-style-name="P2" draw:layer="layout" svg:width="0.802cm" svg:height="0.322cm" draw:transform="skewX (0.0012217304763958) rotate (-1.54444185509068) translate (8.26171936026433cm 7.83945364294351cm)" svg:viewBox="0 0 803 323" svg:d="m761-15782-384-10c-17-2-113 1-227-43s-152-43-150-121 2-79 156-114 232-36 229-34l384 10c0 0 36 104 34 158s-42 154-42 154z">
            <text:p/>
          </draw:path>
          <draw:path draw:style-name="gr10" draw:text-style-name="P2" draw:layer="layout" svg:width="0.802cm" svg:height="0.325cm" draw:transform="skewX (0.00733038285837481) rotate (-1.5379841368583) translate (7.62014738000907cm 7.8394625893093cm)" svg:viewBox="0 0 803 326" svg:d="m761-14392-384-12c-18-4-113-1-227-45s-152-44-150-123 2-78 156-113 232-34 229-32l384 12c0 0 36 105 34 158s-42 155-42 155z">
            <text:p/>
          </draw:path>
          <draw:path draw:style-name="gr10" draw:text-style-name="P2" draw:layer="layout" svg:width="0.802cm" svg:height="0.325cm" draw:transform="skewX (0.0073303828583748) rotate (1.60360851673209) translate (7.3402225621877cm 14.5037907440241cm)" svg:viewBox="0 0 803 326" svg:d="m761 14047-384-13c-18-3-113-1-227-44s-152-45-150-123 2-79 156-113 232-34 229-33l384 13c0 0 36 105 34 158s-42 155-42 155z">
            <text:p/>
          </draw:path>
          <draw:path draw:style-name="gr10" draw:text-style-name="P2" draw:layer="layout" svg:width="0.802cm" svg:height="0.323cm" draw:transform="skewX (0.00366519142918739) rotate (1.6002923911533) translate (7.97808846551291cm 14.5038758251703cm)" svg:viewBox="0 0 803 324" svg:d="m761 15418-384-11c-18-3-113-1-227-44s-152-43-150-122 2-79 156-113 232-35 229-34l384 12c0 0 36 104 34 158s-42 154-42 154z">
            <text:p/>
          </draw:path>
          <draw:path draw:style-name="gr10" draw:text-style-name="P2" draw:layer="layout" svg:width="0.802cm" svg:height="0.323cm" draw:transform="skewX (0.0036651914291874) rotate (1.6002923911533) translate (8.61720735353069cm 14.5038754731499cm)" svg:viewBox="0 0 803 324" svg:d="m761 16696-384-11c-18-3-113 0-227-44s-152-44-150-123 2-78 156-113 232-34 229-33l384 11c0 0 36 105 34 159s-42 154-42 154z">
            <text:p/>
          </draw:path>
          <draw:path draw:style-name="gr10" draw:text-style-name="P2" draw:layer="layout" svg:width="0.802cm" svg:height="0.324cm" draw:transform="skewX (0.00366519142918739) rotate (1.6002923911533) translate (9.25633124007938cm 14.5038758251703cm)" svg:viewBox="0 0 803 325" svg:d="m761 17974-384-12c-18-3-113 0-227-43s-152-44-150-123 2-78 156-113 232-35 229-33l384 11c0 0 36 104 34 158s-42 155-42 155z">
            <text:p/>
          </draw:path>
          <draw:path draw:style-name="gr10" draw:text-style-name="P2" draw:layer="layout" svg:width="0.802cm" svg:height="0.323cm" draw:transform="skewX (0.0036651914291874) rotate (1.6002923911533) translate (9.89545262736262cm 14.5038758251703cm)" svg:viewBox="0 0 803 324" svg:d="m761 19251-384-11c-18-3-113 0-227-44s-152-43-150-122 2-79 156-113 232-35 229-34l384 12c0 0 36 104 34 158s-42 154-42 154z">
            <text:p/>
          </draw:path>
          <draw:path draw:style-name="gr10" draw:text-style-name="P2" draw:layer="layout" svg:width="0.802cm" svg:height="0.324cm" draw:transform="skewX (0.00366519142918739) rotate (1.6002923911533) translate (10.5345740146001cm 14.5038758236214cm)" svg:viewBox="0 0 803 325" svg:d="m761 20529-384-11c-18-3-113 0-227-44s-152-44-150-122 2-79 156-114 232-35 229-33l384 11c0 0 36 105 34 159s-42 154-42 154z">
            <text:p/>
          </draw:path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axial" draw:start-color="#ffff66" draw:end-color="#996633" draw:start-intensity="100%" draw:end-intensity="100%" draw:angle="0" draw:border="0%"/>
    <draw:gradient draw:name="Gradient_20_14" draw:display-name="Gradient 14" draw:style="square" draw:cx="50%" draw:cy="50%" draw:start-color="#0084d1" draw:end-color="#ffffff" draw:start-intensity="100%" draw:end-intensity="100%" draw:angle="2700" draw:border="0%"/>
    <draw:gradient draw:name="Gradient_20_15" draw:display-name="Gradient 15" draw:style="radial" draw:cx="50%" draw:cy="50%" draw:start-color="#0084d1" draw:end-color="#ffffff" draw:start-intensity="100%" draw:end-intensity="100%" draw:border="0%"/>
    <draw:gradient draw:name="Gradient_20_9" draw:display-name="Gradient 9" draw:style="axial" draw:start-color="#ffff66" draw:end-color="#996633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